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5in"/>
    </style:style>
    <style:style style:name="co2" style:family="table-column">
      <style:table-column-properties fo:break-before="auto" style:column-width="1.9752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2.0772in"/>
    </style:style>
    <style:style style:name="co7" style:family="table-column">
      <style:table-column-properties fo:break-before="auto" style:column-width="1.8591in"/>
    </style:style>
    <style:style style:name="co8" style:family="table-column">
      <style:table-column-properties fo:break-before="auto" style:column-width="0.9138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1409in"/>
    </style:style>
    <style:style style:name="co11" style:family="table-column">
      <style:table-column-properties fo:break-before="auto" style:column-width="1.4in"/>
    </style:style>
    <style:style style:name="co12" style:family="table-column">
      <style:table-column-properties fo:break-before="auto" style:column-width="0.4492in"/>
    </style:style>
    <style:style style:name="co13" style:family="table-column">
      <style:table-column-properties fo:break-before="auto" style:column-width="1.1161in"/>
    </style:style>
    <style:style style:name="co14" style:family="table-column">
      <style:table-column-properties fo:break-before="auto" style:column-width="1.3563in"/>
    </style:style>
    <style:style style:name="co15" style:family="table-column">
      <style:table-column-properties fo:break-before="auto" style:column-width="0.8646in"/>
    </style:style>
    <style:style style:name="co16" style:family="table-column">
      <style:table-column-properties fo:break-before="auto" style:column-width="2.0555in"/>
    </style:style>
    <style:style style:name="co17" style:family="table-column">
      <style:table-column-properties fo:break-before="auto" style:column-width="3.1154in"/>
    </style:style>
    <style:style style:name="co18" style:family="table-column">
      <style:table-column-properties fo:break-before="auto" style:column-width="1.9465in"/>
    </style:style>
    <style:style style:name="co19" style:family="table-column">
      <style:table-column-properties fo:break-before="auto" style:column-width="1.5201in"/>
    </style:style>
    <style:style style:name="co20" style:family="table-column">
      <style:table-column-properties fo:break-before="auto" style:column-width="1.7717in"/>
    </style:style>
    <style:style style:name="co21" style:family="table-column">
      <style:table-column-properties fo:break-before="auto" style:column-width="1.0945in"/>
    </style:style>
    <style:style style:name="co22" style:family="table-column">
      <style:table-column-properties fo:break-before="auto" style:column-width="1.1811in"/>
    </style:style>
    <style:style style:name="co23" style:family="table-column">
      <style:table-column-properties fo:break-before="auto" style:column-width="1.3866in"/>
    </style:style>
    <style:style style:name="co24" style:family="table-column">
      <style:table-column-properties fo:break-before="auto" style:column-width="1.2252in"/>
    </style:style>
    <style:style style:name="co25" style:family="table-column">
      <style:table-column-properties fo:break-before="auto" style:column-width="0.428in"/>
    </style:style>
    <style:style style:name="co26" style:family="table-column">
      <style:table-column-properties fo:break-before="auto" style:column-width="1.2146in"/>
    </style:style>
    <style:style style:name="co27" style:family="table-column">
      <style:table-column-properties fo:break-before="auto" style:column-width="1.3453in"/>
    </style:style>
    <style:style style:name="co28" style:family="table-column">
      <style:table-column-properties fo:break-before="auto" style:column-width="1.0071in"/>
    </style:style>
    <style:style style:name="co29" style:family="table-column">
      <style:table-column-properties fo:break-before="auto" style:column-width="0.8972in"/>
    </style:style>
    <style:style style:name="co30" style:family="table-column">
      <style:table-column-properties fo:break-before="auto" style:column-width="0.7665in"/>
    </style:style>
    <style:style style:name="co31" style:family="table-column">
      <style:table-column-properties fo:break-before="auto" style:column-width="0.8866in"/>
    </style:style>
    <style:style style:name="co3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 style:data-style-name="N117"/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"/>
    <style:style style:name="ce7" style:family="table-cell" style:parent-style-name="Default" style:data-style-name="N0"/>
    <style:style style:name="ce8" style:family="table-cell" style:parent-style-name="Default" style:data-style-name="N117">
      <style:table-cell-properties fo:background-color="#ffff99"/>
    </style:style>
    <style:style style:name="T1" style:family="text">
      <style:text-properties fo:font-size="12pt"/>
    </style:style>
  </office:automatic-styles>
  <office:body>
    <office:spreadsheet>
      <table:table table:name="for-impor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number-columns-repeated="1010" table:default-cell-style-name="Default"/>
        <table:table-row table:style-name="ro1">
          <table:table-cell office:value-type="string">
            <text:p>Pin Group</text:p>
          </table:table-cell>
          <table:table-cell office:value-type="string">
            <text:p>Name</text:p>
          </table:table-cell>
          <table:table-cell office:value-type="string">
            <text:p>Number</text:p>
          </table:table-cell>
          <table:table-cell office:value-type="string">
            <text:p>Type</text:p>
          </table:table-cell>
          <table:table-cell office:value-type="string">
            <text:p>Swap</text:p>
          </table:table-cell>
          <table:table-cell office:value-type="string">
            <text:p>Seq.</text:p>
          </table:table-cell>
          <table:table-cell office:value-type="string">
            <text:p>original name</text:p>
          </table:table-cell>
          <table:table-cell office:value-type="string">
            <text:p>abridged name</text:p>
          </table:table-cell>
          <table:table-cell office:value-type="string">
            <text:p>overflow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2]; &quot;_&quot;; [.C2])" office:value-type="string" office:string-value="DXN_0_U14">
            <text:p>DXN_0_U14</text:p>
          </table:table-cell>
          <table:table-cell table:formula="of:=[original.A2]" office:value-type="string" office:string-value="U14">
            <text:p>U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2]" office:value-type="string" office:string-value="DXN_0">
            <text:p>DXN_0</text:p>
          </table:table-cell>
          <table:table-cell table:formula="of:=[.G2]" office:value-type="string" office:string-value="DXN_0">
            <text:p>DXN_0</text:p>
          </table:table-cell>
          <table:table-cell table:formula="of:=RIGHT([.B2]; LEN([.B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3]; &quot;_&quot;; [.C3])" office:value-type="string" office:string-value="VCCADC_0_P15">
            <text:p>VCCADC_0_P15</text:p>
          </table:table-cell>
          <table:table-cell table:formula="of:=[original.A3]" office:value-type="string" office:string-value="P15">
            <text:p>P1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/>
          <table:table-cell table:formula="of:=[original.B3]" office:value-type="string" office:string-value="VCCADC_0">
            <text:p>VCCADC_0</text:p>
          </table:table-cell>
          <table:table-cell table:formula="of:=[.G3]" office:value-type="string" office:string-value="VCCADC_0">
            <text:p>VCCADC_0</text:p>
          </table:table-cell>
          <table:table-cell table:formula="of:=RIGHT([.B3]; LEN([.B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4]; &quot;_&quot;; [.C4])" office:value-type="string" office:string-value="GNDADC_0_P14">
            <text:p>GNDADC_0_P14</text:p>
          </table:table-cell>
          <table:table-cell table:formula="of:=[original.A4]" office:value-type="string" office:string-value="P14">
            <text:p>P1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/>
          <table:table-cell table:formula="of:=[original.B4]" office:value-type="string" office:string-value="GNDADC_0">
            <text:p>GNDADC_0</text:p>
          </table:table-cell>
          <table:table-cell table:formula="of:=[.G4]" office:value-type="string" office:string-value="GNDADC_0">
            <text:p>GNDADC_0</text:p>
          </table:table-cell>
          <table:table-cell table:formula="of:=RIGHT([.B4]; LEN([.B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5]; &quot;_&quot;; [.C5])" office:value-type="string" office:string-value="DXP_0_U15">
            <text:p>DXP_0_U15</text:p>
          </table:table-cell>
          <table:table-cell table:formula="of:=[original.A5]" office:value-type="string" office:string-value="U15">
            <text:p>U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5]" office:value-type="string" office:string-value="DXP_0">
            <text:p>DXP_0</text:p>
          </table:table-cell>
          <table:table-cell table:formula="of:=[.G5]" office:value-type="string" office:string-value="DXP_0">
            <text:p>DXP_0</text:p>
          </table:table-cell>
          <table:table-cell table:formula="of:=RIGHT([.B5]; LEN([.B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6]; &quot;_&quot;; [.C6])" office:value-type="string" office:string-value="VREFN_0_R14">
            <text:p>VREFN_0_R14</text:p>
          </table:table-cell>
          <table:table-cell table:formula="of:=[original.A6]" office:value-type="string" office:string-value="R14">
            <text:p>R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6]" office:value-type="string" office:string-value="VREFN_0">
            <text:p>VREFN_0</text:p>
          </table:table-cell>
          <table:table-cell table:formula="of:=[.G6]" office:value-type="string" office:string-value="VREFN_0">
            <text:p>VREFN_0</text:p>
          </table:table-cell>
          <table:table-cell table:formula="of:=RIGHT([.B6]; LEN([.B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7]; &quot;_&quot;; [.C7])" office:value-type="string" office:string-value="VREFP_0_T15">
            <text:p>VREFP_0_T15</text:p>
          </table:table-cell>
          <table:table-cell table:formula="of:=[original.A7]" office:value-type="string" office:string-value="T15">
            <text:p>T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7]" office:value-type="string" office:string-value="VREFP_0">
            <text:p>VREFP_0</text:p>
          </table:table-cell>
          <table:table-cell table:formula="of:=[.G7]" office:value-type="string" office:string-value="VREFP_0">
            <text:p>VREFP_0</text:p>
          </table:table-cell>
          <table:table-cell table:formula="of:=RIGHT([.B7]; LEN([.B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8]; &quot;_&quot;; [.C8])" office:value-type="string" office:string-value="VP_0_R15">
            <text:p>VP_0_R15</text:p>
          </table:table-cell>
          <table:table-cell table:formula="of:=[original.A8]" office:value-type="string" office:string-value="R15">
            <text:p>R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8]" office:value-type="string" office:string-value="VP_0">
            <text:p>VP_0</text:p>
          </table:table-cell>
          <table:table-cell table:formula="of:=[.G8]" office:value-type="string" office:string-value="VP_0">
            <text:p>VP_0</text:p>
          </table:table-cell>
          <table:table-cell table:formula="of:=RIGHT([.B8]; LEN([.B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9]; &quot;_&quot;; [.C9])" office:value-type="string" office:string-value="VN_0_T14">
            <text:p>VN_0_T14</text:p>
          </table:table-cell>
          <table:table-cell table:formula="of:=[original.A9]" office:value-type="string" office:string-value="T14">
            <text:p>T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9]" office:value-type="string" office:string-value="VN_0">
            <text:p>VN_0</text:p>
          </table:table-cell>
          <table:table-cell table:formula="of:=[.G9]" office:value-type="string" office:string-value="VN_0">
            <text:p>VN_0</text:p>
          </table:table-cell>
          <table:table-cell table:formula="of:=RIGHT([.B9]; LEN([.B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0]; &quot;_&quot;; [.C10])" office:value-type="string" office:string-value="VCCBATT_0_P9">
            <text:p>VCCBATT_0_P9</text:p>
          </table:table-cell>
          <table:table-cell table:formula="of:=[original.A10]" office:value-type="string" office:string-value="P9">
            <text:p>P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0]" office:value-type="string" office:string-value="VCCBATT_0">
            <text:p>VCCBATT_0</text:p>
          </table:table-cell>
          <table:table-cell table:formula="of:=[.G10]" office:value-type="string" office:string-value="VCCBATT_0">
            <text:p>VCCBATT_0</text:p>
          </table:table-cell>
          <table:table-cell table:formula="of:=RIGHT([.B10]; LEN([.B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1]; &quot;_&quot;; [.C11])" office:value-type="string" office:string-value="RSVDGND_AA12">
            <text:p>RSVDGND_AA12</text:p>
          </table:table-cell>
          <table:table-cell table:formula="of:=[original.A11]" office:value-type="string" office:string-value="AA12">
            <text:p>AA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1]" office:value-type="string" office:string-value="RSVDGND">
            <text:p>RSVDGND</text:p>
          </table:table-cell>
          <table:table-cell table:formula="of:=[.G11]" office:value-type="string" office:string-value="RSVDGND">
            <text:p>RSVDGND</text:p>
          </table:table-cell>
          <table:table-cell table:formula="of:=RIGHT([.B11]; LEN([.B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2]; &quot;_&quot;; [.C12])" office:value-type="string" office:string-value="TCK_0_Y12">
            <text:p>TCK_0_Y12</text:p>
          </table:table-cell>
          <table:table-cell table:formula="of:=[original.A12]" office:value-type="string" office:string-value="Y12">
            <text:p>Y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2]" office:value-type="string" office:string-value="TCK_0">
            <text:p>TCK_0</text:p>
          </table:table-cell>
          <table:table-cell table:formula="of:=[.G12]" office:value-type="string" office:string-value="TCK_0">
            <text:p>TCK_0</text:p>
          </table:table-cell>
          <table:table-cell table:formula="of:=RIGHT([.B12]; LEN([.B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3]; &quot;_&quot;; [.C13])" office:value-type="string" office:string-value="TMS_0_V10">
            <text:p>TMS_0_V10</text:p>
          </table:table-cell>
          <table:table-cell table:formula="of:=[original.A13]" office:value-type="string" office:string-value="V10">
            <text:p>V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3]" office:value-type="string" office:string-value="TMS_0">
            <text:p>TMS_0</text:p>
          </table:table-cell>
          <table:table-cell table:formula="of:=[.G13]" office:value-type="string" office:string-value="TMS_0">
            <text:p>TMS_0</text:p>
          </table:table-cell>
          <table:table-cell table:formula="of:=RIGHT([.B13]; LEN([.B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4]; &quot;_&quot;; [.C14])" office:value-type="string" office:string-value="TDO_0_Y10">
            <text:p>TDO_0_Y10</text:p>
          </table:table-cell>
          <table:table-cell table:formula="of:=[original.A14]" office:value-type="string" office:string-value="Y10">
            <text:p>Y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4]" office:value-type="string" office:string-value="TDO_0">
            <text:p>TDO_0</text:p>
          </table:table-cell>
          <table:table-cell table:formula="of:=[.G14]" office:value-type="string" office:string-value="TDO_0">
            <text:p>TDO_0</text:p>
          </table:table-cell>
          <table:table-cell table:formula="of:=RIGHT([.B14]; LEN([.B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5]; &quot;_&quot;; [.C15])" office:value-type="string" office:string-value="TDI_0_P10">
            <text:p>TDI_0_P10</text:p>
          </table:table-cell>
          <table:table-cell table:formula="of:=[original.A15]" office:value-type="string" office:string-value="P10">
            <text:p>P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5]" office:value-type="string" office:string-value="TDI_0">
            <text:p>TDI_0</text:p>
          </table:table-cell>
          <table:table-cell table:formula="of:=[.G15]" office:value-type="string" office:string-value="TDI_0">
            <text:p>TDI_0</text:p>
          </table:table-cell>
          <table:table-cell table:formula="of:=RIGHT([.B15]; LEN([.B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6]; &quot;_&quot;; [.C16])" office:value-type="string" office:string-value="INIT_B_0_W9">
            <text:p>INIT_B_0_W9</text:p>
          </table:table-cell>
          <table:table-cell table:formula="of:=[original.A16]" office:value-type="string" office:string-value="W9">
            <text:p>W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6]" office:value-type="string" office:string-value="INIT_B_0">
            <text:p>INIT_B_0</text:p>
          </table:table-cell>
          <table:table-cell table:formula="of:=[.G16]" office:value-type="string" office:string-value="INIT_B_0">
            <text:p>INIT_B_0</text:p>
          </table:table-cell>
          <table:table-cell table:formula="of:=RIGHT([.B16]; LEN([.B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7]; &quot;_&quot;; [.C17])" office:value-type="string" office:string-value="PROGRAM_B_0_Y9">
            <text:p>PROGRAM_B_0_Y9</text:p>
          </table:table-cell>
          <table:table-cell table:formula="of:=[original.A17]" office:value-type="string" office:string-value="Y9">
            <text:p>Y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7]" office:value-type="string" office:string-value="PROGRAM_B_0">
            <text:p>PROGRAM_B_0</text:p>
          </table:table-cell>
          <table:table-cell table:formula="of:=[.G17]" office:value-type="string" office:string-value="PROGRAM_B_0">
            <text:p>PROGRAM_B_0</text:p>
          </table:table-cell>
          <table:table-cell table:formula="of:=RIGHT([.B17]; LEN([.B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8]; &quot;_&quot;; [.C18])" office:value-type="string" office:string-value="CFGBVS_0_V9">
            <text:p>CFGBVS_0_V9</text:p>
          </table:table-cell>
          <table:table-cell table:formula="of:=[original.A18]" office:value-type="string" office:string-value="V9">
            <text:p>V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8]" office:value-type="string" office:string-value="CFGBVS_0">
            <text:p>CFGBVS_0</text:p>
          </table:table-cell>
          <table:table-cell table:formula="of:=[.G18]" office:value-type="string" office:string-value="CFGBVS_0">
            <text:p>CFGBVS_0</text:p>
          </table:table-cell>
          <table:table-cell table:formula="of:=RIGHT([.B18]; LEN([.B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19]; &quot;_&quot;; [.C19])" office:value-type="string" office:string-value="DONE_0_AA9">
            <text:p>DONE_0_AA9</text:p>
          </table:table-cell>
          <table:table-cell table:formula="of:=[original.A19]" office:value-type="string" office:string-value="AA9">
            <text:p>AA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19]" office:value-type="string" office:string-value="DONE_0">
            <text:p>DONE_0</text:p>
          </table:table-cell>
          <table:table-cell table:formula="of:=[.G19]" office:value-type="string" office:string-value="DONE_0">
            <text:p>DONE_0</text:p>
          </table:table-cell>
          <table:table-cell table:formula="of:=RIGHT([.B19]; LEN([.B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20]; &quot;_&quot;; [.C20])" office:value-type="string" office:string-value="RSVDVCC1_U9">
            <text:p>RSVDVCC1_U9</text:p>
          </table:table-cell>
          <table:table-cell table:formula="of:=[original.A20]" office:value-type="string" office:string-value="U9">
            <text:p>U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20]" office:value-type="string" office:string-value="RSVDVCC1">
            <text:p>RSVDVCC1</text:p>
          </table:table-cell>
          <table:table-cell table:formula="of:=[.G20]" office:value-type="string" office:string-value="RSVDVCC1">
            <text:p>RSVDVCC1</text:p>
          </table:table-cell>
          <table:table-cell table:formula="of:=RIGHT([.B20]; LEN([.B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21]; &quot;_&quot;; [.C21])" office:value-type="string" office:string-value="RSVDVCC3_R9">
            <text:p>RSVDVCC3_R9</text:p>
          </table:table-cell>
          <table:table-cell table:formula="of:=[original.A21]" office:value-type="string" office:string-value="R9">
            <text:p>R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21]" office:value-type="string" office:string-value="RSVDVCC3">
            <text:p>RSVDVCC3</text:p>
          </table:table-cell>
          <table:table-cell table:formula="of:=[.G21]" office:value-type="string" office:string-value="RSVDVCC3">
            <text:p>RSVDVCC3</text:p>
          </table:table-cell>
          <table:table-cell table:formula="of:=RIGHT([.B21]; LEN([.B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D</text:p>
          </table:table-cell>
          <table:table-cell table:formula="of:=CONCATENATE([.H22]; &quot;_&quot;; [.C22])" office:value-type="string" office:string-value="RSVDVCC2_T9">
            <text:p>RSVDVCC2_T9</text:p>
          </table:table-cell>
          <table:table-cell table:formula="of:=[original.A22]" office:value-type="string" office:string-value="T9">
            <text:p>T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/>
          <table:table-cell table:formula="of:=[original.B22]" office:value-type="string" office:string-value="RSVDVCC2">
            <text:p>RSVDVCC2</text:p>
          </table:table-cell>
          <table:table-cell table:formula="of:=[.G22]" office:value-type="string" office:string-value="RSVDVCC2">
            <text:p>RSVDVCC2</text:p>
          </table:table-cell>
          <table:table-cell table:formula="of:=RIGHT([.B22]; LEN([.B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3]" office:value-type="string" office:string-value="6P_T0_9">
            <text:p>6P_T0_9</text:p>
          </table:table-cell>
          <table:table-cell table:formula="of:=[original.A23]" office:value-type="string" office:string-value="Y20">
            <text:p>Y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23]" office:value-type="string" office:string-value="IO_L6P_T0_9">
            <text:p>IO_L6P_T0_9</text:p>
          </table:table-cell>
          <table:table-cell table:formula="of:=RIGHT([.G23]; LEN([.G23])-4)" office:value-type="string" office:string-value="6P_T0_9">
            <text:p>6P_T0_9</text:p>
          </table:table-cell>
          <table:table-cell table:formula="of:=RIGHT([.B23]; LEN([.B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4]" office:value-type="string" office:string-value="6N_T0_VREF_9">
            <text:p>6N_T0_VREF_9</text:p>
          </table:table-cell>
          <table:table-cell table:formula="of:=[original.A24]" office:value-type="string" office:string-value="AA20">
            <text:p>AA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24]" office:value-type="string" office:string-value="IO_L6N_T0_VREF_9">
            <text:p>IO_L6N_T0_VREF_9</text:p>
          </table:table-cell>
          <table:table-cell table:formula="of:=RIGHT([.G24]; LEN([.G24])-4)" office:value-type="string" office:string-value="6N_T0_VREF_9">
            <text:p>6N_T0_VREF_9</text:p>
          </table:table-cell>
          <table:table-cell table:formula="of:=RIGHT([.B24]; LEN([.B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5]" office:value-type="string" office:string-value="11P_T1_SRCC_9">
            <text:p>11P_T1_SRCC_9</text:p>
          </table:table-cell>
          <table:table-cell table:formula="of:=[original.A25]" office:value-type="string" office:string-value="AC18">
            <text:p>AC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25]" office:value-type="string" office:string-value="IO_L11P_T1_SRCC_9">
            <text:p>IO_L11P_T1_SRCC_9</text:p>
          </table:table-cell>
          <table:table-cell table:formula="of:=RIGHT([.G25]; LEN([.G25])-4)" office:value-type="string" office:string-value="11P_T1_SRCC_9">
            <text:p>11P_T1_SRCC_9</text:p>
          </table:table-cell>
          <table:table-cell table:formula="of:=RIGHT([.B25]; LEN([.B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6]" office:value-type="string" office:string-value="11N_T1_SRCC_9">
            <text:p>11N_T1_SRCC_9</text:p>
          </table:table-cell>
          <table:table-cell table:formula="of:=[original.A26]" office:value-type="string" office:string-value="AC19">
            <text:p>AC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26]" office:value-type="string" office:string-value="IO_L11N_T1_SRCC_9">
            <text:p>IO_L11N_T1_SRCC_9</text:p>
          </table:table-cell>
          <table:table-cell table:formula="of:=RIGHT([.G26]; LEN([.G26])-4)" office:value-type="string" office:string-value="11N_T1_SRCC_9">
            <text:p>11N_T1_SRCC_9</text:p>
          </table:table-cell>
          <table:table-cell table:formula="of:=RIGHT([.B26]; LEN([.B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7]" office:value-type="string" office:string-value="12P_T1_MRCC_9">
            <text:p>12P_T1_MRCC_9</text:p>
          </table:table-cell>
          <table:table-cell table:formula="of:=[original.A27]" office:value-type="string" office:string-value="AD18">
            <text:p>AD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27]" office:value-type="string" office:string-value="IO_L12P_T1_MRCC_9">
            <text:p>IO_L12P_T1_MRCC_9</text:p>
          </table:table-cell>
          <table:table-cell table:formula="of:=RIGHT([.G27]; LEN([.G27])-4)" office:value-type="string" office:string-value="12P_T1_MRCC_9">
            <text:p>12P_T1_MRCC_9</text:p>
          </table:table-cell>
          <table:table-cell table:formula="of:=RIGHT([.B27]; LEN([.B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8]" office:value-type="string" office:string-value="12N_T1_MRCC_9">
            <text:p>12N_T1_MRCC_9</text:p>
          </table:table-cell>
          <table:table-cell table:formula="of:=[original.A28]" office:value-type="string" office:string-value="AD19">
            <text:p>AD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28]" office:value-type="string" office:string-value="IO_L12N_T1_MRCC_9">
            <text:p>IO_L12N_T1_MRCC_9</text:p>
          </table:table-cell>
          <table:table-cell table:formula="of:=RIGHT([.G28]; LEN([.G28])-4)" office:value-type="string" office:string-value="12N_T1_MRCC_9">
            <text:p>12N_T1_MRCC_9</text:p>
          </table:table-cell>
          <table:table-cell table:formula="of:=RIGHT([.B28]; LEN([.B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29]" office:value-type="string" office:string-value="13P_T2_MRCC_9">
            <text:p>13P_T2_MRCC_9</text:p>
          </table:table-cell>
          <table:table-cell table:formula="of:=[original.A29]" office:value-type="string" office:string-value="AA18">
            <text:p>AA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29]" office:value-type="string" office:string-value="IO_L13P_T2_MRCC_9">
            <text:p>IO_L13P_T2_MRCC_9</text:p>
          </table:table-cell>
          <table:table-cell table:formula="of:=RIGHT([.G29]; LEN([.G29])-4)" office:value-type="string" office:string-value="13P_T2_MRCC_9">
            <text:p>13P_T2_MRCC_9</text:p>
          </table:table-cell>
          <table:table-cell table:formula="of:=RIGHT([.B29]; LEN([.B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30]" office:value-type="string" office:string-value="13N_T2_MRCC_9">
            <text:p>13N_T2_MRCC_9</text:p>
          </table:table-cell>
          <table:table-cell table:formula="of:=[original.A30]" office:value-type="string" office:string-value="AA19">
            <text:p>AA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30]" office:value-type="string" office:string-value="IO_L13N_T2_MRCC_9">
            <text:p>IO_L13N_T2_MRCC_9</text:p>
          </table:table-cell>
          <table:table-cell table:formula="of:=RIGHT([.G30]; LEN([.G30])-4)" office:value-type="string" office:string-value="13N_T2_MRCC_9">
            <text:p>13N_T2_MRCC_9</text:p>
          </table:table-cell>
          <table:table-cell table:formula="of:=RIGHT([.B30]; LEN([.B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31]" office:value-type="string" office:string-value="14P_T2_SRCC_9">
            <text:p>14P_T2_SRCC_9</text:p>
          </table:table-cell>
          <table:table-cell table:formula="of:=[original.A31]" office:value-type="string" office:string-value="AB19">
            <text:p>AB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31]" office:value-type="string" office:string-value="IO_L14P_T2_SRCC_9">
            <text:p>IO_L14P_T2_SRCC_9</text:p>
          </table:table-cell>
          <table:table-cell table:formula="of:=RIGHT([.G31]; LEN([.G31])-4)" office:value-type="string" office:string-value="14P_T2_SRCC_9">
            <text:p>14P_T2_SRCC_9</text:p>
          </table:table-cell>
          <table:table-cell table:formula="of:=RIGHT([.B31]; LEN([.B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32]" office:value-type="string" office:string-value="14N_T2_SRCC_9">
            <text:p>14N_T2_SRCC_9</text:p>
          </table:table-cell>
          <table:table-cell table:formula="of:=[original.A32]" office:value-type="string" office:string-value="AB20">
            <text:p>AB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32]" office:value-type="string" office:string-value="IO_L14N_T2_SRCC_9">
            <text:p>IO_L14N_T2_SRCC_9</text:p>
          </table:table-cell>
          <table:table-cell table:formula="of:=RIGHT([.G32]; LEN([.G32])-4)" office:value-type="string" office:string-value="14N_T2_SRCC_9">
            <text:p>14N_T2_SRCC_9</text:p>
          </table:table-cell>
          <table:table-cell table:formula="of:=RIGHT([.B32]; LEN([.B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33]" office:value-type="string" office:string-value="19P_T3_9">
            <text:p>19P_T3_9</text:p>
          </table:table-cell>
          <table:table-cell table:formula="of:=[original.A33]" office:value-type="string" office:string-value="AD20">
            <text:p>AD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33]" office:value-type="string" office:string-value="IO_L19P_T3_9">
            <text:p>IO_L19P_T3_9</text:p>
          </table:table-cell>
          <table:table-cell table:formula="of:=RIGHT([.G33]; LEN([.G33])-4)" office:value-type="string" office:string-value="19P_T3_9">
            <text:p>19P_T3_9</text:p>
          </table:table-cell>
          <table:table-cell table:formula="of:=RIGHT([.B33]; LEN([.B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E</text:p>
          </table:table-cell>
          <table:table-cell table:formula="of:=[.H34]" office:value-type="string" office:string-value="19N_T3_VREF_9">
            <text:p>19N_T3_VREF_9</text:p>
          </table:table-cell>
          <table:table-cell table:formula="of:=[original.A34]" office:value-type="string" office:string-value="AE20">
            <text:p>AE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34]" office:value-type="string" office:string-value="IO_L19N_T3_VREF_9">
            <text:p>IO_L19N_T3_VREF_9</text:p>
          </table:table-cell>
          <table:table-cell table:formula="of:=RIGHT([.G34]; LEN([.G34])-4)" office:value-type="string" office:string-value="19N_T3_VREF_9">
            <text:p>19N_T3_VREF_9</text:p>
          </table:table-cell>
          <table:table-cell table:formula="of:=RIGHT([.B34]; LEN([.B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35]" office:value-type="string" office:string-value="0_10">
            <text:p>0_10</text:p>
          </table:table-cell>
          <table:table-cell table:formula="of:=[original.A35]" office:value-type="string" office:string-value="AA13">
            <text:p>AA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35]" office:value-type="string" office:string-value="IO_0_10">
            <text:p>IO_0_10</text:p>
          </table:table-cell>
          <table:table-cell table:formula="of:=RIGHT([.G35]; LEN([.G35])-3)" office:value-type="string" office:string-value="0_10">
            <text:p>0_10</text:p>
          </table:table-cell>
          <table:table-cell table:formula="of:=RIGHT([.B35]; LEN([.B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36]" office:value-type="string" office:string-value="1P_T0_10">
            <text:p>1P_T0_10</text:p>
          </table:table-cell>
          <table:table-cell table:formula="of:=[original.A36]" office:value-type="string" office:string-value="AK13">
            <text:p>AK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36]" office:value-type="string" office:string-value="IO_L1P_T0_10">
            <text:p>IO_L1P_T0_10</text:p>
          </table:table-cell>
          <table:table-cell table:formula="of:=RIGHT([.G36]; LEN([.G36])-4)" office:value-type="string" office:string-value="1P_T0_10">
            <text:p>1P_T0_10</text:p>
          </table:table-cell>
          <table:table-cell table:formula="of:=RIGHT([.B36]; LEN([.B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37]" office:value-type="string" office:string-value="1N_T0_10">
            <text:p>1N_T0_10</text:p>
          </table:table-cell>
          <table:table-cell table:formula="of:=[original.A37]" office:value-type="string" office:string-value="AK12">
            <text:p>AK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37]" office:value-type="string" office:string-value="IO_L1N_T0_10">
            <text:p>IO_L1N_T0_10</text:p>
          </table:table-cell>
          <table:table-cell table:formula="of:=RIGHT([.G37]; LEN([.G37])-4)" office:value-type="string" office:string-value="1N_T0_10">
            <text:p>1N_T0_10</text:p>
          </table:table-cell>
          <table:table-cell table:formula="of:=RIGHT([.B37]; LEN([.B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38]" office:value-type="string" office:string-value="2P_T0_10">
            <text:p>2P_T0_10</text:p>
          </table:table-cell>
          <table:table-cell table:formula="of:=[original.A38]" office:value-type="string" office:string-value="AH18">
            <text:p>AH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38]" office:value-type="string" office:string-value="IO_L2P_T0_10">
            <text:p>IO_L2P_T0_10</text:p>
          </table:table-cell>
          <table:table-cell table:formula="of:=RIGHT([.G38]; LEN([.G38])-4)" office:value-type="string" office:string-value="2P_T0_10">
            <text:p>2P_T0_10</text:p>
          </table:table-cell>
          <table:table-cell table:formula="of:=RIGHT([.B38]; LEN([.B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39]" office:value-type="string" office:string-value="2N_T0_10">
            <text:p>2N_T0_10</text:p>
          </table:table-cell>
          <table:table-cell table:formula="of:=[original.A39]" office:value-type="string" office:string-value="AJ18">
            <text:p>AJ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39]" office:value-type="string" office:string-value="IO_L2N_T0_10">
            <text:p>IO_L2N_T0_10</text:p>
          </table:table-cell>
          <table:table-cell table:formula="of:=RIGHT([.G39]; LEN([.G39])-4)" office:value-type="string" office:string-value="2N_T0_10">
            <text:p>2N_T0_10</text:p>
          </table:table-cell>
          <table:table-cell table:formula="of:=RIGHT([.B39]; LEN([.B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0]" office:value-type="string" office:string-value="3P_T0_DQS_10">
            <text:p>3P_T0_DQS_10</text:p>
          </table:table-cell>
          <table:table-cell table:formula="of:=[original.A40]" office:value-type="string" office:string-value="AJ14">
            <text:p>AJ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40]" office:value-type="string" office:string-value="IO_L3P_T0_DQS_10">
            <text:p>IO_L3P_T0_DQS_10</text:p>
          </table:table-cell>
          <table:table-cell table:formula="of:=RIGHT([.G40]; LEN([.G40])-4)" office:value-type="string" office:string-value="3P_T0_DQS_10">
            <text:p>3P_T0_DQS_10</text:p>
          </table:table-cell>
          <table:table-cell table:formula="of:=RIGHT([.B40]; LEN([.B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1]" office:value-type="string" office:string-value="3N_T0_DQS_10">
            <text:p>3N_T0_DQS_10</text:p>
          </table:table-cell>
          <table:table-cell table:formula="of:=[original.A41]" office:value-type="string" office:string-value="AJ13">
            <text:p>AJ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41]" office:value-type="string" office:string-value="IO_L3N_T0_DQS_10">
            <text:p>IO_L3N_T0_DQS_10</text:p>
          </table:table-cell>
          <table:table-cell table:formula="of:=RIGHT([.G41]; LEN([.G41])-4)" office:value-type="string" office:string-value="3N_T0_DQS_10">
            <text:p>3N_T0_DQS_10</text:p>
          </table:table-cell>
          <table:table-cell table:formula="of:=RIGHT([.B41]; LEN([.B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2]" office:value-type="string" office:string-value="4P_T0_10">
            <text:p>4P_T0_10</text:p>
          </table:table-cell>
          <table:table-cell table:formula="of:=[original.A42]" office:value-type="string" office:string-value="AJ16">
            <text:p>AJ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42]" office:value-type="string" office:string-value="IO_L4P_T0_10">
            <text:p>IO_L4P_T0_10</text:p>
          </table:table-cell>
          <table:table-cell table:formula="of:=RIGHT([.G42]; LEN([.G42])-4)" office:value-type="string" office:string-value="4P_T0_10">
            <text:p>4P_T0_10</text:p>
          </table:table-cell>
          <table:table-cell table:formula="of:=RIGHT([.B42]; LEN([.B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3]" office:value-type="string" office:string-value="4N_T0_10">
            <text:p>4N_T0_10</text:p>
          </table:table-cell>
          <table:table-cell table:formula="of:=[original.A43]" office:value-type="string" office:string-value="AK16">
            <text:p>AK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43]" office:value-type="string" office:string-value="IO_L4N_T0_10">
            <text:p>IO_L4N_T0_10</text:p>
          </table:table-cell>
          <table:table-cell table:formula="of:=RIGHT([.G43]; LEN([.G43])-4)" office:value-type="string" office:string-value="4N_T0_10">
            <text:p>4N_T0_10</text:p>
          </table:table-cell>
          <table:table-cell table:formula="of:=RIGHT([.B43]; LEN([.B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4]" office:value-type="string" office:string-value="5P_T0_10">
            <text:p>5P_T0_10</text:p>
          </table:table-cell>
          <table:table-cell table:formula="of:=[original.A44]" office:value-type="string" office:string-value="AJ15">
            <text:p>AJ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44]" office:value-type="string" office:string-value="IO_L5P_T0_10">
            <text:p>IO_L5P_T0_10</text:p>
          </table:table-cell>
          <table:table-cell table:formula="of:=RIGHT([.G44]; LEN([.G44])-4)" office:value-type="string" office:string-value="5P_T0_10">
            <text:p>5P_T0_10</text:p>
          </table:table-cell>
          <table:table-cell table:formula="of:=RIGHT([.B44]; LEN([.B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5]" office:value-type="string" office:string-value="5N_T0_10">
            <text:p>5N_T0_10</text:p>
          </table:table-cell>
          <table:table-cell table:formula="of:=[original.A45]" office:value-type="string" office:string-value="AK15">
            <text:p>AK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45]" office:value-type="string" office:string-value="IO_L5N_T0_10">
            <text:p>IO_L5N_T0_10</text:p>
          </table:table-cell>
          <table:table-cell table:formula="of:=RIGHT([.G45]; LEN([.G45])-4)" office:value-type="string" office:string-value="5N_T0_10">
            <text:p>5N_T0_10</text:p>
          </table:table-cell>
          <table:table-cell table:formula="of:=RIGHT([.B45]; LEN([.B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6]" office:value-type="string" office:string-value="6P_T0_10">
            <text:p>6P_T0_10</text:p>
          </table:table-cell>
          <table:table-cell table:formula="of:=[original.A46]" office:value-type="string" office:string-value="AH17">
            <text:p>AH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46]" office:value-type="string" office:string-value="IO_L6P_T0_10">
            <text:p>IO_L6P_T0_10</text:p>
          </table:table-cell>
          <table:table-cell table:formula="of:=RIGHT([.G46]; LEN([.G46])-4)" office:value-type="string" office:string-value="6P_T0_10">
            <text:p>6P_T0_10</text:p>
          </table:table-cell>
          <table:table-cell table:formula="of:=RIGHT([.B46]; LEN([.B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7]" office:value-type="string" office:string-value="6N_T0_VREF_10">
            <text:p>6N_T0_VREF_10</text:p>
          </table:table-cell>
          <table:table-cell table:formula="of:=[original.A47]" office:value-type="string" office:string-value="AH16">
            <text:p>AH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47]" office:value-type="string" office:string-value="IO_L6N_T0_VREF_10">
            <text:p>IO_L6N_T0_VREF_10</text:p>
          </table:table-cell>
          <table:table-cell table:formula="of:=RIGHT([.G47]; LEN([.G47])-4)" office:value-type="string" office:string-value="6N_T0_VREF_10">
            <text:p>6N_T0_VREF_10</text:p>
          </table:table-cell>
          <table:table-cell table:formula="of:=RIGHT([.B47]; LEN([.B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8]" office:value-type="string" office:string-value="7P_T1_10">
            <text:p>7P_T1_10</text:p>
          </table:table-cell>
          <table:table-cell table:formula="of:=[original.A48]" office:value-type="string" office:string-value="AE12">
            <text:p>AE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48]" office:value-type="string" office:string-value="IO_L7P_T1_10">
            <text:p>IO_L7P_T1_10</text:p>
          </table:table-cell>
          <table:table-cell table:formula="of:=RIGHT([.G48]; LEN([.G48])-4)" office:value-type="string" office:string-value="7P_T1_10">
            <text:p>7P_T1_10</text:p>
          </table:table-cell>
          <table:table-cell table:formula="of:=RIGHT([.B48]; LEN([.B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49]" office:value-type="string" office:string-value="7N_T1_10">
            <text:p>7N_T1_10</text:p>
          </table:table-cell>
          <table:table-cell table:formula="of:=[original.A49]" office:value-type="string" office:string-value="AF12">
            <text:p>AF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49]" office:value-type="string" office:string-value="IO_L7N_T1_10">
            <text:p>IO_L7N_T1_10</text:p>
          </table:table-cell>
          <table:table-cell table:formula="of:=RIGHT([.G49]; LEN([.G49])-4)" office:value-type="string" office:string-value="7N_T1_10">
            <text:p>7N_T1_10</text:p>
          </table:table-cell>
          <table:table-cell table:formula="of:=RIGHT([.B49]; LEN([.B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0]" office:value-type="string" office:string-value="8P_T1_10">
            <text:p>8P_T1_10</text:p>
          </table:table-cell>
          <table:table-cell table:formula="of:=[original.A50]" office:value-type="string" office:string-value="AH14">
            <text:p>AH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50]" office:value-type="string" office:string-value="IO_L8P_T1_10">
            <text:p>IO_L8P_T1_10</text:p>
          </table:table-cell>
          <table:table-cell table:formula="of:=RIGHT([.G50]; LEN([.G50])-4)" office:value-type="string" office:string-value="8P_T1_10">
            <text:p>8P_T1_10</text:p>
          </table:table-cell>
          <table:table-cell table:formula="of:=RIGHT([.B50]; LEN([.B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1]" office:value-type="string" office:string-value="8N_T1_10">
            <text:p>8N_T1_10</text:p>
          </table:table-cell>
          <table:table-cell table:formula="of:=[original.A51]" office:value-type="string" office:string-value="AH13">
            <text:p>AH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51]" office:value-type="string" office:string-value="IO_L8N_T1_10">
            <text:p>IO_L8N_T1_10</text:p>
          </table:table-cell>
          <table:table-cell table:formula="of:=RIGHT([.G51]; LEN([.G51])-4)" office:value-type="string" office:string-value="8N_T1_10">
            <text:p>8N_T1_10</text:p>
          </table:table-cell>
          <table:table-cell table:formula="of:=RIGHT([.B51]; LEN([.B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2]" office:value-type="string" office:string-value="9P_T1_DQS_10">
            <text:p>9P_T1_DQS_10</text:p>
          </table:table-cell>
          <table:table-cell table:formula="of:=[original.A52]" office:value-type="string" office:string-value="AD14">
            <text:p>AD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52]" office:value-type="string" office:string-value="IO_L9P_T1_DQS_10">
            <text:p>IO_L9P_T1_DQS_10</text:p>
          </table:table-cell>
          <table:table-cell table:formula="of:=RIGHT([.G52]; LEN([.G52])-4)" office:value-type="string" office:string-value="9P_T1_DQS_10">
            <text:p>9P_T1_DQS_10</text:p>
          </table:table-cell>
          <table:table-cell table:formula="of:=RIGHT([.B52]; LEN([.B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3]" office:value-type="string" office:string-value="9N_T1_DQS_10">
            <text:p>9N_T1_DQS_10</text:p>
          </table:table-cell>
          <table:table-cell table:formula="of:=[original.A53]" office:value-type="string" office:string-value="AD13">
            <text:p>AD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53]" office:value-type="string" office:string-value="IO_L9N_T1_DQS_10">
            <text:p>IO_L9N_T1_DQS_10</text:p>
          </table:table-cell>
          <table:table-cell table:formula="of:=RIGHT([.G53]; LEN([.G53])-4)" office:value-type="string" office:string-value="9N_T1_DQS_10">
            <text:p>9N_T1_DQS_10</text:p>
          </table:table-cell>
          <table:table-cell table:formula="of:=RIGHT([.B53]; LEN([.B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4]" office:value-type="string" office:string-value="10P_T1_10">
            <text:p>10P_T1_10</text:p>
          </table:table-cell>
          <table:table-cell table:formula="of:=[original.A54]" office:value-type="string" office:string-value="AG12">
            <text:p>AG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54]" office:value-type="string" office:string-value="IO_L10P_T1_10">
            <text:p>IO_L10P_T1_10</text:p>
          </table:table-cell>
          <table:table-cell table:formula="of:=RIGHT([.G54]; LEN([.G54])-4)" office:value-type="string" office:string-value="10P_T1_10">
            <text:p>10P_T1_10</text:p>
          </table:table-cell>
          <table:table-cell table:formula="of:=RIGHT([.B54]; LEN([.B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5]" office:value-type="string" office:string-value="10N_T1_10">
            <text:p>10N_T1_10</text:p>
          </table:table-cell>
          <table:table-cell table:formula="of:=[original.A55]" office:value-type="string" office:string-value="AH12">
            <text:p>AH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55]" office:value-type="string" office:string-value="IO_L10N_T1_10">
            <text:p>IO_L10N_T1_10</text:p>
          </table:table-cell>
          <table:table-cell table:formula="of:=RIGHT([.G55]; LEN([.G55])-4)" office:value-type="string" office:string-value="10N_T1_10">
            <text:p>10N_T1_10</text:p>
          </table:table-cell>
          <table:table-cell table:formula="of:=RIGHT([.B55]; LEN([.B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6]" office:value-type="string" office:string-value="11P_T1_SRCC_10">
            <text:p>11P_T1_SRCC_10</text:p>
          </table:table-cell>
          <table:table-cell table:formula="of:=[original.A56]" office:value-type="string" office:string-value="AE13">
            <text:p>AE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56]" office:value-type="string" office:string-value="IO_L11P_T1_SRCC_10">
            <text:p>IO_L11P_T1_SRCC_10</text:p>
          </table:table-cell>
          <table:table-cell table:formula="of:=RIGHT([.G56]; LEN([.G56])-4)" office:value-type="string" office:string-value="11P_T1_SRCC_10">
            <text:p>11P_T1_SRCC_10</text:p>
          </table:table-cell>
          <table:table-cell table:formula="of:=RIGHT([.B56]; LEN([.B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7]" office:value-type="string" office:string-value="11N_T1_SRCC_10">
            <text:p>11N_T1_SRCC_10</text:p>
          </table:table-cell>
          <table:table-cell table:formula="of:=[original.A57]" office:value-type="string" office:string-value="AF13">
            <text:p>AF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57]" office:value-type="string" office:string-value="IO_L11N_T1_SRCC_10">
            <text:p>IO_L11N_T1_SRCC_10</text:p>
          </table:table-cell>
          <table:table-cell table:formula="of:=RIGHT([.G57]; LEN([.G57])-4)" office:value-type="string" office:string-value="11N_T1_SRCC_10">
            <text:p>11N_T1_SRCC_10</text:p>
          </table:table-cell>
          <table:table-cell table:formula="of:=RIGHT([.B57]; LEN([.B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8]" office:value-type="string" office:string-value="12P_T1_MRCC_10">
            <text:p>12P_T1_MRCC_10</text:p>
          </table:table-cell>
          <table:table-cell table:formula="of:=[original.A58]" office:value-type="string" office:string-value="AF14">
            <text:p>AF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58]" office:value-type="string" office:string-value="IO_L12P_T1_MRCC_10">
            <text:p>IO_L12P_T1_MRCC_10</text:p>
          </table:table-cell>
          <table:table-cell table:formula="of:=RIGHT([.G58]; LEN([.G58])-4)" office:value-type="string" office:string-value="12P_T1_MRCC_10">
            <text:p>12P_T1_MRCC_10</text:p>
          </table:table-cell>
          <table:table-cell table:formula="of:=RIGHT([.B58]; LEN([.B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59]" office:value-type="string" office:string-value="12N_T1_MRCC_10">
            <text:p>12N_T1_MRCC_10</text:p>
          </table:table-cell>
          <table:table-cell table:formula="of:=[original.A59]" office:value-type="string" office:string-value="AG14">
            <text:p>AG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59]" office:value-type="string" office:string-value="IO_L12N_T1_MRCC_10">
            <text:p>IO_L12N_T1_MRCC_10</text:p>
          </table:table-cell>
          <table:table-cell table:formula="of:=RIGHT([.G59]; LEN([.G59])-4)" office:value-type="string" office:string-value="12N_T1_MRCC_10">
            <text:p>12N_T1_MRCC_10</text:p>
          </table:table-cell>
          <table:table-cell table:formula="of:=RIGHT([.B59]; LEN([.B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0]" office:value-type="string" office:string-value="13P_T2_MRCC_10">
            <text:p>13P_T2_MRCC_10</text:p>
          </table:table-cell>
          <table:table-cell table:formula="of:=[original.A60]" office:value-type="string" office:string-value="AG17">
            <text:p>AG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60]" office:value-type="string" office:string-value="IO_L13P_T2_MRCC_10">
            <text:p>IO_L13P_T2_MRCC_10</text:p>
          </table:table-cell>
          <table:table-cell table:formula="of:=RIGHT([.G60]; LEN([.G60])-4)" office:value-type="string" office:string-value="13P_T2_MRCC_10">
            <text:p>13P_T2_MRCC_10</text:p>
          </table:table-cell>
          <table:table-cell table:formula="of:=RIGHT([.B60]; LEN([.B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1]" office:value-type="string" office:string-value="13N_T2_MRCC_10">
            <text:p>13N_T2_MRCC_10</text:p>
          </table:table-cell>
          <table:table-cell table:formula="of:=[original.A61]" office:value-type="string" office:string-value="AG16">
            <text:p>AG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61]" office:value-type="string" office:string-value="IO_L13N_T2_MRCC_10">
            <text:p>IO_L13N_T2_MRCC_10</text:p>
          </table:table-cell>
          <table:table-cell table:formula="of:=RIGHT([.G61]; LEN([.G61])-4)" office:value-type="string" office:string-value="13N_T2_MRCC_10">
            <text:p>13N_T2_MRCC_10</text:p>
          </table:table-cell>
          <table:table-cell table:formula="of:=RIGHT([.B61]; LEN([.B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2]" office:value-type="string" office:string-value="14P_T2_SRCC_10">
            <text:p>14P_T2_SRCC_10</text:p>
          </table:table-cell>
          <table:table-cell table:formula="of:=[original.A62]" office:value-type="string" office:string-value="AF15">
            <text:p>AF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62]" office:value-type="string" office:string-value="IO_L14P_T2_SRCC_10">
            <text:p>IO_L14P_T2_SRCC_10</text:p>
          </table:table-cell>
          <table:table-cell table:formula="of:=RIGHT([.G62]; LEN([.G62])-4)" office:value-type="string" office:string-value="14P_T2_SRCC_10">
            <text:p>14P_T2_SRCC_10</text:p>
          </table:table-cell>
          <table:table-cell table:formula="of:=RIGHT([.B62]; LEN([.B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3]" office:value-type="string" office:string-value="14N_T2_SRCC_10">
            <text:p>14N_T2_SRCC_10</text:p>
          </table:table-cell>
          <table:table-cell table:formula="of:=[original.A63]" office:value-type="string" office:string-value="AG15">
            <text:p>AG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63]" office:value-type="string" office:string-value="IO_L14N_T2_SRCC_10">
            <text:p>IO_L14N_T2_SRCC_10</text:p>
          </table:table-cell>
          <table:table-cell table:formula="of:=RIGHT([.G63]; LEN([.G63])-4)" office:value-type="string" office:string-value="14N_T2_SRCC_10">
            <text:p>14N_T2_SRCC_10</text:p>
          </table:table-cell>
          <table:table-cell table:formula="of:=RIGHT([.B63]; LEN([.B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4]" office:value-type="string" office:string-value="15P_T2_DQS_10">
            <text:p>15P_T2_DQS_10</text:p>
          </table:table-cell>
          <table:table-cell table:formula="of:=[original.A64]" office:value-type="string" office:string-value="AF18">
            <text:p>AF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64]" office:value-type="string" office:string-value="IO_L15P_T2_DQS_10">
            <text:p>IO_L15P_T2_DQS_10</text:p>
          </table:table-cell>
          <table:table-cell table:formula="of:=RIGHT([.G64]; LEN([.G64])-4)" office:value-type="string" office:string-value="15P_T2_DQS_10">
            <text:p>15P_T2_DQS_10</text:p>
          </table:table-cell>
          <table:table-cell table:formula="of:=RIGHT([.B64]; LEN([.B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5]" office:value-type="string" office:string-value="15N_T2_DQS_10">
            <text:p>15N_T2_DQS_10</text:p>
          </table:table-cell>
          <table:table-cell table:formula="of:=[original.A65]" office:value-type="string" office:string-value="AF17">
            <text:p>AF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65]" office:value-type="string" office:string-value="IO_L15N_T2_DQS_10">
            <text:p>IO_L15N_T2_DQS_10</text:p>
          </table:table-cell>
          <table:table-cell table:formula="of:=RIGHT([.G65]; LEN([.G65])-4)" office:value-type="string" office:string-value="15N_T2_DQS_10">
            <text:p>15N_T2_DQS_10</text:p>
          </table:table-cell>
          <table:table-cell table:formula="of:=RIGHT([.B65]; LEN([.B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6]" office:value-type="string" office:string-value="16P_T2_10">
            <text:p>16P_T2_10</text:p>
          </table:table-cell>
          <table:table-cell table:formula="of:=[original.A66]" office:value-type="string" office:string-value="AE16">
            <text:p>AE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66]" office:value-type="string" office:string-value="IO_L16P_T2_10">
            <text:p>IO_L16P_T2_10</text:p>
          </table:table-cell>
          <table:table-cell table:formula="of:=RIGHT([.G66]; LEN([.G66])-4)" office:value-type="string" office:string-value="16P_T2_10">
            <text:p>16P_T2_10</text:p>
          </table:table-cell>
          <table:table-cell table:formula="of:=RIGHT([.B66]; LEN([.B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7]" office:value-type="string" office:string-value="16N_T2_10">
            <text:p>16N_T2_10</text:p>
          </table:table-cell>
          <table:table-cell table:formula="of:=[original.A67]" office:value-type="string" office:string-value="AE15">
            <text:p>AE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67]" office:value-type="string" office:string-value="IO_L16N_T2_10">
            <text:p>IO_L16N_T2_10</text:p>
          </table:table-cell>
          <table:table-cell table:formula="of:=RIGHT([.G67]; LEN([.G67])-4)" office:value-type="string" office:string-value="16N_T2_10">
            <text:p>16N_T2_10</text:p>
          </table:table-cell>
          <table:table-cell table:formula="of:=RIGHT([.B67]; LEN([.B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8]" office:value-type="string" office:string-value="17P_T2_10">
            <text:p>17P_T2_10</text:p>
          </table:table-cell>
          <table:table-cell table:formula="of:=[original.A68]" office:value-type="string" office:string-value="AE18">
            <text:p>AE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68]" office:value-type="string" office:string-value="IO_L17P_T2_10">
            <text:p>IO_L17P_T2_10</text:p>
          </table:table-cell>
          <table:table-cell table:formula="of:=RIGHT([.G68]; LEN([.G68])-4)" office:value-type="string" office:string-value="17P_T2_10">
            <text:p>17P_T2_10</text:p>
          </table:table-cell>
          <table:table-cell table:formula="of:=RIGHT([.B68]; LEN([.B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69]" office:value-type="string" office:string-value="17N_T2_10">
            <text:p>17N_T2_10</text:p>
          </table:table-cell>
          <table:table-cell table:formula="of:=[original.A69]" office:value-type="string" office:string-value="AE17">
            <text:p>AE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69]" office:value-type="string" office:string-value="IO_L17N_T2_10">
            <text:p>IO_L17N_T2_10</text:p>
          </table:table-cell>
          <table:table-cell table:formula="of:=RIGHT([.G69]; LEN([.G69])-4)" office:value-type="string" office:string-value="17N_T2_10">
            <text:p>17N_T2_10</text:p>
          </table:table-cell>
          <table:table-cell table:formula="of:=RIGHT([.B69]; LEN([.B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0]" office:value-type="string" office:string-value="18P_T2_10">
            <text:p>18P_T2_10</text:p>
          </table:table-cell>
          <table:table-cell table:formula="of:=[original.A70]" office:value-type="string" office:string-value="AD16">
            <text:p>AD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70]" office:value-type="string" office:string-value="IO_L18P_T2_10">
            <text:p>IO_L18P_T2_10</text:p>
          </table:table-cell>
          <table:table-cell table:formula="of:=RIGHT([.G70]; LEN([.G70])-4)" office:value-type="string" office:string-value="18P_T2_10">
            <text:p>18P_T2_10</text:p>
          </table:table-cell>
          <table:table-cell table:formula="of:=RIGHT([.B70]; LEN([.B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1]" office:value-type="string" office:string-value="18N_T2_10">
            <text:p>18N_T2_10</text:p>
          </table:table-cell>
          <table:table-cell table:formula="of:=[original.A71]" office:value-type="string" office:string-value="AD15">
            <text:p>AD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71]" office:value-type="string" office:string-value="IO_L18N_T2_10">
            <text:p>IO_L18N_T2_10</text:p>
          </table:table-cell>
          <table:table-cell table:formula="of:=RIGHT([.G71]; LEN([.G71])-4)" office:value-type="string" office:string-value="18N_T2_10">
            <text:p>18N_T2_10</text:p>
          </table:table-cell>
          <table:table-cell table:formula="of:=RIGHT([.B71]; LEN([.B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2]" office:value-type="string" office:string-value="19P_T3_10">
            <text:p>19P_T3_10</text:p>
          </table:table-cell>
          <table:table-cell table:formula="of:=[original.A72]" office:value-type="string" office:string-value="AC14">
            <text:p>AC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72]" office:value-type="string" office:string-value="IO_L19P_T3_10">
            <text:p>IO_L19P_T3_10</text:p>
          </table:table-cell>
          <table:table-cell table:formula="of:=RIGHT([.G72]; LEN([.G72])-4)" office:value-type="string" office:string-value="19P_T3_10">
            <text:p>19P_T3_10</text:p>
          </table:table-cell>
          <table:table-cell table:formula="of:=RIGHT([.B72]; LEN([.B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3]" office:value-type="string" office:string-value="19N_T3_VREF_10">
            <text:p>19N_T3_VREF_10</text:p>
          </table:table-cell>
          <table:table-cell table:formula="of:=[original.A73]" office:value-type="string" office:string-value="AC13">
            <text:p>AC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73]" office:value-type="string" office:string-value="IO_L19N_T3_VREF_10">
            <text:p>IO_L19N_T3_VREF_10</text:p>
          </table:table-cell>
          <table:table-cell table:formula="of:=RIGHT([.G73]; LEN([.G73])-4)" office:value-type="string" office:string-value="19N_T3_VREF_10">
            <text:p>19N_T3_VREF_10</text:p>
          </table:table-cell>
          <table:table-cell table:formula="of:=RIGHT([.B73]; LEN([.B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4]" office:value-type="string" office:string-value="20P_T3_10">
            <text:p>20P_T3_10</text:p>
          </table:table-cell>
          <table:table-cell table:formula="of:=[original.A74]" office:value-type="string" office:string-value="AA15">
            <text:p>AA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74]" office:value-type="string" office:string-value="IO_L20P_T3_10">
            <text:p>IO_L20P_T3_10</text:p>
          </table:table-cell>
          <table:table-cell table:formula="of:=RIGHT([.G74]; LEN([.G74])-4)" office:value-type="string" office:string-value="20P_T3_10">
            <text:p>20P_T3_10</text:p>
          </table:table-cell>
          <table:table-cell table:formula="of:=RIGHT([.B74]; LEN([.B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5]" office:value-type="string" office:string-value="20N_T3_10">
            <text:p>20N_T3_10</text:p>
          </table:table-cell>
          <table:table-cell table:formula="of:=[original.A75]" office:value-type="string" office:string-value="AA14">
            <text:p>AA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75]" office:value-type="string" office:string-value="IO_L20N_T3_10">
            <text:p>IO_L20N_T3_10</text:p>
          </table:table-cell>
          <table:table-cell table:formula="of:=RIGHT([.G75]; LEN([.G75])-4)" office:value-type="string" office:string-value="20N_T3_10">
            <text:p>20N_T3_10</text:p>
          </table:table-cell>
          <table:table-cell table:formula="of:=RIGHT([.B75]; LEN([.B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6]" office:value-type="string" office:string-value="21P_T3_DQS_10">
            <text:p>21P_T3_DQS_10</text:p>
          </table:table-cell>
          <table:table-cell table:formula="of:=[original.A76]" office:value-type="string" office:string-value="AB12">
            <text:p>AB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76]" office:value-type="string" office:string-value="IO_L21P_T3_DQS_10">
            <text:p>IO_L21P_T3_DQS_10</text:p>
          </table:table-cell>
          <table:table-cell table:formula="of:=RIGHT([.G76]; LEN([.G76])-4)" office:value-type="string" office:string-value="21P_T3_DQS_10">
            <text:p>21P_T3_DQS_10</text:p>
          </table:table-cell>
          <table:table-cell table:formula="of:=RIGHT([.B76]; LEN([.B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7]" office:value-type="string" office:string-value="21N_T3_DQS_10">
            <text:p>21N_T3_DQS_10</text:p>
          </table:table-cell>
          <table:table-cell table:formula="of:=[original.A77]" office:value-type="string" office:string-value="AC12">
            <text:p>AC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77]" office:value-type="string" office:string-value="IO_L21N_T3_DQS_10">
            <text:p>IO_L21N_T3_DQS_10</text:p>
          </table:table-cell>
          <table:table-cell table:formula="of:=RIGHT([.G77]; LEN([.G77])-4)" office:value-type="string" office:string-value="21N_T3_DQS_10">
            <text:p>21N_T3_DQS_10</text:p>
          </table:table-cell>
          <table:table-cell table:formula="of:=RIGHT([.B77]; LEN([.B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8]" office:value-type="string" office:string-value="22P_T3_10">
            <text:p>22P_T3_10</text:p>
          </table:table-cell>
          <table:table-cell table:formula="of:=[original.A78]" office:value-type="string" office:string-value="AB15">
            <text:p>AB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78]" office:value-type="string" office:string-value="IO_L22P_T3_10">
            <text:p>IO_L22P_T3_10</text:p>
          </table:table-cell>
          <table:table-cell table:formula="of:=RIGHT([.G78]; LEN([.G78])-4)" office:value-type="string" office:string-value="22P_T3_10">
            <text:p>22P_T3_10</text:p>
          </table:table-cell>
          <table:table-cell table:formula="of:=RIGHT([.B78]; LEN([.B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79]" office:value-type="string" office:string-value="22N_T3_10">
            <text:p>22N_T3_10</text:p>
          </table:table-cell>
          <table:table-cell table:formula="of:=[original.A79]" office:value-type="string" office:string-value="AB14">
            <text:p>AB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79]" office:value-type="string" office:string-value="IO_L22N_T3_10">
            <text:p>IO_L22N_T3_10</text:p>
          </table:table-cell>
          <table:table-cell table:formula="of:=RIGHT([.G79]; LEN([.G79])-4)" office:value-type="string" office:string-value="22N_T3_10">
            <text:p>22N_T3_10</text:p>
          </table:table-cell>
          <table:table-cell table:formula="of:=RIGHT([.B79]; LEN([.B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80]" office:value-type="string" office:string-value="23P_T3_10">
            <text:p>23P_T3_10</text:p>
          </table:table-cell>
          <table:table-cell table:formula="of:=[original.A80]" office:value-type="string" office:string-value="AC17">
            <text:p>AC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80]" office:value-type="string" office:string-value="IO_L23P_T3_10">
            <text:p>IO_L23P_T3_10</text:p>
          </table:table-cell>
          <table:table-cell table:formula="of:=RIGHT([.G80]; LEN([.G80])-4)" office:value-type="string" office:string-value="23P_T3_10">
            <text:p>23P_T3_10</text:p>
          </table:table-cell>
          <table:table-cell table:formula="of:=RIGHT([.B80]; LEN([.B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81]" office:value-type="string" office:string-value="23N_T3_10">
            <text:p>23N_T3_10</text:p>
          </table:table-cell>
          <table:table-cell table:formula="of:=[original.A81]" office:value-type="string" office:string-value="AC16">
            <text:p>AC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81]" office:value-type="string" office:string-value="IO_L23N_T3_10">
            <text:p>IO_L23N_T3_10</text:p>
          </table:table-cell>
          <table:table-cell table:formula="of:=RIGHT([.G81]; LEN([.G81])-4)" office:value-type="string" office:string-value="23N_T3_10">
            <text:p>23N_T3_10</text:p>
          </table:table-cell>
          <table:table-cell table:formula="of:=RIGHT([.B81]; LEN([.B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82]" office:value-type="string" office:string-value="24P_T3_10">
            <text:p>24P_T3_10</text:p>
          </table:table-cell>
          <table:table-cell table:formula="of:=[original.A82]" office:value-type="string" office:string-value="AB17">
            <text:p>AB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82]" office:value-type="string" office:string-value="IO_L24P_T3_10">
            <text:p>IO_L24P_T3_10</text:p>
          </table:table-cell>
          <table:table-cell table:formula="of:=RIGHT([.G82]; LEN([.G82])-4)" office:value-type="string" office:string-value="24P_T3_10">
            <text:p>24P_T3_10</text:p>
          </table:table-cell>
          <table:table-cell table:formula="of:=RIGHT([.B82]; LEN([.B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83]" office:value-type="string" office:string-value="24N_T3_10">
            <text:p>24N_T3_10</text:p>
          </table:table-cell>
          <table:table-cell table:formula="of:=[original.A83]" office:value-type="string" office:string-value="AB16">
            <text:p>AB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83]" office:value-type="string" office:string-value="IO_L24N_T3_10">
            <text:p>IO_L24N_T3_10</text:p>
          </table:table-cell>
          <table:table-cell table:formula="of:=RIGHT([.G83]; LEN([.G83])-4)" office:value-type="string" office:string-value="24N_T3_10">
            <text:p>24N_T3_10</text:p>
          </table:table-cell>
          <table:table-cell table:formula="of:=RIGHT([.B83]; LEN([.B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F</text:p>
          </table:table-cell>
          <table:table-cell table:formula="of:=[.H84]" office:value-type="string" office:string-value="25_10">
            <text:p>25_10</text:p>
          </table:table-cell>
          <table:table-cell table:formula="of:=[original.A84]" office:value-type="string" office:string-value="AA17">
            <text:p>AA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84]" office:value-type="string" office:string-value="IO_25_10">
            <text:p>IO_25_10</text:p>
          </table:table-cell>
          <table:table-cell table:formula="of:=RIGHT([.G84]; LEN([.G84])-3)" office:value-type="string" office:string-value="25_10">
            <text:p>25_10</text:p>
          </table:table-cell>
          <table:table-cell table:formula="of:=RIGHT([.B84]; LEN([.B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85]" office:value-type="string" office:string-value="0_11">
            <text:p>0_11</text:p>
          </table:table-cell>
          <table:table-cell table:formula="of:=[original.A85]" office:value-type="string" office:string-value="W23">
            <text:p>W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85]" office:value-type="string" office:string-value="IO_0_11">
            <text:p>IO_0_11</text:p>
          </table:table-cell>
          <table:table-cell table:formula="of:=RIGHT([.G85]; LEN([.G85])-3)" office:value-type="string" office:string-value="0_11">
            <text:p>0_11</text:p>
          </table:table-cell>
          <table:table-cell table:formula="of:=RIGHT([.B85]; LEN([.B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86]" office:value-type="string" office:string-value="1P_T0_11">
            <text:p>1P_T0_11</text:p>
          </table:table-cell>
          <table:table-cell table:formula="of:=[original.A86]" office:value-type="string" office:string-value="AJ25">
            <text:p>AJ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86]" office:value-type="string" office:string-value="IO_L1P_T0_11">
            <text:p>IO_L1P_T0_11</text:p>
          </table:table-cell>
          <table:table-cell table:formula="of:=RIGHT([.G86]; LEN([.G86])-4)" office:value-type="string" office:string-value="1P_T0_11">
            <text:p>1P_T0_11</text:p>
          </table:table-cell>
          <table:table-cell table:formula="of:=RIGHT([.B86]; LEN([.B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87]" office:value-type="string" office:string-value="1N_T0_11">
            <text:p>1N_T0_11</text:p>
          </table:table-cell>
          <table:table-cell table:formula="of:=[original.A87]" office:value-type="string" office:string-value="AK25">
            <text:p>AK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87]" office:value-type="string" office:string-value="IO_L1N_T0_11">
            <text:p>IO_L1N_T0_11</text:p>
          </table:table-cell>
          <table:table-cell table:formula="of:=RIGHT([.G87]; LEN([.G87])-4)" office:value-type="string" office:string-value="1N_T0_11">
            <text:p>1N_T0_11</text:p>
          </table:table-cell>
          <table:table-cell table:formula="of:=RIGHT([.B87]; LEN([.B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88]" office:value-type="string" office:string-value="2P_T0_11">
            <text:p>2P_T0_11</text:p>
          </table:table-cell>
          <table:table-cell table:formula="of:=[original.A88]" office:value-type="string" office:string-value="AK22">
            <text:p>AK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88]" office:value-type="string" office:string-value="IO_L2P_T0_11">
            <text:p>IO_L2P_T0_11</text:p>
          </table:table-cell>
          <table:table-cell table:formula="of:=RIGHT([.G88]; LEN([.G88])-4)" office:value-type="string" office:string-value="2P_T0_11">
            <text:p>2P_T0_11</text:p>
          </table:table-cell>
          <table:table-cell table:formula="of:=RIGHT([.B88]; LEN([.B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89]" office:value-type="string" office:string-value="2N_T0_11">
            <text:p>2N_T0_11</text:p>
          </table:table-cell>
          <table:table-cell table:formula="of:=[original.A89]" office:value-type="string" office:string-value="AK23">
            <text:p>AK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89]" office:value-type="string" office:string-value="IO_L2N_T0_11">
            <text:p>IO_L2N_T0_11</text:p>
          </table:table-cell>
          <table:table-cell table:formula="of:=RIGHT([.G89]; LEN([.G89])-4)" office:value-type="string" office:string-value="2N_T0_11">
            <text:p>2N_T0_11</text:p>
          </table:table-cell>
          <table:table-cell table:formula="of:=RIGHT([.B89]; LEN([.B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0]" office:value-type="string" office:string-value="3P_T0_DQS_11">
            <text:p>3P_T0_DQS_11</text:p>
          </table:table-cell>
          <table:table-cell table:formula="of:=[original.A90]" office:value-type="string" office:string-value="AJ21">
            <text:p>AJ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90]" office:value-type="string" office:string-value="IO_L3P_T0_DQS_11">
            <text:p>IO_L3P_T0_DQS_11</text:p>
          </table:table-cell>
          <table:table-cell table:formula="of:=RIGHT([.G90]; LEN([.G90])-4)" office:value-type="string" office:string-value="3P_T0_DQS_11">
            <text:p>3P_T0_DQS_11</text:p>
          </table:table-cell>
          <table:table-cell table:formula="of:=RIGHT([.B90]; LEN([.B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1]" office:value-type="string" office:string-value="3N_T0_DQS_11">
            <text:p>3N_T0_DQS_11</text:p>
          </table:table-cell>
          <table:table-cell table:formula="of:=[original.A91]" office:value-type="string" office:string-value="AK21">
            <text:p>AK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91]" office:value-type="string" office:string-value="IO_L3N_T0_DQS_11">
            <text:p>IO_L3N_T0_DQS_11</text:p>
          </table:table-cell>
          <table:table-cell table:formula="of:=RIGHT([.G91]; LEN([.G91])-4)" office:value-type="string" office:string-value="3N_T0_DQS_11">
            <text:p>3N_T0_DQS_11</text:p>
          </table:table-cell>
          <table:table-cell table:formula="of:=RIGHT([.B91]; LEN([.B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2]" office:value-type="string" office:string-value="4P_T0_11">
            <text:p>4P_T0_11</text:p>
          </table:table-cell>
          <table:table-cell table:formula="of:=[original.A92]" office:value-type="string" office:string-value="AJ23">
            <text:p>AJ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92]" office:value-type="string" office:string-value="IO_L4P_T0_11">
            <text:p>IO_L4P_T0_11</text:p>
          </table:table-cell>
          <table:table-cell table:formula="of:=RIGHT([.G92]; LEN([.G92])-4)" office:value-type="string" office:string-value="4P_T0_11">
            <text:p>4P_T0_11</text:p>
          </table:table-cell>
          <table:table-cell table:formula="of:=RIGHT([.B92]; LEN([.B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3]" office:value-type="string" office:string-value="4N_T0_11">
            <text:p>4N_T0_11</text:p>
          </table:table-cell>
          <table:table-cell table:formula="of:=[original.A93]" office:value-type="string" office:string-value="AJ24">
            <text:p>AJ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93]" office:value-type="string" office:string-value="IO_L4N_T0_11">
            <text:p>IO_L4N_T0_11</text:p>
          </table:table-cell>
          <table:table-cell table:formula="of:=RIGHT([.G93]; LEN([.G93])-4)" office:value-type="string" office:string-value="4N_T0_11">
            <text:p>4N_T0_11</text:p>
          </table:table-cell>
          <table:table-cell table:formula="of:=RIGHT([.B93]; LEN([.B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4]" office:value-type="string" office:string-value="5P_T0_11">
            <text:p>5P_T0_11</text:p>
          </table:table-cell>
          <table:table-cell table:formula="of:=[original.A94]" office:value-type="string" office:string-value="AH23">
            <text:p>AH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94]" office:value-type="string" office:string-value="IO_L5P_T0_11">
            <text:p>IO_L5P_T0_11</text:p>
          </table:table-cell>
          <table:table-cell table:formula="of:=RIGHT([.G94]; LEN([.G94])-4)" office:value-type="string" office:string-value="5P_T0_11">
            <text:p>5P_T0_11</text:p>
          </table:table-cell>
          <table:table-cell table:formula="of:=RIGHT([.B94]; LEN([.B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5]" office:value-type="string" office:string-value="5N_T0_11">
            <text:p>5N_T0_11</text:p>
          </table:table-cell>
          <table:table-cell table:formula="of:=[original.A95]" office:value-type="string" office:string-value="AH24">
            <text:p>AH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95]" office:value-type="string" office:string-value="IO_L5N_T0_11">
            <text:p>IO_L5N_T0_11</text:p>
          </table:table-cell>
          <table:table-cell table:formula="of:=RIGHT([.G95]; LEN([.G95])-4)" office:value-type="string" office:string-value="5N_T0_11">
            <text:p>5N_T0_11</text:p>
          </table:table-cell>
          <table:table-cell table:formula="of:=RIGHT([.B95]; LEN([.B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6]" office:value-type="string" office:string-value="6P_T0_11">
            <text:p>6P_T0_11</text:p>
          </table:table-cell>
          <table:table-cell table:formula="of:=[original.A96]" office:value-type="string" office:string-value="AG22">
            <text:p>AG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96]" office:value-type="string" office:string-value="IO_L6P_T0_11">
            <text:p>IO_L6P_T0_11</text:p>
          </table:table-cell>
          <table:table-cell table:formula="of:=RIGHT([.G96]; LEN([.G96])-4)" office:value-type="string" office:string-value="6P_T0_11">
            <text:p>6P_T0_11</text:p>
          </table:table-cell>
          <table:table-cell table:formula="of:=RIGHT([.B96]; LEN([.B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7]" office:value-type="string" office:string-value="6N_T0_VREF_11">
            <text:p>6N_T0_VREF_11</text:p>
          </table:table-cell>
          <table:table-cell table:formula="of:=[original.A97]" office:value-type="string" office:string-value="AH22">
            <text:p>AH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97]" office:value-type="string" office:string-value="IO_L6N_T0_VREF_11">
            <text:p>IO_L6N_T0_VREF_11</text:p>
          </table:table-cell>
          <table:table-cell table:formula="of:=RIGHT([.G97]; LEN([.G97])-4)" office:value-type="string" office:string-value="6N_T0_VREF_11">
            <text:p>6N_T0_VREF_11</text:p>
          </table:table-cell>
          <table:table-cell table:formula="of:=RIGHT([.B97]; LEN([.B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8]" office:value-type="string" office:string-value="7P_T1_11">
            <text:p>7P_T1_11</text:p>
          </table:table-cell>
          <table:table-cell table:formula="of:=[original.A98]" office:value-type="string" office:string-value="AC24">
            <text:p>AC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98]" office:value-type="string" office:string-value="IO_L7P_T1_11">
            <text:p>IO_L7P_T1_11</text:p>
          </table:table-cell>
          <table:table-cell table:formula="of:=RIGHT([.G98]; LEN([.G98])-4)" office:value-type="string" office:string-value="7P_T1_11">
            <text:p>7P_T1_11</text:p>
          </table:table-cell>
          <table:table-cell table:formula="of:=RIGHT([.B98]; LEN([.B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99]" office:value-type="string" office:string-value="7N_T1_11">
            <text:p>7N_T1_11</text:p>
          </table:table-cell>
          <table:table-cell table:formula="of:=[original.A99]" office:value-type="string" office:string-value="AD24">
            <text:p>AD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99]" office:value-type="string" office:string-value="IO_L7N_T1_11">
            <text:p>IO_L7N_T1_11</text:p>
          </table:table-cell>
          <table:table-cell table:formula="of:=RIGHT([.G99]; LEN([.G99])-4)" office:value-type="string" office:string-value="7N_T1_11">
            <text:p>7N_T1_11</text:p>
          </table:table-cell>
          <table:table-cell table:formula="of:=RIGHT([.B99]; LEN([.B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0]" office:value-type="string" office:string-value="8P_T1_11">
            <text:p>8P_T1_11</text:p>
          </table:table-cell>
          <table:table-cell table:formula="of:=[original.A100]" office:value-type="string" office:string-value="AG24">
            <text:p>AG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100]" office:value-type="string" office:string-value="IO_L8P_T1_11">
            <text:p>IO_L8P_T1_11</text:p>
          </table:table-cell>
          <table:table-cell table:formula="of:=RIGHT([.G100]; LEN([.G100])-4)" office:value-type="string" office:string-value="8P_T1_11">
            <text:p>8P_T1_11</text:p>
          </table:table-cell>
          <table:table-cell table:formula="of:=RIGHT([.B100]; LEN([.B1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1]" office:value-type="string" office:string-value="8N_T1_11">
            <text:p>8N_T1_11</text:p>
          </table:table-cell>
          <table:table-cell table:formula="of:=[original.A101]" office:value-type="string" office:string-value="AG25">
            <text:p>AG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101]" office:value-type="string" office:string-value="IO_L8N_T1_11">
            <text:p>IO_L8N_T1_11</text:p>
          </table:table-cell>
          <table:table-cell table:formula="of:=RIGHT([.G101]; LEN([.G101])-4)" office:value-type="string" office:string-value="8N_T1_11">
            <text:p>8N_T1_11</text:p>
          </table:table-cell>
          <table:table-cell table:formula="of:=RIGHT([.B101]; LEN([.B1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2]" office:value-type="string" office:string-value="9P_T1_DQS_11">
            <text:p>9P_T1_DQS_11</text:p>
          </table:table-cell>
          <table:table-cell table:formula="of:=[original.A102]" office:value-type="string" office:string-value="AF23">
            <text:p>AF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102]" office:value-type="string" office:string-value="IO_L9P_T1_DQS_11">
            <text:p>IO_L9P_T1_DQS_11</text:p>
          </table:table-cell>
          <table:table-cell table:formula="of:=RIGHT([.G102]; LEN([.G102])-4)" office:value-type="string" office:string-value="9P_T1_DQS_11">
            <text:p>9P_T1_DQS_11</text:p>
          </table:table-cell>
          <table:table-cell table:formula="of:=RIGHT([.B102]; LEN([.B1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3]" office:value-type="string" office:string-value="9N_T1_DQS_11">
            <text:p>9N_T1_DQS_11</text:p>
          </table:table-cell>
          <table:table-cell table:formula="of:=[original.A103]" office:value-type="string" office:string-value="AF24">
            <text:p>AF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103]" office:value-type="string" office:string-value="IO_L9N_T1_DQS_11">
            <text:p>IO_L9N_T1_DQS_11</text:p>
          </table:table-cell>
          <table:table-cell table:formula="of:=RIGHT([.G103]; LEN([.G103])-4)" office:value-type="string" office:string-value="9N_T1_DQS_11">
            <text:p>9N_T1_DQS_11</text:p>
          </table:table-cell>
          <table:table-cell table:formula="of:=RIGHT([.B103]; LEN([.B1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4]" office:value-type="string" office:string-value="10P_T1_11">
            <text:p>10P_T1_11</text:p>
          </table:table-cell>
          <table:table-cell table:formula="of:=[original.A104]" office:value-type="string" office:string-value="AD21">
            <text:p>AD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104]" office:value-type="string" office:string-value="IO_L10P_T1_11">
            <text:p>IO_L10P_T1_11</text:p>
          </table:table-cell>
          <table:table-cell table:formula="of:=RIGHT([.G104]; LEN([.G104])-4)" office:value-type="string" office:string-value="10P_T1_11">
            <text:p>10P_T1_11</text:p>
          </table:table-cell>
          <table:table-cell table:formula="of:=RIGHT([.B104]; LEN([.B1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5]" office:value-type="string" office:string-value="10N_T1_11">
            <text:p>10N_T1_11</text:p>
          </table:table-cell>
          <table:table-cell table:formula="of:=[original.A105]" office:value-type="string" office:string-value="AE21">
            <text:p>AE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105]" office:value-type="string" office:string-value="IO_L10N_T1_11">
            <text:p>IO_L10N_T1_11</text:p>
          </table:table-cell>
          <table:table-cell table:formula="of:=RIGHT([.G105]; LEN([.G105])-4)" office:value-type="string" office:string-value="10N_T1_11">
            <text:p>10N_T1_11</text:p>
          </table:table-cell>
          <table:table-cell table:formula="of:=RIGHT([.B105]; LEN([.B1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6]" office:value-type="string" office:string-value="11P_T1_SRCC_11">
            <text:p>11P_T1_SRCC_11</text:p>
          </table:table-cell>
          <table:table-cell table:formula="of:=[original.A106]" office:value-type="string" office:string-value="AD23">
            <text:p>AD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106]" office:value-type="string" office:string-value="IO_L11P_T1_SRCC_11">
            <text:p>IO_L11P_T1_SRCC_11</text:p>
          </table:table-cell>
          <table:table-cell table:formula="of:=RIGHT([.G106]; LEN([.G106])-4)" office:value-type="string" office:string-value="11P_T1_SRCC_11">
            <text:p>11P_T1_SRCC_11</text:p>
          </table:table-cell>
          <table:table-cell table:formula="of:=RIGHT([.B106]; LEN([.B1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7]" office:value-type="string" office:string-value="11N_T1_SRCC_11">
            <text:p>11N_T1_SRCC_11</text:p>
          </table:table-cell>
          <table:table-cell table:formula="of:=[original.A107]" office:value-type="string" office:string-value="AE23">
            <text:p>AE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107]" office:value-type="string" office:string-value="IO_L11N_T1_SRCC_11">
            <text:p>IO_L11N_T1_SRCC_11</text:p>
          </table:table-cell>
          <table:table-cell table:formula="of:=RIGHT([.G107]; LEN([.G107])-4)" office:value-type="string" office:string-value="11N_T1_SRCC_11">
            <text:p>11N_T1_SRCC_11</text:p>
          </table:table-cell>
          <table:table-cell table:formula="of:=RIGHT([.B107]; LEN([.B1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8]" office:value-type="string" office:string-value="12P_T1_MRCC_11">
            <text:p>12P_T1_MRCC_11</text:p>
          </table:table-cell>
          <table:table-cell table:formula="of:=[original.A108]" office:value-type="string" office:string-value="AE22">
            <text:p>AE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108]" office:value-type="string" office:string-value="IO_L12P_T1_MRCC_11">
            <text:p>IO_L12P_T1_MRCC_11</text:p>
          </table:table-cell>
          <table:table-cell table:formula="of:=RIGHT([.G108]; LEN([.G108])-4)" office:value-type="string" office:string-value="12P_T1_MRCC_11">
            <text:p>12P_T1_MRCC_11</text:p>
          </table:table-cell>
          <table:table-cell table:formula="of:=RIGHT([.B108]; LEN([.B1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09]" office:value-type="string" office:string-value="12N_T1_MRCC_11">
            <text:p>12N_T1_MRCC_11</text:p>
          </table:table-cell>
          <table:table-cell table:formula="of:=[original.A109]" office:value-type="string" office:string-value="AF22">
            <text:p>AF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109]" office:value-type="string" office:string-value="IO_L12N_T1_MRCC_11">
            <text:p>IO_L12N_T1_MRCC_11</text:p>
          </table:table-cell>
          <table:table-cell table:formula="of:=RIGHT([.G109]; LEN([.G109])-4)" office:value-type="string" office:string-value="12N_T1_MRCC_11">
            <text:p>12N_T1_MRCC_11</text:p>
          </table:table-cell>
          <table:table-cell table:formula="of:=RIGHT([.B109]; LEN([.B1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0]" office:value-type="string" office:string-value="13P_T2_MRCC_11">
            <text:p>13P_T2_MRCC_11</text:p>
          </table:table-cell>
          <table:table-cell table:formula="of:=[original.A110]" office:value-type="string" office:string-value="AG21">
            <text:p>AG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110]" office:value-type="string" office:string-value="IO_L13P_T2_MRCC_11">
            <text:p>IO_L13P_T2_MRCC_11</text:p>
          </table:table-cell>
          <table:table-cell table:formula="of:=RIGHT([.G110]; LEN([.G110])-4)" office:value-type="string" office:string-value="13P_T2_MRCC_11">
            <text:p>13P_T2_MRCC_11</text:p>
          </table:table-cell>
          <table:table-cell table:formula="of:=RIGHT([.B110]; LEN([.B1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1]" office:value-type="string" office:string-value="13N_T2_MRCC_11">
            <text:p>13N_T2_MRCC_11</text:p>
          </table:table-cell>
          <table:table-cell table:formula="of:=[original.A111]" office:value-type="string" office:string-value="AH21">
            <text:p>AH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111]" office:value-type="string" office:string-value="IO_L13N_T2_MRCC_11">
            <text:p>IO_L13N_T2_MRCC_11</text:p>
          </table:table-cell>
          <table:table-cell table:formula="of:=RIGHT([.G111]; LEN([.G111])-4)" office:value-type="string" office:string-value="13N_T2_MRCC_11">
            <text:p>13N_T2_MRCC_11</text:p>
          </table:table-cell>
          <table:table-cell table:formula="of:=RIGHT([.B111]; LEN([.B1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2]" office:value-type="string" office:string-value="14P_T2_SRCC_11">
            <text:p>14P_T2_SRCC_11</text:p>
          </table:table-cell>
          <table:table-cell table:formula="of:=[original.A112]" office:value-type="string" office:string-value="AF20">
            <text:p>AF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112]" office:value-type="string" office:string-value="IO_L14P_T2_SRCC_11">
            <text:p>IO_L14P_T2_SRCC_11</text:p>
          </table:table-cell>
          <table:table-cell table:formula="of:=RIGHT([.G112]; LEN([.G112])-4)" office:value-type="string" office:string-value="14P_T2_SRCC_11">
            <text:p>14P_T2_SRCC_11</text:p>
          </table:table-cell>
          <table:table-cell table:formula="of:=RIGHT([.B112]; LEN([.B1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3]" office:value-type="string" office:string-value="14N_T2_SRCC_11">
            <text:p>14N_T2_SRCC_11</text:p>
          </table:table-cell>
          <table:table-cell table:formula="of:=[original.A113]" office:value-type="string" office:string-value="AG20">
            <text:p>AG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113]" office:value-type="string" office:string-value="IO_L14N_T2_SRCC_11">
            <text:p>IO_L14N_T2_SRCC_11</text:p>
          </table:table-cell>
          <table:table-cell table:formula="of:=RIGHT([.G113]; LEN([.G113])-4)" office:value-type="string" office:string-value="14N_T2_SRCC_11">
            <text:p>14N_T2_SRCC_11</text:p>
          </table:table-cell>
          <table:table-cell table:formula="of:=RIGHT([.B113]; LEN([.B1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4]" office:value-type="string" office:string-value="15P_T2_DQS_11">
            <text:p>15P_T2_DQS_11</text:p>
          </table:table-cell>
          <table:table-cell table:formula="of:=[original.A114]" office:value-type="string" office:string-value="AJ20">
            <text:p>AJ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114]" office:value-type="string" office:string-value="IO_L15P_T2_DQS_11">
            <text:p>IO_L15P_T2_DQS_11</text:p>
          </table:table-cell>
          <table:table-cell table:formula="of:=RIGHT([.G114]; LEN([.G114])-4)" office:value-type="string" office:string-value="15P_T2_DQS_11">
            <text:p>15P_T2_DQS_11</text:p>
          </table:table-cell>
          <table:table-cell table:formula="of:=RIGHT([.B114]; LEN([.B1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5]" office:value-type="string" office:string-value="15N_T2_DQS_11">
            <text:p>15N_T2_DQS_11</text:p>
          </table:table-cell>
          <table:table-cell table:formula="of:=[original.A115]" office:value-type="string" office:string-value="AK20">
            <text:p>AK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115]" office:value-type="string" office:string-value="IO_L15N_T2_DQS_11">
            <text:p>IO_L15N_T2_DQS_11</text:p>
          </table:table-cell>
          <table:table-cell table:formula="of:=RIGHT([.G115]; LEN([.G115])-4)" office:value-type="string" office:string-value="15N_T2_DQS_11">
            <text:p>15N_T2_DQS_11</text:p>
          </table:table-cell>
          <table:table-cell table:formula="of:=RIGHT([.B115]; LEN([.B1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6]" office:value-type="string" office:string-value="16P_T2_11">
            <text:p>16P_T2_11</text:p>
          </table:table-cell>
          <table:table-cell table:formula="of:=[original.A116]" office:value-type="string" office:string-value="AK17">
            <text:p>AK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116]" office:value-type="string" office:string-value="IO_L16P_T2_11">
            <text:p>IO_L16P_T2_11</text:p>
          </table:table-cell>
          <table:table-cell table:formula="of:=RIGHT([.G116]; LEN([.G116])-4)" office:value-type="string" office:string-value="16P_T2_11">
            <text:p>16P_T2_11</text:p>
          </table:table-cell>
          <table:table-cell table:formula="of:=RIGHT([.B116]; LEN([.B1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7]" office:value-type="string" office:string-value="16N_T2_11">
            <text:p>16N_T2_11</text:p>
          </table:table-cell>
          <table:table-cell table:formula="of:=[original.A117]" office:value-type="string" office:string-value="AK18">
            <text:p>AK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117]" office:value-type="string" office:string-value="IO_L16N_T2_11">
            <text:p>IO_L16N_T2_11</text:p>
          </table:table-cell>
          <table:table-cell table:formula="of:=RIGHT([.G117]; LEN([.G117])-4)" office:value-type="string" office:string-value="16N_T2_11">
            <text:p>16N_T2_11</text:p>
          </table:table-cell>
          <table:table-cell table:formula="of:=RIGHT([.B117]; LEN([.B1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8]" office:value-type="string" office:string-value="17P_T2_11">
            <text:p>17P_T2_11</text:p>
          </table:table-cell>
          <table:table-cell table:formula="of:=[original.A118]" office:value-type="string" office:string-value="AH19">
            <text:p>AH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118]" office:value-type="string" office:string-value="IO_L17P_T2_11">
            <text:p>IO_L17P_T2_11</text:p>
          </table:table-cell>
          <table:table-cell table:formula="of:=RIGHT([.G118]; LEN([.G118])-4)" office:value-type="string" office:string-value="17P_T2_11">
            <text:p>17P_T2_11</text:p>
          </table:table-cell>
          <table:table-cell table:formula="of:=RIGHT([.B118]; LEN([.B1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19]" office:value-type="string" office:string-value="17N_T2_11">
            <text:p>17N_T2_11</text:p>
          </table:table-cell>
          <table:table-cell table:formula="of:=[original.A119]" office:value-type="string" office:string-value="AJ19">
            <text:p>AJ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119]" office:value-type="string" office:string-value="IO_L17N_T2_11">
            <text:p>IO_L17N_T2_11</text:p>
          </table:table-cell>
          <table:table-cell table:formula="of:=RIGHT([.G119]; LEN([.G119])-4)" office:value-type="string" office:string-value="17N_T2_11">
            <text:p>17N_T2_11</text:p>
          </table:table-cell>
          <table:table-cell table:formula="of:=RIGHT([.B119]; LEN([.B1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0]" office:value-type="string" office:string-value="18P_T2_11">
            <text:p>18P_T2_11</text:p>
          </table:table-cell>
          <table:table-cell table:formula="of:=[original.A120]" office:value-type="string" office:string-value="AF19">
            <text:p>AF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120]" office:value-type="string" office:string-value="IO_L18P_T2_11">
            <text:p>IO_L18P_T2_11</text:p>
          </table:table-cell>
          <table:table-cell table:formula="of:=RIGHT([.G120]; LEN([.G120])-4)" office:value-type="string" office:string-value="18P_T2_11">
            <text:p>18P_T2_11</text:p>
          </table:table-cell>
          <table:table-cell table:formula="of:=RIGHT([.B120]; LEN([.B1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1]" office:value-type="string" office:string-value="18N_T2_11">
            <text:p>18N_T2_11</text:p>
          </table:table-cell>
          <table:table-cell table:formula="of:=[original.A121]" office:value-type="string" office:string-value="AG19">
            <text:p>AG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121]" office:value-type="string" office:string-value="IO_L18N_T2_11">
            <text:p>IO_L18N_T2_11</text:p>
          </table:table-cell>
          <table:table-cell table:formula="of:=RIGHT([.G121]; LEN([.G121])-4)" office:value-type="string" office:string-value="18N_T2_11">
            <text:p>18N_T2_11</text:p>
          </table:table-cell>
          <table:table-cell table:formula="of:=RIGHT([.B121]; LEN([.B1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2]" office:value-type="string" office:string-value="19P_T3_11">
            <text:p>19P_T3_11</text:p>
          </table:table-cell>
          <table:table-cell table:formula="of:=[original.A122]" office:value-type="string" office:string-value="AB21">
            <text:p>AB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122]" office:value-type="string" office:string-value="IO_L19P_T3_11">
            <text:p>IO_L19P_T3_11</text:p>
          </table:table-cell>
          <table:table-cell table:formula="of:=RIGHT([.G122]; LEN([.G122])-4)" office:value-type="string" office:string-value="19P_T3_11">
            <text:p>19P_T3_11</text:p>
          </table:table-cell>
          <table:table-cell table:formula="of:=RIGHT([.B122]; LEN([.B1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3]" office:value-type="string" office:string-value="19N_T3_VREF_11">
            <text:p>19N_T3_VREF_11</text:p>
          </table:table-cell>
          <table:table-cell table:formula="of:=[original.A123]" office:value-type="string" office:string-value="AB22">
            <text:p>AB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123]" office:value-type="string" office:string-value="IO_L19N_T3_VREF_11">
            <text:p>IO_L19N_T3_VREF_11</text:p>
          </table:table-cell>
          <table:table-cell table:formula="of:=RIGHT([.G123]; LEN([.G123])-4)" office:value-type="string" office:string-value="19N_T3_VREF_11">
            <text:p>19N_T3_VREF_11</text:p>
          </table:table-cell>
          <table:table-cell table:formula="of:=RIGHT([.B123]; LEN([.B1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4]" office:value-type="string" office:string-value="20P_T3_11">
            <text:p>20P_T3_11</text:p>
          </table:table-cell>
          <table:table-cell table:formula="of:=[original.A124]" office:value-type="string" office:string-value="W21">
            <text:p>W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124]" office:value-type="string" office:string-value="IO_L20P_T3_11">
            <text:p>IO_L20P_T3_11</text:p>
          </table:table-cell>
          <table:table-cell table:formula="of:=RIGHT([.G124]; LEN([.G124])-4)" office:value-type="string" office:string-value="20P_T3_11">
            <text:p>20P_T3_11</text:p>
          </table:table-cell>
          <table:table-cell table:formula="of:=RIGHT([.B124]; LEN([.B1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5]" office:value-type="string" office:string-value="20N_T3_11">
            <text:p>20N_T3_11</text:p>
          </table:table-cell>
          <table:table-cell table:formula="of:=[original.A125]" office:value-type="string" office:string-value="Y21">
            <text:p>Y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125]" office:value-type="string" office:string-value="IO_L20N_T3_11">
            <text:p>IO_L20N_T3_11</text:p>
          </table:table-cell>
          <table:table-cell table:formula="of:=RIGHT([.G125]; LEN([.G125])-4)" office:value-type="string" office:string-value="20N_T3_11">
            <text:p>20N_T3_11</text:p>
          </table:table-cell>
          <table:table-cell table:formula="of:=RIGHT([.B125]; LEN([.B1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6]" office:value-type="string" office:string-value="21P_T3_DQS_11">
            <text:p>21P_T3_DQS_11</text:p>
          </table:table-cell>
          <table:table-cell table:formula="of:=[original.A126]" office:value-type="string" office:string-value="Y22">
            <text:p>Y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126]" office:value-type="string" office:string-value="IO_L21P_T3_DQS_11">
            <text:p>IO_L21P_T3_DQS_11</text:p>
          </table:table-cell>
          <table:table-cell table:formula="of:=RIGHT([.G126]; LEN([.G126])-4)" office:value-type="string" office:string-value="21P_T3_DQS_11">
            <text:p>21P_T3_DQS_11</text:p>
          </table:table-cell>
          <table:table-cell table:formula="of:=RIGHT([.B126]; LEN([.B1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7]" office:value-type="string" office:string-value="21N_T3_DQS_11">
            <text:p>21N_T3_DQS_11</text:p>
          </table:table-cell>
          <table:table-cell table:formula="of:=[original.A127]" office:value-type="string" office:string-value="Y23">
            <text:p>Y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127]" office:value-type="string" office:string-value="IO_L21N_T3_DQS_11">
            <text:p>IO_L21N_T3_DQS_11</text:p>
          </table:table-cell>
          <table:table-cell table:formula="of:=RIGHT([.G127]; LEN([.G127])-4)" office:value-type="string" office:string-value="21N_T3_DQS_11">
            <text:p>21N_T3_DQS_11</text:p>
          </table:table-cell>
          <table:table-cell table:formula="of:=RIGHT([.B127]; LEN([.B1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8]" office:value-type="string" office:string-value="22P_T3_11">
            <text:p>22P_T3_11</text:p>
          </table:table-cell>
          <table:table-cell table:formula="of:=[original.A128]" office:value-type="string" office:string-value="AA24">
            <text:p>AA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128]" office:value-type="string" office:string-value="IO_L22P_T3_11">
            <text:p>IO_L22P_T3_11</text:p>
          </table:table-cell>
          <table:table-cell table:formula="of:=RIGHT([.G128]; LEN([.G128])-4)" office:value-type="string" office:string-value="22P_T3_11">
            <text:p>22P_T3_11</text:p>
          </table:table-cell>
          <table:table-cell table:formula="of:=RIGHT([.B128]; LEN([.B1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29]" office:value-type="string" office:string-value="22N_T3_11">
            <text:p>22N_T3_11</text:p>
          </table:table-cell>
          <table:table-cell table:formula="of:=[original.A129]" office:value-type="string" office:string-value="AB24">
            <text:p>AB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129]" office:value-type="string" office:string-value="IO_L22N_T3_11">
            <text:p>IO_L22N_T3_11</text:p>
          </table:table-cell>
          <table:table-cell table:formula="of:=RIGHT([.G129]; LEN([.G129])-4)" office:value-type="string" office:string-value="22N_T3_11">
            <text:p>22N_T3_11</text:p>
          </table:table-cell>
          <table:table-cell table:formula="of:=RIGHT([.B129]; LEN([.B1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30]" office:value-type="string" office:string-value="23P_T3_11">
            <text:p>23P_T3_11</text:p>
          </table:table-cell>
          <table:table-cell table:formula="of:=[original.A130]" office:value-type="string" office:string-value="AA22">
            <text:p>AA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130]" office:value-type="string" office:string-value="IO_L23P_T3_11">
            <text:p>IO_L23P_T3_11</text:p>
          </table:table-cell>
          <table:table-cell table:formula="of:=RIGHT([.G130]; LEN([.G130])-4)" office:value-type="string" office:string-value="23P_T3_11">
            <text:p>23P_T3_11</text:p>
          </table:table-cell>
          <table:table-cell table:formula="of:=RIGHT([.B130]; LEN([.B1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31]" office:value-type="string" office:string-value="23N_T3_11">
            <text:p>23N_T3_11</text:p>
          </table:table-cell>
          <table:table-cell table:formula="of:=[original.A131]" office:value-type="string" office:string-value="AA23">
            <text:p>AA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131]" office:value-type="string" office:string-value="IO_L23N_T3_11">
            <text:p>IO_L23N_T3_11</text:p>
          </table:table-cell>
          <table:table-cell table:formula="of:=RIGHT([.G131]; LEN([.G131])-4)" office:value-type="string" office:string-value="23N_T3_11">
            <text:p>23N_T3_11</text:p>
          </table:table-cell>
          <table:table-cell table:formula="of:=RIGHT([.B131]; LEN([.B1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32]" office:value-type="string" office:string-value="24P_T3_11">
            <text:p>24P_T3_11</text:p>
          </table:table-cell>
          <table:table-cell table:formula="of:=[original.A132]" office:value-type="string" office:string-value="AC22">
            <text:p>AC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132]" office:value-type="string" office:string-value="IO_L24P_T3_11">
            <text:p>IO_L24P_T3_11</text:p>
          </table:table-cell>
          <table:table-cell table:formula="of:=RIGHT([.G132]; LEN([.G132])-4)" office:value-type="string" office:string-value="24P_T3_11">
            <text:p>24P_T3_11</text:p>
          </table:table-cell>
          <table:table-cell table:formula="of:=RIGHT([.B132]; LEN([.B1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33]" office:value-type="string" office:string-value="24N_T3_11">
            <text:p>24N_T3_11</text:p>
          </table:table-cell>
          <table:table-cell table:formula="of:=[original.A133]" office:value-type="string" office:string-value="AC23">
            <text:p>AC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133]" office:value-type="string" office:string-value="IO_L24N_T3_11">
            <text:p>IO_L24N_T3_11</text:p>
          </table:table-cell>
          <table:table-cell table:formula="of:=RIGHT([.G133]; LEN([.G133])-4)" office:value-type="string" office:string-value="24N_T3_11">
            <text:p>24N_T3_11</text:p>
          </table:table-cell>
          <table:table-cell table:formula="of:=RIGHT([.B133]; LEN([.B1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G</text:p>
          </table:table-cell>
          <table:table-cell table:formula="of:=[.H134]" office:value-type="string" office:string-value="25_11">
            <text:p>25_11</text:p>
          </table:table-cell>
          <table:table-cell table:formula="of:=[original.A134]" office:value-type="string" office:string-value="AC21">
            <text:p>AC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134]" office:value-type="string" office:string-value="IO_25_11">
            <text:p>IO_25_11</text:p>
          </table:table-cell>
          <table:table-cell table:formula="of:=RIGHT([.G134]; LEN([.G134])-3)" office:value-type="string" office:string-value="25_11">
            <text:p>25_11</text:p>
          </table:table-cell>
          <table:table-cell table:formula="of:=RIGHT([.B134]; LEN([.B1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35]" office:value-type="string" office:string-value="0_12">
            <text:p>0_12</text:p>
          </table:table-cell>
          <table:table-cell table:formula="of:=[original.A135]" office:value-type="string" office:string-value="Y25">
            <text:p>Y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135]" office:value-type="string" office:string-value="IO_0_12">
            <text:p>IO_0_12</text:p>
          </table:table-cell>
          <table:table-cell table:formula="of:=RIGHT([.G135]; LEN([.G135])-3)" office:value-type="string" office:string-value="0_12">
            <text:p>0_12</text:p>
          </table:table-cell>
          <table:table-cell table:formula="of:=RIGHT([.B135]; LEN([.B1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36]" office:value-type="string" office:string-value="1P_T0_12">
            <text:p>1P_T0_12</text:p>
          </table:table-cell>
          <table:table-cell table:formula="of:=[original.A136]" office:value-type="string" office:string-value="Y30">
            <text:p>Y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136]" office:value-type="string" office:string-value="IO_L1P_T0_12">
            <text:p>IO_L1P_T0_12</text:p>
          </table:table-cell>
          <table:table-cell table:formula="of:=RIGHT([.G136]; LEN([.G136])-4)" office:value-type="string" office:string-value="1P_T0_12">
            <text:p>1P_T0_12</text:p>
          </table:table-cell>
          <table:table-cell table:formula="of:=RIGHT([.B136]; LEN([.B1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37]" office:value-type="string" office:string-value="1N_T0_12">
            <text:p>1N_T0_12</text:p>
          </table:table-cell>
          <table:table-cell table:formula="of:=[original.A137]" office:value-type="string" office:string-value="AA30">
            <text:p>AA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137]" office:value-type="string" office:string-value="IO_L1N_T0_12">
            <text:p>IO_L1N_T0_12</text:p>
          </table:table-cell>
          <table:table-cell table:formula="of:=RIGHT([.G137]; LEN([.G137])-4)" office:value-type="string" office:string-value="1N_T0_12">
            <text:p>1N_T0_12</text:p>
          </table:table-cell>
          <table:table-cell table:formula="of:=RIGHT([.B137]; LEN([.B1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38]" office:value-type="string" office:string-value="2P_T0_12">
            <text:p>2P_T0_12</text:p>
          </table:table-cell>
          <table:table-cell table:formula="of:=[original.A138]" office:value-type="string" office:string-value="AB29">
            <text:p>AB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138]" office:value-type="string" office:string-value="IO_L2P_T0_12">
            <text:p>IO_L2P_T0_12</text:p>
          </table:table-cell>
          <table:table-cell table:formula="of:=RIGHT([.G138]; LEN([.G138])-4)" office:value-type="string" office:string-value="2P_T0_12">
            <text:p>2P_T0_12</text:p>
          </table:table-cell>
          <table:table-cell table:formula="of:=RIGHT([.B138]; LEN([.B1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39]" office:value-type="string" office:string-value="2N_T0_12">
            <text:p>2N_T0_12</text:p>
          </table:table-cell>
          <table:table-cell table:formula="of:=[original.A139]" office:value-type="string" office:string-value="AB30">
            <text:p>AB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139]" office:value-type="string" office:string-value="IO_L2N_T0_12">
            <text:p>IO_L2N_T0_12</text:p>
          </table:table-cell>
          <table:table-cell table:formula="of:=RIGHT([.G139]; LEN([.G139])-4)" office:value-type="string" office:string-value="2N_T0_12">
            <text:p>2N_T0_12</text:p>
          </table:table-cell>
          <table:table-cell table:formula="of:=RIGHT([.B139]; LEN([.B1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0]" office:value-type="string" office:string-value="3P_T0_DQS_12">
            <text:p>3P_T0_DQS_12</text:p>
          </table:table-cell>
          <table:table-cell table:formula="of:=[original.A140]" office:value-type="string" office:string-value="Y26">
            <text:p>Y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140]" office:value-type="string" office:string-value="IO_L3P_T0_DQS_12">
            <text:p>IO_L3P_T0_DQS_12</text:p>
          </table:table-cell>
          <table:table-cell table:formula="of:=RIGHT([.G140]; LEN([.G140])-4)" office:value-type="string" office:string-value="3P_T0_DQS_12">
            <text:p>3P_T0_DQS_12</text:p>
          </table:table-cell>
          <table:table-cell table:formula="of:=RIGHT([.B140]; LEN([.B1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1]" office:value-type="string" office:string-value="3N_T0_DQS_12">
            <text:p>3N_T0_DQS_12</text:p>
          </table:table-cell>
          <table:table-cell table:formula="of:=[original.A141]" office:value-type="string" office:string-value="Y27">
            <text:p>Y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141]" office:value-type="string" office:string-value="IO_L3N_T0_DQS_12">
            <text:p>IO_L3N_T0_DQS_12</text:p>
          </table:table-cell>
          <table:table-cell table:formula="of:=RIGHT([.G141]; LEN([.G141])-4)" office:value-type="string" office:string-value="3N_T0_DQS_12">
            <text:p>3N_T0_DQS_12</text:p>
          </table:table-cell>
          <table:table-cell table:formula="of:=RIGHT([.B141]; LEN([.B1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2]" office:value-type="string" office:string-value="4P_T0_12">
            <text:p>4P_T0_12</text:p>
          </table:table-cell>
          <table:table-cell table:formula="of:=[original.A142]" office:value-type="string" office:string-value="Y28">
            <text:p>Y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142]" office:value-type="string" office:string-value="IO_L4P_T0_12">
            <text:p>IO_L4P_T0_12</text:p>
          </table:table-cell>
          <table:table-cell table:formula="of:=RIGHT([.G142]; LEN([.G142])-4)" office:value-type="string" office:string-value="4P_T0_12">
            <text:p>4P_T0_12</text:p>
          </table:table-cell>
          <table:table-cell table:formula="of:=RIGHT([.B142]; LEN([.B1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3]" office:value-type="string" office:string-value="4N_T0_12">
            <text:p>4N_T0_12</text:p>
          </table:table-cell>
          <table:table-cell table:formula="of:=[original.A143]" office:value-type="string" office:string-value="AA29">
            <text:p>AA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143]" office:value-type="string" office:string-value="IO_L4N_T0_12">
            <text:p>IO_L4N_T0_12</text:p>
          </table:table-cell>
          <table:table-cell table:formula="of:=RIGHT([.G143]; LEN([.G143])-4)" office:value-type="string" office:string-value="4N_T0_12">
            <text:p>4N_T0_12</text:p>
          </table:table-cell>
          <table:table-cell table:formula="of:=RIGHT([.B143]; LEN([.B1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4]" office:value-type="string" office:string-value="5P_T0_12">
            <text:p>5P_T0_12</text:p>
          </table:table-cell>
          <table:table-cell table:formula="of:=[original.A144]" office:value-type="string" office:string-value="AA27">
            <text:p>AA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144]" office:value-type="string" office:string-value="IO_L5P_T0_12">
            <text:p>IO_L5P_T0_12</text:p>
          </table:table-cell>
          <table:table-cell table:formula="of:=RIGHT([.G144]; LEN([.G144])-4)" office:value-type="string" office:string-value="5P_T0_12">
            <text:p>5P_T0_12</text:p>
          </table:table-cell>
          <table:table-cell table:formula="of:=RIGHT([.B144]; LEN([.B1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5]" office:value-type="string" office:string-value="5N_T0_12">
            <text:p>5N_T0_12</text:p>
          </table:table-cell>
          <table:table-cell table:formula="of:=[original.A145]" office:value-type="string" office:string-value="AA28">
            <text:p>AA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145]" office:value-type="string" office:string-value="IO_L5N_T0_12">
            <text:p>IO_L5N_T0_12</text:p>
          </table:table-cell>
          <table:table-cell table:formula="of:=RIGHT([.G145]; LEN([.G145])-4)" office:value-type="string" office:string-value="5N_T0_12">
            <text:p>5N_T0_12</text:p>
          </table:table-cell>
          <table:table-cell table:formula="of:=RIGHT([.B145]; LEN([.B1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6]" office:value-type="string" office:string-value="6P_T0_12">
            <text:p>6P_T0_12</text:p>
          </table:table-cell>
          <table:table-cell table:formula="of:=[original.A146]" office:value-type="string" office:string-value="AB25">
            <text:p>AB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146]" office:value-type="string" office:string-value="IO_L6P_T0_12">
            <text:p>IO_L6P_T0_12</text:p>
          </table:table-cell>
          <table:table-cell table:formula="of:=RIGHT([.G146]; LEN([.G146])-4)" office:value-type="string" office:string-value="6P_T0_12">
            <text:p>6P_T0_12</text:p>
          </table:table-cell>
          <table:table-cell table:formula="of:=RIGHT([.B146]; LEN([.B1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7]" office:value-type="string" office:string-value="6N_T0_VREF_12">
            <text:p>6N_T0_VREF_12</text:p>
          </table:table-cell>
          <table:table-cell table:formula="of:=[original.A147]" office:value-type="string" office:string-value="AB26">
            <text:p>AB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147]" office:value-type="string" office:string-value="IO_L6N_T0_VREF_12">
            <text:p>IO_L6N_T0_VREF_12</text:p>
          </table:table-cell>
          <table:table-cell table:formula="of:=RIGHT([.G147]; LEN([.G147])-4)" office:value-type="string" office:string-value="6N_T0_VREF_12">
            <text:p>6N_T0_VREF_12</text:p>
          </table:table-cell>
          <table:table-cell table:formula="of:=RIGHT([.B147]; LEN([.B1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8]" office:value-type="string" office:string-value="7P_T1_12">
            <text:p>7P_T1_12</text:p>
          </table:table-cell>
          <table:table-cell table:formula="of:=[original.A148]" office:value-type="string" office:string-value="AC26">
            <text:p>AC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148]" office:value-type="string" office:string-value="IO_L7P_T1_12">
            <text:p>IO_L7P_T1_12</text:p>
          </table:table-cell>
          <table:table-cell table:formula="of:=RIGHT([.G148]; LEN([.G148])-4)" office:value-type="string" office:string-value="7P_T1_12">
            <text:p>7P_T1_12</text:p>
          </table:table-cell>
          <table:table-cell table:formula="of:=RIGHT([.B148]; LEN([.B1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49]" office:value-type="string" office:string-value="7N_T1_12">
            <text:p>7N_T1_12</text:p>
          </table:table-cell>
          <table:table-cell table:formula="of:=[original.A149]" office:value-type="string" office:string-value="AD26">
            <text:p>AD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149]" office:value-type="string" office:string-value="IO_L7N_T1_12">
            <text:p>IO_L7N_T1_12</text:p>
          </table:table-cell>
          <table:table-cell table:formula="of:=RIGHT([.G149]; LEN([.G149])-4)" office:value-type="string" office:string-value="7N_T1_12">
            <text:p>7N_T1_12</text:p>
          </table:table-cell>
          <table:table-cell table:formula="of:=RIGHT([.B149]; LEN([.B1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0]" office:value-type="string" office:string-value="8P_T1_12">
            <text:p>8P_T1_12</text:p>
          </table:table-cell>
          <table:table-cell table:formula="of:=[original.A150]" office:value-type="string" office:string-value="AD30">
            <text:p>AD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150]" office:value-type="string" office:string-value="IO_L8P_T1_12">
            <text:p>IO_L8P_T1_12</text:p>
          </table:table-cell>
          <table:table-cell table:formula="of:=RIGHT([.G150]; LEN([.G150])-4)" office:value-type="string" office:string-value="8P_T1_12">
            <text:p>8P_T1_12</text:p>
          </table:table-cell>
          <table:table-cell table:formula="of:=RIGHT([.B150]; LEN([.B1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1]" office:value-type="string" office:string-value="8N_T1_12">
            <text:p>8N_T1_12</text:p>
          </table:table-cell>
          <table:table-cell table:formula="of:=[original.A151]" office:value-type="string" office:string-value="AE30">
            <text:p>AE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151]" office:value-type="string" office:string-value="IO_L8N_T1_12">
            <text:p>IO_L8N_T1_12</text:p>
          </table:table-cell>
          <table:table-cell table:formula="of:=RIGHT([.G151]; LEN([.G151])-4)" office:value-type="string" office:string-value="8N_T1_12">
            <text:p>8N_T1_12</text:p>
          </table:table-cell>
          <table:table-cell table:formula="of:=RIGHT([.B151]; LEN([.B1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2]" office:value-type="string" office:string-value="9P_T1_DQS_12">
            <text:p>9P_T1_DQS_12</text:p>
          </table:table-cell>
          <table:table-cell table:formula="of:=[original.A152]" office:value-type="string" office:string-value="AC29">
            <text:p>AC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152]" office:value-type="string" office:string-value="IO_L9P_T1_DQS_12">
            <text:p>IO_L9P_T1_DQS_12</text:p>
          </table:table-cell>
          <table:table-cell table:formula="of:=RIGHT([.G152]; LEN([.G152])-4)" office:value-type="string" office:string-value="9P_T1_DQS_12">
            <text:p>9P_T1_DQS_12</text:p>
          </table:table-cell>
          <table:table-cell table:formula="of:=RIGHT([.B152]; LEN([.B1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3]" office:value-type="string" office:string-value="9N_T1_DQS_12">
            <text:p>9N_T1_DQS_12</text:p>
          </table:table-cell>
          <table:table-cell table:formula="of:=[original.A153]" office:value-type="string" office:string-value="AD29">
            <text:p>AD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153]" office:value-type="string" office:string-value="IO_L9N_T1_DQS_12">
            <text:p>IO_L9N_T1_DQS_12</text:p>
          </table:table-cell>
          <table:table-cell table:formula="of:=RIGHT([.G153]; LEN([.G153])-4)" office:value-type="string" office:string-value="9N_T1_DQS_12">
            <text:p>9N_T1_DQS_12</text:p>
          </table:table-cell>
          <table:table-cell table:formula="of:=RIGHT([.B153]; LEN([.B1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4]" office:value-type="string" office:string-value="10P_T1_12">
            <text:p>10P_T1_12</text:p>
          </table:table-cell>
          <table:table-cell table:formula="of:=[original.A154]" office:value-type="string" office:string-value="AD25">
            <text:p>AD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154]" office:value-type="string" office:string-value="IO_L10P_T1_12">
            <text:p>IO_L10P_T1_12</text:p>
          </table:table-cell>
          <table:table-cell table:formula="of:=RIGHT([.G154]; LEN([.G154])-4)" office:value-type="string" office:string-value="10P_T1_12">
            <text:p>10P_T1_12</text:p>
          </table:table-cell>
          <table:table-cell table:formula="of:=RIGHT([.B154]; LEN([.B1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5]" office:value-type="string" office:string-value="10N_T1_12">
            <text:p>10N_T1_12</text:p>
          </table:table-cell>
          <table:table-cell table:formula="of:=[original.A155]" office:value-type="string" office:string-value="AE26">
            <text:p>AE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155]" office:value-type="string" office:string-value="IO_L10N_T1_12">
            <text:p>IO_L10N_T1_12</text:p>
          </table:table-cell>
          <table:table-cell table:formula="of:=RIGHT([.G155]; LEN([.G155])-4)" office:value-type="string" office:string-value="10N_T1_12">
            <text:p>10N_T1_12</text:p>
          </table:table-cell>
          <table:table-cell table:formula="of:=RIGHT([.B155]; LEN([.B1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6]" office:value-type="string" office:string-value="11P_T1_SRCC_12">
            <text:p>11P_T1_SRCC_12</text:p>
          </table:table-cell>
          <table:table-cell table:formula="of:=[original.A156]" office:value-type="string" office:string-value="AB27">
            <text:p>AB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156]" office:value-type="string" office:string-value="IO_L11P_T1_SRCC_12">
            <text:p>IO_L11P_T1_SRCC_12</text:p>
          </table:table-cell>
          <table:table-cell table:formula="of:=RIGHT([.G156]; LEN([.G156])-4)" office:value-type="string" office:string-value="11P_T1_SRCC_12">
            <text:p>11P_T1_SRCC_12</text:p>
          </table:table-cell>
          <table:table-cell table:formula="of:=RIGHT([.B156]; LEN([.B1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7]" office:value-type="string" office:string-value="11N_T1_SRCC_12">
            <text:p>11N_T1_SRCC_12</text:p>
          </table:table-cell>
          <table:table-cell table:formula="of:=[original.A157]" office:value-type="string" office:string-value="AC27">
            <text:p>AC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157]" office:value-type="string" office:string-value="IO_L11N_T1_SRCC_12">
            <text:p>IO_L11N_T1_SRCC_12</text:p>
          </table:table-cell>
          <table:table-cell table:formula="of:=RIGHT([.G157]; LEN([.G157])-4)" office:value-type="string" office:string-value="11N_T1_SRCC_12">
            <text:p>11N_T1_SRCC_12</text:p>
          </table:table-cell>
          <table:table-cell table:formula="of:=RIGHT([.B157]; LEN([.B1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8]" office:value-type="string" office:string-value="12P_T1_MRCC_12">
            <text:p>12P_T1_MRCC_12</text:p>
          </table:table-cell>
          <table:table-cell table:formula="of:=[original.A158]" office:value-type="string" office:string-value="AC28">
            <text:p>AC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158]" office:value-type="string" office:string-value="IO_L12P_T1_MRCC_12">
            <text:p>IO_L12P_T1_MRCC_12</text:p>
          </table:table-cell>
          <table:table-cell table:formula="of:=RIGHT([.G158]; LEN([.G158])-4)" office:value-type="string" office:string-value="12P_T1_MRCC_12">
            <text:p>12P_T1_MRCC_12</text:p>
          </table:table-cell>
          <table:table-cell table:formula="of:=RIGHT([.B158]; LEN([.B1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59]" office:value-type="string" office:string-value="12N_T1_MRCC_12">
            <text:p>12N_T1_MRCC_12</text:p>
          </table:table-cell>
          <table:table-cell table:formula="of:=[original.A159]" office:value-type="string" office:string-value="AD28">
            <text:p>AD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159]" office:value-type="string" office:string-value="IO_L12N_T1_MRCC_12">
            <text:p>IO_L12N_T1_MRCC_12</text:p>
          </table:table-cell>
          <table:table-cell table:formula="of:=RIGHT([.G159]; LEN([.G159])-4)" office:value-type="string" office:string-value="12N_T1_MRCC_12">
            <text:p>12N_T1_MRCC_12</text:p>
          </table:table-cell>
          <table:table-cell table:formula="of:=RIGHT([.B159]; LEN([.B1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0]" office:value-type="string" office:string-value="13P_T2_MRCC_12">
            <text:p>13P_T2_MRCC_12</text:p>
          </table:table-cell>
          <table:table-cell table:formula="of:=[original.A160]" office:value-type="string" office:string-value="AE28">
            <text:p>AE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160]" office:value-type="string" office:string-value="IO_L13P_T2_MRCC_12">
            <text:p>IO_L13P_T2_MRCC_12</text:p>
          </table:table-cell>
          <table:table-cell table:formula="of:=RIGHT([.G160]; LEN([.G160])-4)" office:value-type="string" office:string-value="13P_T2_MRCC_12">
            <text:p>13P_T2_MRCC_12</text:p>
          </table:table-cell>
          <table:table-cell table:formula="of:=RIGHT([.B160]; LEN([.B1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1]" office:value-type="string" office:string-value="13N_T2_MRCC_12">
            <text:p>13N_T2_MRCC_12</text:p>
          </table:table-cell>
          <table:table-cell table:formula="of:=[original.A161]" office:value-type="string" office:string-value="AF28">
            <text:p>AF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161]" office:value-type="string" office:string-value="IO_L13N_T2_MRCC_12">
            <text:p>IO_L13N_T2_MRCC_12</text:p>
          </table:table-cell>
          <table:table-cell table:formula="of:=RIGHT([.G161]; LEN([.G161])-4)" office:value-type="string" office:string-value="13N_T2_MRCC_12">
            <text:p>13N_T2_MRCC_12</text:p>
          </table:table-cell>
          <table:table-cell table:formula="of:=RIGHT([.B161]; LEN([.B1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2]" office:value-type="string" office:string-value="14P_T2_SRCC_12">
            <text:p>14P_T2_SRCC_12</text:p>
          </table:table-cell>
          <table:table-cell table:formula="of:=[original.A162]" office:value-type="string" office:string-value="AE27">
            <text:p>AE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162]" office:value-type="string" office:string-value="IO_L14P_T2_SRCC_12">
            <text:p>IO_L14P_T2_SRCC_12</text:p>
          </table:table-cell>
          <table:table-cell table:formula="of:=RIGHT([.G162]; LEN([.G162])-4)" office:value-type="string" office:string-value="14P_T2_SRCC_12">
            <text:p>14P_T2_SRCC_12</text:p>
          </table:table-cell>
          <table:table-cell table:formula="of:=RIGHT([.B162]; LEN([.B1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3]" office:value-type="string" office:string-value="14N_T2_SRCC_12">
            <text:p>14N_T2_SRCC_12</text:p>
          </table:table-cell>
          <table:table-cell table:formula="of:=[original.A163]" office:value-type="string" office:string-value="AF27">
            <text:p>AF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163]" office:value-type="string" office:string-value="IO_L14N_T2_SRCC_12">
            <text:p>IO_L14N_T2_SRCC_12</text:p>
          </table:table-cell>
          <table:table-cell table:formula="of:=RIGHT([.G163]; LEN([.G163])-4)" office:value-type="string" office:string-value="14N_T2_SRCC_12">
            <text:p>14N_T2_SRCC_12</text:p>
          </table:table-cell>
          <table:table-cell table:formula="of:=RIGHT([.B163]; LEN([.B1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4]" office:value-type="string" office:string-value="15P_T2_DQS_12">
            <text:p>15P_T2_DQS_12</text:p>
          </table:table-cell>
          <table:table-cell table:formula="of:=[original.A164]" office:value-type="string" office:string-value="AF29">
            <text:p>AF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164]" office:value-type="string" office:string-value="IO_L15P_T2_DQS_12">
            <text:p>IO_L15P_T2_DQS_12</text:p>
          </table:table-cell>
          <table:table-cell table:formula="of:=RIGHT([.G164]; LEN([.G164])-4)" office:value-type="string" office:string-value="15P_T2_DQS_12">
            <text:p>15P_T2_DQS_12</text:p>
          </table:table-cell>
          <table:table-cell table:formula="of:=RIGHT([.B164]; LEN([.B1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5]" office:value-type="string" office:string-value="15N_T2_DQS_12">
            <text:p>15N_T2_DQS_12</text:p>
          </table:table-cell>
          <table:table-cell table:formula="of:=[original.A165]" office:value-type="string" office:string-value="AG29">
            <text:p>AG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165]" office:value-type="string" office:string-value="IO_L15N_T2_DQS_12">
            <text:p>IO_L15N_T2_DQS_12</text:p>
          </table:table-cell>
          <table:table-cell table:formula="of:=RIGHT([.G165]; LEN([.G165])-4)" office:value-type="string" office:string-value="15N_T2_DQS_12">
            <text:p>15N_T2_DQS_12</text:p>
          </table:table-cell>
          <table:table-cell table:formula="of:=RIGHT([.B165]; LEN([.B1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6]" office:value-type="string" office:string-value="16P_T2_12">
            <text:p>16P_T2_12</text:p>
          </table:table-cell>
          <table:table-cell table:formula="of:=[original.A166]" office:value-type="string" office:string-value="AF30">
            <text:p>AF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166]" office:value-type="string" office:string-value="IO_L16P_T2_12">
            <text:p>IO_L16P_T2_12</text:p>
          </table:table-cell>
          <table:table-cell table:formula="of:=RIGHT([.G166]; LEN([.G166])-4)" office:value-type="string" office:string-value="16P_T2_12">
            <text:p>16P_T2_12</text:p>
          </table:table-cell>
          <table:table-cell table:formula="of:=RIGHT([.B166]; LEN([.B1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7]" office:value-type="string" office:string-value="16N_T2_12">
            <text:p>16N_T2_12</text:p>
          </table:table-cell>
          <table:table-cell table:formula="of:=[original.A167]" office:value-type="string" office:string-value="AG30">
            <text:p>AG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167]" office:value-type="string" office:string-value="IO_L16N_T2_12">
            <text:p>IO_L16N_T2_12</text:p>
          </table:table-cell>
          <table:table-cell table:formula="of:=RIGHT([.G167]; LEN([.G167])-4)" office:value-type="string" office:string-value="16N_T2_12">
            <text:p>16N_T2_12</text:p>
          </table:table-cell>
          <table:table-cell table:formula="of:=RIGHT([.B167]; LEN([.B1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8]" office:value-type="string" office:string-value="17P_T2_12">
            <text:p>17P_T2_12</text:p>
          </table:table-cell>
          <table:table-cell table:formula="of:=[original.A168]" office:value-type="string" office:string-value="AG26">
            <text:p>AG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168]" office:value-type="string" office:string-value="IO_L17P_T2_12">
            <text:p>IO_L17P_T2_12</text:p>
          </table:table-cell>
          <table:table-cell table:formula="of:=RIGHT([.G168]; LEN([.G168])-4)" office:value-type="string" office:string-value="17P_T2_12">
            <text:p>17P_T2_12</text:p>
          </table:table-cell>
          <table:table-cell table:formula="of:=RIGHT([.B168]; LEN([.B1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69]" office:value-type="string" office:string-value="17N_T2_12">
            <text:p>17N_T2_12</text:p>
          </table:table-cell>
          <table:table-cell table:formula="of:=[original.A169]" office:value-type="string" office:string-value="AG27">
            <text:p>AG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169]" office:value-type="string" office:string-value="IO_L17N_T2_12">
            <text:p>IO_L17N_T2_12</text:p>
          </table:table-cell>
          <table:table-cell table:formula="of:=RIGHT([.G169]; LEN([.G169])-4)" office:value-type="string" office:string-value="17N_T2_12">
            <text:p>17N_T2_12</text:p>
          </table:table-cell>
          <table:table-cell table:formula="of:=RIGHT([.B169]; LEN([.B1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0]" office:value-type="string" office:string-value="18P_T2_12">
            <text:p>18P_T2_12</text:p>
          </table:table-cell>
          <table:table-cell table:formula="of:=[original.A170]" office:value-type="string" office:string-value="AE25">
            <text:p>AE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170]" office:value-type="string" office:string-value="IO_L18P_T2_12">
            <text:p>IO_L18P_T2_12</text:p>
          </table:table-cell>
          <table:table-cell table:formula="of:=RIGHT([.G170]; LEN([.G170])-4)" office:value-type="string" office:string-value="18P_T2_12">
            <text:p>18P_T2_12</text:p>
          </table:table-cell>
          <table:table-cell table:formula="of:=RIGHT([.B170]; LEN([.B1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1]" office:value-type="string" office:string-value="18N_T2_12">
            <text:p>18N_T2_12</text:p>
          </table:table-cell>
          <table:table-cell table:formula="of:=[original.A171]" office:value-type="string" office:string-value="AF25">
            <text:p>AF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171]" office:value-type="string" office:string-value="IO_L18N_T2_12">
            <text:p>IO_L18N_T2_12</text:p>
          </table:table-cell>
          <table:table-cell table:formula="of:=RIGHT([.G171]; LEN([.G171])-4)" office:value-type="string" office:string-value="18N_T2_12">
            <text:p>18N_T2_12</text:p>
          </table:table-cell>
          <table:table-cell table:formula="of:=RIGHT([.B171]; LEN([.B1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2]" office:value-type="string" office:string-value="19P_T3_12">
            <text:p>19P_T3_12</text:p>
          </table:table-cell>
          <table:table-cell table:formula="of:=[original.A172]" office:value-type="string" office:string-value="AH28">
            <text:p>AH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172]" office:value-type="string" office:string-value="IO_L19P_T3_12">
            <text:p>IO_L19P_T3_12</text:p>
          </table:table-cell>
          <table:table-cell table:formula="of:=RIGHT([.G172]; LEN([.G172])-4)" office:value-type="string" office:string-value="19P_T3_12">
            <text:p>19P_T3_12</text:p>
          </table:table-cell>
          <table:table-cell table:formula="of:=RIGHT([.B172]; LEN([.B1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3]" office:value-type="string" office:string-value="19N_T3_VREF_12">
            <text:p>19N_T3_VREF_12</text:p>
          </table:table-cell>
          <table:table-cell table:formula="of:=[original.A173]" office:value-type="string" office:string-value="AH29">
            <text:p>AH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173]" office:value-type="string" office:string-value="IO_L19N_T3_VREF_12">
            <text:p>IO_L19N_T3_VREF_12</text:p>
          </table:table-cell>
          <table:table-cell table:formula="of:=RIGHT([.G173]; LEN([.G173])-4)" office:value-type="string" office:string-value="19N_T3_VREF_12">
            <text:p>19N_T3_VREF_12</text:p>
          </table:table-cell>
          <table:table-cell table:formula="of:=RIGHT([.B173]; LEN([.B1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4]" office:value-type="string" office:string-value="20P_T3_12">
            <text:p>20P_T3_12</text:p>
          </table:table-cell>
          <table:table-cell table:formula="of:=[original.A174]" office:value-type="string" office:string-value="AJ30">
            <text:p>AJ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174]" office:value-type="string" office:string-value="IO_L20P_T3_12">
            <text:p>IO_L20P_T3_12</text:p>
          </table:table-cell>
          <table:table-cell table:formula="of:=RIGHT([.G174]; LEN([.G174])-4)" office:value-type="string" office:string-value="20P_T3_12">
            <text:p>20P_T3_12</text:p>
          </table:table-cell>
          <table:table-cell table:formula="of:=RIGHT([.B174]; LEN([.B1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5]" office:value-type="string" office:string-value="20N_T3_12">
            <text:p>20N_T3_12</text:p>
          </table:table-cell>
          <table:table-cell table:formula="of:=[original.A175]" office:value-type="string" office:string-value="AK30">
            <text:p>AK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175]" office:value-type="string" office:string-value="IO_L20N_T3_12">
            <text:p>IO_L20N_T3_12</text:p>
          </table:table-cell>
          <table:table-cell table:formula="of:=RIGHT([.G175]; LEN([.G175])-4)" office:value-type="string" office:string-value="20N_T3_12">
            <text:p>20N_T3_12</text:p>
          </table:table-cell>
          <table:table-cell table:formula="of:=RIGHT([.B175]; LEN([.B1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6]" office:value-type="string" office:string-value="21P_T3_DQS_12">
            <text:p>21P_T3_DQS_12</text:p>
          </table:table-cell>
          <table:table-cell table:formula="of:=[original.A176]" office:value-type="string" office:string-value="AJ28">
            <text:p>AJ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176]" office:value-type="string" office:string-value="IO_L21P_T3_DQS_12">
            <text:p>IO_L21P_T3_DQS_12</text:p>
          </table:table-cell>
          <table:table-cell table:formula="of:=RIGHT([.G176]; LEN([.G176])-4)" office:value-type="string" office:string-value="21P_T3_DQS_12">
            <text:p>21P_T3_DQS_12</text:p>
          </table:table-cell>
          <table:table-cell table:formula="of:=RIGHT([.B176]; LEN([.B1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7]" office:value-type="string" office:string-value="21N_T3_DQS_12">
            <text:p>21N_T3_DQS_12</text:p>
          </table:table-cell>
          <table:table-cell table:formula="of:=[original.A177]" office:value-type="string" office:string-value="AJ29">
            <text:p>AJ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177]" office:value-type="string" office:string-value="IO_L21N_T3_DQS_12">
            <text:p>IO_L21N_T3_DQS_12</text:p>
          </table:table-cell>
          <table:table-cell table:formula="of:=RIGHT([.G177]; LEN([.G177])-4)" office:value-type="string" office:string-value="21N_T3_DQS_12">
            <text:p>21N_T3_DQS_12</text:p>
          </table:table-cell>
          <table:table-cell table:formula="of:=RIGHT([.B177]; LEN([.B1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8]" office:value-type="string" office:string-value="22P_T3_12">
            <text:p>22P_T3_12</text:p>
          </table:table-cell>
          <table:table-cell table:formula="of:=[original.A178]" office:value-type="string" office:string-value="AK27">
            <text:p>AK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178]" office:value-type="string" office:string-value="IO_L22P_T3_12">
            <text:p>IO_L22P_T3_12</text:p>
          </table:table-cell>
          <table:table-cell table:formula="of:=RIGHT([.G178]; LEN([.G178])-4)" office:value-type="string" office:string-value="22P_T3_12">
            <text:p>22P_T3_12</text:p>
          </table:table-cell>
          <table:table-cell table:formula="of:=RIGHT([.B178]; LEN([.B1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79]" office:value-type="string" office:string-value="22N_T3_12">
            <text:p>22N_T3_12</text:p>
          </table:table-cell>
          <table:table-cell table:formula="of:=[original.A179]" office:value-type="string" office:string-value="AK28">
            <text:p>AK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179]" office:value-type="string" office:string-value="IO_L22N_T3_12">
            <text:p>IO_L22N_T3_12</text:p>
          </table:table-cell>
          <table:table-cell table:formula="of:=RIGHT([.G179]; LEN([.G179])-4)" office:value-type="string" office:string-value="22N_T3_12">
            <text:p>22N_T3_12</text:p>
          </table:table-cell>
          <table:table-cell table:formula="of:=RIGHT([.B179]; LEN([.B1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80]" office:value-type="string" office:string-value="23P_T3_12">
            <text:p>23P_T3_12</text:p>
          </table:table-cell>
          <table:table-cell table:formula="of:=[original.A180]" office:value-type="string" office:string-value="AH26">
            <text:p>AH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180]" office:value-type="string" office:string-value="IO_L23P_T3_12">
            <text:p>IO_L23P_T3_12</text:p>
          </table:table-cell>
          <table:table-cell table:formula="of:=RIGHT([.G180]; LEN([.G180])-4)" office:value-type="string" office:string-value="23P_T3_12">
            <text:p>23P_T3_12</text:p>
          </table:table-cell>
          <table:table-cell table:formula="of:=RIGHT([.B180]; LEN([.B1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81]" office:value-type="string" office:string-value="23N_T3_12">
            <text:p>23N_T3_12</text:p>
          </table:table-cell>
          <table:table-cell table:formula="of:=[original.A181]" office:value-type="string" office:string-value="AH27">
            <text:p>AH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181]" office:value-type="string" office:string-value="IO_L23N_T3_12">
            <text:p>IO_L23N_T3_12</text:p>
          </table:table-cell>
          <table:table-cell table:formula="of:=RIGHT([.G181]; LEN([.G181])-4)" office:value-type="string" office:string-value="23N_T3_12">
            <text:p>23N_T3_12</text:p>
          </table:table-cell>
          <table:table-cell table:formula="of:=RIGHT([.B181]; LEN([.B1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82]" office:value-type="string" office:string-value="24P_T3_12">
            <text:p>24P_T3_12</text:p>
          </table:table-cell>
          <table:table-cell table:formula="of:=[original.A182]" office:value-type="string" office:string-value="AJ26">
            <text:p>AJ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182]" office:value-type="string" office:string-value="IO_L24P_T3_12">
            <text:p>IO_L24P_T3_12</text:p>
          </table:table-cell>
          <table:table-cell table:formula="of:=RIGHT([.G182]; LEN([.G182])-4)" office:value-type="string" office:string-value="24P_T3_12">
            <text:p>24P_T3_12</text:p>
          </table:table-cell>
          <table:table-cell table:formula="of:=RIGHT([.B182]; LEN([.B1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83]" office:value-type="string" office:string-value="24N_T3_12">
            <text:p>24N_T3_12</text:p>
          </table:table-cell>
          <table:table-cell table:formula="of:=[original.A183]" office:value-type="string" office:string-value="AK26">
            <text:p>AK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183]" office:value-type="string" office:string-value="IO_L24N_T3_12">
            <text:p>IO_L24N_T3_12</text:p>
          </table:table-cell>
          <table:table-cell table:formula="of:=RIGHT([.G183]; LEN([.G183])-4)" office:value-type="string" office:string-value="24N_T3_12">
            <text:p>24N_T3_12</text:p>
          </table:table-cell>
          <table:table-cell table:formula="of:=RIGHT([.B183]; LEN([.B1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H</text:p>
          </table:table-cell>
          <table:table-cell table:formula="of:=[.H184]" office:value-type="string" office:string-value="25_12">
            <text:p>25_12</text:p>
          </table:table-cell>
          <table:table-cell table:formula="of:=[original.A184]" office:value-type="string" office:string-value="AA25">
            <text:p>AA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184]" office:value-type="string" office:string-value="IO_25_12">
            <text:p>IO_25_12</text:p>
          </table:table-cell>
          <table:table-cell table:formula="of:=RIGHT([.G184]; LEN([.G184])-3)" office:value-type="string" office:string-value="25_12">
            <text:p>25_12</text:p>
          </table:table-cell>
          <table:table-cell table:formula="of:=RIGHT([.B184]; LEN([.B1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85]" office:value-type="string" office:string-value="0_13">
            <text:p>0_13</text:p>
          </table:table-cell>
          <table:table-cell table:formula="of:=[original.A185]" office:value-type="string" office:string-value="U21">
            <text:p>U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185]" office:value-type="string" office:string-value="IO_0_13">
            <text:p>IO_0_13</text:p>
          </table:table-cell>
          <table:table-cell table:formula="of:=RIGHT([.G185]; LEN([.G185])-3)" office:value-type="string" office:string-value="0_13">
            <text:p>0_13</text:p>
          </table:table-cell>
          <table:table-cell table:formula="of:=RIGHT([.B185]; LEN([.B1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86]" office:value-type="string" office:string-value="1P_T0_13">
            <text:p>1P_T0_13</text:p>
          </table:table-cell>
          <table:table-cell table:formula="of:=[original.A186]" office:value-type="string" office:string-value="P30">
            <text:p>P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186]" office:value-type="string" office:string-value="IO_L1P_T0_13">
            <text:p>IO_L1P_T0_13</text:p>
          </table:table-cell>
          <table:table-cell table:formula="of:=RIGHT([.G186]; LEN([.G186])-4)" office:value-type="string" office:string-value="1P_T0_13">
            <text:p>1P_T0_13</text:p>
          </table:table-cell>
          <table:table-cell table:formula="of:=RIGHT([.B186]; LEN([.B1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87]" office:value-type="string" office:string-value="1N_T0_13">
            <text:p>1N_T0_13</text:p>
          </table:table-cell>
          <table:table-cell table:formula="of:=[original.A187]" office:value-type="string" office:string-value="R30">
            <text:p>R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187]" office:value-type="string" office:string-value="IO_L1N_T0_13">
            <text:p>IO_L1N_T0_13</text:p>
          </table:table-cell>
          <table:table-cell table:formula="of:=RIGHT([.G187]; LEN([.G187])-4)" office:value-type="string" office:string-value="1N_T0_13">
            <text:p>1N_T0_13</text:p>
          </table:table-cell>
          <table:table-cell table:formula="of:=RIGHT([.B187]; LEN([.B1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88]" office:value-type="string" office:string-value="2P_T0_13">
            <text:p>2P_T0_13</text:p>
          </table:table-cell>
          <table:table-cell table:formula="of:=[original.A188]" office:value-type="string" office:string-value="T30">
            <text:p>T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188]" office:value-type="string" office:string-value="IO_L2P_T0_13">
            <text:p>IO_L2P_T0_13</text:p>
          </table:table-cell>
          <table:table-cell table:formula="of:=RIGHT([.G188]; LEN([.G188])-4)" office:value-type="string" office:string-value="2P_T0_13">
            <text:p>2P_T0_13</text:p>
          </table:table-cell>
          <table:table-cell table:formula="of:=RIGHT([.B188]; LEN([.B1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89]" office:value-type="string" office:string-value="2N_T0_13">
            <text:p>2N_T0_13</text:p>
          </table:table-cell>
          <table:table-cell table:formula="of:=[original.A189]" office:value-type="string" office:string-value="U30">
            <text:p>U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189]" office:value-type="string" office:string-value="IO_L2N_T0_13">
            <text:p>IO_L2N_T0_13</text:p>
          </table:table-cell>
          <table:table-cell table:formula="of:=RIGHT([.G189]; LEN([.G189])-4)" office:value-type="string" office:string-value="2N_T0_13">
            <text:p>2N_T0_13</text:p>
          </table:table-cell>
          <table:table-cell table:formula="of:=RIGHT([.B189]; LEN([.B1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0]" office:value-type="string" office:string-value="3P_T0_DQS_13">
            <text:p>3P_T0_DQS_13</text:p>
          </table:table-cell>
          <table:table-cell table:formula="of:=[original.A190]" office:value-type="string" office:string-value="N28">
            <text:p>N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190]" office:value-type="string" office:string-value="IO_L3P_T0_DQS_13">
            <text:p>IO_L3P_T0_DQS_13</text:p>
          </table:table-cell>
          <table:table-cell table:formula="of:=RIGHT([.G190]; LEN([.G190])-4)" office:value-type="string" office:string-value="3P_T0_DQS_13">
            <text:p>3P_T0_DQS_13</text:p>
          </table:table-cell>
          <table:table-cell table:formula="of:=RIGHT([.B190]; LEN([.B1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1]" office:value-type="string" office:string-value="3N_T0_DQS_13">
            <text:p>3N_T0_DQS_13</text:p>
          </table:table-cell>
          <table:table-cell table:formula="of:=[original.A191]" office:value-type="string" office:string-value="P28">
            <text:p>P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191]" office:value-type="string" office:string-value="IO_L3N_T0_DQS_13">
            <text:p>IO_L3N_T0_DQS_13</text:p>
          </table:table-cell>
          <table:table-cell table:formula="of:=RIGHT([.G191]; LEN([.G191])-4)" office:value-type="string" office:string-value="3N_T0_DQS_13">
            <text:p>3N_T0_DQS_13</text:p>
          </table:table-cell>
          <table:table-cell table:formula="of:=RIGHT([.B191]; LEN([.B1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2]" office:value-type="string" office:string-value="4P_T0_13">
            <text:p>4P_T0_13</text:p>
          </table:table-cell>
          <table:table-cell table:formula="of:=[original.A192]" office:value-type="string" office:string-value="N29">
            <text:p>N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192]" office:value-type="string" office:string-value="IO_L4P_T0_13">
            <text:p>IO_L4P_T0_13</text:p>
          </table:table-cell>
          <table:table-cell table:formula="of:=RIGHT([.G192]; LEN([.G192])-4)" office:value-type="string" office:string-value="4P_T0_13">
            <text:p>4P_T0_13</text:p>
          </table:table-cell>
          <table:table-cell table:formula="of:=RIGHT([.B192]; LEN([.B1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3]" office:value-type="string" office:string-value="4N_T0_13">
            <text:p>4N_T0_13</text:p>
          </table:table-cell>
          <table:table-cell table:formula="of:=[original.A193]" office:value-type="string" office:string-value="P29">
            <text:p>P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193]" office:value-type="string" office:string-value="IO_L4N_T0_13">
            <text:p>IO_L4N_T0_13</text:p>
          </table:table-cell>
          <table:table-cell table:formula="of:=RIGHT([.G193]; LEN([.G193])-4)" office:value-type="string" office:string-value="4N_T0_13">
            <text:p>4N_T0_13</text:p>
          </table:table-cell>
          <table:table-cell table:formula="of:=RIGHT([.B193]; LEN([.B1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4]" office:value-type="string" office:string-value="5P_T0_13">
            <text:p>5P_T0_13</text:p>
          </table:table-cell>
          <table:table-cell table:formula="of:=[original.A194]" office:value-type="string" office:string-value="T29">
            <text:p>T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194]" office:value-type="string" office:string-value="IO_L5P_T0_13">
            <text:p>IO_L5P_T0_13</text:p>
          </table:table-cell>
          <table:table-cell table:formula="of:=RIGHT([.G194]; LEN([.G194])-4)" office:value-type="string" office:string-value="5P_T0_13">
            <text:p>5P_T0_13</text:p>
          </table:table-cell>
          <table:table-cell table:formula="of:=RIGHT([.B194]; LEN([.B1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5]" office:value-type="string" office:string-value="5N_T0_13">
            <text:p>5N_T0_13</text:p>
          </table:table-cell>
          <table:table-cell table:formula="of:=[original.A195]" office:value-type="string" office:string-value="U29">
            <text:p>U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195]" office:value-type="string" office:string-value="IO_L5N_T0_13">
            <text:p>IO_L5N_T0_13</text:p>
          </table:table-cell>
          <table:table-cell table:formula="of:=RIGHT([.G195]; LEN([.G195])-4)" office:value-type="string" office:string-value="5N_T0_13">
            <text:p>5N_T0_13</text:p>
          </table:table-cell>
          <table:table-cell table:formula="of:=RIGHT([.B195]; LEN([.B1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6]" office:value-type="string" office:string-value="6P_T0_13">
            <text:p>6P_T0_13</text:p>
          </table:table-cell>
          <table:table-cell table:formula="of:=[original.A196]" office:value-type="string" office:string-value="R28">
            <text:p>R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196]" office:value-type="string" office:string-value="IO_L6P_T0_13">
            <text:p>IO_L6P_T0_13</text:p>
          </table:table-cell>
          <table:table-cell table:formula="of:=RIGHT([.G196]; LEN([.G196])-4)" office:value-type="string" office:string-value="6P_T0_13">
            <text:p>6P_T0_13</text:p>
          </table:table-cell>
          <table:table-cell table:formula="of:=RIGHT([.B196]; LEN([.B1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7]" office:value-type="string" office:string-value="6N_T0_VREF_13">
            <text:p>6N_T0_VREF_13</text:p>
          </table:table-cell>
          <table:table-cell table:formula="of:=[original.A197]" office:value-type="string" office:string-value="T28">
            <text:p>T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197]" office:value-type="string" office:string-value="IO_L6N_T0_VREF_13">
            <text:p>IO_L6N_T0_VREF_13</text:p>
          </table:table-cell>
          <table:table-cell table:formula="of:=RIGHT([.G197]; LEN([.G197])-4)" office:value-type="string" office:string-value="6N_T0_VREF_13">
            <text:p>6N_T0_VREF_13</text:p>
          </table:table-cell>
          <table:table-cell table:formula="of:=RIGHT([.B197]; LEN([.B1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8]" office:value-type="string" office:string-value="7P_T1_13">
            <text:p>7P_T1_13</text:p>
          </table:table-cell>
          <table:table-cell table:formula="of:=[original.A198]" office:value-type="string" office:string-value="V28">
            <text:p>V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198]" office:value-type="string" office:string-value="IO_L7P_T1_13">
            <text:p>IO_L7P_T1_13</text:p>
          </table:table-cell>
          <table:table-cell table:formula="of:=RIGHT([.G198]; LEN([.G198])-4)" office:value-type="string" office:string-value="7P_T1_13">
            <text:p>7P_T1_13</text:p>
          </table:table-cell>
          <table:table-cell table:formula="of:=RIGHT([.B198]; LEN([.B1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199]" office:value-type="string" office:string-value="7N_T1_13">
            <text:p>7N_T1_13</text:p>
          </table:table-cell>
          <table:table-cell table:formula="of:=[original.A199]" office:value-type="string" office:string-value="V29">
            <text:p>V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199]" office:value-type="string" office:string-value="IO_L7N_T1_13">
            <text:p>IO_L7N_T1_13</text:p>
          </table:table-cell>
          <table:table-cell table:formula="of:=RIGHT([.G199]; LEN([.G199])-4)" office:value-type="string" office:string-value="7N_T1_13">
            <text:p>7N_T1_13</text:p>
          </table:table-cell>
          <table:table-cell table:formula="of:=RIGHT([.B199]; LEN([.B1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0]" office:value-type="string" office:string-value="8P_T1_13">
            <text:p>8P_T1_13</text:p>
          </table:table-cell>
          <table:table-cell table:formula="of:=[original.A200]" office:value-type="string" office:string-value="W29">
            <text:p>W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200]" office:value-type="string" office:string-value="IO_L8P_T1_13">
            <text:p>IO_L8P_T1_13</text:p>
          </table:table-cell>
          <table:table-cell table:formula="of:=RIGHT([.G200]; LEN([.G200])-4)" office:value-type="string" office:string-value="8P_T1_13">
            <text:p>8P_T1_13</text:p>
          </table:table-cell>
          <table:table-cell table:formula="of:=RIGHT([.B200]; LEN([.B2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1]" office:value-type="string" office:string-value="8N_T1_13">
            <text:p>8N_T1_13</text:p>
          </table:table-cell>
          <table:table-cell table:formula="of:=[original.A201]" office:value-type="string" office:string-value="W30">
            <text:p>W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201]" office:value-type="string" office:string-value="IO_L8N_T1_13">
            <text:p>IO_L8N_T1_13</text:p>
          </table:table-cell>
          <table:table-cell table:formula="of:=RIGHT([.G201]; LEN([.G201])-4)" office:value-type="string" office:string-value="8N_T1_13">
            <text:p>8N_T1_13</text:p>
          </table:table-cell>
          <table:table-cell table:formula="of:=RIGHT([.B201]; LEN([.B2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2]" office:value-type="string" office:string-value="9P_T1_DQS_13">
            <text:p>9P_T1_DQS_13</text:p>
          </table:table-cell>
          <table:table-cell table:formula="of:=[original.A202]" office:value-type="string" office:string-value="V27">
            <text:p>V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202]" office:value-type="string" office:string-value="IO_L9P_T1_DQS_13">
            <text:p>IO_L9P_T1_DQS_13</text:p>
          </table:table-cell>
          <table:table-cell table:formula="of:=RIGHT([.G202]; LEN([.G202])-4)" office:value-type="string" office:string-value="9P_T1_DQS_13">
            <text:p>9P_T1_DQS_13</text:p>
          </table:table-cell>
          <table:table-cell table:formula="of:=RIGHT([.B202]; LEN([.B2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3]" office:value-type="string" office:string-value="9N_T1_DQS_13">
            <text:p>9N_T1_DQS_13</text:p>
          </table:table-cell>
          <table:table-cell table:formula="of:=[original.A203]" office:value-type="string" office:string-value="W28">
            <text:p>W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203]" office:value-type="string" office:string-value="IO_L9N_T1_DQS_13">
            <text:p>IO_L9N_T1_DQS_13</text:p>
          </table:table-cell>
          <table:table-cell table:formula="of:=RIGHT([.G203]; LEN([.G203])-4)" office:value-type="string" office:string-value="9N_T1_DQS_13">
            <text:p>9N_T1_DQS_13</text:p>
          </table:table-cell>
          <table:table-cell table:formula="of:=RIGHT([.B203]; LEN([.B2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4]" office:value-type="string" office:string-value="10P_T1_13">
            <text:p>10P_T1_13</text:p>
          </table:table-cell>
          <table:table-cell table:formula="of:=[original.A204]" office:value-type="string" office:string-value="W25">
            <text:p>W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204]" office:value-type="string" office:string-value="IO_L10P_T1_13">
            <text:p>IO_L10P_T1_13</text:p>
          </table:table-cell>
          <table:table-cell table:formula="of:=RIGHT([.G204]; LEN([.G204])-4)" office:value-type="string" office:string-value="10P_T1_13">
            <text:p>10P_T1_13</text:p>
          </table:table-cell>
          <table:table-cell table:formula="of:=RIGHT([.B204]; LEN([.B2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5]" office:value-type="string" office:string-value="10N_T1_13">
            <text:p>10N_T1_13</text:p>
          </table:table-cell>
          <table:table-cell table:formula="of:=[original.A205]" office:value-type="string" office:string-value="W26">
            <text:p>W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205]" office:value-type="string" office:string-value="IO_L10N_T1_13">
            <text:p>IO_L10N_T1_13</text:p>
          </table:table-cell>
          <table:table-cell table:formula="of:=RIGHT([.G205]; LEN([.G205])-4)" office:value-type="string" office:string-value="10N_T1_13">
            <text:p>10N_T1_13</text:p>
          </table:table-cell>
          <table:table-cell table:formula="of:=RIGHT([.B205]; LEN([.B2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6]" office:value-type="string" office:string-value="11P_T1_SRCC_13">
            <text:p>11P_T1_SRCC_13</text:p>
          </table:table-cell>
          <table:table-cell table:formula="of:=[original.A206]" office:value-type="string" office:string-value="U25">
            <text:p>U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206]" office:value-type="string" office:string-value="IO_L11P_T1_SRCC_13">
            <text:p>IO_L11P_T1_SRCC_13</text:p>
          </table:table-cell>
          <table:table-cell table:formula="of:=RIGHT([.G206]; LEN([.G206])-4)" office:value-type="string" office:string-value="11P_T1_SRCC_13">
            <text:p>11P_T1_SRCC_13</text:p>
          </table:table-cell>
          <table:table-cell table:formula="of:=RIGHT([.B206]; LEN([.B2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7]" office:value-type="string" office:string-value="11N_T1_SRCC_13">
            <text:p>11N_T1_SRCC_13</text:p>
          </table:table-cell>
          <table:table-cell table:formula="of:=[original.A207]" office:value-type="string" office:string-value="V26">
            <text:p>V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207]" office:value-type="string" office:string-value="IO_L11N_T1_SRCC_13">
            <text:p>IO_L11N_T1_SRCC_13</text:p>
          </table:table-cell>
          <table:table-cell table:formula="of:=RIGHT([.G207]; LEN([.G207])-4)" office:value-type="string" office:string-value="11N_T1_SRCC_13">
            <text:p>11N_T1_SRCC_13</text:p>
          </table:table-cell>
          <table:table-cell table:formula="of:=RIGHT([.B207]; LEN([.B2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8]" office:value-type="string" office:string-value="12P_T1_MRCC_13">
            <text:p>12P_T1_MRCC_13</text:p>
          </table:table-cell>
          <table:table-cell table:formula="of:=[original.A208]" office:value-type="string" office:string-value="U26">
            <text:p>U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208]" office:value-type="string" office:string-value="IO_L12P_T1_MRCC_13">
            <text:p>IO_L12P_T1_MRCC_13</text:p>
          </table:table-cell>
          <table:table-cell table:formula="of:=RIGHT([.G208]; LEN([.G208])-4)" office:value-type="string" office:string-value="12P_T1_MRCC_13">
            <text:p>12P_T1_MRCC_13</text:p>
          </table:table-cell>
          <table:table-cell table:formula="of:=RIGHT([.B208]; LEN([.B2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09]" office:value-type="string" office:string-value="12N_T1_MRCC_13">
            <text:p>12N_T1_MRCC_13</text:p>
          </table:table-cell>
          <table:table-cell table:formula="of:=[original.A209]" office:value-type="string" office:string-value="U27">
            <text:p>U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209]" office:value-type="string" office:string-value="IO_L12N_T1_MRCC_13">
            <text:p>IO_L12N_T1_MRCC_13</text:p>
          </table:table-cell>
          <table:table-cell table:formula="of:=RIGHT([.G209]; LEN([.G209])-4)" office:value-type="string" office:string-value="12N_T1_MRCC_13">
            <text:p>12N_T1_MRCC_13</text:p>
          </table:table-cell>
          <table:table-cell table:formula="of:=RIGHT([.B209]; LEN([.B2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0]" office:value-type="string" office:string-value="13P_T2_MRCC_13">
            <text:p>13P_T2_MRCC_13</text:p>
          </table:table-cell>
          <table:table-cell table:formula="of:=[original.A210]" office:value-type="string" office:string-value="R25">
            <text:p>R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210]" office:value-type="string" office:string-value="IO_L13P_T2_MRCC_13">
            <text:p>IO_L13P_T2_MRCC_13</text:p>
          </table:table-cell>
          <table:table-cell table:formula="of:=RIGHT([.G210]; LEN([.G210])-4)" office:value-type="string" office:string-value="13P_T2_MRCC_13">
            <text:p>13P_T2_MRCC_13</text:p>
          </table:table-cell>
          <table:table-cell table:formula="of:=RIGHT([.B210]; LEN([.B2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1]" office:value-type="string" office:string-value="13N_T2_MRCC_13">
            <text:p>13N_T2_MRCC_13</text:p>
          </table:table-cell>
          <table:table-cell table:formula="of:=[original.A211]" office:value-type="string" office:string-value="R26">
            <text:p>R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211]" office:value-type="string" office:string-value="IO_L13N_T2_MRCC_13">
            <text:p>IO_L13N_T2_MRCC_13</text:p>
          </table:table-cell>
          <table:table-cell table:formula="of:=RIGHT([.G211]; LEN([.G211])-4)" office:value-type="string" office:string-value="13N_T2_MRCC_13">
            <text:p>13N_T2_MRCC_13</text:p>
          </table:table-cell>
          <table:table-cell table:formula="of:=RIGHT([.B211]; LEN([.B2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2]" office:value-type="string" office:string-value="14P_T2_SRCC_13">
            <text:p>14P_T2_SRCC_13</text:p>
          </table:table-cell>
          <table:table-cell table:formula="of:=[original.A212]" office:value-type="string" office:string-value="R27">
            <text:p>R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212]" office:value-type="string" office:string-value="IO_L14P_T2_SRCC_13">
            <text:p>IO_L14P_T2_SRCC_13</text:p>
          </table:table-cell>
          <table:table-cell table:formula="of:=RIGHT([.G212]; LEN([.G212])-4)" office:value-type="string" office:string-value="14P_T2_SRCC_13">
            <text:p>14P_T2_SRCC_13</text:p>
          </table:table-cell>
          <table:table-cell table:formula="of:=RIGHT([.B212]; LEN([.B2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3]" office:value-type="string" office:string-value="14N_T2_SRCC_13">
            <text:p>14N_T2_SRCC_13</text:p>
          </table:table-cell>
          <table:table-cell table:formula="of:=[original.A213]" office:value-type="string" office:string-value="T27">
            <text:p>T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213]" office:value-type="string" office:string-value="IO_L14N_T2_SRCC_13">
            <text:p>IO_L14N_T2_SRCC_13</text:p>
          </table:table-cell>
          <table:table-cell table:formula="of:=RIGHT([.G213]; LEN([.G213])-4)" office:value-type="string" office:string-value="14N_T2_SRCC_13">
            <text:p>14N_T2_SRCC_13</text:p>
          </table:table-cell>
          <table:table-cell table:formula="of:=RIGHT([.B213]; LEN([.B2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4]" office:value-type="string" office:string-value="15P_T2_DQS_13">
            <text:p>15P_T2_DQS_13</text:p>
          </table:table-cell>
          <table:table-cell table:formula="of:=[original.A214]" office:value-type="string" office:string-value="N26">
            <text:p>N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214]" office:value-type="string" office:string-value="IO_L15P_T2_DQS_13">
            <text:p>IO_L15P_T2_DQS_13</text:p>
          </table:table-cell>
          <table:table-cell table:formula="of:=RIGHT([.G214]; LEN([.G214])-4)" office:value-type="string" office:string-value="15P_T2_DQS_13">
            <text:p>15P_T2_DQS_13</text:p>
          </table:table-cell>
          <table:table-cell table:formula="of:=RIGHT([.B214]; LEN([.B2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5]" office:value-type="string" office:string-value="15N_T2_DQS_13">
            <text:p>15N_T2_DQS_13</text:p>
          </table:table-cell>
          <table:table-cell table:formula="of:=[original.A215]" office:value-type="string" office:string-value="N27">
            <text:p>N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215]" office:value-type="string" office:string-value="IO_L15N_T2_DQS_13">
            <text:p>IO_L15N_T2_DQS_13</text:p>
          </table:table-cell>
          <table:table-cell table:formula="of:=RIGHT([.G215]; LEN([.G215])-4)" office:value-type="string" office:string-value="15N_T2_DQS_13">
            <text:p>15N_T2_DQS_13</text:p>
          </table:table-cell>
          <table:table-cell table:formula="of:=RIGHT([.B215]; LEN([.B2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6]" office:value-type="string" office:string-value="16P_T2_13">
            <text:p>16P_T2_13</text:p>
          </table:table-cell>
          <table:table-cell table:formula="of:=[original.A216]" office:value-type="string" office:string-value="P25">
            <text:p>P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216]" office:value-type="string" office:string-value="IO_L16P_T2_13">
            <text:p>IO_L16P_T2_13</text:p>
          </table:table-cell>
          <table:table-cell table:formula="of:=RIGHT([.G216]; LEN([.G216])-4)" office:value-type="string" office:string-value="16P_T2_13">
            <text:p>16P_T2_13</text:p>
          </table:table-cell>
          <table:table-cell table:formula="of:=RIGHT([.B216]; LEN([.B2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7]" office:value-type="string" office:string-value="16N_T2_13">
            <text:p>16N_T2_13</text:p>
          </table:table-cell>
          <table:table-cell table:formula="of:=[original.A217]" office:value-type="string" office:string-value="P26">
            <text:p>P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217]" office:value-type="string" office:string-value="IO_L16N_T2_13">
            <text:p>IO_L16N_T2_13</text:p>
          </table:table-cell>
          <table:table-cell table:formula="of:=RIGHT([.G217]; LEN([.G217])-4)" office:value-type="string" office:string-value="16N_T2_13">
            <text:p>16N_T2_13</text:p>
          </table:table-cell>
          <table:table-cell table:formula="of:=RIGHT([.B217]; LEN([.B2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8]" office:value-type="string" office:string-value="17P_T2_13">
            <text:p>17P_T2_13</text:p>
          </table:table-cell>
          <table:table-cell table:formula="of:=[original.A218]" office:value-type="string" office:string-value="T24">
            <text:p>T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218]" office:value-type="string" office:string-value="IO_L17P_T2_13">
            <text:p>IO_L17P_T2_13</text:p>
          </table:table-cell>
          <table:table-cell table:formula="of:=RIGHT([.G218]; LEN([.G218])-4)" office:value-type="string" office:string-value="17P_T2_13">
            <text:p>17P_T2_13</text:p>
          </table:table-cell>
          <table:table-cell table:formula="of:=RIGHT([.B218]; LEN([.B2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19]" office:value-type="string" office:string-value="17N_T2_13">
            <text:p>17N_T2_13</text:p>
          </table:table-cell>
          <table:table-cell table:formula="of:=[original.A219]" office:value-type="string" office:string-value="T25">
            <text:p>T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219]" office:value-type="string" office:string-value="IO_L17N_T2_13">
            <text:p>IO_L17N_T2_13</text:p>
          </table:table-cell>
          <table:table-cell table:formula="of:=RIGHT([.G219]; LEN([.G219])-4)" office:value-type="string" office:string-value="17N_T2_13">
            <text:p>17N_T2_13</text:p>
          </table:table-cell>
          <table:table-cell table:formula="of:=RIGHT([.B219]; LEN([.B2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0]" office:value-type="string" office:string-value="18P_T2_13">
            <text:p>18P_T2_13</text:p>
          </table:table-cell>
          <table:table-cell table:formula="of:=[original.A220]" office:value-type="string" office:string-value="P23">
            <text:p>P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220]" office:value-type="string" office:string-value="IO_L18P_T2_13">
            <text:p>IO_L18P_T2_13</text:p>
          </table:table-cell>
          <table:table-cell table:formula="of:=RIGHT([.G220]; LEN([.G220])-4)" office:value-type="string" office:string-value="18P_T2_13">
            <text:p>18P_T2_13</text:p>
          </table:table-cell>
          <table:table-cell table:formula="of:=RIGHT([.B220]; LEN([.B2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1]" office:value-type="string" office:string-value="18N_T2_13">
            <text:p>18N_T2_13</text:p>
          </table:table-cell>
          <table:table-cell table:formula="of:=[original.A221]" office:value-type="string" office:string-value="P24">
            <text:p>P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221]" office:value-type="string" office:string-value="IO_L18N_T2_13">
            <text:p>IO_L18N_T2_13</text:p>
          </table:table-cell>
          <table:table-cell table:formula="of:=RIGHT([.G221]; LEN([.G221])-4)" office:value-type="string" office:string-value="18N_T2_13">
            <text:p>18N_T2_13</text:p>
          </table:table-cell>
          <table:table-cell table:formula="of:=RIGHT([.B221]; LEN([.B2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2]" office:value-type="string" office:string-value="19P_T3_13">
            <text:p>19P_T3_13</text:p>
          </table:table-cell>
          <table:table-cell table:formula="of:=[original.A222]" office:value-type="string" office:string-value="P21">
            <text:p>P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222]" office:value-type="string" office:string-value="IO_L19P_T3_13">
            <text:p>IO_L19P_T3_13</text:p>
          </table:table-cell>
          <table:table-cell table:formula="of:=RIGHT([.G222]; LEN([.G222])-4)" office:value-type="string" office:string-value="19P_T3_13">
            <text:p>19P_T3_13</text:p>
          </table:table-cell>
          <table:table-cell table:formula="of:=RIGHT([.B222]; LEN([.B2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3]" office:value-type="string" office:string-value="19N_T3_VREF_13">
            <text:p>19N_T3_VREF_13</text:p>
          </table:table-cell>
          <table:table-cell table:formula="of:=[original.A223]" office:value-type="string" office:string-value="R21">
            <text:p>R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223]" office:value-type="string" office:string-value="IO_L19N_T3_VREF_13">
            <text:p>IO_L19N_T3_VREF_13</text:p>
          </table:table-cell>
          <table:table-cell table:formula="of:=RIGHT([.G223]; LEN([.G223])-4)" office:value-type="string" office:string-value="19N_T3_VREF_13">
            <text:p>19N_T3_VREF_13</text:p>
          </table:table-cell>
          <table:table-cell table:formula="of:=RIGHT([.B223]; LEN([.B2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4]" office:value-type="string" office:string-value="20P_T3_13">
            <text:p>20P_T3_13</text:p>
          </table:table-cell>
          <table:table-cell table:formula="of:=[original.A224]" office:value-type="string" office:string-value="T22">
            <text:p>T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224]" office:value-type="string" office:string-value="IO_L20P_T3_13">
            <text:p>IO_L20P_T3_13</text:p>
          </table:table-cell>
          <table:table-cell table:formula="of:=RIGHT([.G224]; LEN([.G224])-4)" office:value-type="string" office:string-value="20P_T3_13">
            <text:p>20P_T3_13</text:p>
          </table:table-cell>
          <table:table-cell table:formula="of:=RIGHT([.B224]; LEN([.B2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5]" office:value-type="string" office:string-value="20N_T3_13">
            <text:p>20N_T3_13</text:p>
          </table:table-cell>
          <table:table-cell table:formula="of:=[original.A225]" office:value-type="string" office:string-value="T23">
            <text:p>T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225]" office:value-type="string" office:string-value="IO_L20N_T3_13">
            <text:p>IO_L20N_T3_13</text:p>
          </table:table-cell>
          <table:table-cell table:formula="of:=RIGHT([.G225]; LEN([.G225])-4)" office:value-type="string" office:string-value="20N_T3_13">
            <text:p>20N_T3_13</text:p>
          </table:table-cell>
          <table:table-cell table:formula="of:=RIGHT([.B225]; LEN([.B2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6]" office:value-type="string" office:string-value="21P_T3_DQS_13">
            <text:p>21P_T3_DQS_13</text:p>
          </table:table-cell>
          <table:table-cell table:formula="of:=[original.A226]" office:value-type="string" office:string-value="R22">
            <text:p>R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226]" office:value-type="string" office:string-value="IO_L21P_T3_DQS_13">
            <text:p>IO_L21P_T3_DQS_13</text:p>
          </table:table-cell>
          <table:table-cell table:formula="of:=RIGHT([.G226]; LEN([.G226])-4)" office:value-type="string" office:string-value="21P_T3_DQS_13">
            <text:p>21P_T3_DQS_13</text:p>
          </table:table-cell>
          <table:table-cell table:formula="of:=RIGHT([.B226]; LEN([.B2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7]" office:value-type="string" office:string-value="21N_T3_DQS_13">
            <text:p>21N_T3_DQS_13</text:p>
          </table:table-cell>
          <table:table-cell table:formula="of:=[original.A227]" office:value-type="string" office:string-value="R23">
            <text:p>R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227]" office:value-type="string" office:string-value="IO_L21N_T3_DQS_13">
            <text:p>IO_L21N_T3_DQS_13</text:p>
          </table:table-cell>
          <table:table-cell table:formula="of:=RIGHT([.G227]; LEN([.G227])-4)" office:value-type="string" office:string-value="21N_T3_DQS_13">
            <text:p>21N_T3_DQS_13</text:p>
          </table:table-cell>
          <table:table-cell table:formula="of:=RIGHT([.B227]; LEN([.B2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8]" office:value-type="string" office:string-value="22P_T3_13">
            <text:p>22P_T3_13</text:p>
          </table:table-cell>
          <table:table-cell table:formula="of:=[original.A228]" office:value-type="string" office:string-value="U22">
            <text:p>U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228]" office:value-type="string" office:string-value="IO_L22P_T3_13">
            <text:p>IO_L22P_T3_13</text:p>
          </table:table-cell>
          <table:table-cell table:formula="of:=RIGHT([.G228]; LEN([.G228])-4)" office:value-type="string" office:string-value="22P_T3_13">
            <text:p>22P_T3_13</text:p>
          </table:table-cell>
          <table:table-cell table:formula="of:=RIGHT([.B228]; LEN([.B2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29]" office:value-type="string" office:string-value="22N_T3_13">
            <text:p>22N_T3_13</text:p>
          </table:table-cell>
          <table:table-cell table:formula="of:=[original.A229]" office:value-type="string" office:string-value="V22">
            <text:p>V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229]" office:value-type="string" office:string-value="IO_L22N_T3_13">
            <text:p>IO_L22N_T3_13</text:p>
          </table:table-cell>
          <table:table-cell table:formula="of:=RIGHT([.G229]; LEN([.G229])-4)" office:value-type="string" office:string-value="22N_T3_13">
            <text:p>22N_T3_13</text:p>
          </table:table-cell>
          <table:table-cell table:formula="of:=RIGHT([.B229]; LEN([.B2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30]" office:value-type="string" office:string-value="23P_T3_13">
            <text:p>23P_T3_13</text:p>
          </table:table-cell>
          <table:table-cell table:formula="of:=[original.A230]" office:value-type="string" office:string-value="U24">
            <text:p>U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230]" office:value-type="string" office:string-value="IO_L23P_T3_13">
            <text:p>IO_L23P_T3_13</text:p>
          </table:table-cell>
          <table:table-cell table:formula="of:=RIGHT([.G230]; LEN([.G230])-4)" office:value-type="string" office:string-value="23P_T3_13">
            <text:p>23P_T3_13</text:p>
          </table:table-cell>
          <table:table-cell table:formula="of:=RIGHT([.B230]; LEN([.B2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31]" office:value-type="string" office:string-value="23N_T3_13">
            <text:p>23N_T3_13</text:p>
          </table:table-cell>
          <table:table-cell table:formula="of:=[original.A231]" office:value-type="string" office:string-value="V24">
            <text:p>V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231]" office:value-type="string" office:string-value="IO_L23N_T3_13">
            <text:p>IO_L23N_T3_13</text:p>
          </table:table-cell>
          <table:table-cell table:formula="of:=RIGHT([.G231]; LEN([.G231])-4)" office:value-type="string" office:string-value="23N_T3_13">
            <text:p>23N_T3_13</text:p>
          </table:table-cell>
          <table:table-cell table:formula="of:=RIGHT([.B231]; LEN([.B2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32]" office:value-type="string" office:string-value="24P_T3_13">
            <text:p>24P_T3_13</text:p>
          </table:table-cell>
          <table:table-cell table:formula="of:=[original.A232]" office:value-type="string" office:string-value="V23">
            <text:p>V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232]" office:value-type="string" office:string-value="IO_L24P_T3_13">
            <text:p>IO_L24P_T3_13</text:p>
          </table:table-cell>
          <table:table-cell table:formula="of:=RIGHT([.G232]; LEN([.G232])-4)" office:value-type="string" office:string-value="24P_T3_13">
            <text:p>24P_T3_13</text:p>
          </table:table-cell>
          <table:table-cell table:formula="of:=RIGHT([.B232]; LEN([.B2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33]" office:value-type="string" office:string-value="24N_T3_13">
            <text:p>24N_T3_13</text:p>
          </table:table-cell>
          <table:table-cell table:formula="of:=[original.A233]" office:value-type="string" office:string-value="W24">
            <text:p>W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233]" office:value-type="string" office:string-value="IO_L24N_T3_13">
            <text:p>IO_L24N_T3_13</text:p>
          </table:table-cell>
          <table:table-cell table:formula="of:=RIGHT([.G233]; LEN([.G233])-4)" office:value-type="string" office:string-value="24N_T3_13">
            <text:p>24N_T3_13</text:p>
          </table:table-cell>
          <table:table-cell table:formula="of:=RIGHT([.B233]; LEN([.B2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I</text:p>
          </table:table-cell>
          <table:table-cell table:formula="of:=[.H234]" office:value-type="string" office:string-value="25_13">
            <text:p>25_13</text:p>
          </table:table-cell>
          <table:table-cell table:formula="of:=[original.A234]" office:value-type="string" office:string-value="V21">
            <text:p>V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234]" office:value-type="string" office:string-value="IO_25_13">
            <text:p>IO_25_13</text:p>
          </table:table-cell>
          <table:table-cell table:formula="of:=RIGHT([.G234]; LEN([.G234])-3)" office:value-type="string" office:string-value="25_13">
            <text:p>25_13</text:p>
          </table:table-cell>
          <table:table-cell table:formula="of:=RIGHT([.B234]; LEN([.B2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35]" office:value-type="string" office:string-value="0_VRN_33">
            <text:p>0_VRN_33</text:p>
          </table:table-cell>
          <table:table-cell table:formula="of:=[original.A235]" office:value-type="string" office:string-value="L5">
            <text:p>L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235]" office:value-type="string" office:string-value="IO_0_VRN_33">
            <text:p>IO_0_VRN_33</text:p>
          </table:table-cell>
          <table:table-cell table:formula="of:=RIGHT([.G235]; LEN([.G235])-3)" office:value-type="string" office:string-value="0_VRN_33">
            <text:p>0_VRN_33</text:p>
          </table:table-cell>
          <table:table-cell table:formula="of:=RIGHT([.B235]; LEN([.B2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36]" office:value-type="string" office:string-value="1P_T0_33">
            <text:p>1P_T0_33</text:p>
          </table:table-cell>
          <table:table-cell table:formula="of:=[original.A236]" office:value-type="string" office:string-value="J4">
            <text:p>J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236]" office:value-type="string" office:string-value="IO_L1P_T0_33">
            <text:p>IO_L1P_T0_33</text:p>
          </table:table-cell>
          <table:table-cell table:formula="of:=RIGHT([.G236]; LEN([.G236])-4)" office:value-type="string" office:string-value="1P_T0_33">
            <text:p>1P_T0_33</text:p>
          </table:table-cell>
          <table:table-cell table:formula="of:=RIGHT([.B236]; LEN([.B2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37]" office:value-type="string" office:string-value="1N_T0_33">
            <text:p>1N_T0_33</text:p>
          </table:table-cell>
          <table:table-cell table:formula="of:=[original.A237]" office:value-type="string" office:string-value="J3">
            <text:p>J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237]" office:value-type="string" office:string-value="IO_L1N_T0_33">
            <text:p>IO_L1N_T0_33</text:p>
          </table:table-cell>
          <table:table-cell table:formula="of:=RIGHT([.G237]; LEN([.G237])-4)" office:value-type="string" office:string-value="1N_T0_33">
            <text:p>1N_T0_33</text:p>
          </table:table-cell>
          <table:table-cell table:formula="of:=RIGHT([.B237]; LEN([.B2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38]" office:value-type="string" office:string-value="2P_T0_33">
            <text:p>2P_T0_33</text:p>
          </table:table-cell>
          <table:table-cell table:formula="of:=[original.A238]" office:value-type="string" office:string-value="L1">
            <text:p>L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238]" office:value-type="string" office:string-value="IO_L2P_T0_33">
            <text:p>IO_L2P_T0_33</text:p>
          </table:table-cell>
          <table:table-cell table:formula="of:=RIGHT([.G238]; LEN([.G238])-4)" office:value-type="string" office:string-value="2P_T0_33">
            <text:p>2P_T0_33</text:p>
          </table:table-cell>
          <table:table-cell table:formula="of:=RIGHT([.B238]; LEN([.B2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39]" office:value-type="string" office:string-value="2N_T0_33">
            <text:p>2N_T0_33</text:p>
          </table:table-cell>
          <table:table-cell table:formula="of:=[original.A239]" office:value-type="string" office:string-value="K1">
            <text:p>K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239]" office:value-type="string" office:string-value="IO_L2N_T0_33">
            <text:p>IO_L2N_T0_33</text:p>
          </table:table-cell>
          <table:table-cell table:formula="of:=RIGHT([.G239]; LEN([.G239])-4)" office:value-type="string" office:string-value="2N_T0_33">
            <text:p>2N_T0_33</text:p>
          </table:table-cell>
          <table:table-cell table:formula="of:=RIGHT([.B239]; LEN([.B2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0]" office:value-type="string" office:string-value="3P_T0_DQS_33">
            <text:p>3P_T0_DQS_33</text:p>
          </table:table-cell>
          <table:table-cell table:formula="of:=[original.A240]" office:value-type="string" office:string-value="K3">
            <text:p>K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240]" office:value-type="string" office:string-value="IO_L3P_T0_DQS_33">
            <text:p>IO_L3P_T0_DQS_33</text:p>
          </table:table-cell>
          <table:table-cell table:formula="of:=RIGHT([.G240]; LEN([.G240])-4)" office:value-type="string" office:string-value="3P_T0_DQS_33">
            <text:p>3P_T0_DQS_33</text:p>
          </table:table-cell>
          <table:table-cell table:formula="of:=RIGHT([.B240]; LEN([.B2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1]" office:value-type="string" office:string-value="3N_T0_DQS_33">
            <text:p>3N_T0_DQS_33</text:p>
          </table:table-cell>
          <table:table-cell table:formula="of:=[original.A241]" office:value-type="string" office:string-value="K2">
            <text:p>K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241]" office:value-type="string" office:string-value="IO_L3N_T0_DQS_33">
            <text:p>IO_L3N_T0_DQS_33</text:p>
          </table:table-cell>
          <table:table-cell table:formula="of:=RIGHT([.G241]; LEN([.G241])-4)" office:value-type="string" office:string-value="3N_T0_DQS_33">
            <text:p>3N_T0_DQS_33</text:p>
          </table:table-cell>
          <table:table-cell table:formula="of:=RIGHT([.B241]; LEN([.B2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2]" office:value-type="string" office:string-value="4P_T0_33">
            <text:p>4P_T0_33</text:p>
          </table:table-cell>
          <table:table-cell table:formula="of:=[original.A242]" office:value-type="string" office:string-value="L3">
            <text:p>L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242]" office:value-type="string" office:string-value="IO_L4P_T0_33">
            <text:p>IO_L4P_T0_33</text:p>
          </table:table-cell>
          <table:table-cell table:formula="of:=RIGHT([.G242]; LEN([.G242])-4)" office:value-type="string" office:string-value="4P_T0_33">
            <text:p>4P_T0_33</text:p>
          </table:table-cell>
          <table:table-cell table:formula="of:=RIGHT([.B242]; LEN([.B2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3]" office:value-type="string" office:string-value="4N_T0_33">
            <text:p>4N_T0_33</text:p>
          </table:table-cell>
          <table:table-cell table:formula="of:=[original.A243]" office:value-type="string" office:string-value="L2">
            <text:p>L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243]" office:value-type="string" office:string-value="IO_L4N_T0_33">
            <text:p>IO_L4N_T0_33</text:p>
          </table:table-cell>
          <table:table-cell table:formula="of:=RIGHT([.G243]; LEN([.G243])-4)" office:value-type="string" office:string-value="4N_T0_33">
            <text:p>4N_T0_33</text:p>
          </table:table-cell>
          <table:table-cell table:formula="of:=RIGHT([.B243]; LEN([.B2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4]" office:value-type="string" office:string-value="5P_T0_33">
            <text:p>5P_T0_33</text:p>
          </table:table-cell>
          <table:table-cell table:formula="of:=[original.A244]" office:value-type="string" office:string-value="K5">
            <text:p>K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244]" office:value-type="string" office:string-value="IO_L5P_T0_33">
            <text:p>IO_L5P_T0_33</text:p>
          </table:table-cell>
          <table:table-cell table:formula="of:=RIGHT([.G244]; LEN([.G244])-4)" office:value-type="string" office:string-value="5P_T0_33">
            <text:p>5P_T0_33</text:p>
          </table:table-cell>
          <table:table-cell table:formula="of:=RIGHT([.B244]; LEN([.B2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5]" office:value-type="string" office:string-value="5N_T0_33">
            <text:p>5N_T0_33</text:p>
          </table:table-cell>
          <table:table-cell table:formula="of:=[original.A245]" office:value-type="string" office:string-value="J5">
            <text:p>J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245]" office:value-type="string" office:string-value="IO_L5N_T0_33">
            <text:p>IO_L5N_T0_33</text:p>
          </table:table-cell>
          <table:table-cell table:formula="of:=RIGHT([.G245]; LEN([.G245])-4)" office:value-type="string" office:string-value="5N_T0_33">
            <text:p>5N_T0_33</text:p>
          </table:table-cell>
          <table:table-cell table:formula="of:=RIGHT([.B245]; LEN([.B2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6]" office:value-type="string" office:string-value="6P_T0_33">
            <text:p>6P_T0_33</text:p>
          </table:table-cell>
          <table:table-cell table:formula="of:=[original.A246]" office:value-type="string" office:string-value="K6">
            <text:p>K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246]" office:value-type="string" office:string-value="IO_L6P_T0_33">
            <text:p>IO_L6P_T0_33</text:p>
          </table:table-cell>
          <table:table-cell table:formula="of:=RIGHT([.G246]; LEN([.G246])-4)" office:value-type="string" office:string-value="6P_T0_33">
            <text:p>6P_T0_33</text:p>
          </table:table-cell>
          <table:table-cell table:formula="of:=RIGHT([.B246]; LEN([.B2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7]" office:value-type="string" office:string-value="6N_T0_VREF_33">
            <text:p>6N_T0_VREF_33</text:p>
          </table:table-cell>
          <table:table-cell table:formula="of:=[original.A247]" office:value-type="string" office:string-value="J6">
            <text:p>J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247]" office:value-type="string" office:string-value="IO_L6N_T0_VREF_33">
            <text:p>IO_L6N_T0_VREF_33</text:p>
          </table:table-cell>
          <table:table-cell table:formula="of:=RIGHT([.G247]; LEN([.G247])-4)" office:value-type="string" office:string-value="6N_T0_VREF_33">
            <text:p>6N_T0_VREF_33</text:p>
          </table:table-cell>
          <table:table-cell table:formula="of:=RIGHT([.B247]; LEN([.B2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8]" office:value-type="string" office:string-value="7P_T1_33">
            <text:p>7P_T1_33</text:p>
          </table:table-cell>
          <table:table-cell table:formula="of:=[original.A248]" office:value-type="string" office:string-value="G2">
            <text:p>G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248]" office:value-type="string" office:string-value="IO_L7P_T1_33">
            <text:p>IO_L7P_T1_33</text:p>
          </table:table-cell>
          <table:table-cell table:formula="of:=RIGHT([.G248]; LEN([.G248])-4)" office:value-type="string" office:string-value="7P_T1_33">
            <text:p>7P_T1_33</text:p>
          </table:table-cell>
          <table:table-cell table:formula="of:=RIGHT([.B248]; LEN([.B2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49]" office:value-type="string" office:string-value="7N_T1_33">
            <text:p>7N_T1_33</text:p>
          </table:table-cell>
          <table:table-cell table:formula="of:=[original.A249]" office:value-type="string" office:string-value="F2">
            <text:p>F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249]" office:value-type="string" office:string-value="IO_L7N_T1_33">
            <text:p>IO_L7N_T1_33</text:p>
          </table:table-cell>
          <table:table-cell table:formula="of:=RIGHT([.G249]; LEN([.G249])-4)" office:value-type="string" office:string-value="7N_T1_33">
            <text:p>7N_T1_33</text:p>
          </table:table-cell>
          <table:table-cell table:formula="of:=RIGHT([.B249]; LEN([.B2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0]" office:value-type="string" office:string-value="8P_T1_33">
            <text:p>8P_T1_33</text:p>
          </table:table-cell>
          <table:table-cell table:formula="of:=[original.A250]" office:value-type="string" office:string-value="H6">
            <text:p>H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250]" office:value-type="string" office:string-value="IO_L8P_T1_33">
            <text:p>IO_L8P_T1_33</text:p>
          </table:table-cell>
          <table:table-cell table:formula="of:=RIGHT([.G250]; LEN([.G250])-4)" office:value-type="string" office:string-value="8P_T1_33">
            <text:p>8P_T1_33</text:p>
          </table:table-cell>
          <table:table-cell table:formula="of:=RIGHT([.B250]; LEN([.B2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1]" office:value-type="string" office:string-value="8N_T1_33">
            <text:p>8N_T1_33</text:p>
          </table:table-cell>
          <table:table-cell table:formula="of:=[original.A251]" office:value-type="string" office:string-value="G6">
            <text:p>G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251]" office:value-type="string" office:string-value="IO_L8N_T1_33">
            <text:p>IO_L8N_T1_33</text:p>
          </table:table-cell>
          <table:table-cell table:formula="of:=RIGHT([.G251]; LEN([.G251])-4)" office:value-type="string" office:string-value="8N_T1_33">
            <text:p>8N_T1_33</text:p>
          </table:table-cell>
          <table:table-cell table:formula="of:=RIGHT([.B251]; LEN([.B2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2]" office:value-type="string" office:string-value="9P_T1_DQS_33">
            <text:p>9P_T1_DQS_33</text:p>
          </table:table-cell>
          <table:table-cell table:formula="of:=[original.A252]" office:value-type="string" office:string-value="J1">
            <text:p>J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252]" office:value-type="string" office:string-value="IO_L9P_T1_DQS_33">
            <text:p>IO_L9P_T1_DQS_33</text:p>
          </table:table-cell>
          <table:table-cell table:formula="of:=RIGHT([.G252]; LEN([.G252])-4)" office:value-type="string" office:string-value="9P_T1_DQS_33">
            <text:p>9P_T1_DQS_33</text:p>
          </table:table-cell>
          <table:table-cell table:formula="of:=RIGHT([.B252]; LEN([.B2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3]" office:value-type="string" office:string-value="9N_T1_DQS_33">
            <text:p>9N_T1_DQS_33</text:p>
          </table:table-cell>
          <table:table-cell table:formula="of:=[original.A253]" office:value-type="string" office:string-value="H1">
            <text:p>H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253]" office:value-type="string" office:string-value="IO_L9N_T1_DQS_33">
            <text:p>IO_L9N_T1_DQS_33</text:p>
          </table:table-cell>
          <table:table-cell table:formula="of:=RIGHT([.G253]; LEN([.G253])-4)" office:value-type="string" office:string-value="9N_T1_DQS_33">
            <text:p>9N_T1_DQS_33</text:p>
          </table:table-cell>
          <table:table-cell table:formula="of:=RIGHT([.B253]; LEN([.B2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4]" office:value-type="string" office:string-value="10P_T1_33">
            <text:p>10P_T1_33</text:p>
          </table:table-cell>
          <table:table-cell table:formula="of:=[original.A254]" office:value-type="string" office:string-value="H2">
            <text:p>H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254]" office:value-type="string" office:string-value="IO_L10P_T1_33">
            <text:p>IO_L10P_T1_33</text:p>
          </table:table-cell>
          <table:table-cell table:formula="of:=RIGHT([.G254]; LEN([.G254])-4)" office:value-type="string" office:string-value="10P_T1_33">
            <text:p>10P_T1_33</text:p>
          </table:table-cell>
          <table:table-cell table:formula="of:=RIGHT([.B254]; LEN([.B2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5]" office:value-type="string" office:string-value="10N_T1_33">
            <text:p>10N_T1_33</text:p>
          </table:table-cell>
          <table:table-cell table:formula="of:=[original.A255]" office:value-type="string" office:string-value="G1">
            <text:p>G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255]" office:value-type="string" office:string-value="IO_L10N_T1_33">
            <text:p>IO_L10N_T1_33</text:p>
          </table:table-cell>
          <table:table-cell table:formula="of:=RIGHT([.G255]; LEN([.G255])-4)" office:value-type="string" office:string-value="10N_T1_33">
            <text:p>10N_T1_33</text:p>
          </table:table-cell>
          <table:table-cell table:formula="of:=RIGHT([.B255]; LEN([.B2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6]" office:value-type="string" office:string-value="11P_T1_SRCC_33">
            <text:p>11P_T1_SRCC_33</text:p>
          </table:table-cell>
          <table:table-cell table:formula="of:=[original.A256]" office:value-type="string" office:string-value="H4">
            <text:p>H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256]" office:value-type="string" office:string-value="IO_L11P_T1_SRCC_33">
            <text:p>IO_L11P_T1_SRCC_33</text:p>
          </table:table-cell>
          <table:table-cell table:formula="of:=RIGHT([.G256]; LEN([.G256])-4)" office:value-type="string" office:string-value="11P_T1_SRCC_33">
            <text:p>11P_T1_SRCC_33</text:p>
          </table:table-cell>
          <table:table-cell table:formula="of:=RIGHT([.B256]; LEN([.B2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7]" office:value-type="string" office:string-value="11N_T1_SRCC_33">
            <text:p>11N_T1_SRCC_33</text:p>
          </table:table-cell>
          <table:table-cell table:formula="of:=[original.A257]" office:value-type="string" office:string-value="H3">
            <text:p>H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257]" office:value-type="string" office:string-value="IO_L11N_T1_SRCC_33">
            <text:p>IO_L11N_T1_SRCC_33</text:p>
          </table:table-cell>
          <table:table-cell table:formula="of:=RIGHT([.G257]; LEN([.G257])-4)" office:value-type="string" office:string-value="11N_T1_SRCC_33">
            <text:p>11N_T1_SRCC_33</text:p>
          </table:table-cell>
          <table:table-cell table:formula="of:=RIGHT([.B257]; LEN([.B2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8]" office:value-type="string" office:string-value="12P_T1_MRCC_33">
            <text:p>12P_T1_MRCC_33</text:p>
          </table:table-cell>
          <table:table-cell table:formula="of:=[original.A258]" office:value-type="string" office:string-value="G5">
            <text:p>G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258]" office:value-type="string" office:string-value="IO_L12P_T1_MRCC_33">
            <text:p>IO_L12P_T1_MRCC_33</text:p>
          </table:table-cell>
          <table:table-cell table:formula="of:=RIGHT([.G258]; LEN([.G258])-4)" office:value-type="string" office:string-value="12P_T1_MRCC_33">
            <text:p>12P_T1_MRCC_33</text:p>
          </table:table-cell>
          <table:table-cell table:formula="of:=RIGHT([.B258]; LEN([.B2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59]" office:value-type="string" office:string-value="12N_T1_MRCC_33">
            <text:p>12N_T1_MRCC_33</text:p>
          </table:table-cell>
          <table:table-cell table:formula="of:=[original.A259]" office:value-type="string" office:string-value="G4">
            <text:p>G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259]" office:value-type="string" office:string-value="IO_L12N_T1_MRCC_33">
            <text:p>IO_L12N_T1_MRCC_33</text:p>
          </table:table-cell>
          <table:table-cell table:formula="of:=RIGHT([.G259]; LEN([.G259])-4)" office:value-type="string" office:string-value="12N_T1_MRCC_33">
            <text:p>12N_T1_MRCC_33</text:p>
          </table:table-cell>
          <table:table-cell table:formula="of:=RIGHT([.B259]; LEN([.B2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0]" office:value-type="string" office:string-value="13P_T2_MRCC_33">
            <text:p>13P_T2_MRCC_33</text:p>
          </table:table-cell>
          <table:table-cell table:formula="of:=[original.A260]" office:value-type="string" office:string-value="F5">
            <text:p>F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260]" office:value-type="string" office:string-value="IO_L13P_T2_MRCC_33">
            <text:p>IO_L13P_T2_MRCC_33</text:p>
          </table:table-cell>
          <table:table-cell table:formula="of:=RIGHT([.G260]; LEN([.G260])-4)" office:value-type="string" office:string-value="13P_T2_MRCC_33">
            <text:p>13P_T2_MRCC_33</text:p>
          </table:table-cell>
          <table:table-cell table:formula="of:=RIGHT([.B260]; LEN([.B2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1]" office:value-type="string" office:string-value="13N_T2_MRCC_33">
            <text:p>13N_T2_MRCC_33</text:p>
          </table:table-cell>
          <table:table-cell table:formula="of:=[original.A261]" office:value-type="string" office:string-value="E5">
            <text:p>E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261]" office:value-type="string" office:string-value="IO_L13N_T2_MRCC_33">
            <text:p>IO_L13N_T2_MRCC_33</text:p>
          </table:table-cell>
          <table:table-cell table:formula="of:=RIGHT([.G261]; LEN([.G261])-4)" office:value-type="string" office:string-value="13N_T2_MRCC_33">
            <text:p>13N_T2_MRCC_33</text:p>
          </table:table-cell>
          <table:table-cell table:formula="of:=RIGHT([.B261]; LEN([.B2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2]" office:value-type="string" office:string-value="14P_T2_SRCC_33">
            <text:p>14P_T2_SRCC_33</text:p>
          </table:table-cell>
          <table:table-cell table:formula="of:=[original.A262]" office:value-type="string" office:string-value="F4">
            <text:p>F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262]" office:value-type="string" office:string-value="IO_L14P_T2_SRCC_33">
            <text:p>IO_L14P_T2_SRCC_33</text:p>
          </table:table-cell>
          <table:table-cell table:formula="of:=RIGHT([.G262]; LEN([.G262])-4)" office:value-type="string" office:string-value="14P_T2_SRCC_33">
            <text:p>14P_T2_SRCC_33</text:p>
          </table:table-cell>
          <table:table-cell table:formula="of:=RIGHT([.B262]; LEN([.B2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3]" office:value-type="string" office:string-value="14N_T2_SRCC_33">
            <text:p>14N_T2_SRCC_33</text:p>
          </table:table-cell>
          <table:table-cell table:formula="of:=[original.A263]" office:value-type="string" office:string-value="F3">
            <text:p>F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263]" office:value-type="string" office:string-value="IO_L14N_T2_SRCC_33">
            <text:p>IO_L14N_T2_SRCC_33</text:p>
          </table:table-cell>
          <table:table-cell table:formula="of:=RIGHT([.G263]; LEN([.G263])-4)" office:value-type="string" office:string-value="14N_T2_SRCC_33">
            <text:p>14N_T2_SRCC_33</text:p>
          </table:table-cell>
          <table:table-cell table:formula="of:=RIGHT([.B263]; LEN([.B2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4]" office:value-type="string" office:string-value="15P_T2_DQS_33">
            <text:p>15P_T2_DQS_33</text:p>
          </table:table-cell>
          <table:table-cell table:formula="of:=[original.A264]" office:value-type="string" office:string-value="E6">
            <text:p>E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264]" office:value-type="string" office:string-value="IO_L15P_T2_DQS_33">
            <text:p>IO_L15P_T2_DQS_33</text:p>
          </table:table-cell>
          <table:table-cell table:formula="of:=RIGHT([.G264]; LEN([.G264])-4)" office:value-type="string" office:string-value="15P_T2_DQS_33">
            <text:p>15P_T2_DQS_33</text:p>
          </table:table-cell>
          <table:table-cell table:formula="of:=RIGHT([.B264]; LEN([.B2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5]" office:value-type="string" office:string-value="15N_T2_DQS_33">
            <text:p>15N_T2_DQS_33</text:p>
          </table:table-cell>
          <table:table-cell table:formula="of:=[original.A265]" office:value-type="string" office:string-value="D5">
            <text:p>D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265]" office:value-type="string" office:string-value="IO_L15N_T2_DQS_33">
            <text:p>IO_L15N_T2_DQS_33</text:p>
          </table:table-cell>
          <table:table-cell table:formula="of:=RIGHT([.G265]; LEN([.G265])-4)" office:value-type="string" office:string-value="15N_T2_DQS_33">
            <text:p>15N_T2_DQS_33</text:p>
          </table:table-cell>
          <table:table-cell table:formula="of:=RIGHT([.B265]; LEN([.B2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6]" office:value-type="string" office:string-value="16P_T2_33">
            <text:p>16P_T2_33</text:p>
          </table:table-cell>
          <table:table-cell table:formula="of:=[original.A266]" office:value-type="string" office:string-value="D4">
            <text:p>D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266]" office:value-type="string" office:string-value="IO_L16P_T2_33">
            <text:p>IO_L16P_T2_33</text:p>
          </table:table-cell>
          <table:table-cell table:formula="of:=RIGHT([.G266]; LEN([.G266])-4)" office:value-type="string" office:string-value="16P_T2_33">
            <text:p>16P_T2_33</text:p>
          </table:table-cell>
          <table:table-cell table:formula="of:=RIGHT([.B266]; LEN([.B2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7]" office:value-type="string" office:string-value="16N_T2_33">
            <text:p>16N_T2_33</text:p>
          </table:table-cell>
          <table:table-cell table:formula="of:=[original.A267]" office:value-type="string" office:string-value="D3">
            <text:p>D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267]" office:value-type="string" office:string-value="IO_L16N_T2_33">
            <text:p>IO_L16N_T2_33</text:p>
          </table:table-cell>
          <table:table-cell table:formula="of:=RIGHT([.G267]; LEN([.G267])-4)" office:value-type="string" office:string-value="16N_T2_33">
            <text:p>16N_T2_33</text:p>
          </table:table-cell>
          <table:table-cell table:formula="of:=RIGHT([.B267]; LEN([.B2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8]" office:value-type="string" office:string-value="17P_T2_33">
            <text:p>17P_T2_33</text:p>
          </table:table-cell>
          <table:table-cell table:formula="of:=[original.A268]" office:value-type="string" office:string-value="E3">
            <text:p>E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268]" office:value-type="string" office:string-value="IO_L17P_T2_33">
            <text:p>IO_L17P_T2_33</text:p>
          </table:table-cell>
          <table:table-cell table:formula="of:=RIGHT([.G268]; LEN([.G268])-4)" office:value-type="string" office:string-value="17P_T2_33">
            <text:p>17P_T2_33</text:p>
          </table:table-cell>
          <table:table-cell table:formula="of:=RIGHT([.B268]; LEN([.B2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69]" office:value-type="string" office:string-value="17N_T2_33">
            <text:p>17N_T2_33</text:p>
          </table:table-cell>
          <table:table-cell table:formula="of:=[original.A269]" office:value-type="string" office:string-value="E2">
            <text:p>E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269]" office:value-type="string" office:string-value="IO_L17N_T2_33">
            <text:p>IO_L17N_T2_33</text:p>
          </table:table-cell>
          <table:table-cell table:formula="of:=RIGHT([.G269]; LEN([.G269])-4)" office:value-type="string" office:string-value="17N_T2_33">
            <text:p>17N_T2_33</text:p>
          </table:table-cell>
          <table:table-cell table:formula="of:=RIGHT([.B269]; LEN([.B2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0]" office:value-type="string" office:string-value="18P_T2_33">
            <text:p>18P_T2_33</text:p>
          </table:table-cell>
          <table:table-cell table:formula="of:=[original.A270]" office:value-type="string" office:string-value="E1">
            <text:p>E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270]" office:value-type="string" office:string-value="IO_L18P_T2_33">
            <text:p>IO_L18P_T2_33</text:p>
          </table:table-cell>
          <table:table-cell table:formula="of:=RIGHT([.G270]; LEN([.G270])-4)" office:value-type="string" office:string-value="18P_T2_33">
            <text:p>18P_T2_33</text:p>
          </table:table-cell>
          <table:table-cell table:formula="of:=RIGHT([.B270]; LEN([.B2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1]" office:value-type="string" office:string-value="18N_T2_33">
            <text:p>18N_T2_33</text:p>
          </table:table-cell>
          <table:table-cell table:formula="of:=[original.A271]" office:value-type="string" office:string-value="D1">
            <text:p>D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271]" office:value-type="string" office:string-value="IO_L18N_T2_33">
            <text:p>IO_L18N_T2_33</text:p>
          </table:table-cell>
          <table:table-cell table:formula="of:=RIGHT([.G271]; LEN([.G271])-4)" office:value-type="string" office:string-value="18N_T2_33">
            <text:p>18N_T2_33</text:p>
          </table:table-cell>
          <table:table-cell table:formula="of:=RIGHT([.B271]; LEN([.B2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2]" office:value-type="string" office:string-value="19P_T3_33">
            <text:p>19P_T3_33</text:p>
          </table:table-cell>
          <table:table-cell table:formula="of:=[original.A272]" office:value-type="string" office:string-value="C4">
            <text:p>C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272]" office:value-type="string" office:string-value="IO_L19P_T3_33">
            <text:p>IO_L19P_T3_33</text:p>
          </table:table-cell>
          <table:table-cell table:formula="of:=RIGHT([.G272]; LEN([.G272])-4)" office:value-type="string" office:string-value="19P_T3_33">
            <text:p>19P_T3_33</text:p>
          </table:table-cell>
          <table:table-cell table:formula="of:=RIGHT([.B272]; LEN([.B2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3]" office:value-type="string" office:string-value="19N_T3_VREF_33">
            <text:p>19N_T3_VREF_33</text:p>
          </table:table-cell>
          <table:table-cell table:formula="of:=[original.A273]" office:value-type="string" office:string-value="C3">
            <text:p>C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273]" office:value-type="string" office:string-value="IO_L19N_T3_VREF_33">
            <text:p>IO_L19N_T3_VREF_33</text:p>
          </table:table-cell>
          <table:table-cell table:formula="of:=RIGHT([.G273]; LEN([.G273])-4)" office:value-type="string" office:string-value="19N_T3_VREF_33">
            <text:p>19N_T3_VREF_33</text:p>
          </table:table-cell>
          <table:table-cell table:formula="of:=RIGHT([.B273]; LEN([.B2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4]" office:value-type="string" office:string-value="20P_T3_33">
            <text:p>20P_T3_33</text:p>
          </table:table-cell>
          <table:table-cell table:formula="of:=[original.A274]" office:value-type="string" office:string-value="B5">
            <text:p>B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274]" office:value-type="string" office:string-value="IO_L20P_T3_33">
            <text:p>IO_L20P_T3_33</text:p>
          </table:table-cell>
          <table:table-cell table:formula="of:=RIGHT([.G274]; LEN([.G274])-4)" office:value-type="string" office:string-value="20P_T3_33">
            <text:p>20P_T3_33</text:p>
          </table:table-cell>
          <table:table-cell table:formula="of:=RIGHT([.B274]; LEN([.B2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5]" office:value-type="string" office:string-value="20N_T3_33">
            <text:p>20N_T3_33</text:p>
          </table:table-cell>
          <table:table-cell table:formula="of:=[original.A275]" office:value-type="string" office:string-value="B4">
            <text:p>B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275]" office:value-type="string" office:string-value="IO_L20N_T3_33">
            <text:p>IO_L20N_T3_33</text:p>
          </table:table-cell>
          <table:table-cell table:formula="of:=RIGHT([.G275]; LEN([.G275])-4)" office:value-type="string" office:string-value="20N_T3_33">
            <text:p>20N_T3_33</text:p>
          </table:table-cell>
          <table:table-cell table:formula="of:=RIGHT([.B275]; LEN([.B2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6]" office:value-type="string" office:string-value="21P_T3_DQS_33">
            <text:p>21P_T3_DQS_33</text:p>
          </table:table-cell>
          <table:table-cell table:formula="of:=[original.A276]" office:value-type="string" office:string-value="A5">
            <text:p>A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276]" office:value-type="string" office:string-value="IO_L21P_T3_DQS_33">
            <text:p>IO_L21P_T3_DQS_33</text:p>
          </table:table-cell>
          <table:table-cell table:formula="of:=RIGHT([.G276]; LEN([.G276])-4)" office:value-type="string" office:string-value="21P_T3_DQS_33">
            <text:p>21P_T3_DQS_33</text:p>
          </table:table-cell>
          <table:table-cell table:formula="of:=RIGHT([.B276]; LEN([.B2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7]" office:value-type="string" office:string-value="21N_T3_DQS_33">
            <text:p>21N_T3_DQS_33</text:p>
          </table:table-cell>
          <table:table-cell table:formula="of:=[original.A277]" office:value-type="string" office:string-value="A4">
            <text:p>A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277]" office:value-type="string" office:string-value="IO_L21N_T3_DQS_33">
            <text:p>IO_L21N_T3_DQS_33</text:p>
          </table:table-cell>
          <table:table-cell table:formula="of:=RIGHT([.G277]; LEN([.G277])-4)" office:value-type="string" office:string-value="21N_T3_DQS_33">
            <text:p>21N_T3_DQS_33</text:p>
          </table:table-cell>
          <table:table-cell table:formula="of:=RIGHT([.B277]; LEN([.B2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8]" office:value-type="string" office:string-value="22P_T3_33">
            <text:p>22P_T3_33</text:p>
          </table:table-cell>
          <table:table-cell table:formula="of:=[original.A278]" office:value-type="string" office:string-value="C2">
            <text:p>C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278]" office:value-type="string" office:string-value="IO_L22P_T3_33">
            <text:p>IO_L22P_T3_33</text:p>
          </table:table-cell>
          <table:table-cell table:formula="of:=RIGHT([.G278]; LEN([.G278])-4)" office:value-type="string" office:string-value="22P_T3_33">
            <text:p>22P_T3_33</text:p>
          </table:table-cell>
          <table:table-cell table:formula="of:=RIGHT([.B278]; LEN([.B2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79]" office:value-type="string" office:string-value="22N_T3_33">
            <text:p>22N_T3_33</text:p>
          </table:table-cell>
          <table:table-cell table:formula="of:=[original.A279]" office:value-type="string" office:string-value="C1">
            <text:p>C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279]" office:value-type="string" office:string-value="IO_L22N_T3_33">
            <text:p>IO_L22N_T3_33</text:p>
          </table:table-cell>
          <table:table-cell table:formula="of:=RIGHT([.G279]; LEN([.G279])-4)" office:value-type="string" office:string-value="22N_T3_33">
            <text:p>22N_T3_33</text:p>
          </table:table-cell>
          <table:table-cell table:formula="of:=RIGHT([.B279]; LEN([.B2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80]" office:value-type="string" office:string-value="23P_T3_33">
            <text:p>23P_T3_33</text:p>
          </table:table-cell>
          <table:table-cell table:formula="of:=[original.A280]" office:value-type="string" office:string-value="B2">
            <text:p>B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280]" office:value-type="string" office:string-value="IO_L23P_T3_33">
            <text:p>IO_L23P_T3_33</text:p>
          </table:table-cell>
          <table:table-cell table:formula="of:=RIGHT([.G280]; LEN([.G280])-4)" office:value-type="string" office:string-value="23P_T3_33">
            <text:p>23P_T3_33</text:p>
          </table:table-cell>
          <table:table-cell table:formula="of:=RIGHT([.B280]; LEN([.B2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81]" office:value-type="string" office:string-value="23N_T3_33">
            <text:p>23N_T3_33</text:p>
          </table:table-cell>
          <table:table-cell table:formula="of:=[original.A281]" office:value-type="string" office:string-value="B1">
            <text:p>B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281]" office:value-type="string" office:string-value="IO_L23N_T3_33">
            <text:p>IO_L23N_T3_33</text:p>
          </table:table-cell>
          <table:table-cell table:formula="of:=RIGHT([.G281]; LEN([.G281])-4)" office:value-type="string" office:string-value="23N_T3_33">
            <text:p>23N_T3_33</text:p>
          </table:table-cell>
          <table:table-cell table:formula="of:=RIGHT([.B281]; LEN([.B2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82]" office:value-type="string" office:string-value="24P_T3_33">
            <text:p>24P_T3_33</text:p>
          </table:table-cell>
          <table:table-cell table:formula="of:=[original.A282]" office:value-type="string" office:string-value="A3">
            <text:p>A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282]" office:value-type="string" office:string-value="IO_L24P_T3_33">
            <text:p>IO_L24P_T3_33</text:p>
          </table:table-cell>
          <table:table-cell table:formula="of:=RIGHT([.G282]; LEN([.G282])-4)" office:value-type="string" office:string-value="24P_T3_33">
            <text:p>24P_T3_33</text:p>
          </table:table-cell>
          <table:table-cell table:formula="of:=RIGHT([.B282]; LEN([.B2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83]" office:value-type="string" office:string-value="24N_T3_33">
            <text:p>24N_T3_33</text:p>
          </table:table-cell>
          <table:table-cell table:formula="of:=[original.A283]" office:value-type="string" office:string-value="A2">
            <text:p>A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283]" office:value-type="string" office:string-value="IO_L24N_T3_33">
            <text:p>IO_L24N_T3_33</text:p>
          </table:table-cell>
          <table:table-cell table:formula="of:=RIGHT([.G283]; LEN([.G283])-4)" office:value-type="string" office:string-value="24N_T3_33">
            <text:p>24N_T3_33</text:p>
          </table:table-cell>
          <table:table-cell table:formula="of:=RIGHT([.B283]; LEN([.B2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J</text:p>
          </table:table-cell>
          <table:table-cell table:formula="of:=[.H284]" office:value-type="string" office:string-value="25_VRP_33">
            <text:p>25_VRP_33</text:p>
          </table:table-cell>
          <table:table-cell table:formula="of:=[original.A284]" office:value-type="string" office:string-value="L4">
            <text:p>L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284]" office:value-type="string" office:string-value="IO_25_VRP_33">
            <text:p>IO_25_VRP_33</text:p>
          </table:table-cell>
          <table:table-cell table:formula="of:=RIGHT([.G284]; LEN([.G284])-3)" office:value-type="string" office:string-value="25_VRP_33">
            <text:p>25_VRP_33</text:p>
          </table:table-cell>
          <table:table-cell table:formula="of:=RIGHT([.B284]; LEN([.B2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85]" office:value-type="string" office:string-value="0_VRN_34">
            <text:p>0_VRN_34</text:p>
          </table:table-cell>
          <table:table-cell table:formula="of:=[original.A285]" office:value-type="string" office:string-value="M12">
            <text:p>M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285]" office:value-type="string" office:string-value="IO_0_VRN_34">
            <text:p>IO_0_VRN_34</text:p>
          </table:table-cell>
          <table:table-cell table:formula="of:=RIGHT([.G285]; LEN([.G285])-3)" office:value-type="string" office:string-value="0_VRN_34">
            <text:p>0_VRN_34</text:p>
          </table:table-cell>
          <table:table-cell table:formula="of:=RIGHT([.B285]; LEN([.B2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86]" office:value-type="string" office:string-value="1P_T0_34">
            <text:p>1P_T0_34</text:p>
          </table:table-cell>
          <table:table-cell table:formula="of:=[original.A286]" office:value-type="string" office:string-value="B10">
            <text:p>B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286]" office:value-type="string" office:string-value="IO_L1P_T0_34">
            <text:p>IO_L1P_T0_34</text:p>
          </table:table-cell>
          <table:table-cell table:formula="of:=RIGHT([.G286]; LEN([.G286])-4)" office:value-type="string" office:string-value="1P_T0_34">
            <text:p>1P_T0_34</text:p>
          </table:table-cell>
          <table:table-cell table:formula="of:=RIGHT([.B286]; LEN([.B2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87]" office:value-type="string" office:string-value="1N_T0_34">
            <text:p>1N_T0_34</text:p>
          </table:table-cell>
          <table:table-cell table:formula="of:=[original.A287]" office:value-type="string" office:string-value="A10">
            <text:p>A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287]" office:value-type="string" office:string-value="IO_L1N_T0_34">
            <text:p>IO_L1N_T0_34</text:p>
          </table:table-cell>
          <table:table-cell table:formula="of:=RIGHT([.G287]; LEN([.G287])-4)" office:value-type="string" office:string-value="1N_T0_34">
            <text:p>1N_T0_34</text:p>
          </table:table-cell>
          <table:table-cell table:formula="of:=RIGHT([.B287]; LEN([.B2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88]" office:value-type="string" office:string-value="2P_T0_34">
            <text:p>2P_T0_34</text:p>
          </table:table-cell>
          <table:table-cell table:formula="of:=[original.A288]" office:value-type="string" office:string-value="B9">
            <text:p>B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288]" office:value-type="string" office:string-value="IO_L2P_T0_34">
            <text:p>IO_L2P_T0_34</text:p>
          </table:table-cell>
          <table:table-cell table:formula="of:=RIGHT([.G288]; LEN([.G288])-4)" office:value-type="string" office:string-value="2P_T0_34">
            <text:p>2P_T0_34</text:p>
          </table:table-cell>
          <table:table-cell table:formula="of:=RIGHT([.B288]; LEN([.B2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89]" office:value-type="string" office:string-value="2N_T0_34">
            <text:p>2N_T0_34</text:p>
          </table:table-cell>
          <table:table-cell table:formula="of:=[original.A289]" office:value-type="string" office:string-value="A9">
            <text:p>A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289]" office:value-type="string" office:string-value="IO_L2N_T0_34">
            <text:p>IO_L2N_T0_34</text:p>
          </table:table-cell>
          <table:table-cell table:formula="of:=RIGHT([.G289]; LEN([.G289])-4)" office:value-type="string" office:string-value="2N_T0_34">
            <text:p>2N_T0_34</text:p>
          </table:table-cell>
          <table:table-cell table:formula="of:=RIGHT([.B289]; LEN([.B2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Gate-K</text:p>
          </table:table-cell>
          <table:table-cell table:style-name="ce1" office:value-type="string">
            <text:p>3P_T0_DQS_PUDCB</text:p>
          </table:table-cell>
          <table:table-cell table:style-name="ce1" table:formula="of:=[original.A290]" office:value-type="string" office:string-value="A8">
            <text:p>A8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table:formula="of:=[original.B290]" office:value-type="string" office:string-value="IO_L3P_T0_DQS_PUDC_B_34">
            <text:p>IO_L3P_T0_DQS_PUDC_B_34</text:p>
          </table:table-cell>
          <table:table-cell table:style-name="ce1" table:formula="of:=RIGHT([.G290]; LEN([.G290])-4)" office:value-type="string" office:string-value="3P_T0_DQS_PUDC_B_34">
            <text:p>3P_T0_DQS_PUDC_B_34</text:p>
          </table:table-cell>
          <table:table-cell table:style-name="ce1" table:formula="of:=RIGHT([.B290]; LEN([.B290])-15)">
            <text:p/>
          </table:table-cell>
          <table:table-cell table:style-name="ce1" table:formula="of:=[.H290]" office:value-type="string" office:string-value="3P_T0_DQS_PUDC_B_34">
            <text:p>3P_T0_DQS_PUDC_B_34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Gate-K</text:p>
          </table:table-cell>
          <table:table-cell table:formula="of:=[.H291]" office:value-type="string" office:string-value="3N_T0_DQS_34">
            <text:p>3N_T0_DQS_34</text:p>
          </table:table-cell>
          <table:table-cell table:formula="of:=[original.A291]" office:value-type="string" office:string-value="A7">
            <text:p>A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291]" office:value-type="string" office:string-value="IO_L3N_T0_DQS_34">
            <text:p>IO_L3N_T0_DQS_34</text:p>
          </table:table-cell>
          <table:table-cell table:formula="of:=RIGHT([.G291]; LEN([.G291])-4)" office:value-type="string" office:string-value="3N_T0_DQS_34">
            <text:p>3N_T0_DQS_34</text:p>
          </table:table-cell>
          <table:table-cell table:formula="of:=RIGHT([.B291]; LEN([.B2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2]" office:value-type="string" office:string-value="4P_T0_34">
            <text:p>4P_T0_34</text:p>
          </table:table-cell>
          <table:table-cell table:formula="of:=[original.A292]" office:value-type="string" office:string-value="C7">
            <text:p>C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292]" office:value-type="string" office:string-value="IO_L4P_T0_34">
            <text:p>IO_L4P_T0_34</text:p>
          </table:table-cell>
          <table:table-cell table:formula="of:=RIGHT([.G292]; LEN([.G292])-4)" office:value-type="string" office:string-value="4P_T0_34">
            <text:p>4P_T0_34</text:p>
          </table:table-cell>
          <table:table-cell table:formula="of:=RIGHT([.B292]; LEN([.B2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3]" office:value-type="string" office:string-value="4N_T0_34">
            <text:p>4N_T0_34</text:p>
          </table:table-cell>
          <table:table-cell table:formula="of:=[original.A293]" office:value-type="string" office:string-value="B7">
            <text:p>B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293]" office:value-type="string" office:string-value="IO_L4N_T0_34">
            <text:p>IO_L4N_T0_34</text:p>
          </table:table-cell>
          <table:table-cell table:formula="of:=RIGHT([.G293]; LEN([.G293])-4)" office:value-type="string" office:string-value="4N_T0_34">
            <text:p>4N_T0_34</text:p>
          </table:table-cell>
          <table:table-cell table:formula="of:=RIGHT([.B293]; LEN([.B2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4]" office:value-type="string" office:string-value="5P_T0_34">
            <text:p>5P_T0_34</text:p>
          </table:table-cell>
          <table:table-cell table:formula="of:=[original.A294]" office:value-type="string" office:string-value="C6">
            <text:p>C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294]" office:value-type="string" office:string-value="IO_L5P_T0_34">
            <text:p>IO_L5P_T0_34</text:p>
          </table:table-cell>
          <table:table-cell table:formula="of:=RIGHT([.G294]; LEN([.G294])-4)" office:value-type="string" office:string-value="5P_T0_34">
            <text:p>5P_T0_34</text:p>
          </table:table-cell>
          <table:table-cell table:formula="of:=RIGHT([.B294]; LEN([.B2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5]" office:value-type="string" office:string-value="5N_T0_34">
            <text:p>5N_T0_34</text:p>
          </table:table-cell>
          <table:table-cell table:formula="of:=[original.A295]" office:value-type="string" office:string-value="B6">
            <text:p>B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295]" office:value-type="string" office:string-value="IO_L5N_T0_34">
            <text:p>IO_L5N_T0_34</text:p>
          </table:table-cell>
          <table:table-cell table:formula="of:=RIGHT([.G295]; LEN([.G295])-4)" office:value-type="string" office:string-value="5N_T0_34">
            <text:p>5N_T0_34</text:p>
          </table:table-cell>
          <table:table-cell table:formula="of:=RIGHT([.B295]; LEN([.B2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6]" office:value-type="string" office:string-value="6P_T0_34">
            <text:p>6P_T0_34</text:p>
          </table:table-cell>
          <table:table-cell table:formula="of:=[original.A296]" office:value-type="string" office:string-value="C9">
            <text:p>C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296]" office:value-type="string" office:string-value="IO_L6P_T0_34">
            <text:p>IO_L6P_T0_34</text:p>
          </table:table-cell>
          <table:table-cell table:formula="of:=RIGHT([.G296]; LEN([.G296])-4)" office:value-type="string" office:string-value="6P_T0_34">
            <text:p>6P_T0_34</text:p>
          </table:table-cell>
          <table:table-cell table:formula="of:=RIGHT([.B296]; LEN([.B2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7]" office:value-type="string" office:string-value="6N_T0_VREF_34">
            <text:p>6N_T0_VREF_34</text:p>
          </table:table-cell>
          <table:table-cell table:formula="of:=[original.A297]" office:value-type="string" office:string-value="C8">
            <text:p>C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297]" office:value-type="string" office:string-value="IO_L6N_T0_VREF_34">
            <text:p>IO_L6N_T0_VREF_34</text:p>
          </table:table-cell>
          <table:table-cell table:formula="of:=RIGHT([.G297]; LEN([.G297])-4)" office:value-type="string" office:string-value="6N_T0_VREF_34">
            <text:p>6N_T0_VREF_34</text:p>
          </table:table-cell>
          <table:table-cell table:formula="of:=RIGHT([.B297]; LEN([.B2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8]" office:value-type="string" office:string-value="7P_T1_34">
            <text:p>7P_T1_34</text:p>
          </table:table-cell>
          <table:table-cell table:formula="of:=[original.A298]" office:value-type="string" office:string-value="J11">
            <text:p>J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298]" office:value-type="string" office:string-value="IO_L7P_T1_34">
            <text:p>IO_L7P_T1_34</text:p>
          </table:table-cell>
          <table:table-cell table:formula="of:=RIGHT([.G298]; LEN([.G298])-4)" office:value-type="string" office:string-value="7P_T1_34">
            <text:p>7P_T1_34</text:p>
          </table:table-cell>
          <table:table-cell table:formula="of:=RIGHT([.B298]; LEN([.B2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299]" office:value-type="string" office:string-value="7N_T1_34">
            <text:p>7N_T1_34</text:p>
          </table:table-cell>
          <table:table-cell table:formula="of:=[original.A299]" office:value-type="string" office:string-value="H11">
            <text:p>H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299]" office:value-type="string" office:string-value="IO_L7N_T1_34">
            <text:p>IO_L7N_T1_34</text:p>
          </table:table-cell>
          <table:table-cell table:formula="of:=RIGHT([.G299]; LEN([.G299])-4)" office:value-type="string" office:string-value="7N_T1_34">
            <text:p>7N_T1_34</text:p>
          </table:table-cell>
          <table:table-cell table:formula="of:=RIGHT([.B299]; LEN([.B2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0]" office:value-type="string" office:string-value="8P_T1_34">
            <text:p>8P_T1_34</text:p>
          </table:table-cell>
          <table:table-cell table:formula="of:=[original.A300]" office:value-type="string" office:string-value="E11">
            <text:p>E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300]" office:value-type="string" office:string-value="IO_L8P_T1_34">
            <text:p>IO_L8P_T1_34</text:p>
          </table:table-cell>
          <table:table-cell table:formula="of:=RIGHT([.G300]; LEN([.G300])-4)" office:value-type="string" office:string-value="8P_T1_34">
            <text:p>8P_T1_34</text:p>
          </table:table-cell>
          <table:table-cell table:formula="of:=RIGHT([.B300]; LEN([.B3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1]" office:value-type="string" office:string-value="8N_T1_34">
            <text:p>8N_T1_34</text:p>
          </table:table-cell>
          <table:table-cell table:formula="of:=[original.A301]" office:value-type="string" office:string-value="D11">
            <text:p>D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301]" office:value-type="string" office:string-value="IO_L8N_T1_34">
            <text:p>IO_L8N_T1_34</text:p>
          </table:table-cell>
          <table:table-cell table:formula="of:=RIGHT([.G301]; LEN([.G301])-4)" office:value-type="string" office:string-value="8N_T1_34">
            <text:p>8N_T1_34</text:p>
          </table:table-cell>
          <table:table-cell table:formula="of:=RIGHT([.B301]; LEN([.B3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2]" office:value-type="string" office:string-value="9P_T1_DQS_34">
            <text:p>9P_T1_DQS_34</text:p>
          </table:table-cell>
          <table:table-cell table:formula="of:=[original.A302]" office:value-type="string" office:string-value="H12">
            <text:p>H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302]" office:value-type="string" office:string-value="IO_L9P_T1_DQS_34">
            <text:p>IO_L9P_T1_DQS_34</text:p>
          </table:table-cell>
          <table:table-cell table:formula="of:=RIGHT([.G302]; LEN([.G302])-4)" office:value-type="string" office:string-value="9P_T1_DQS_34">
            <text:p>9P_T1_DQS_34</text:p>
          </table:table-cell>
          <table:table-cell table:formula="of:=RIGHT([.B302]; LEN([.B3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3]" office:value-type="string" office:string-value="9N_T1_DQS_34">
            <text:p>9N_T1_DQS_34</text:p>
          </table:table-cell>
          <table:table-cell table:formula="of:=[original.A303]" office:value-type="string" office:string-value="G11">
            <text:p>G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303]" office:value-type="string" office:string-value="IO_L9N_T1_DQS_34">
            <text:p>IO_L9N_T1_DQS_34</text:p>
          </table:table-cell>
          <table:table-cell table:formula="of:=RIGHT([.G303]; LEN([.G303])-4)" office:value-type="string" office:string-value="9N_T1_DQS_34">
            <text:p>9N_T1_DQS_34</text:p>
          </table:table-cell>
          <table:table-cell table:formula="of:=RIGHT([.B303]; LEN([.B3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4]" office:value-type="string" office:string-value="10P_T1_34">
            <text:p>10P_T1_34</text:p>
          </table:table-cell>
          <table:table-cell table:formula="of:=[original.A304]" office:value-type="string" office:string-value="E10">
            <text:p>E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304]" office:value-type="string" office:string-value="IO_L10P_T1_34">
            <text:p>IO_L10P_T1_34</text:p>
          </table:table-cell>
          <table:table-cell table:formula="of:=RIGHT([.G304]; LEN([.G304])-4)" office:value-type="string" office:string-value="10P_T1_34">
            <text:p>10P_T1_34</text:p>
          </table:table-cell>
          <table:table-cell table:formula="of:=RIGHT([.B304]; LEN([.B3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5]" office:value-type="string" office:string-value="10N_T1_34">
            <text:p>10N_T1_34</text:p>
          </table:table-cell>
          <table:table-cell table:formula="of:=[original.A305]" office:value-type="string" office:string-value="D10">
            <text:p>D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305]" office:value-type="string" office:string-value="IO_L10N_T1_34">
            <text:p>IO_L10N_T1_34</text:p>
          </table:table-cell>
          <table:table-cell table:formula="of:=RIGHT([.G305]; LEN([.G305])-4)" office:value-type="string" office:string-value="10N_T1_34">
            <text:p>10N_T1_34</text:p>
          </table:table-cell>
          <table:table-cell table:formula="of:=RIGHT([.B305]; LEN([.B3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6]" office:value-type="string" office:string-value="11P_T1_SRCC_34">
            <text:p>11P_T1_SRCC_34</text:p>
          </table:table-cell>
          <table:table-cell table:formula="of:=[original.A306]" office:value-type="string" office:string-value="G10">
            <text:p>G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306]" office:value-type="string" office:string-value="IO_L11P_T1_SRCC_34">
            <text:p>IO_L11P_T1_SRCC_34</text:p>
          </table:table-cell>
          <table:table-cell table:formula="of:=RIGHT([.G306]; LEN([.G306])-4)" office:value-type="string" office:string-value="11P_T1_SRCC_34">
            <text:p>11P_T1_SRCC_34</text:p>
          </table:table-cell>
          <table:table-cell table:formula="of:=RIGHT([.B306]; LEN([.B3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7]" office:value-type="string" office:string-value="11N_T1_SRCC_34">
            <text:p>11N_T1_SRCC_34</text:p>
          </table:table-cell>
          <table:table-cell table:formula="of:=[original.A307]" office:value-type="string" office:string-value="F10">
            <text:p>F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307]" office:value-type="string" office:string-value="IO_L11N_T1_SRCC_34">
            <text:p>IO_L11N_T1_SRCC_34</text:p>
          </table:table-cell>
          <table:table-cell table:formula="of:=RIGHT([.G307]; LEN([.G307])-4)" office:value-type="string" office:string-value="11N_T1_SRCC_34">
            <text:p>11N_T1_SRCC_34</text:p>
          </table:table-cell>
          <table:table-cell table:formula="of:=RIGHT([.B307]; LEN([.B3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8]" office:value-type="string" office:string-value="12P_T1_MRCC_34">
            <text:p>12P_T1_MRCC_34</text:p>
          </table:table-cell>
          <table:table-cell table:formula="of:=[original.A308]" office:value-type="string" office:string-value="D9">
            <text:p>D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308]" office:value-type="string" office:string-value="IO_L12P_T1_MRCC_34">
            <text:p>IO_L12P_T1_MRCC_34</text:p>
          </table:table-cell>
          <table:table-cell table:formula="of:=RIGHT([.G308]; LEN([.G308])-4)" office:value-type="string" office:string-value="12P_T1_MRCC_34">
            <text:p>12P_T1_MRCC_34</text:p>
          </table:table-cell>
          <table:table-cell table:formula="of:=RIGHT([.B308]; LEN([.B3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09]" office:value-type="string" office:string-value="12N_T1_MRCC_34">
            <text:p>12N_T1_MRCC_34</text:p>
          </table:table-cell>
          <table:table-cell table:formula="of:=[original.A309]" office:value-type="string" office:string-value="D8">
            <text:p>D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309]" office:value-type="string" office:string-value="IO_L12N_T1_MRCC_34">
            <text:p>IO_L12N_T1_MRCC_34</text:p>
          </table:table-cell>
          <table:table-cell table:formula="of:=RIGHT([.G309]; LEN([.G309])-4)" office:value-type="string" office:string-value="12N_T1_MRCC_34">
            <text:p>12N_T1_MRCC_34</text:p>
          </table:table-cell>
          <table:table-cell table:formula="of:=RIGHT([.B309]; LEN([.B3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0]" office:value-type="string" office:string-value="13P_T2_MRCC_34">
            <text:p>13P_T2_MRCC_34</text:p>
          </table:table-cell>
          <table:table-cell table:formula="of:=[original.A310]" office:value-type="string" office:string-value="H9">
            <text:p>H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310]" office:value-type="string" office:string-value="IO_L13P_T2_MRCC_34">
            <text:p>IO_L13P_T2_MRCC_34</text:p>
          </table:table-cell>
          <table:table-cell table:formula="of:=RIGHT([.G310]; LEN([.G310])-4)" office:value-type="string" office:string-value="13P_T2_MRCC_34">
            <text:p>13P_T2_MRCC_34</text:p>
          </table:table-cell>
          <table:table-cell table:formula="of:=RIGHT([.B310]; LEN([.B3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1]" office:value-type="string" office:string-value="13N_T2_MRCC_34">
            <text:p>13N_T2_MRCC_34</text:p>
          </table:table-cell>
          <table:table-cell table:formula="of:=[original.A311]" office:value-type="string" office:string-value="G9">
            <text:p>G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311]" office:value-type="string" office:string-value="IO_L13N_T2_MRCC_34">
            <text:p>IO_L13N_T2_MRCC_34</text:p>
          </table:table-cell>
          <table:table-cell table:formula="of:=RIGHT([.G311]; LEN([.G311])-4)" office:value-type="string" office:string-value="13N_T2_MRCC_34">
            <text:p>13N_T2_MRCC_34</text:p>
          </table:table-cell>
          <table:table-cell table:formula="of:=RIGHT([.B311]; LEN([.B3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2]" office:value-type="string" office:string-value="14P_T2_SRCC_34">
            <text:p>14P_T2_SRCC_34</text:p>
          </table:table-cell>
          <table:table-cell table:formula="of:=[original.A312]" office:value-type="string" office:string-value="F9">
            <text:p>F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312]" office:value-type="string" office:string-value="IO_L14P_T2_SRCC_34">
            <text:p>IO_L14P_T2_SRCC_34</text:p>
          </table:table-cell>
          <table:table-cell table:formula="of:=RIGHT([.G312]; LEN([.G312])-4)" office:value-type="string" office:string-value="14P_T2_SRCC_34">
            <text:p>14P_T2_SRCC_34</text:p>
          </table:table-cell>
          <table:table-cell table:formula="of:=RIGHT([.B312]; LEN([.B3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3]" office:value-type="string" office:string-value="14N_T2_SRCC_34">
            <text:p>14N_T2_SRCC_34</text:p>
          </table:table-cell>
          <table:table-cell table:formula="of:=[original.A313]" office:value-type="string" office:string-value="E8">
            <text:p>E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313]" office:value-type="string" office:string-value="IO_L14N_T2_SRCC_34">
            <text:p>IO_L14N_T2_SRCC_34</text:p>
          </table:table-cell>
          <table:table-cell table:formula="of:=RIGHT([.G313]; LEN([.G313])-4)" office:value-type="string" office:string-value="14N_T2_SRCC_34">
            <text:p>14N_T2_SRCC_34</text:p>
          </table:table-cell>
          <table:table-cell table:formula="of:=RIGHT([.B313]; LEN([.B3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4]" office:value-type="string" office:string-value="15P_T2_DQS_34">
            <text:p>15P_T2_DQS_34</text:p>
          </table:table-cell>
          <table:table-cell table:formula="of:=[original.A314]" office:value-type="string" office:string-value="J8">
            <text:p>J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314]" office:value-type="string" office:string-value="IO_L15P_T2_DQS_34">
            <text:p>IO_L15P_T2_DQS_34</text:p>
          </table:table-cell>
          <table:table-cell table:formula="of:=RIGHT([.G314]; LEN([.G314])-4)" office:value-type="string" office:string-value="15P_T2_DQS_34">
            <text:p>15P_T2_DQS_34</text:p>
          </table:table-cell>
          <table:table-cell table:formula="of:=RIGHT([.B314]; LEN([.B3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5]" office:value-type="string" office:string-value="15N_T2_DQS_34">
            <text:p>15N_T2_DQS_34</text:p>
          </table:table-cell>
          <table:table-cell table:formula="of:=[original.A315]" office:value-type="string" office:string-value="H8">
            <text:p>H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315]" office:value-type="string" office:string-value="IO_L15N_T2_DQS_34">
            <text:p>IO_L15N_T2_DQS_34</text:p>
          </table:table-cell>
          <table:table-cell table:formula="of:=RIGHT([.G315]; LEN([.G315])-4)" office:value-type="string" office:string-value="15N_T2_DQS_34">
            <text:p>15N_T2_DQS_34</text:p>
          </table:table-cell>
          <table:table-cell table:formula="of:=RIGHT([.B315]; LEN([.B3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6]" office:value-type="string" office:string-value="16P_T2_34">
            <text:p>16P_T2_34</text:p>
          </table:table-cell>
          <table:table-cell table:formula="of:=[original.A316]" office:value-type="string" office:string-value="F8">
            <text:p>F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316]" office:value-type="string" office:string-value="IO_L16P_T2_34">
            <text:p>IO_L16P_T2_34</text:p>
          </table:table-cell>
          <table:table-cell table:formula="of:=RIGHT([.G316]; LEN([.G316])-4)" office:value-type="string" office:string-value="16P_T2_34">
            <text:p>16P_T2_34</text:p>
          </table:table-cell>
          <table:table-cell table:formula="of:=RIGHT([.B316]; LEN([.B3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7]" office:value-type="string" office:string-value="16N_T2_34">
            <text:p>16N_T2_34</text:p>
          </table:table-cell>
          <table:table-cell table:formula="of:=[original.A317]" office:value-type="string" office:string-value="F7">
            <text:p>F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317]" office:value-type="string" office:string-value="IO_L16N_T2_34">
            <text:p>IO_L16N_T2_34</text:p>
          </table:table-cell>
          <table:table-cell table:formula="of:=RIGHT([.G317]; LEN([.G317])-4)" office:value-type="string" office:string-value="16N_T2_34">
            <text:p>16N_T2_34</text:p>
          </table:table-cell>
          <table:table-cell table:formula="of:=RIGHT([.B317]; LEN([.B3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8]" office:value-type="string" office:string-value="17P_T2_34">
            <text:p>17P_T2_34</text:p>
          </table:table-cell>
          <table:table-cell table:formula="of:=[original.A318]" office:value-type="string" office:string-value="E7">
            <text:p>E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318]" office:value-type="string" office:string-value="IO_L17P_T2_34">
            <text:p>IO_L17P_T2_34</text:p>
          </table:table-cell>
          <table:table-cell table:formula="of:=RIGHT([.G318]; LEN([.G318])-4)" office:value-type="string" office:string-value="17P_T2_34">
            <text:p>17P_T2_34</text:p>
          </table:table-cell>
          <table:table-cell table:formula="of:=RIGHT([.B318]; LEN([.B3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19]" office:value-type="string" office:string-value="17N_T2_34">
            <text:p>17N_T2_34</text:p>
          </table:table-cell>
          <table:table-cell table:formula="of:=[original.A319]" office:value-type="string" office:string-value="D6">
            <text:p>D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319]" office:value-type="string" office:string-value="IO_L17N_T2_34">
            <text:p>IO_L17N_T2_34</text:p>
          </table:table-cell>
          <table:table-cell table:formula="of:=RIGHT([.G319]; LEN([.G319])-4)" office:value-type="string" office:string-value="17N_T2_34">
            <text:p>17N_T2_34</text:p>
          </table:table-cell>
          <table:table-cell table:formula="of:=RIGHT([.B319]; LEN([.B3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0]" office:value-type="string" office:string-value="18P_T2_34">
            <text:p>18P_T2_34</text:p>
          </table:table-cell>
          <table:table-cell table:formula="of:=[original.A320]" office:value-type="string" office:string-value="H7">
            <text:p>H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320]" office:value-type="string" office:string-value="IO_L18P_T2_34">
            <text:p>IO_L18P_T2_34</text:p>
          </table:table-cell>
          <table:table-cell table:formula="of:=RIGHT([.G320]; LEN([.G320])-4)" office:value-type="string" office:string-value="18P_T2_34">
            <text:p>18P_T2_34</text:p>
          </table:table-cell>
          <table:table-cell table:formula="of:=RIGHT([.B320]; LEN([.B3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1]" office:value-type="string" office:string-value="18N_T2_34">
            <text:p>18N_T2_34</text:p>
          </table:table-cell>
          <table:table-cell table:formula="of:=[original.A321]" office:value-type="string" office:string-value="G7">
            <text:p>G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321]" office:value-type="string" office:string-value="IO_L18N_T2_34">
            <text:p>IO_L18N_T2_34</text:p>
          </table:table-cell>
          <table:table-cell table:formula="of:=RIGHT([.G321]; LEN([.G321])-4)" office:value-type="string" office:string-value="18N_T2_34">
            <text:p>18N_T2_34</text:p>
          </table:table-cell>
          <table:table-cell table:formula="of:=RIGHT([.B321]; LEN([.B3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2]" office:value-type="string" office:string-value="19P_T3_34">
            <text:p>19P_T3_34</text:p>
          </table:table-cell>
          <table:table-cell table:formula="of:=[original.A322]" office:value-type="string" office:string-value="L7">
            <text:p>L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322]" office:value-type="string" office:string-value="IO_L19P_T3_34">
            <text:p>IO_L19P_T3_34</text:p>
          </table:table-cell>
          <table:table-cell table:formula="of:=RIGHT([.G322]; LEN([.G322])-4)" office:value-type="string" office:string-value="19P_T3_34">
            <text:p>19P_T3_34</text:p>
          </table:table-cell>
          <table:table-cell table:formula="of:=RIGHT([.B322]; LEN([.B3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3]" office:value-type="string" office:string-value="19N_T3_VREF_34">
            <text:p>19N_T3_VREF_34</text:p>
          </table:table-cell>
          <table:table-cell table:formula="of:=[original.A323]" office:value-type="string" office:string-value="K7">
            <text:p>K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323]" office:value-type="string" office:string-value="IO_L19N_T3_VREF_34">
            <text:p>IO_L19N_T3_VREF_34</text:p>
          </table:table-cell>
          <table:table-cell table:formula="of:=RIGHT([.G323]; LEN([.G323])-4)" office:value-type="string" office:string-value="19N_T3_VREF_34">
            <text:p>19N_T3_VREF_34</text:p>
          </table:table-cell>
          <table:table-cell table:formula="of:=RIGHT([.B323]; LEN([.B3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4]" office:value-type="string" office:string-value="20P_T3_34">
            <text:p>20P_T3_34</text:p>
          </table:table-cell>
          <table:table-cell table:formula="of:=[original.A324]" office:value-type="string" office:string-value="J10">
            <text:p>J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324]" office:value-type="string" office:string-value="IO_L20P_T3_34">
            <text:p>IO_L20P_T3_34</text:p>
          </table:table-cell>
          <table:table-cell table:formula="of:=RIGHT([.G324]; LEN([.G324])-4)" office:value-type="string" office:string-value="20P_T3_34">
            <text:p>20P_T3_34</text:p>
          </table:table-cell>
          <table:table-cell table:formula="of:=RIGHT([.B324]; LEN([.B3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5]" office:value-type="string" office:string-value="20N_T3_34">
            <text:p>20N_T3_34</text:p>
          </table:table-cell>
          <table:table-cell table:formula="of:=[original.A325]" office:value-type="string" office:string-value="J9">
            <text:p>J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325]" office:value-type="string" office:string-value="IO_L20N_T3_34">
            <text:p>IO_L20N_T3_34</text:p>
          </table:table-cell>
          <table:table-cell table:formula="of:=RIGHT([.G325]; LEN([.G325])-4)" office:value-type="string" office:string-value="20N_T3_34">
            <text:p>20N_T3_34</text:p>
          </table:table-cell>
          <table:table-cell table:formula="of:=RIGHT([.B325]; LEN([.B3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6]" office:value-type="string" office:string-value="21P_T3_DQS_34">
            <text:p>21P_T3_DQS_34</text:p>
          </table:table-cell>
          <table:table-cell table:formula="of:=[original.A326]" office:value-type="string" office:string-value="L8">
            <text:p>L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326]" office:value-type="string" office:string-value="IO_L21P_T3_DQS_34">
            <text:p>IO_L21P_T3_DQS_34</text:p>
          </table:table-cell>
          <table:table-cell table:formula="of:=RIGHT([.G326]; LEN([.G326])-4)" office:value-type="string" office:string-value="21P_T3_DQS_34">
            <text:p>21P_T3_DQS_34</text:p>
          </table:table-cell>
          <table:table-cell table:formula="of:=RIGHT([.B326]; LEN([.B3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7]" office:value-type="string" office:string-value="21N_T3_DQS_34">
            <text:p>21N_T3_DQS_34</text:p>
          </table:table-cell>
          <table:table-cell table:formula="of:=[original.A327]" office:value-type="string" office:string-value="K8">
            <text:p>K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327]" office:value-type="string" office:string-value="IO_L21N_T3_DQS_34">
            <text:p>IO_L21N_T3_DQS_34</text:p>
          </table:table-cell>
          <table:table-cell table:formula="of:=RIGHT([.G327]; LEN([.G327])-4)" office:value-type="string" office:string-value="21N_T3_DQS_34">
            <text:p>21N_T3_DQS_34</text:p>
          </table:table-cell>
          <table:table-cell table:formula="of:=RIGHT([.B327]; LEN([.B3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8]" office:value-type="string" office:string-value="22P_T3_34">
            <text:p>22P_T3_34</text:p>
          </table:table-cell>
          <table:table-cell table:formula="of:=[original.A328]" office:value-type="string" office:string-value="K11">
            <text:p>K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328]" office:value-type="string" office:string-value="IO_L22P_T3_34">
            <text:p>IO_L22P_T3_34</text:p>
          </table:table-cell>
          <table:table-cell table:formula="of:=RIGHT([.G328]; LEN([.G328])-4)" office:value-type="string" office:string-value="22P_T3_34">
            <text:p>22P_T3_34</text:p>
          </table:table-cell>
          <table:table-cell table:formula="of:=RIGHT([.B328]; LEN([.B3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29]" office:value-type="string" office:string-value="22N_T3_34">
            <text:p>22N_T3_34</text:p>
          </table:table-cell>
          <table:table-cell table:formula="of:=[original.A329]" office:value-type="string" office:string-value="K10">
            <text:p>K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329]" office:value-type="string" office:string-value="IO_L22N_T3_34">
            <text:p>IO_L22N_T3_34</text:p>
          </table:table-cell>
          <table:table-cell table:formula="of:=RIGHT([.G329]; LEN([.G329])-4)" office:value-type="string" office:string-value="22N_T3_34">
            <text:p>22N_T3_34</text:p>
          </table:table-cell>
          <table:table-cell table:formula="of:=RIGHT([.B329]; LEN([.B3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30]" office:value-type="string" office:string-value="23P_T3_34">
            <text:p>23P_T3_34</text:p>
          </table:table-cell>
          <table:table-cell table:formula="of:=[original.A330]" office:value-type="string" office:string-value="L10">
            <text:p>L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330]" office:value-type="string" office:string-value="IO_L23P_T3_34">
            <text:p>IO_L23P_T3_34</text:p>
          </table:table-cell>
          <table:table-cell table:formula="of:=RIGHT([.G330]; LEN([.G330])-4)" office:value-type="string" office:string-value="23P_T3_34">
            <text:p>23P_T3_34</text:p>
          </table:table-cell>
          <table:table-cell table:formula="of:=RIGHT([.B330]; LEN([.B3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31]" office:value-type="string" office:string-value="23N_T3_34">
            <text:p>23N_T3_34</text:p>
          </table:table-cell>
          <table:table-cell table:formula="of:=[original.A331]" office:value-type="string" office:string-value="L9">
            <text:p>L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331]" office:value-type="string" office:string-value="IO_L23N_T3_34">
            <text:p>IO_L23N_T3_34</text:p>
          </table:table-cell>
          <table:table-cell table:formula="of:=RIGHT([.G331]; LEN([.G331])-4)" office:value-type="string" office:string-value="23N_T3_34">
            <text:p>23N_T3_34</text:p>
          </table:table-cell>
          <table:table-cell table:formula="of:=RIGHT([.B331]; LEN([.B3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32]" office:value-type="string" office:string-value="24P_T3_34">
            <text:p>24P_T3_34</text:p>
          </table:table-cell>
          <table:table-cell table:formula="of:=[original.A332]" office:value-type="string" office:string-value="L12">
            <text:p>L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332]" office:value-type="string" office:string-value="IO_L24P_T3_34">
            <text:p>IO_L24P_T3_34</text:p>
          </table:table-cell>
          <table:table-cell table:formula="of:=RIGHT([.G332]; LEN([.G332])-4)" office:value-type="string" office:string-value="24P_T3_34">
            <text:p>24P_T3_34</text:p>
          </table:table-cell>
          <table:table-cell table:formula="of:=RIGHT([.B332]; LEN([.B3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33]" office:value-type="string" office:string-value="24N_T3_34">
            <text:p>24N_T3_34</text:p>
          </table:table-cell>
          <table:table-cell table:formula="of:=[original.A333]" office:value-type="string" office:string-value="K12">
            <text:p>K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333]" office:value-type="string" office:string-value="IO_L24N_T3_34">
            <text:p>IO_L24N_T3_34</text:p>
          </table:table-cell>
          <table:table-cell table:formula="of:=RIGHT([.G333]; LEN([.G333])-4)" office:value-type="string" office:string-value="24N_T3_34">
            <text:p>24N_T3_34</text:p>
          </table:table-cell>
          <table:table-cell table:formula="of:=RIGHT([.B333]; LEN([.B3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K</text:p>
          </table:table-cell>
          <table:table-cell table:formula="of:=[.H334]" office:value-type="string" office:string-value="25_VRP_34">
            <text:p>25_VRP_34</text:p>
          </table:table-cell>
          <table:table-cell table:formula="of:=[original.A334]" office:value-type="string" office:string-value="M10">
            <text:p>M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334]" office:value-type="string" office:string-value="IO_25_VRP_34">
            <text:p>IO_25_VRP_34</text:p>
          </table:table-cell>
          <table:table-cell table:formula="of:=RIGHT([.G334]; LEN([.G334])-3)" office:value-type="string" office:string-value="25_VRP_34">
            <text:p>25_VRP_34</text:p>
          </table:table-cell>
          <table:table-cell table:formula="of:=RIGHT([.B334]; LEN([.B3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35]" office:value-type="string" office:string-value="0_VRN_35">
            <text:p>0_VRN_35</text:p>
          </table:table-cell>
          <table:table-cell table:formula="of:=[original.A335]" office:value-type="string" office:string-value="K16">
            <text:p>K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335]" office:value-type="string" office:string-value="IO_0_VRN_35">
            <text:p>IO_0_VRN_35</text:p>
          </table:table-cell>
          <table:table-cell table:formula="of:=RIGHT([.G335]; LEN([.G335])-3)" office:value-type="string" office:string-value="0_VRN_35">
            <text:p>0_VRN_35</text:p>
          </table:table-cell>
          <table:table-cell table:formula="of:=RIGHT([.B335]; LEN([.B3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36]" office:value-type="string" office:string-value="1P_T0_AD0P_35">
            <text:p>1P_T0_AD0P_35</text:p>
          </table:table-cell>
          <table:table-cell table:formula="of:=[original.A336]" office:value-type="string" office:string-value="L15">
            <text:p>L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336]" office:value-type="string" office:string-value="IO_L1P_T0_AD0P_35">
            <text:p>IO_L1P_T0_AD0P_35</text:p>
          </table:table-cell>
          <table:table-cell table:formula="of:=RIGHT([.G336]; LEN([.G336])-4)" office:value-type="string" office:string-value="1P_T0_AD0P_35">
            <text:p>1P_T0_AD0P_35</text:p>
          </table:table-cell>
          <table:table-cell table:formula="of:=RIGHT([.B336]; LEN([.B3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37]" office:value-type="string" office:string-value="1N_T0_AD0N_35">
            <text:p>1N_T0_AD0N_35</text:p>
          </table:table-cell>
          <table:table-cell table:formula="of:=[original.A337]" office:value-type="string" office:string-value="L14">
            <text:p>L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337]" office:value-type="string" office:string-value="IO_L1N_T0_AD0N_35">
            <text:p>IO_L1N_T0_AD0N_35</text:p>
          </table:table-cell>
          <table:table-cell table:formula="of:=RIGHT([.G337]; LEN([.G337])-4)" office:value-type="string" office:string-value="1N_T0_AD0N_35">
            <text:p>1N_T0_AD0N_35</text:p>
          </table:table-cell>
          <table:table-cell table:formula="of:=RIGHT([.B337]; LEN([.B3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38]" office:value-type="string" office:string-value="2P_T0_AD8P_35">
            <text:p>2P_T0_AD8P_35</text:p>
          </table:table-cell>
          <table:table-cell table:formula="of:=[original.A338]" office:value-type="string" office:string-value="J13">
            <text:p>J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338]" office:value-type="string" office:string-value="IO_L2P_T0_AD8P_35">
            <text:p>IO_L2P_T0_AD8P_35</text:p>
          </table:table-cell>
          <table:table-cell table:formula="of:=RIGHT([.G338]; LEN([.G338])-4)" office:value-type="string" office:string-value="2P_T0_AD8P_35">
            <text:p>2P_T0_AD8P_35</text:p>
          </table:table-cell>
          <table:table-cell table:formula="of:=RIGHT([.B338]; LEN([.B3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39]" office:value-type="string" office:string-value="2N_T0_AD8N_35">
            <text:p>2N_T0_AD8N_35</text:p>
          </table:table-cell>
          <table:table-cell table:formula="of:=[original.A339]" office:value-type="string" office:string-value="H13">
            <text:p>H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339]" office:value-type="string" office:string-value="IO_L2N_T0_AD8N_35">
            <text:p>IO_L2N_T0_AD8N_35</text:p>
          </table:table-cell>
          <table:table-cell table:formula="of:=RIGHT([.G339]; LEN([.G339])-4)" office:value-type="string" office:string-value="2N_T0_AD8N_35">
            <text:p>2N_T0_AD8N_35</text:p>
          </table:table-cell>
          <table:table-cell table:formula="of:=RIGHT([.B339]; LEN([.B3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3P_T0_DQS_AD1P</text:p>
          </table:table-cell>
          <table:table-cell table:style-name="ce1" table:formula="of:=[original.A340]" office:value-type="string" office:string-value="L13">
            <text:p>L13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table:formula="of:=[original.B340]" office:value-type="string" office:string-value="IO_L3P_T0_DQS_AD1P_35">
            <text:p>IO_L3P_T0_DQS_AD1P_35</text:p>
          </table:table-cell>
          <table:table-cell table:style-name="ce1" table:formula="of:=RIGHT([.G340]; LEN([.G340])-4)" office:value-type="string" office:string-value="3P_T0_DQS_AD1P_35">
            <text:p>3P_T0_DQS_AD1P_35</text:p>
          </table:table-cell>
          <table:table-cell table:style-name="ce1" table:formula="of:=RIGHT([.B340]; LEN([.B340])-15)" office:value-type="float" office:value="0">
            <text:p>Err:50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3N_T0_DQS_AD1N</text:p>
          </table:table-cell>
          <table:table-cell table:style-name="ce1" table:formula="of:=[original.A341]" office:value-type="string" office:string-value="K13">
            <text:p>K13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table:formula="of:=[original.B341]" office:value-type="string" office:string-value="IO_L3N_T0_DQS_AD1N_35">
            <text:p>IO_L3N_T0_DQS_AD1N_35</text:p>
          </table:table-cell>
          <table:table-cell table:style-name="ce1" table:formula="of:=RIGHT([.G341]; LEN([.G341])-4)" office:value-type="string" office:string-value="3N_T0_DQS_AD1N_35">
            <text:p>3N_T0_DQS_AD1N_35</text:p>
          </table:table-cell>
          <table:table-cell table:style-name="ce1" table:formula="of:=RIGHT([.B341]; LEN([.B341])-15)" office:value-type="float" office:value="0">
            <text:p>Err:502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2]" office:value-type="string" office:string-value="4P_T0_35">
            <text:p>4P_T0_35</text:p>
          </table:table-cell>
          <table:table-cell table:formula="of:=[original.A342]" office:value-type="string" office:string-value="J14">
            <text:p>J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342]" office:value-type="string" office:string-value="IO_L4P_T0_35">
            <text:p>IO_L4P_T0_35</text:p>
          </table:table-cell>
          <table:table-cell table:formula="of:=RIGHT([.G342]; LEN([.G342])-4)" office:value-type="string" office:string-value="4P_T0_35">
            <text:p>4P_T0_35</text:p>
          </table:table-cell>
          <table:table-cell table:formula="of:=RIGHT([.B342]; LEN([.B3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3]" office:value-type="string" office:string-value="4N_T0_35">
            <text:p>4N_T0_35</text:p>
          </table:table-cell>
          <table:table-cell table:formula="of:=[original.A343]" office:value-type="string" office:string-value="H14">
            <text:p>H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343]" office:value-type="string" office:string-value="IO_L4N_T0_35">
            <text:p>IO_L4N_T0_35</text:p>
          </table:table-cell>
          <table:table-cell table:formula="of:=RIGHT([.G343]; LEN([.G343])-4)" office:value-type="string" office:string-value="4N_T0_35">
            <text:p>4N_T0_35</text:p>
          </table:table-cell>
          <table:table-cell table:formula="of:=RIGHT([.B343]; LEN([.B3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4]" office:value-type="string" office:string-value="5P_T0_AD9P_35">
            <text:p>5P_T0_AD9P_35</text:p>
          </table:table-cell>
          <table:table-cell table:formula="of:=[original.A344]" office:value-type="string" office:string-value="K15">
            <text:p>K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344]" office:value-type="string" office:string-value="IO_L5P_T0_AD9P_35">
            <text:p>IO_L5P_T0_AD9P_35</text:p>
          </table:table-cell>
          <table:table-cell table:formula="of:=RIGHT([.G344]; LEN([.G344])-4)" office:value-type="string" office:string-value="5P_T0_AD9P_35">
            <text:p>5P_T0_AD9P_35</text:p>
          </table:table-cell>
          <table:table-cell table:formula="of:=RIGHT([.B344]; LEN([.B3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5]" office:value-type="string" office:string-value="5N_T0_AD9N_35">
            <text:p>5N_T0_AD9N_35</text:p>
          </table:table-cell>
          <table:table-cell table:formula="of:=[original.A345]" office:value-type="string" office:string-value="J15">
            <text:p>J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345]" office:value-type="string" office:string-value="IO_L5N_T0_AD9N_35">
            <text:p>IO_L5N_T0_AD9N_35</text:p>
          </table:table-cell>
          <table:table-cell table:formula="of:=RIGHT([.G345]; LEN([.G345])-4)" office:value-type="string" office:string-value="5N_T0_AD9N_35">
            <text:p>5N_T0_AD9N_35</text:p>
          </table:table-cell>
          <table:table-cell table:formula="of:=RIGHT([.B345]; LEN([.B3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6]" office:value-type="string" office:string-value="6P_T0_35">
            <text:p>6P_T0_35</text:p>
          </table:table-cell>
          <table:table-cell table:formula="of:=[original.A346]" office:value-type="string" office:string-value="J16">
            <text:p>J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346]" office:value-type="string" office:string-value="IO_L6P_T0_35">
            <text:p>IO_L6P_T0_35</text:p>
          </table:table-cell>
          <table:table-cell table:formula="of:=RIGHT([.G346]; LEN([.G346])-4)" office:value-type="string" office:string-value="6P_T0_35">
            <text:p>6P_T0_35</text:p>
          </table:table-cell>
          <table:table-cell table:formula="of:=RIGHT([.B346]; LEN([.B3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7]" office:value-type="string" office:string-value="6N_T0_VREF_35">
            <text:p>6N_T0_VREF_35</text:p>
          </table:table-cell>
          <table:table-cell table:formula="of:=[original.A347]" office:value-type="string" office:string-value="H16">
            <text:p>H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347]" office:value-type="string" office:string-value="IO_L6N_T0_VREF_35">
            <text:p>IO_L6N_T0_VREF_35</text:p>
          </table:table-cell>
          <table:table-cell table:formula="of:=RIGHT([.G347]; LEN([.G347])-4)" office:value-type="string" office:string-value="6N_T0_VREF_35">
            <text:p>6N_T0_VREF_35</text:p>
          </table:table-cell>
          <table:table-cell table:formula="of:=RIGHT([.B347]; LEN([.B3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8]" office:value-type="string" office:string-value="7P_T1_AD2P_35">
            <text:p>7P_T1_AD2P_35</text:p>
          </table:table-cell>
          <table:table-cell table:formula="of:=[original.A348]" office:value-type="string" office:string-value="G17">
            <text:p>G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348]" office:value-type="string" office:string-value="IO_L7P_T1_AD2P_35">
            <text:p>IO_L7P_T1_AD2P_35</text:p>
          </table:table-cell>
          <table:table-cell table:formula="of:=RIGHT([.G348]; LEN([.G348])-4)" office:value-type="string" office:string-value="7P_T1_AD2P_35">
            <text:p>7P_T1_AD2P_35</text:p>
          </table:table-cell>
          <table:table-cell table:formula="of:=RIGHT([.B348]; LEN([.B3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49]" office:value-type="string" office:string-value="7N_T1_AD2N_35">
            <text:p>7N_T1_AD2N_35</text:p>
          </table:table-cell>
          <table:table-cell table:formula="of:=[original.A349]" office:value-type="string" office:string-value="G16">
            <text:p>G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349]" office:value-type="string" office:string-value="IO_L7N_T1_AD2N_35">
            <text:p>IO_L7N_T1_AD2N_35</text:p>
          </table:table-cell>
          <table:table-cell table:formula="of:=RIGHT([.G349]; LEN([.G349])-4)" office:value-type="string" office:string-value="7N_T1_AD2N_35">
            <text:p>7N_T1_AD2N_35</text:p>
          </table:table-cell>
          <table:table-cell table:formula="of:=RIGHT([.B349]; LEN([.B3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0]" office:value-type="string" office:string-value="8P_T1_AD10P_35">
            <text:p>8P_T1_AD10P_35</text:p>
          </table:table-cell>
          <table:table-cell table:formula="of:=[original.A350]" office:value-type="string" office:string-value="G15">
            <text:p>G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350]" office:value-type="string" office:string-value="IO_L8P_T1_AD10P_35">
            <text:p>IO_L8P_T1_AD10P_35</text:p>
          </table:table-cell>
          <table:table-cell table:formula="of:=RIGHT([.G350]; LEN([.G350])-4)" office:value-type="string" office:string-value="8P_T1_AD10P_35">
            <text:p>8P_T1_AD10P_35</text:p>
          </table:table-cell>
          <table:table-cell table:formula="of:=RIGHT([.B350]; LEN([.B3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1]" office:value-type="string" office:string-value="8N_T1_AD10N_35">
            <text:p>8N_T1_AD10N_35</text:p>
          </table:table-cell>
          <table:table-cell table:formula="of:=[original.A351]" office:value-type="string" office:string-value="G14">
            <text:p>G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351]" office:value-type="string" office:string-value="IO_L8N_T1_AD10N_35">
            <text:p>IO_L8N_T1_AD10N_35</text:p>
          </table:table-cell>
          <table:table-cell table:formula="of:=RIGHT([.G351]; LEN([.G351])-4)" office:value-type="string" office:string-value="8N_T1_AD10N_35">
            <text:p>8N_T1_AD10N_35</text:p>
          </table:table-cell>
          <table:table-cell table:formula="of:=RIGHT([.B351]; LEN([.B3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9P_T1_DQS_AD3</text:p>
          </table:table-cell>
          <table:table-cell table:style-name="ce1" table:formula="of:=[original.A352]" office:value-type="string" office:string-value="G12">
            <text:p>G12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">
            <text:p>18</text:p>
          </table:table-cell>
          <table:table-cell table:style-name="ce1" table:formula="of:=[original.B352]" office:value-type="string" office:string-value="IO_L9P_T1_DQS_AD3P_35">
            <text:p>IO_L9P_T1_DQS_AD3P_35</text:p>
          </table:table-cell>
          <table:table-cell table:style-name="ce1" table:formula="of:=RIGHT([.G352]; LEN([.G352])-4)" office:value-type="string" office:string-value="9P_T1_DQS_AD3P_35">
            <text:p>9P_T1_DQS_AD3P_35</text:p>
          </table:table-cell>
          <table:table-cell table:style-name="ce1" table:formula="of:=RIGHT([.B352]; LEN([.B352])-15)" office:value-type="float" office:value="0">
            <text:p>Err:502</text:p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9N_T1_DQS_AD3</text:p>
          </table:table-cell>
          <table:table-cell table:style-name="ce1" table:formula="of:=[original.A353]" office:value-type="string" office:string-value="F12">
            <text:p>F12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">
            <text:p>19</text:p>
          </table:table-cell>
          <table:table-cell table:style-name="ce1" table:formula="of:=[original.B353]" office:value-type="string" office:string-value="IO_L9N_T1_DQS_AD3N_35">
            <text:p>IO_L9N_T1_DQS_AD3N_35</text:p>
          </table:table-cell>
          <table:table-cell table:style-name="ce1" table:formula="of:=RIGHT([.G353]; LEN([.G353])-4)" office:value-type="string" office:string-value="9N_T1_DQS_AD3N_35">
            <text:p>9N_T1_DQS_AD3N_35</text:p>
          </table:table-cell>
          <table:table-cell table:style-name="ce1" table:formula="of:=RIGHT([.B353]; LEN([.B353])-15)" office:value-type="float" office:value="0">
            <text:p>Err:502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4]" office:value-type="string" office:string-value="10P_T1_AD11P_35">
            <text:p>10P_T1_AD11P_35</text:p>
          </table:table-cell>
          <table:table-cell table:formula="of:=[original.A354]" office:value-type="string" office:string-value="F13">
            <text:p>F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354]" office:value-type="string" office:string-value="IO_L10P_T1_AD11P_35">
            <text:p>IO_L10P_T1_AD11P_35</text:p>
          </table:table-cell>
          <table:table-cell table:formula="of:=RIGHT([.G354]; LEN([.G354])-4)" office:value-type="string" office:string-value="10P_T1_AD11P_35">
            <text:p>10P_T1_AD11P_35</text:p>
          </table:table-cell>
          <table:table-cell table:formula="of:=RIGHT([.B354]; LEN([.B35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5]" office:value-type="string" office:string-value="10N_T1_AD11N_35">
            <text:p>10N_T1_AD11N_35</text:p>
          </table:table-cell>
          <table:table-cell table:formula="of:=[original.A355]" office:value-type="string" office:string-value="E12">
            <text:p>E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355]" office:value-type="string" office:string-value="IO_L10N_T1_AD11N_35">
            <text:p>IO_L10N_T1_AD11N_35</text:p>
          </table:table-cell>
          <table:table-cell table:formula="of:=RIGHT([.G355]; LEN([.G355])-4)" office:value-type="string" office:string-value="10N_T1_AD11N_35">
            <text:p>10N_T1_AD11N_35</text:p>
          </table:table-cell>
          <table:table-cell table:formula="of:=RIGHT([.B355]; LEN([.B35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6]" office:value-type="string" office:string-value="11P_T1_SRCC_35">
            <text:p>11P_T1_SRCC_35</text:p>
          </table:table-cell>
          <table:table-cell table:formula="of:=[original.A356]" office:value-type="string" office:string-value="E13">
            <text:p>E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356]" office:value-type="string" office:string-value="IO_L11P_T1_SRCC_35">
            <text:p>IO_L11P_T1_SRCC_35</text:p>
          </table:table-cell>
          <table:table-cell table:formula="of:=RIGHT([.G356]; LEN([.G356])-4)" office:value-type="string" office:string-value="11P_T1_SRCC_35">
            <text:p>11P_T1_SRCC_35</text:p>
          </table:table-cell>
          <table:table-cell table:formula="of:=RIGHT([.B356]; LEN([.B3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7]" office:value-type="string" office:string-value="11N_T1_SRCC_35">
            <text:p>11N_T1_SRCC_35</text:p>
          </table:table-cell>
          <table:table-cell table:formula="of:=[original.A357]" office:value-type="string" office:string-value="D13">
            <text:p>D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357]" office:value-type="string" office:string-value="IO_L11N_T1_SRCC_35">
            <text:p>IO_L11N_T1_SRCC_35</text:p>
          </table:table-cell>
          <table:table-cell table:formula="of:=RIGHT([.G357]; LEN([.G357])-4)" office:value-type="string" office:string-value="11N_T1_SRCC_35">
            <text:p>11N_T1_SRCC_35</text:p>
          </table:table-cell>
          <table:table-cell table:formula="of:=RIGHT([.B357]; LEN([.B3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8]" office:value-type="string" office:string-value="12P_T1_MRCC_35">
            <text:p>12P_T1_MRCC_35</text:p>
          </table:table-cell>
          <table:table-cell table:formula="of:=[original.A358]" office:value-type="string" office:string-value="F15">
            <text:p>F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358]" office:value-type="string" office:string-value="IO_L12P_T1_MRCC_35">
            <text:p>IO_L12P_T1_MRCC_35</text:p>
          </table:table-cell>
          <table:table-cell table:formula="of:=RIGHT([.G358]; LEN([.G358])-4)" office:value-type="string" office:string-value="12P_T1_MRCC_35">
            <text:p>12P_T1_MRCC_35</text:p>
          </table:table-cell>
          <table:table-cell table:formula="of:=RIGHT([.B358]; LEN([.B3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59]" office:value-type="string" office:string-value="12N_T1_MRCC_35">
            <text:p>12N_T1_MRCC_35</text:p>
          </table:table-cell>
          <table:table-cell table:formula="of:=[original.A359]" office:value-type="string" office:string-value="F14">
            <text:p>F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359]" office:value-type="string" office:string-value="IO_L12N_T1_MRCC_35">
            <text:p>IO_L12N_T1_MRCC_35</text:p>
          </table:table-cell>
          <table:table-cell table:formula="of:=RIGHT([.G359]; LEN([.G359])-4)" office:value-type="string" office:string-value="12N_T1_MRCC_35">
            <text:p>12N_T1_MRCC_35</text:p>
          </table:table-cell>
          <table:table-cell table:formula="of:=RIGHT([.B359]; LEN([.B3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60]" office:value-type="string" office:string-value="13P_T2_MRCC_35">
            <text:p>13P_T2_MRCC_35</text:p>
          </table:table-cell>
          <table:table-cell table:formula="of:=[original.A360]" office:value-type="string" office:string-value="E16">
            <text:p>E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360]" office:value-type="string" office:string-value="IO_L13P_T2_MRCC_35">
            <text:p>IO_L13P_T2_MRCC_35</text:p>
          </table:table-cell>
          <table:table-cell table:formula="of:=RIGHT([.G360]; LEN([.G360])-4)" office:value-type="string" office:string-value="13P_T2_MRCC_35">
            <text:p>13P_T2_MRCC_35</text:p>
          </table:table-cell>
          <table:table-cell table:formula="of:=RIGHT([.B360]; LEN([.B3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61]" office:value-type="string" office:string-value="13N_T2_MRCC_35">
            <text:p>13N_T2_MRCC_35</text:p>
          </table:table-cell>
          <table:table-cell table:formula="of:=[original.A361]" office:value-type="string" office:string-value="E15">
            <text:p>E1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361]" office:value-type="string" office:string-value="IO_L13N_T2_MRCC_35">
            <text:p>IO_L13N_T2_MRCC_35</text:p>
          </table:table-cell>
          <table:table-cell table:formula="of:=RIGHT([.G361]; LEN([.G361])-4)" office:value-type="string" office:string-value="13N_T2_MRCC_35">
            <text:p>13N_T2_MRCC_35</text:p>
          </table:table-cell>
          <table:table-cell table:formula="of:=RIGHT([.B361]; LEN([.B3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14P_T2_AD4_SRCC</text:p>
          </table:table-cell>
          <table:table-cell table:style-name="ce1" table:formula="of:=[original.A362]" office:value-type="string" office:string-value="D15">
            <text:p>D15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8">
            <text:p>28</text:p>
          </table:table-cell>
          <table:table-cell table:style-name="ce1" table:formula="of:=[original.B362]" office:value-type="string" office:string-value="IO_L14P_T2_AD4P_SRCC_35">
            <text:p>IO_L14P_T2_AD4P_SRCC_35</text:p>
          </table:table-cell>
          <table:table-cell table:style-name="ce1" table:formula="of:=RIGHT([.G362]; LEN([.G362])-4)" office:value-type="string" office:string-value="14P_T2_AD4P_SRCC_35">
            <text:p>14P_T2_AD4P_SRCC_35</text:p>
          </table:table-cell>
          <table:table-cell table:style-name="ce1" table:formula="of:=RIGHT([.B362]; LEN([.B362])-15)">
            <text:p/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14N_T2_AD4_SRCC</text:p>
          </table:table-cell>
          <table:table-cell table:style-name="ce1" table:formula="of:=[original.A363]" office:value-type="string" office:string-value="D14">
            <text:p>D14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9">
            <text:p>29</text:p>
          </table:table-cell>
          <table:table-cell table:style-name="ce1" table:formula="of:=[original.B363]" office:value-type="string" office:string-value="IO_L14N_T2_AD4N_SRCC_35">
            <text:p>IO_L14N_T2_AD4N_SRCC_35</text:p>
          </table:table-cell>
          <table:table-cell table:style-name="ce1" table:formula="of:=RIGHT([.G363]; LEN([.G363])-4)" office:value-type="string" office:string-value="14N_T2_AD4N_SRCC_35">
            <text:p>14N_T2_AD4N_SRCC_35</text:p>
          </table:table-cell>
          <table:table-cell table:style-name="ce1" table:formula="of:=RIGHT([.B363]; LEN([.B363])-15)">
            <text:p/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15P_T2_DQS_AD12</text:p>
          </table:table-cell>
          <table:table-cell table:style-name="ce1" table:formula="of:=[original.A364]" office:value-type="string" office:string-value="F17">
            <text:p>F17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0">
            <text:p>30</text:p>
          </table:table-cell>
          <table:table-cell table:style-name="ce1" table:formula="of:=[original.B364]" office:value-type="string" office:string-value="IO_L15P_T2_DQS_AD12P_35">
            <text:p>IO_L15P_T2_DQS_AD12P_35</text:p>
          </table:table-cell>
          <table:table-cell table:style-name="ce1" table:formula="of:=RIGHT([.G364]; LEN([.G364])-4)" office:value-type="string" office:string-value="15P_T2_DQS_AD12P_35">
            <text:p>15P_T2_DQS_AD12P_35</text:p>
          </table:table-cell>
          <table:table-cell table:style-name="ce1" table:formula="of:=RIGHT([.B364]; LEN([.B364])-15)">
            <text:p/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15N_T2_DQS_AD12</text:p>
          </table:table-cell>
          <table:table-cell table:style-name="ce1" table:formula="of:=[original.A365]" office:value-type="string" office:string-value="E17">
            <text:p>E17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">
            <text:p>31</text:p>
          </table:table-cell>
          <table:table-cell table:style-name="ce1" table:formula="of:=[original.B365]" office:value-type="string" office:string-value="IO_L15N_T2_DQS_AD12N_35">
            <text:p>IO_L15N_T2_DQS_AD12N_35</text:p>
          </table:table-cell>
          <table:table-cell table:style-name="ce1" table:formula="of:=RIGHT([.G365]; LEN([.G365])-4)" office:value-type="string" office:string-value="15N_T2_DQS_AD12N_35">
            <text:p>15N_T2_DQS_AD12N_35</text:p>
          </table:table-cell>
          <table:table-cell table:style-name="ce1" table:formula="of:=RIGHT([.B365]; LEN([.B365])-15)">
            <text:p/>
          </table:table-cell>
          <table:table-cell table:style-name="ce1"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66]" office:value-type="string" office:string-value="16P_T2_35">
            <text:p>16P_T2_35</text:p>
          </table:table-cell>
          <table:table-cell table:formula="of:=[original.A366]" office:value-type="string" office:string-value="D16">
            <text:p>D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366]" office:value-type="string" office:string-value="IO_L16P_T2_35">
            <text:p>IO_L16P_T2_35</text:p>
          </table:table-cell>
          <table:table-cell table:formula="of:=RIGHT([.G366]; LEN([.G366])-4)" office:value-type="string" office:string-value="16P_T2_35">
            <text:p>16P_T2_35</text:p>
          </table:table-cell>
          <table:table-cell table:formula="of:=RIGHT([.B366]; LEN([.B3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67]" office:value-type="string" office:string-value="16N_T2_35">
            <text:p>16N_T2_35</text:p>
          </table:table-cell>
          <table:table-cell table:formula="of:=[original.A367]" office:value-type="string" office:string-value="C16">
            <text:p>C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367]" office:value-type="string" office:string-value="IO_L16N_T2_35">
            <text:p>IO_L16N_T2_35</text:p>
          </table:table-cell>
          <table:table-cell table:formula="of:=RIGHT([.G367]; LEN([.G367])-4)" office:value-type="string" office:string-value="16N_T2_35">
            <text:p>16N_T2_35</text:p>
          </table:table-cell>
          <table:table-cell table:formula="of:=RIGHT([.B367]; LEN([.B3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68]" office:value-type="string" office:string-value="17P_T2_AD5P_35">
            <text:p>17P_T2_AD5P_35</text:p>
          </table:table-cell>
          <table:table-cell table:formula="of:=[original.A368]" office:value-type="string" office:string-value="C17">
            <text:p>C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368]" office:value-type="string" office:string-value="IO_L17P_T2_AD5P_35">
            <text:p>IO_L17P_T2_AD5P_35</text:p>
          </table:table-cell>
          <table:table-cell table:formula="of:=RIGHT([.G368]; LEN([.G368])-4)" office:value-type="string" office:string-value="17P_T2_AD5P_35">
            <text:p>17P_T2_AD5P_35</text:p>
          </table:table-cell>
          <table:table-cell table:formula="of:=RIGHT([.B368]; LEN([.B3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69]" office:value-type="string" office:string-value="17N_T2_AD5N_35">
            <text:p>17N_T2_AD5N_35</text:p>
          </table:table-cell>
          <table:table-cell table:formula="of:=[original.A369]" office:value-type="string" office:string-value="B16">
            <text:p>B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369]" office:value-type="string" office:string-value="IO_L17N_T2_AD5N_35">
            <text:p>IO_L17N_T2_AD5N_35</text:p>
          </table:table-cell>
          <table:table-cell table:formula="of:=RIGHT([.G369]; LEN([.G369])-4)" office:value-type="string" office:string-value="17N_T2_AD5N_35">
            <text:p>17N_T2_AD5N_35</text:p>
          </table:table-cell>
          <table:table-cell table:formula="of:=RIGHT([.B369]; LEN([.B3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0]" office:value-type="string" office:string-value="18P_T2_AD13P_35">
            <text:p>18P_T2_AD13P_35</text:p>
          </table:table-cell>
          <table:table-cell table:formula="of:=[original.A370]" office:value-type="string" office:string-value="B17">
            <text:p>B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370]" office:value-type="string" office:string-value="IO_L18P_T2_AD13P_35">
            <text:p>IO_L18P_T2_AD13P_35</text:p>
          </table:table-cell>
          <table:table-cell table:formula="of:=RIGHT([.G370]; LEN([.G370])-4)" office:value-type="string" office:string-value="18P_T2_AD13P_35">
            <text:p>18P_T2_AD13P_35</text:p>
          </table:table-cell>
          <table:table-cell table:formula="of:=RIGHT([.B370]; LEN([.B370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1]" office:value-type="string" office:string-value="18N_T2_AD13N_35">
            <text:p>18N_T2_AD13N_35</text:p>
          </table:table-cell>
          <table:table-cell table:formula="of:=[original.A371]" office:value-type="string" office:string-value="A17">
            <text:p>A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371]" office:value-type="string" office:string-value="IO_L18N_T2_AD13N_35">
            <text:p>IO_L18N_T2_AD13N_35</text:p>
          </table:table-cell>
          <table:table-cell table:formula="of:=RIGHT([.G371]; LEN([.G371])-4)" office:value-type="string" office:string-value="18N_T2_AD13N_35">
            <text:p>18N_T2_AD13N_35</text:p>
          </table:table-cell>
          <table:table-cell table:formula="of:=RIGHT([.B371]; LEN([.B371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2]" office:value-type="string" office:string-value="19P_T3_35">
            <text:p>19P_T3_35</text:p>
          </table:table-cell>
          <table:table-cell table:formula="of:=[original.A372]" office:value-type="string" office:string-value="C14">
            <text:p>C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372]" office:value-type="string" office:string-value="IO_L19P_T3_35">
            <text:p>IO_L19P_T3_35</text:p>
          </table:table-cell>
          <table:table-cell table:formula="of:=RIGHT([.G372]; LEN([.G372])-4)" office:value-type="string" office:string-value="19P_T3_35">
            <text:p>19P_T3_35</text:p>
          </table:table-cell>
          <table:table-cell table:formula="of:=RIGHT([.B372]; LEN([.B3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3]" office:value-type="string" office:string-value="19N_T3_VREF_35">
            <text:p>19N_T3_VREF_35</text:p>
          </table:table-cell>
          <table:table-cell table:formula="of:=[original.A373]" office:value-type="string" office:string-value="C13">
            <text:p>C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373]" office:value-type="string" office:string-value="IO_L19N_T3_VREF_35">
            <text:p>IO_L19N_T3_VREF_35</text:p>
          </table:table-cell>
          <table:table-cell table:formula="of:=RIGHT([.G373]; LEN([.G373])-4)" office:value-type="string" office:string-value="19N_T3_VREF_35">
            <text:p>19N_T3_VREF_35</text:p>
          </table:table-cell>
          <table:table-cell table:formula="of:=RIGHT([.B373]; LEN([.B3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4]" office:value-type="string" office:string-value="20P_T3_AD6P_35">
            <text:p>20P_T3_AD6P_35</text:p>
          </table:table-cell>
          <table:table-cell table:formula="of:=[original.A374]" office:value-type="string" office:string-value="C12">
            <text:p>C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374]" office:value-type="string" office:string-value="IO_L20P_T3_AD6P_35">
            <text:p>IO_L20P_T3_AD6P_35</text:p>
          </table:table-cell>
          <table:table-cell table:formula="of:=RIGHT([.G374]; LEN([.G374])-4)" office:value-type="string" office:string-value="20P_T3_AD6P_35">
            <text:p>20P_T3_AD6P_35</text:p>
          </table:table-cell>
          <table:table-cell table:formula="of:=RIGHT([.B374]; LEN([.B3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5]" office:value-type="string" office:string-value="20N_T3_AD6N_35">
            <text:p>20N_T3_AD6N_35</text:p>
          </table:table-cell>
          <table:table-cell table:formula="of:=[original.A375]" office:value-type="string" office:string-value="B12">
            <text:p>B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375]" office:value-type="string" office:string-value="IO_L20N_T3_AD6N_35">
            <text:p>IO_L20N_T3_AD6N_35</text:p>
          </table:table-cell>
          <table:table-cell table:formula="of:=RIGHT([.G375]; LEN([.G375])-4)" office:value-type="string" office:string-value="20N_T3_AD6N_35">
            <text:p>20N_T3_AD6N_35</text:p>
          </table:table-cell>
          <table:table-cell table:formula="of:=RIGHT([.B375]; LEN([.B3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21P_T3_DQS_AD14</text:p>
          </table:table-cell>
          <table:table-cell table:style-name="ce1" table:formula="of:=[original.A376]" office:value-type="string" office:string-value="B15">
            <text:p>B15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2">
            <text:p>42</text:p>
          </table:table-cell>
          <table:table-cell table:style-name="ce1" table:formula="of:=[original.B376]" office:value-type="string" office:string-value="IO_L21P_T3_DQS_AD14P_35">
            <text:p>IO_L21P_T3_DQS_AD14P_35</text:p>
          </table:table-cell>
          <table:table-cell table:style-name="ce1" table:formula="of:=RIGHT([.G376]; LEN([.G376])-4)" office:value-type="string" office:string-value="21P_T3_DQS_AD14P_35">
            <text:p>21P_T3_DQS_AD14P_35</text:p>
          </table:table-cell>
          <table:table-cell table:style-name="ce1" table:formula="of:=RIGHT([.B376]; LEN([.B376])-15)">
            <text:p/>
          </table:table-cell>
          <table:table-cell table:style-name="ce1" table:number-columns-repeated="1015"/>
        </table:table-row>
        <table:table-row table:style-name="ro1">
          <table:table-cell table:style-name="ce1" office:value-type="string">
            <text:p>Gate-L</text:p>
          </table:table-cell>
          <table:table-cell table:style-name="ce1" office:value-type="string">
            <text:p>21N_T3_DQS_AD14</text:p>
          </table:table-cell>
          <table:table-cell table:style-name="ce1" table:formula="of:=[original.A377]" office:value-type="string" office:string-value="A15">
            <text:p>A15</text:p>
          </table:table-cell>
          <table:table-cell table:style-name="ce1" office:value-type="string">
            <text:p>Undefined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3">
            <text:p>43</text:p>
          </table:table-cell>
          <table:table-cell table:style-name="ce1" table:formula="of:=[original.B377]" office:value-type="string" office:string-value="IO_L21N_T3_DQS_AD14N_35">
            <text:p>IO_L21N_T3_DQS_AD14N_35</text:p>
          </table:table-cell>
          <table:table-cell table:style-name="ce1" table:formula="of:=RIGHT([.G377]; LEN([.G377])-4)" office:value-type="string" office:string-value="21N_T3_DQS_AD14N_35">
            <text:p>21N_T3_DQS_AD14N_35</text:p>
          </table:table-cell>
          <table:table-cell table:style-name="ce1" table:formula="of:=RIGHT([.B377]; LEN([.B377])-15)">
            <text:p/>
          </table:table-cell>
          <table:table-cell table:style-name="ce1"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8]" office:value-type="string" office:string-value="22P_T3_AD7P_35">
            <text:p>22P_T3_AD7P_35</text:p>
          </table:table-cell>
          <table:table-cell table:formula="of:=[original.A378]" office:value-type="string" office:string-value="C11">
            <text:p>C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378]" office:value-type="string" office:string-value="IO_L22P_T3_AD7P_35">
            <text:p>IO_L22P_T3_AD7P_35</text:p>
          </table:table-cell>
          <table:table-cell table:formula="of:=RIGHT([.G378]; LEN([.G378])-4)" office:value-type="string" office:string-value="22P_T3_AD7P_35">
            <text:p>22P_T3_AD7P_35</text:p>
          </table:table-cell>
          <table:table-cell table:formula="of:=RIGHT([.B378]; LEN([.B3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79]" office:value-type="string" office:string-value="22N_T3_AD7N_35">
            <text:p>22N_T3_AD7N_35</text:p>
          </table:table-cell>
          <table:table-cell table:formula="of:=[original.A379]" office:value-type="string" office:string-value="B11">
            <text:p>B1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379]" office:value-type="string" office:string-value="IO_L22N_T3_AD7N_35">
            <text:p>IO_L22N_T3_AD7N_35</text:p>
          </table:table-cell>
          <table:table-cell table:formula="of:=RIGHT([.G379]; LEN([.G379])-4)" office:value-type="string" office:string-value="22N_T3_AD7N_35">
            <text:p>22N_T3_AD7N_35</text:p>
          </table:table-cell>
          <table:table-cell table:formula="of:=RIGHT([.B379]; LEN([.B3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80]" office:value-type="string" office:string-value="23P_T3_35">
            <text:p>23P_T3_35</text:p>
          </table:table-cell>
          <table:table-cell table:formula="of:=[original.A380]" office:value-type="string" office:string-value="B14">
            <text:p>B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380]" office:value-type="string" office:string-value="IO_L23P_T3_35">
            <text:p>IO_L23P_T3_35</text:p>
          </table:table-cell>
          <table:table-cell table:formula="of:=RIGHT([.G380]; LEN([.G380])-4)" office:value-type="string" office:string-value="23P_T3_35">
            <text:p>23P_T3_35</text:p>
          </table:table-cell>
          <table:table-cell table:formula="of:=RIGHT([.B380]; LEN([.B3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81]" office:value-type="string" office:string-value="23N_T3_35">
            <text:p>23N_T3_35</text:p>
          </table:table-cell>
          <table:table-cell table:formula="of:=[original.A381]" office:value-type="string" office:string-value="A14">
            <text:p>A1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381]" office:value-type="string" office:string-value="IO_L23N_T3_35">
            <text:p>IO_L23N_T3_35</text:p>
          </table:table-cell>
          <table:table-cell table:formula="of:=RIGHT([.G381]; LEN([.G381])-4)" office:value-type="string" office:string-value="23N_T3_35">
            <text:p>23N_T3_35</text:p>
          </table:table-cell>
          <table:table-cell table:formula="of:=RIGHT([.B381]; LEN([.B3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82]" office:value-type="string" office:string-value="24P_T3_AD15P_35">
            <text:p>24P_T3_AD15P_35</text:p>
          </table:table-cell>
          <table:table-cell table:formula="of:=[original.A382]" office:value-type="string" office:string-value="A13">
            <text:p>A1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382]" office:value-type="string" office:string-value="IO_L24P_T3_AD15P_35">
            <text:p>IO_L24P_T3_AD15P_35</text:p>
          </table:table-cell>
          <table:table-cell table:formula="of:=RIGHT([.G382]; LEN([.G382])-4)" office:value-type="string" office:string-value="24P_T3_AD15P_35">
            <text:p>24P_T3_AD15P_35</text:p>
          </table:table-cell>
          <table:table-cell table:formula="of:=RIGHT([.B382]; LEN([.B382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83]" office:value-type="string" office:string-value="24N_T3_AD15N_35">
            <text:p>24N_T3_AD15N_35</text:p>
          </table:table-cell>
          <table:table-cell table:formula="of:=[original.A383]" office:value-type="string" office:string-value="A12">
            <text:p>A1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383]" office:value-type="string" office:string-value="IO_L24N_T3_AD15N_35">
            <text:p>IO_L24N_T3_AD15N_35</text:p>
          </table:table-cell>
          <table:table-cell table:formula="of:=RIGHT([.G383]; LEN([.G383])-4)" office:value-type="string" office:string-value="24N_T3_AD15N_35">
            <text:p>24N_T3_AD15N_35</text:p>
          </table:table-cell>
          <table:table-cell table:formula="of:=RIGHT([.B383]; LEN([.B383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L</text:p>
          </table:table-cell>
          <table:table-cell table:formula="of:=[.H384]" office:value-type="string" office:string-value="25_VRP_35">
            <text:p>25_VRP_35</text:p>
          </table:table-cell>
          <table:table-cell table:formula="of:=[original.A384]" office:value-type="string" office:string-value="M16">
            <text:p>M1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384]" office:value-type="string" office:string-value="IO_25_VRP_35">
            <text:p>IO_25_VRP_35</text:p>
          </table:table-cell>
          <table:table-cell table:formula="of:=RIGHT([.G384]; LEN([.G384])-3)" office:value-type="string" office:string-value="25_VRP_35">
            <text:p>25_VRP_35</text:p>
          </table:table-cell>
          <table:table-cell table:formula="of:=RIGHT([.B384]; LEN([.B3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85]" office:value-type="string" office:string-value="GTX_TXP3_109">
            <text:p>GTX_TXP3_109</text:p>
          </table:table-cell>
          <table:table-cell table:formula="of:=[original.A385]" office:value-type="string" office:string-value="AK2">
            <text:p>AK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385]" office:value-type="string" office:string-value="MGTXTXP3_109">
            <text:p>MGTXTXP3_109</text:p>
          </table:table-cell>
          <table:table-cell table:formula="of:=CONCATENATE(&quot;GTX_&quot;; RIGHT([.G385]; LEN([.G385])-4))" office:value-type="string" office:string-value="GTX_TXP3_109">
            <text:p>GTX_TXP3_109</text:p>
          </table:table-cell>
          <table:table-cell table:formula="of:=RIGHT([.B385]; LEN([.B3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86]" office:value-type="string" office:string-value="GTX_RXP3_109">
            <text:p>GTX_RXP3_109</text:p>
          </table:table-cell>
          <table:table-cell table:formula="of:=[original.A386]" office:value-type="string" office:string-value="AE8">
            <text:p>AE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386]" office:value-type="string" office:string-value="MGTXRXP3_109">
            <text:p>MGTXRXP3_109</text:p>
          </table:table-cell>
          <table:table-cell table:formula="of:=CONCATENATE(&quot;GTX_&quot;; RIGHT([.G386]; LEN([.G386])-4))" office:value-type="string" office:string-value="GTX_RXP3_109">
            <text:p>GTX_RXP3_109</text:p>
          </table:table-cell>
          <table:table-cell table:formula="of:=RIGHT([.B386]; LEN([.B3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87]" office:value-type="string" office:string-value="GTX_TXN3_109">
            <text:p>GTX_TXN3_109</text:p>
          </table:table-cell>
          <table:table-cell table:formula="of:=[original.A387]" office:value-type="string" office:string-value="AK1">
            <text:p>AK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387]" office:value-type="string" office:string-value="MGTXTXN3_109">
            <text:p>MGTXTXN3_109</text:p>
          </table:table-cell>
          <table:table-cell table:formula="of:=CONCATENATE(&quot;GTX_&quot;; RIGHT([.G387]; LEN([.G387])-4))" office:value-type="string" office:string-value="GTX_TXN3_109">
            <text:p>GTX_TXN3_109</text:p>
          </table:table-cell>
          <table:table-cell table:formula="of:=RIGHT([.B387]; LEN([.B3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88]" office:value-type="string" office:string-value="GTX_RXN3_109">
            <text:p>GTX_RXN3_109</text:p>
          </table:table-cell>
          <table:table-cell table:formula="of:=[original.A388]" office:value-type="string" office:string-value="AE7">
            <text:p>AE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388]" office:value-type="string" office:string-value="MGTXRXN3_109">
            <text:p>MGTXRXN3_109</text:p>
          </table:table-cell>
          <table:table-cell table:formula="of:=CONCATENATE(&quot;GTX_&quot;; RIGHT([.G388]; LEN([.G388])-4))" office:value-type="string" office:string-value="GTX_RXN3_109">
            <text:p>GTX_RXN3_109</text:p>
          </table:table-cell>
          <table:table-cell table:formula="of:=RIGHT([.B388]; LEN([.B3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89]" office:value-type="string" office:string-value="GTX_TXP2_109">
            <text:p>GTX_TXP2_109</text:p>
          </table:table-cell>
          <table:table-cell table:formula="of:=[original.A389]" office:value-type="string" office:string-value="AJ4">
            <text:p>AJ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389]" office:value-type="string" office:string-value="MGTXTXP2_109">
            <text:p>MGTXTXP2_109</text:p>
          </table:table-cell>
          <table:table-cell table:formula="of:=CONCATENATE(&quot;GTX_&quot;; RIGHT([.G389]; LEN([.G389])-4))" office:value-type="string" office:string-value="GTX_TXP2_109">
            <text:p>GTX_TXP2_109</text:p>
          </table:table-cell>
          <table:table-cell table:formula="of:=RIGHT([.B389]; LEN([.B3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0]" office:value-type="string" office:string-value="GTX_RXP2_109">
            <text:p>GTX_RXP2_109</text:p>
          </table:table-cell>
          <table:table-cell table:formula="of:=[original.A390]" office:value-type="string" office:string-value="AG8">
            <text:p>AG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390]" office:value-type="string" office:string-value="MGTXRXP2_109">
            <text:p>MGTXRXP2_109</text:p>
          </table:table-cell>
          <table:table-cell table:formula="of:=CONCATENATE(&quot;GTX_&quot;; RIGHT([.G390]; LEN([.G390])-4))" office:value-type="string" office:string-value="GTX_RXP2_109">
            <text:p>GTX_RXP2_109</text:p>
          </table:table-cell>
          <table:table-cell table:formula="of:=RIGHT([.B390]; LEN([.B3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1]" office:value-type="string" office:string-value="GTX_TXN2_109">
            <text:p>GTX_TXN2_109</text:p>
          </table:table-cell>
          <table:table-cell table:formula="of:=[original.A391]" office:value-type="string" office:string-value="AJ3">
            <text:p>AJ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391]" office:value-type="string" office:string-value="MGTXTXN2_109">
            <text:p>MGTXTXN2_109</text:p>
          </table:table-cell>
          <table:table-cell table:formula="of:=CONCATENATE(&quot;GTX_&quot;; RIGHT([.G391]; LEN([.G391])-4))" office:value-type="string" office:string-value="GTX_TXN2_109">
            <text:p>GTX_TXN2_109</text:p>
          </table:table-cell>
          <table:table-cell table:formula="of:=RIGHT([.B391]; LEN([.B3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2]" office:value-type="string" office:string-value="GTX_EFCLK0P_109">
            <text:p>GTX_EFCLK0P_109</text:p>
          </table:table-cell>
          <table:table-cell table:formula="of:=[original.A392]" office:value-type="string" office:string-value="AD10">
            <text:p>AD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392]" office:value-type="string" office:string-value="MGTREFCLK0P_109">
            <text:p>MGTREFCLK0P_109</text:p>
          </table:table-cell>
          <table:table-cell table:formula="of:=CONCATENATE(&quot;GTX_&quot;; RIGHT([.G392]; LEN([.G392])-4))" office:value-type="string" office:string-value="GTX_EFCLK0P_109">
            <text:p>GTX_EFCLK0P_109</text:p>
          </table:table-cell>
          <table:table-cell table:formula="of:=RIGHT([.B392]; LEN([.B392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3]" office:value-type="string" office:string-value="GTX_RXN2_109">
            <text:p>GTX_RXN2_109</text:p>
          </table:table-cell>
          <table:table-cell table:formula="of:=[original.A393]" office:value-type="string" office:string-value="AG7">
            <text:p>AG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393]" office:value-type="string" office:string-value="MGTXRXN2_109">
            <text:p>MGTXRXN2_109</text:p>
          </table:table-cell>
          <table:table-cell table:formula="of:=CONCATENATE(&quot;GTX_&quot;; RIGHT([.G393]; LEN([.G393])-4))" office:value-type="string" office:string-value="GTX_RXN2_109">
            <text:p>GTX_RXN2_109</text:p>
          </table:table-cell>
          <table:table-cell table:formula="of:=RIGHT([.B393]; LEN([.B3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4]" office:value-type="string" office:string-value="GTX_EFCLK0N_109">
            <text:p>GTX_EFCLK0N_109</text:p>
          </table:table-cell>
          <table:table-cell table:formula="of:=[original.A394]" office:value-type="string" office:string-value="AD9">
            <text:p>AD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394]" office:value-type="string" office:string-value="MGTREFCLK0N_109">
            <text:p>MGTREFCLK0N_109</text:p>
          </table:table-cell>
          <table:table-cell table:formula="of:=CONCATENATE(&quot;GTX_&quot;; RIGHT([.G394]; LEN([.G394])-4))" office:value-type="string" office:string-value="GTX_EFCLK0N_109">
            <text:p>GTX_EFCLK0N_109</text:p>
          </table:table-cell>
          <table:table-cell table:formula="of:=RIGHT([.B394]; LEN([.B39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5]" office:value-type="string" office:string-value="GTX_EFCLK1N_109">
            <text:p>GTX_EFCLK1N_109</text:p>
          </table:table-cell>
          <table:table-cell table:formula="of:=[original.A395]" office:value-type="string" office:string-value="AF9">
            <text:p>AF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395]" office:value-type="string" office:string-value="MGTREFCLK1N_109">
            <text:p>MGTREFCLK1N_109</text:p>
          </table:table-cell>
          <table:table-cell table:formula="of:=CONCATENATE(&quot;GTX_&quot;; RIGHT([.G395]; LEN([.G395])-4))" office:value-type="string" office:string-value="GTX_EFCLK1N_109">
            <text:p>GTX_EFCLK1N_109</text:p>
          </table:table-cell>
          <table:table-cell table:formula="of:=RIGHT([.B395]; LEN([.B39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6]" office:value-type="string" office:string-value="GTX_EFCLK1P_109">
            <text:p>GTX_EFCLK1P_109</text:p>
          </table:table-cell>
          <table:table-cell table:formula="of:=[original.A396]" office:value-type="string" office:string-value="AF10">
            <text:p>AF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396]" office:value-type="string" office:string-value="MGTREFCLK1P_109">
            <text:p>MGTREFCLK1P_109</text:p>
          </table:table-cell>
          <table:table-cell table:formula="of:=CONCATENATE(&quot;GTX_&quot;; RIGHT([.G396]; LEN([.G396])-4))" office:value-type="string" office:string-value="GTX_EFCLK1P_109">
            <text:p>GTX_EFCLK1P_109</text:p>
          </table:table-cell>
          <table:table-cell table:formula="of:=RIGHT([.B396]; LEN([.B396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7]" office:value-type="string" office:string-value="GTX_TXP1_109">
            <text:p>GTX_TXP1_109</text:p>
          </table:table-cell>
          <table:table-cell table:formula="of:=[original.A397]" office:value-type="string" office:string-value="AK6">
            <text:p>AK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397]" office:value-type="string" office:string-value="MGTXTXP1_109">
            <text:p>MGTXTXP1_109</text:p>
          </table:table-cell>
          <table:table-cell table:formula="of:=CONCATENATE(&quot;GTX_&quot;; RIGHT([.G397]; LEN([.G397])-4))" office:value-type="string" office:string-value="GTX_TXP1_109">
            <text:p>GTX_TXP1_109</text:p>
          </table:table-cell>
          <table:table-cell table:formula="of:=RIGHT([.B397]; LEN([.B3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8]" office:value-type="string" office:string-value="GTX_RXP1_109">
            <text:p>GTX_RXP1_109</text:p>
          </table:table-cell>
          <table:table-cell table:formula="of:=[original.A398]" office:value-type="string" office:string-value="AJ8">
            <text:p>AJ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398]" office:value-type="string" office:string-value="MGTXRXP1_109">
            <text:p>MGTXRXP1_109</text:p>
          </table:table-cell>
          <table:table-cell table:formula="of:=CONCATENATE(&quot;GTX_&quot;; RIGHT([.G398]; LEN([.G398])-4))" office:value-type="string" office:string-value="GTX_RXP1_109">
            <text:p>GTX_RXP1_109</text:p>
          </table:table-cell>
          <table:table-cell table:formula="of:=RIGHT([.B398]; LEN([.B3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399]" office:value-type="string" office:string-value="GTX_TXN1_109">
            <text:p>GTX_TXN1_109</text:p>
          </table:table-cell>
          <table:table-cell table:formula="of:=[original.A399]" office:value-type="string" office:string-value="AK5">
            <text:p>AK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399]" office:value-type="string" office:string-value="MGTXTXN1_109">
            <text:p>MGTXTXN1_109</text:p>
          </table:table-cell>
          <table:table-cell table:formula="of:=CONCATENATE(&quot;GTX_&quot;; RIGHT([.G399]; LEN([.G399])-4))" office:value-type="string" office:string-value="GTX_TXN1_109">
            <text:p>GTX_TXN1_109</text:p>
          </table:table-cell>
          <table:table-cell table:formula="of:=RIGHT([.B399]; LEN([.B3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400]" office:value-type="string" office:string-value="GTX_RXN1_109">
            <text:p>GTX_RXN1_109</text:p>
          </table:table-cell>
          <table:table-cell table:formula="of:=[original.A400]" office:value-type="string" office:string-value="AJ7">
            <text:p>AJ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400]" office:value-type="string" office:string-value="MGTXRXN1_109">
            <text:p>MGTXRXN1_109</text:p>
          </table:table-cell>
          <table:table-cell table:formula="of:=CONCATENATE(&quot;GTX_&quot;; RIGHT([.G400]; LEN([.G400])-4))" office:value-type="string" office:string-value="GTX_RXN1_109">
            <text:p>GTX_RXN1_109</text:p>
          </table:table-cell>
          <table:table-cell table:formula="of:=RIGHT([.B400]; LEN([.B4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401]" office:value-type="string" office:string-value="GTX_TXP0_109">
            <text:p>GTX_TXP0_109</text:p>
          </table:table-cell>
          <table:table-cell table:formula="of:=[original.A401]" office:value-type="string" office:string-value="AK10">
            <text:p>AK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401]" office:value-type="string" office:string-value="MGTXTXP0_109">
            <text:p>MGTXTXP0_109</text:p>
          </table:table-cell>
          <table:table-cell table:formula="of:=CONCATENATE(&quot;GTX_&quot;; RIGHT([.G401]; LEN([.G401])-4))" office:value-type="string" office:string-value="GTX_TXP0_109">
            <text:p>GTX_TXP0_109</text:p>
          </table:table-cell>
          <table:table-cell table:formula="of:=RIGHT([.B401]; LEN([.B4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402]" office:value-type="string" office:string-value="GTX_RXP0_109">
            <text:p>GTX_RXP0_109</text:p>
          </table:table-cell>
          <table:table-cell table:formula="of:=[original.A402]" office:value-type="string" office:string-value="AH10">
            <text:p>AH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402]" office:value-type="string" office:string-value="MGTXRXP0_109">
            <text:p>MGTXRXP0_109</text:p>
          </table:table-cell>
          <table:table-cell table:formula="of:=CONCATENATE(&quot;GTX_&quot;; RIGHT([.G402]; LEN([.G402])-4))" office:value-type="string" office:string-value="GTX_RXP0_109">
            <text:p>GTX_RXP0_109</text:p>
          </table:table-cell>
          <table:table-cell table:formula="of:=RIGHT([.B402]; LEN([.B4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403]" office:value-type="string" office:string-value="GTX_TXN0_109">
            <text:p>GTX_TXN0_109</text:p>
          </table:table-cell>
          <table:table-cell table:formula="of:=[original.A403]" office:value-type="string" office:string-value="AK9">
            <text:p>AK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403]" office:value-type="string" office:string-value="MGTXTXN0_109">
            <text:p>MGTXTXN0_109</text:p>
          </table:table-cell>
          <table:table-cell table:formula="of:=CONCATENATE(&quot;GTX_&quot;; RIGHT([.G403]; LEN([.G403])-4))" office:value-type="string" office:string-value="GTX_TXN0_109">
            <text:p>GTX_TXN0_109</text:p>
          </table:table-cell>
          <table:table-cell table:formula="of:=RIGHT([.B403]; LEN([.B4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M</text:p>
          </table:table-cell>
          <table:table-cell table:formula="of:=[.H404]" office:value-type="string" office:string-value="GTX_RXN0_109">
            <text:p>GTX_RXN0_109</text:p>
          </table:table-cell>
          <table:table-cell table:formula="of:=[original.A404]" office:value-type="string" office:string-value="AH9">
            <text:p>AH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404]" office:value-type="string" office:string-value="MGTXRXN0_109">
            <text:p>MGTXRXN0_109</text:p>
          </table:table-cell>
          <table:table-cell table:formula="of:=CONCATENATE(&quot;GTX_&quot;; RIGHT([.G404]; LEN([.G404])-4))" office:value-type="string" office:string-value="GTX_RXN0_109">
            <text:p>GTX_RXN0_109</text:p>
          </table:table-cell>
          <table:table-cell table:formula="of:=RIGHT([.B404]; LEN([.B4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05]" office:value-type="string" office:string-value="GTX_TXP3_110">
            <text:p>GTX_TXP3_110</text:p>
          </table:table-cell>
          <table:table-cell table:formula="of:=[original.A405]" office:value-type="string" office:string-value="AD2">
            <text:p>AD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405]" office:value-type="string" office:string-value="MGTXTXP3_110">
            <text:p>MGTXTXP3_110</text:p>
          </table:table-cell>
          <table:table-cell table:formula="of:=CONCATENATE(&quot;GTX_&quot;; RIGHT([.G405]; LEN([.G405])-4))" office:value-type="string" office:string-value="GTX_TXP3_110">
            <text:p>GTX_TXP3_110</text:p>
          </table:table-cell>
          <table:table-cell table:formula="of:=RIGHT([.B405]; LEN([.B4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06]" office:value-type="string" office:string-value="GTX_RXP3_110">
            <text:p>GTX_RXP3_110</text:p>
          </table:table-cell>
          <table:table-cell table:formula="of:=[original.A406]" office:value-type="string" office:string-value="AD6">
            <text:p>AD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406]" office:value-type="string" office:string-value="MGTXRXP3_110">
            <text:p>MGTXRXP3_110</text:p>
          </table:table-cell>
          <table:table-cell table:formula="of:=CONCATENATE(&quot;GTX_&quot;; RIGHT([.G406]; LEN([.G406])-4))" office:value-type="string" office:string-value="GTX_RXP3_110">
            <text:p>GTX_RXP3_110</text:p>
          </table:table-cell>
          <table:table-cell table:formula="of:=RIGHT([.B406]; LEN([.B4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07]" office:value-type="string" office:string-value="GTX_TXN3_110">
            <text:p>GTX_TXN3_110</text:p>
          </table:table-cell>
          <table:table-cell table:formula="of:=[original.A407]" office:value-type="string" office:string-value="AD1">
            <text:p>AD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407]" office:value-type="string" office:string-value="MGTXTXN3_110">
            <text:p>MGTXTXN3_110</text:p>
          </table:table-cell>
          <table:table-cell table:formula="of:=CONCATENATE(&quot;GTX_&quot;; RIGHT([.G407]; LEN([.G407])-4))" office:value-type="string" office:string-value="GTX_TXN3_110">
            <text:p>GTX_TXN3_110</text:p>
          </table:table-cell>
          <table:table-cell table:formula="of:=RIGHT([.B407]; LEN([.B4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08]" office:value-type="string" office:string-value="GTX_RXN3_110">
            <text:p>GTX_RXN3_110</text:p>
          </table:table-cell>
          <table:table-cell table:formula="of:=[original.A408]" office:value-type="string" office:string-value="AD5">
            <text:p>AD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408]" office:value-type="string" office:string-value="MGTXRXN3_110">
            <text:p>MGTXRXN3_110</text:p>
          </table:table-cell>
          <table:table-cell table:formula="of:=CONCATENATE(&quot;GTX_&quot;; RIGHT([.G408]; LEN([.G408])-4))" office:value-type="string" office:string-value="GTX_RXN3_110">
            <text:p>GTX_RXN3_110</text:p>
          </table:table-cell>
          <table:table-cell table:formula="of:=RIGHT([.B408]; LEN([.B4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09]" office:value-type="string" office:string-value="GTX_TXP2_110">
            <text:p>GTX_TXP2_110</text:p>
          </table:table-cell>
          <table:table-cell table:formula="of:=[original.A409]" office:value-type="string" office:string-value="AE4">
            <text:p>AE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409]" office:value-type="string" office:string-value="MGTXTXP2_110">
            <text:p>MGTXTXP2_110</text:p>
          </table:table-cell>
          <table:table-cell table:formula="of:=CONCATENATE(&quot;GTX_&quot;; RIGHT([.G409]; LEN([.G409])-4))" office:value-type="string" office:string-value="GTX_TXP2_110">
            <text:p>GTX_TXP2_110</text:p>
          </table:table-cell>
          <table:table-cell table:formula="of:=RIGHT([.B409]; LEN([.B4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0]" office:value-type="string" office:string-value="GTX_RXP2_110">
            <text:p>GTX_RXP2_110</text:p>
          </table:table-cell>
          <table:table-cell table:formula="of:=[original.A410]" office:value-type="string" office:string-value="AF6">
            <text:p>AF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410]" office:value-type="string" office:string-value="MGTXRXP2_110">
            <text:p>MGTXRXP2_110</text:p>
          </table:table-cell>
          <table:table-cell table:formula="of:=CONCATENATE(&quot;GTX_&quot;; RIGHT([.G410]; LEN([.G410])-4))" office:value-type="string" office:string-value="GTX_RXP2_110">
            <text:p>GTX_RXP2_110</text:p>
          </table:table-cell>
          <table:table-cell table:formula="of:=RIGHT([.B410]; LEN([.B4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1]" office:value-type="string" office:string-value="GTX_TXN2_110">
            <text:p>GTX_TXN2_110</text:p>
          </table:table-cell>
          <table:table-cell table:formula="of:=[original.A411]" office:value-type="string" office:string-value="AE3">
            <text:p>AE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411]" office:value-type="string" office:string-value="MGTXTXN2_110">
            <text:p>MGTXTXN2_110</text:p>
          </table:table-cell>
          <table:table-cell table:formula="of:=CONCATENATE(&quot;GTX_&quot;; RIGHT([.G411]; LEN([.G411])-4))" office:value-type="string" office:string-value="GTX_TXN2_110">
            <text:p>GTX_TXN2_110</text:p>
          </table:table-cell>
          <table:table-cell table:formula="of:=RIGHT([.B411]; LEN([.B4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2]" office:value-type="string" office:string-value="GTX_EFCLK0P_110">
            <text:p>GTX_EFCLK0P_110</text:p>
          </table:table-cell>
          <table:table-cell table:formula="of:=[original.A412]" office:value-type="string" office:string-value="AA8">
            <text:p>AA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412]" office:value-type="string" office:string-value="MGTREFCLK0P_110">
            <text:p>MGTREFCLK0P_110</text:p>
          </table:table-cell>
          <table:table-cell table:formula="of:=CONCATENATE(&quot;GTX_&quot;; RIGHT([.G412]; LEN([.G412])-4))" office:value-type="string" office:string-value="GTX_EFCLK0P_110">
            <text:p>GTX_EFCLK0P_110</text:p>
          </table:table-cell>
          <table:table-cell table:formula="of:=RIGHT([.B412]; LEN([.B412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3]" office:value-type="string" office:string-value="GTX_RXN2_110">
            <text:p>GTX_RXN2_110</text:p>
          </table:table-cell>
          <table:table-cell table:formula="of:=[original.A413]" office:value-type="string" office:string-value="AF5">
            <text:p>AF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413]" office:value-type="string" office:string-value="MGTXRXN2_110">
            <text:p>MGTXRXN2_110</text:p>
          </table:table-cell>
          <table:table-cell table:formula="of:=CONCATENATE(&quot;GTX_&quot;; RIGHT([.G413]; LEN([.G413])-4))" office:value-type="string" office:string-value="GTX_RXN2_110">
            <text:p>GTX_RXN2_110</text:p>
          </table:table-cell>
          <table:table-cell table:formula="of:=RIGHT([.B413]; LEN([.B4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4]" office:value-type="string" office:string-value="GTX_EFCLK0N_110">
            <text:p>GTX_EFCLK0N_110</text:p>
          </table:table-cell>
          <table:table-cell table:formula="of:=[original.A414]" office:value-type="string" office:string-value="AA7">
            <text:p>AA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414]" office:value-type="string" office:string-value="MGTREFCLK0N_110">
            <text:p>MGTREFCLK0N_110</text:p>
          </table:table-cell>
          <table:table-cell table:formula="of:=CONCATENATE(&quot;GTX_&quot;; RIGHT([.G414]; LEN([.G414])-4))" office:value-type="string" office:string-value="GTX_EFCLK0N_110">
            <text:p>GTX_EFCLK0N_110</text:p>
          </table:table-cell>
          <table:table-cell table:formula="of:=RIGHT([.B414]; LEN([.B41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5]" office:value-type="string" office:string-value="GTX_EFCLK1N_110">
            <text:p>GTX_EFCLK1N_110</text:p>
          </table:table-cell>
          <table:table-cell table:formula="of:=[original.A415]" office:value-type="string" office:string-value="AC7">
            <text:p>AC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415]" office:value-type="string" office:string-value="MGTREFCLK1N_110">
            <text:p>MGTREFCLK1N_110</text:p>
          </table:table-cell>
          <table:table-cell table:formula="of:=CONCATENATE(&quot;GTX_&quot;; RIGHT([.G415]; LEN([.G415])-4))" office:value-type="string" office:string-value="GTX_EFCLK1N_110">
            <text:p>GTX_EFCLK1N_110</text:p>
          </table:table-cell>
          <table:table-cell table:formula="of:=RIGHT([.B415]; LEN([.B41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6]" office:value-type="string" office:string-value="GTX_EFCLK1P_110">
            <text:p>GTX_EFCLK1P_110</text:p>
          </table:table-cell>
          <table:table-cell table:formula="of:=[original.A416]" office:value-type="string" office:string-value="AC8">
            <text:p>AC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416]" office:value-type="string" office:string-value="MGTREFCLK1P_110">
            <text:p>MGTREFCLK1P_110</text:p>
          </table:table-cell>
          <table:table-cell table:formula="of:=CONCATENATE(&quot;GTX_&quot;; RIGHT([.G416]; LEN([.G416])-4))" office:value-type="string" office:string-value="GTX_EFCLK1P_110">
            <text:p>GTX_EFCLK1P_110</text:p>
          </table:table-cell>
          <table:table-cell table:formula="of:=RIGHT([.B416]; LEN([.B416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7]" office:value-type="string" office:string-value="GTX_TXP1_110">
            <text:p>GTX_TXP1_110</text:p>
          </table:table-cell>
          <table:table-cell table:formula="of:=[original.A417]" office:value-type="string" office:string-value="AF2">
            <text:p>AF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417]" office:value-type="string" office:string-value="MGTXTXP1_110">
            <text:p>MGTXTXP1_110</text:p>
          </table:table-cell>
          <table:table-cell table:formula="of:=CONCATENATE(&quot;GTX_&quot;; RIGHT([.G417]; LEN([.G417])-4))" office:value-type="string" office:string-value="GTX_TXP1_110">
            <text:p>GTX_TXP1_110</text:p>
          </table:table-cell>
          <table:table-cell table:formula="of:=RIGHT([.B417]; LEN([.B4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8]" office:value-type="string" office:string-value="GTX_RXP1_110">
            <text:p>GTX_RXP1_110</text:p>
          </table:table-cell>
          <table:table-cell table:formula="of:=[original.A418]" office:value-type="string" office:string-value="AG4">
            <text:p>AG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418]" office:value-type="string" office:string-value="MGTXRXP1_110">
            <text:p>MGTXRXP1_110</text:p>
          </table:table-cell>
          <table:table-cell table:formula="of:=CONCATENATE(&quot;GTX_&quot;; RIGHT([.G418]; LEN([.G418])-4))" office:value-type="string" office:string-value="GTX_RXP1_110">
            <text:p>GTX_RXP1_110</text:p>
          </table:table-cell>
          <table:table-cell table:formula="of:=RIGHT([.B418]; LEN([.B4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19]" office:value-type="string" office:string-value="GTX_TXN1_110">
            <text:p>GTX_TXN1_110</text:p>
          </table:table-cell>
          <table:table-cell table:formula="of:=[original.A419]" office:value-type="string" office:string-value="AF1">
            <text:p>AF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419]" office:value-type="string" office:string-value="MGTXTXN1_110">
            <text:p>MGTXTXN1_110</text:p>
          </table:table-cell>
          <table:table-cell table:formula="of:=CONCATENATE(&quot;GTX_&quot;; RIGHT([.G419]; LEN([.G419])-4))" office:value-type="string" office:string-value="GTX_TXN1_110">
            <text:p>GTX_TXN1_110</text:p>
          </table:table-cell>
          <table:table-cell table:formula="of:=RIGHT([.B419]; LEN([.B4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20]" office:value-type="string" office:string-value="GTX_RXN1_110">
            <text:p>GTX_RXN1_110</text:p>
          </table:table-cell>
          <table:table-cell table:formula="of:=[original.A420]" office:value-type="string" office:string-value="AG3">
            <text:p>AG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420]" office:value-type="string" office:string-value="MGTXRXN1_110">
            <text:p>MGTXRXN1_110</text:p>
          </table:table-cell>
          <table:table-cell table:formula="of:=CONCATENATE(&quot;GTX_&quot;; RIGHT([.G420]; LEN([.G420])-4))" office:value-type="string" office:string-value="GTX_RXN1_110">
            <text:p>GTX_RXN1_110</text:p>
          </table:table-cell>
          <table:table-cell table:formula="of:=RIGHT([.B420]; LEN([.B4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21]" office:value-type="string" office:string-value="GTX_TXP0_110">
            <text:p>GTX_TXP0_110</text:p>
          </table:table-cell>
          <table:table-cell table:formula="of:=[original.A421]" office:value-type="string" office:string-value="AH2">
            <text:p>AH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421]" office:value-type="string" office:string-value="MGTXTXP0_110">
            <text:p>MGTXTXP0_110</text:p>
          </table:table-cell>
          <table:table-cell table:formula="of:=CONCATENATE(&quot;GTX_&quot;; RIGHT([.G421]; LEN([.G421])-4))" office:value-type="string" office:string-value="GTX_TXP0_110">
            <text:p>GTX_TXP0_110</text:p>
          </table:table-cell>
          <table:table-cell table:formula="of:=RIGHT([.B421]; LEN([.B4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22]" office:value-type="string" office:string-value="GTX_RXP0_110">
            <text:p>GTX_RXP0_110</text:p>
          </table:table-cell>
          <table:table-cell table:formula="of:=[original.A422]" office:value-type="string" office:string-value="AH6">
            <text:p>AH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422]" office:value-type="string" office:string-value="MGTXRXP0_110">
            <text:p>MGTXRXP0_110</text:p>
          </table:table-cell>
          <table:table-cell table:formula="of:=CONCATENATE(&quot;GTX_&quot;; RIGHT([.G422]; LEN([.G422])-4))" office:value-type="string" office:string-value="GTX_RXP0_110">
            <text:p>GTX_RXP0_110</text:p>
          </table:table-cell>
          <table:table-cell table:formula="of:=RIGHT([.B422]; LEN([.B4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23]" office:value-type="string" office:string-value="GTX_TXN0_110">
            <text:p>GTX_TXN0_110</text:p>
          </table:table-cell>
          <table:table-cell table:formula="of:=[original.A423]" office:value-type="string" office:string-value="AH1">
            <text:p>AH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423]" office:value-type="string" office:string-value="MGTXTXN0_110">
            <text:p>MGTXTXN0_110</text:p>
          </table:table-cell>
          <table:table-cell table:formula="of:=CONCATENATE(&quot;GTX_&quot;; RIGHT([.G423]; LEN([.G423])-4))" office:value-type="string" office:string-value="GTX_TXN0_110">
            <text:p>GTX_TXN0_110</text:p>
          </table:table-cell>
          <table:table-cell table:formula="of:=RIGHT([.B423]; LEN([.B4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N</text:p>
          </table:table-cell>
          <table:table-cell table:formula="of:=[.H424]" office:value-type="string" office:string-value="GTX_RXN0_110">
            <text:p>GTX_RXN0_110</text:p>
          </table:table-cell>
          <table:table-cell table:formula="of:=[original.A424]" office:value-type="string" office:string-value="AH5">
            <text:p>AH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424]" office:value-type="string" office:string-value="MGTXRXN0_110">
            <text:p>MGTXRXN0_110</text:p>
          </table:table-cell>
          <table:table-cell table:formula="of:=CONCATENATE(&quot;GTX_&quot;; RIGHT([.G424]; LEN([.G424])-4))" office:value-type="string" office:string-value="GTX_RXN0_110">
            <text:p>GTX_RXN0_110</text:p>
          </table:table-cell>
          <table:table-cell table:formula="of:=RIGHT([.B424]; LEN([.B4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25]" office:value-type="string" office:string-value="GTX_TXP3_111">
            <text:p>GTX_TXP3_111</text:p>
          </table:table-cell>
          <table:table-cell table:formula="of:=[original.A425]" office:value-type="string" office:string-value="V2">
            <text:p>V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425]" office:value-type="string" office:string-value="MGTXTXP3_111">
            <text:p>MGTXTXP3_111</text:p>
          </table:table-cell>
          <table:table-cell table:formula="of:=CONCATENATE(&quot;GTX_&quot;; RIGHT([.G425]; LEN([.G425])-4))" office:value-type="string" office:string-value="GTX_TXP3_111">
            <text:p>GTX_TXP3_111</text:p>
          </table:table-cell>
          <table:table-cell table:formula="of:=RIGHT([.B425]; LEN([.B4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26]" office:value-type="string" office:string-value="GTX_RXP3_111">
            <text:p>GTX_RXP3_111</text:p>
          </table:table-cell>
          <table:table-cell table:formula="of:=[original.A426]" office:value-type="string" office:string-value="AA4">
            <text:p>AA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426]" office:value-type="string" office:string-value="MGTXRXP3_111">
            <text:p>MGTXRXP3_111</text:p>
          </table:table-cell>
          <table:table-cell table:formula="of:=CONCATENATE(&quot;GTX_&quot;; RIGHT([.G426]; LEN([.G426])-4))" office:value-type="string" office:string-value="GTX_RXP3_111">
            <text:p>GTX_RXP3_111</text:p>
          </table:table-cell>
          <table:table-cell table:formula="of:=RIGHT([.B426]; LEN([.B4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27]" office:value-type="string" office:string-value="GTX_TXN3_111">
            <text:p>GTX_TXN3_111</text:p>
          </table:table-cell>
          <table:table-cell table:formula="of:=[original.A427]" office:value-type="string" office:string-value="V1">
            <text:p>V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427]" office:value-type="string" office:string-value="MGTXTXN3_111">
            <text:p>MGTXTXN3_111</text:p>
          </table:table-cell>
          <table:table-cell table:formula="of:=CONCATENATE(&quot;GTX_&quot;; RIGHT([.G427]; LEN([.G427])-4))" office:value-type="string" office:string-value="GTX_TXN3_111">
            <text:p>GTX_TXN3_111</text:p>
          </table:table-cell>
          <table:table-cell table:formula="of:=RIGHT([.B427]; LEN([.B4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28]" office:value-type="string" office:string-value="GTX_RXN3_111">
            <text:p>GTX_RXN3_111</text:p>
          </table:table-cell>
          <table:table-cell table:formula="of:=[original.A428]" office:value-type="string" office:string-value="AA3">
            <text:p>AA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428]" office:value-type="string" office:string-value="MGTXRXN3_111">
            <text:p>MGTXRXN3_111</text:p>
          </table:table-cell>
          <table:table-cell table:formula="of:=CONCATENATE(&quot;GTX_&quot;; RIGHT([.G428]; LEN([.G428])-4))" office:value-type="string" office:string-value="GTX_RXN3_111">
            <text:p>GTX_RXN3_111</text:p>
          </table:table-cell>
          <table:table-cell table:formula="of:=RIGHT([.B428]; LEN([.B4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29]" office:value-type="string" office:string-value="GTX_TXP2_111">
            <text:p>GTX_TXP2_111</text:p>
          </table:table-cell>
          <table:table-cell table:formula="of:=[original.A429]" office:value-type="string" office:string-value="W4">
            <text:p>W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429]" office:value-type="string" office:string-value="MGTXTXP2_111">
            <text:p>MGTXTXP2_111</text:p>
          </table:table-cell>
          <table:table-cell table:formula="of:=CONCATENATE(&quot;GTX_&quot;; RIGHT([.G429]; LEN([.G429])-4))" office:value-type="string" office:string-value="GTX_TXP2_111">
            <text:p>GTX_TXP2_111</text:p>
          </table:table-cell>
          <table:table-cell table:formula="of:=RIGHT([.B429]; LEN([.B4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0]" office:value-type="string" office:string-value="GTX_RXP2_111">
            <text:p>GTX_RXP2_111</text:p>
          </table:table-cell>
          <table:table-cell table:formula="of:=[original.A430]" office:value-type="string" office:string-value="Y6">
            <text:p>Y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430]" office:value-type="string" office:string-value="MGTXRXP2_111">
            <text:p>MGTXRXP2_111</text:p>
          </table:table-cell>
          <table:table-cell table:formula="of:=CONCATENATE(&quot;GTX_&quot;; RIGHT([.G430]; LEN([.G430])-4))" office:value-type="string" office:string-value="GTX_RXP2_111">
            <text:p>GTX_RXP2_111</text:p>
          </table:table-cell>
          <table:table-cell table:formula="of:=RIGHT([.B430]; LEN([.B4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1]" office:value-type="string" office:string-value="GTX_TXN2_111">
            <text:p>GTX_TXN2_111</text:p>
          </table:table-cell>
          <table:table-cell table:formula="of:=[original.A431]" office:value-type="string" office:string-value="W3">
            <text:p>W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431]" office:value-type="string" office:string-value="MGTXTXN2_111">
            <text:p>MGTXTXN2_111</text:p>
          </table:table-cell>
          <table:table-cell table:formula="of:=CONCATENATE(&quot;GTX_&quot;; RIGHT([.G431]; LEN([.G431])-4))" office:value-type="string" office:string-value="GTX_TXN2_111">
            <text:p>GTX_TXN2_111</text:p>
          </table:table-cell>
          <table:table-cell table:formula="of:=RIGHT([.B431]; LEN([.B4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2]" office:value-type="string" office:string-value="GTX_EFCLK0P_111">
            <text:p>GTX_EFCLK0P_111</text:p>
          </table:table-cell>
          <table:table-cell table:formula="of:=[original.A432]" office:value-type="string" office:string-value="U8">
            <text:p>U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432]" office:value-type="string" office:string-value="MGTREFCLK0P_111">
            <text:p>MGTREFCLK0P_111</text:p>
          </table:table-cell>
          <table:table-cell table:formula="of:=CONCATENATE(&quot;GTX_&quot;; RIGHT([.G432]; LEN([.G432])-4))" office:value-type="string" office:string-value="GTX_EFCLK0P_111">
            <text:p>GTX_EFCLK0P_111</text:p>
          </table:table-cell>
          <table:table-cell table:formula="of:=RIGHT([.B432]; LEN([.B432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3]" office:value-type="string" office:string-value="GTX_RXN2_111">
            <text:p>GTX_RXN2_111</text:p>
          </table:table-cell>
          <table:table-cell table:formula="of:=[original.A433]" office:value-type="string" office:string-value="Y5">
            <text:p>Y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433]" office:value-type="string" office:string-value="MGTXRXN2_111">
            <text:p>MGTXRXN2_111</text:p>
          </table:table-cell>
          <table:table-cell table:formula="of:=CONCATENATE(&quot;GTX_&quot;; RIGHT([.G433]; LEN([.G433])-4))" office:value-type="string" office:string-value="GTX_RXN2_111">
            <text:p>GTX_RXN2_111</text:p>
          </table:table-cell>
          <table:table-cell table:formula="of:=RIGHT([.B433]; LEN([.B4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4]" office:value-type="string" office:string-value="GTX_EFCLK0N_111">
            <text:p>GTX_EFCLK0N_111</text:p>
          </table:table-cell>
          <table:table-cell table:formula="of:=[original.A434]" office:value-type="string" office:string-value="U7">
            <text:p>U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434]" office:value-type="string" office:string-value="MGTREFCLK0N_111">
            <text:p>MGTREFCLK0N_111</text:p>
          </table:table-cell>
          <table:table-cell table:formula="of:=CONCATENATE(&quot;GTX_&quot;; RIGHT([.G434]; LEN([.G434])-4))" office:value-type="string" office:string-value="GTX_EFCLK0N_111">
            <text:p>GTX_EFCLK0N_111</text:p>
          </table:table-cell>
          <table:table-cell table:formula="of:=RIGHT([.B434]; LEN([.B43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5]" office:value-type="string" office:string-value="GTX_EFCLK1N_111">
            <text:p>GTX_EFCLK1N_111</text:p>
          </table:table-cell>
          <table:table-cell table:formula="of:=[original.A435]" office:value-type="string" office:string-value="W7">
            <text:p>W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435]" office:value-type="string" office:string-value="MGTREFCLK1N_111">
            <text:p>MGTREFCLK1N_111</text:p>
          </table:table-cell>
          <table:table-cell table:formula="of:=CONCATENATE(&quot;GTX_&quot;; RIGHT([.G435]; LEN([.G435])-4))" office:value-type="string" office:string-value="GTX_EFCLK1N_111">
            <text:p>GTX_EFCLK1N_111</text:p>
          </table:table-cell>
          <table:table-cell table:formula="of:=RIGHT([.B435]; LEN([.B43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6]" office:value-type="string" office:string-value="GTX_EFCLK1P_111">
            <text:p>GTX_EFCLK1P_111</text:p>
          </table:table-cell>
          <table:table-cell table:formula="of:=[original.A436]" office:value-type="string" office:string-value="W8">
            <text:p>W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436]" office:value-type="string" office:string-value="MGTREFCLK1P_111">
            <text:p>MGTREFCLK1P_111</text:p>
          </table:table-cell>
          <table:table-cell table:formula="of:=CONCATENATE(&quot;GTX_&quot;; RIGHT([.G436]; LEN([.G436])-4))" office:value-type="string" office:string-value="GTX_EFCLK1P_111">
            <text:p>GTX_EFCLK1P_111</text:p>
          </table:table-cell>
          <table:table-cell table:formula="of:=RIGHT([.B436]; LEN([.B436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7]" office:value-type="string" office:string-value="GTX_TXP1_111">
            <text:p>GTX_TXP1_111</text:p>
          </table:table-cell>
          <table:table-cell table:formula="of:=[original.A437]" office:value-type="string" office:string-value="Y2">
            <text:p>Y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437]" office:value-type="string" office:string-value="MGTXTXP1_111">
            <text:p>MGTXTXP1_111</text:p>
          </table:table-cell>
          <table:table-cell table:formula="of:=CONCATENATE(&quot;GTX_&quot;; RIGHT([.G437]; LEN([.G437])-4))" office:value-type="string" office:string-value="GTX_TXP1_111">
            <text:p>GTX_TXP1_111</text:p>
          </table:table-cell>
          <table:table-cell table:formula="of:=RIGHT([.B437]; LEN([.B4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8]" office:value-type="string" office:string-value="GTX_RXP1_111">
            <text:p>GTX_RXP1_111</text:p>
          </table:table-cell>
          <table:table-cell table:formula="of:=[original.A438]" office:value-type="string" office:string-value="AB6">
            <text:p>AB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438]" office:value-type="string" office:string-value="MGTXRXP1_111">
            <text:p>MGTXRXP1_111</text:p>
          </table:table-cell>
          <table:table-cell table:formula="of:=CONCATENATE(&quot;GTX_&quot;; RIGHT([.G438]; LEN([.G438])-4))" office:value-type="string" office:string-value="GTX_RXP1_111">
            <text:p>GTX_RXP1_111</text:p>
          </table:table-cell>
          <table:table-cell table:formula="of:=RIGHT([.B438]; LEN([.B4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39]" office:value-type="string" office:string-value="GTX_TXN1_111">
            <text:p>GTX_TXN1_111</text:p>
          </table:table-cell>
          <table:table-cell table:formula="of:=[original.A439]" office:value-type="string" office:string-value="Y1">
            <text:p>Y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439]" office:value-type="string" office:string-value="MGTXTXN1_111">
            <text:p>MGTXTXN1_111</text:p>
          </table:table-cell>
          <table:table-cell table:formula="of:=CONCATENATE(&quot;GTX_&quot;; RIGHT([.G439]; LEN([.G439])-4))" office:value-type="string" office:string-value="GTX_TXN1_111">
            <text:p>GTX_TXN1_111</text:p>
          </table:table-cell>
          <table:table-cell table:formula="of:=RIGHT([.B439]; LEN([.B4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40]" office:value-type="string" office:string-value="GTX_RXN1_111">
            <text:p>GTX_RXN1_111</text:p>
          </table:table-cell>
          <table:table-cell table:formula="of:=[original.A440]" office:value-type="string" office:string-value="AB5">
            <text:p>AB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440]" office:value-type="string" office:string-value="MGTXRXN1_111">
            <text:p>MGTXRXN1_111</text:p>
          </table:table-cell>
          <table:table-cell table:formula="of:=CONCATENATE(&quot;GTX_&quot;; RIGHT([.G440]; LEN([.G440])-4))" office:value-type="string" office:string-value="GTX_RXN1_111">
            <text:p>GTX_RXN1_111</text:p>
          </table:table-cell>
          <table:table-cell table:formula="of:=RIGHT([.B440]; LEN([.B4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41]" office:value-type="string" office:string-value="GTX_TXP0_111">
            <text:p>GTX_TXP0_111</text:p>
          </table:table-cell>
          <table:table-cell table:formula="of:=[original.A441]" office:value-type="string" office:string-value="AB2">
            <text:p>AB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441]" office:value-type="string" office:string-value="MGTXTXP0_111">
            <text:p>MGTXTXP0_111</text:p>
          </table:table-cell>
          <table:table-cell table:formula="of:=CONCATENATE(&quot;GTX_&quot;; RIGHT([.G441]; LEN([.G441])-4))" office:value-type="string" office:string-value="GTX_TXP0_111">
            <text:p>GTX_TXP0_111</text:p>
          </table:table-cell>
          <table:table-cell table:formula="of:=RIGHT([.B441]; LEN([.B4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42]" office:value-type="string" office:string-value="GTX_RXP0_111">
            <text:p>GTX_RXP0_111</text:p>
          </table:table-cell>
          <table:table-cell table:formula="of:=[original.A442]" office:value-type="string" office:string-value="AC4">
            <text:p>AC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442]" office:value-type="string" office:string-value="MGTXRXP0_111">
            <text:p>MGTXRXP0_111</text:p>
          </table:table-cell>
          <table:table-cell table:formula="of:=CONCATENATE(&quot;GTX_&quot;; RIGHT([.G442]; LEN([.G442])-4))" office:value-type="string" office:string-value="GTX_RXP0_111">
            <text:p>GTX_RXP0_111</text:p>
          </table:table-cell>
          <table:table-cell table:formula="of:=RIGHT([.B442]; LEN([.B4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43]" office:value-type="string" office:string-value="GTX_TXN0_111">
            <text:p>GTX_TXN0_111</text:p>
          </table:table-cell>
          <table:table-cell table:formula="of:=[original.A443]" office:value-type="string" office:string-value="AB1">
            <text:p>AB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443]" office:value-type="string" office:string-value="MGTXTXN0_111">
            <text:p>MGTXTXN0_111</text:p>
          </table:table-cell>
          <table:table-cell table:formula="of:=CONCATENATE(&quot;GTX_&quot;; RIGHT([.G443]; LEN([.G443])-4))" office:value-type="string" office:string-value="GTX_TXN0_111">
            <text:p>GTX_TXN0_111</text:p>
          </table:table-cell>
          <table:table-cell table:formula="of:=RIGHT([.B443]; LEN([.B4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O</text:p>
          </table:table-cell>
          <table:table-cell table:formula="of:=[.H444]" office:value-type="string" office:string-value="GTX_RXN0_111">
            <text:p>GTX_RXN0_111</text:p>
          </table:table-cell>
          <table:table-cell table:formula="of:=[original.A444]" office:value-type="string" office:string-value="AC3">
            <text:p>AC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444]" office:value-type="string" office:string-value="MGTXRXN0_111">
            <text:p>MGTXRXN0_111</text:p>
          </table:table-cell>
          <table:table-cell table:formula="of:=CONCATENATE(&quot;GTX_&quot;; RIGHT([.G444]; LEN([.G444])-4))" office:value-type="string" office:string-value="GTX_RXN0_111">
            <text:p>GTX_RXN0_111</text:p>
          </table:table-cell>
          <table:table-cell table:formula="of:=RIGHT([.B444]; LEN([.B4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45]" office:value-type="string" office:string-value="GTX_TXP3_112">
            <text:p>GTX_TXP3_112</text:p>
          </table:table-cell>
          <table:table-cell table:formula="of:=[original.A445]" office:value-type="string" office:string-value="N4">
            <text:p>N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445]" office:value-type="string" office:string-value="MGTXTXP3_112">
            <text:p>MGTXTXP3_112</text:p>
          </table:table-cell>
          <table:table-cell table:formula="of:=CONCATENATE(&quot;GTX_&quot;; RIGHT([.G445]; LEN([.G445])-4))" office:value-type="string" office:string-value="GTX_TXP3_112">
            <text:p>GTX_TXP3_112</text:p>
          </table:table-cell>
          <table:table-cell table:formula="of:=RIGHT([.B445]; LEN([.B4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46]" office:value-type="string" office:string-value="GTX_RXP3_112">
            <text:p>GTX_RXP3_112</text:p>
          </table:table-cell>
          <table:table-cell table:formula="of:=[original.A446]" office:value-type="string" office:string-value="P6">
            <text:p>P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446]" office:value-type="string" office:string-value="MGTXRXP3_112">
            <text:p>MGTXRXP3_112</text:p>
          </table:table-cell>
          <table:table-cell table:formula="of:=CONCATENATE(&quot;GTX_&quot;; RIGHT([.G446]; LEN([.G446])-4))" office:value-type="string" office:string-value="GTX_RXP3_112">
            <text:p>GTX_RXP3_112</text:p>
          </table:table-cell>
          <table:table-cell table:formula="of:=RIGHT([.B446]; LEN([.B4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47]" office:value-type="string" office:string-value="GTX_TXN3_112">
            <text:p>GTX_TXN3_112</text:p>
          </table:table-cell>
          <table:table-cell table:formula="of:=[original.A447]" office:value-type="string" office:string-value="N3">
            <text:p>N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447]" office:value-type="string" office:string-value="MGTXTXN3_112">
            <text:p>MGTXTXN3_112</text:p>
          </table:table-cell>
          <table:table-cell table:formula="of:=CONCATENATE(&quot;GTX_&quot;; RIGHT([.G447]; LEN([.G447])-4))" office:value-type="string" office:string-value="GTX_TXN3_112">
            <text:p>GTX_TXN3_112</text:p>
          </table:table-cell>
          <table:table-cell table:formula="of:=RIGHT([.B447]; LEN([.B4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48]" office:value-type="string" office:string-value="GTX_RXN3_112">
            <text:p>GTX_RXN3_112</text:p>
          </table:table-cell>
          <table:table-cell table:formula="of:=[original.A448]" office:value-type="string" office:string-value="P5">
            <text:p>P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448]" office:value-type="string" office:string-value="MGTXRXN3_112">
            <text:p>MGTXRXN3_112</text:p>
          </table:table-cell>
          <table:table-cell table:formula="of:=CONCATENATE(&quot;GTX_&quot;; RIGHT([.G448]; LEN([.G448])-4))" office:value-type="string" office:string-value="GTX_RXN3_112">
            <text:p>GTX_RXN3_112</text:p>
          </table:table-cell>
          <table:table-cell table:formula="of:=RIGHT([.B448]; LEN([.B4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49]" office:value-type="string" office:string-value="GTX_TXP2_112">
            <text:p>GTX_TXP2_112</text:p>
          </table:table-cell>
          <table:table-cell table:formula="of:=[original.A449]" office:value-type="string" office:string-value="P2">
            <text:p>P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449]" office:value-type="string" office:string-value="MGTXTXP2_112">
            <text:p>MGTXTXP2_112</text:p>
          </table:table-cell>
          <table:table-cell table:formula="of:=CONCATENATE(&quot;GTX_&quot;; RIGHT([.G449]; LEN([.G449])-4))" office:value-type="string" office:string-value="GTX_TXP2_112">
            <text:p>GTX_TXP2_112</text:p>
          </table:table-cell>
          <table:table-cell table:formula="of:=RIGHT([.B449]; LEN([.B4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0]" office:value-type="string" office:string-value="GTX_RXP2_112">
            <text:p>GTX_RXP2_112</text:p>
          </table:table-cell>
          <table:table-cell table:formula="of:=[original.A450]" office:value-type="string" office:string-value="T6">
            <text:p>T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450]" office:value-type="string" office:string-value="MGTXRXP2_112">
            <text:p>MGTXRXP2_112</text:p>
          </table:table-cell>
          <table:table-cell table:formula="of:=CONCATENATE(&quot;GTX_&quot;; RIGHT([.G450]; LEN([.G450])-4))" office:value-type="string" office:string-value="GTX_RXP2_112">
            <text:p>GTX_RXP2_112</text:p>
          </table:table-cell>
          <table:table-cell table:formula="of:=RIGHT([.B450]; LEN([.B4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1]" office:value-type="string" office:string-value="GTX_TXN2_112">
            <text:p>GTX_TXN2_112</text:p>
          </table:table-cell>
          <table:table-cell table:formula="of:=[original.A451]" office:value-type="string" office:string-value="P1">
            <text:p>P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451]" office:value-type="string" office:string-value="MGTXTXN2_112">
            <text:p>MGTXTXN2_112</text:p>
          </table:table-cell>
          <table:table-cell table:formula="of:=CONCATENATE(&quot;GTX_&quot;; RIGHT([.G451]; LEN([.G451])-4))" office:value-type="string" office:string-value="GTX_TXN2_112">
            <text:p>GTX_TXN2_112</text:p>
          </table:table-cell>
          <table:table-cell table:formula="of:=RIGHT([.B451]; LEN([.B4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2]" office:value-type="string" office:string-value="GTX_EFCLK0P_112">
            <text:p>GTX_EFCLK0P_112</text:p>
          </table:table-cell>
          <table:table-cell table:formula="of:=[original.A452]" office:value-type="string" office:string-value="N8">
            <text:p>N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452]" office:value-type="string" office:string-value="MGTREFCLK0P_112">
            <text:p>MGTREFCLK0P_112</text:p>
          </table:table-cell>
          <table:table-cell table:formula="of:=CONCATENATE(&quot;GTX_&quot;; RIGHT([.G452]; LEN([.G452])-4))" office:value-type="string" office:string-value="GTX_EFCLK0P_112">
            <text:p>GTX_EFCLK0P_112</text:p>
          </table:table-cell>
          <table:table-cell table:formula="of:=RIGHT([.B452]; LEN([.B452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3]" office:value-type="string" office:string-value="GTX_RXN2_112">
            <text:p>GTX_RXN2_112</text:p>
          </table:table-cell>
          <table:table-cell table:formula="of:=[original.A453]" office:value-type="string" office:string-value="T5">
            <text:p>T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453]" office:value-type="string" office:string-value="MGTXRXN2_112">
            <text:p>MGTXRXN2_112</text:p>
          </table:table-cell>
          <table:table-cell table:formula="of:=CONCATENATE(&quot;GTX_&quot;; RIGHT([.G453]; LEN([.G453])-4))" office:value-type="string" office:string-value="GTX_RXN2_112">
            <text:p>GTX_RXN2_112</text:p>
          </table:table-cell>
          <table:table-cell table:formula="of:=RIGHT([.B453]; LEN([.B4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T</text:p>
          </table:table-cell>
          <table:table-cell table:formula="of:=[.H454]" office:value-type="string" office:string-value="GTX_VTTRCAL_112">
            <text:p>GTX_VTTRCAL_112</text:p>
          </table:table-cell>
          <table:table-cell table:formula="of:=[original.A454]" office:value-type="string" office:string-value="AB10">
            <text:p>AB1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454]" office:value-type="string" office:string-value="MGTAVTTRCAL_112">
            <text:p>MGTAVTTRCAL_112</text:p>
          </table:table-cell>
          <table:table-cell table:formula="of:=CONCATENATE(&quot;GTX_&quot;; RIGHT([.G454]; LEN([.G454])-4))" office:value-type="string" office:string-value="GTX_VTTRCAL_112">
            <text:p>GTX_VTTRCAL_112</text:p>
          </table:table-cell>
          <table:table-cell table:formula="of:=RIGHT([.B454]; LEN([.B45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5]" office:value-type="string" office:string-value="GTX_EFCLK0N_112">
            <text:p>GTX_EFCLK0N_112</text:p>
          </table:table-cell>
          <table:table-cell table:formula="of:=[original.A455]" office:value-type="string" office:string-value="N7">
            <text:p>N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455]" office:value-type="string" office:string-value="MGTREFCLK0N_112">
            <text:p>MGTREFCLK0N_112</text:p>
          </table:table-cell>
          <table:table-cell table:formula="of:=CONCATENATE(&quot;GTX_&quot;; RIGHT([.G455]; LEN([.G455])-4))" office:value-type="string" office:string-value="GTX_EFCLK0N_112">
            <text:p>GTX_EFCLK0N_112</text:p>
          </table:table-cell>
          <table:table-cell table:formula="of:=RIGHT([.B455]; LEN([.B45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T</text:p>
          </table:table-cell>
          <table:table-cell table:formula="of:=[.H456]" office:value-type="string" office:string-value="GTX_REF_112">
            <text:p>GTX_REF_112</text:p>
          </table:table-cell>
          <table:table-cell table:formula="of:=[original.A456]" office:value-type="string" office:string-value="AB9">
            <text:p>AB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456]" office:value-type="string" office:string-value="MGTRREF_112">
            <text:p>MGTRREF_112</text:p>
          </table:table-cell>
          <table:table-cell table:formula="of:=CONCATENATE(&quot;GTX_&quot;; RIGHT([.G456]; LEN([.G456])-4))" office:value-type="string" office:string-value="GTX_REF_112">
            <text:p>GTX_REF_112</text:p>
          </table:table-cell>
          <table:table-cell table:formula="of:=RIGHT([.B456]; LEN([.B4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7]" office:value-type="string" office:string-value="GTX_EFCLK1N_112">
            <text:p>GTX_EFCLK1N_112</text:p>
          </table:table-cell>
          <table:table-cell table:formula="of:=[original.A457]" office:value-type="string" office:string-value="R7">
            <text:p>R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457]" office:value-type="string" office:string-value="MGTREFCLK1N_112">
            <text:p>MGTREFCLK1N_112</text:p>
          </table:table-cell>
          <table:table-cell table:formula="of:=CONCATENATE(&quot;GTX_&quot;; RIGHT([.G457]; LEN([.G457])-4))" office:value-type="string" office:string-value="GTX_EFCLK1N_112">
            <text:p>GTX_EFCLK1N_112</text:p>
          </table:table-cell>
          <table:table-cell table:formula="of:=RIGHT([.B457]; LEN([.B457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8]" office:value-type="string" office:string-value="GTX_EFCLK1P_112">
            <text:p>GTX_EFCLK1P_112</text:p>
          </table:table-cell>
          <table:table-cell table:formula="of:=[original.A458]" office:value-type="string" office:string-value="R8">
            <text:p>R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458]" office:value-type="string" office:string-value="MGTREFCLK1P_112">
            <text:p>MGTREFCLK1P_112</text:p>
          </table:table-cell>
          <table:table-cell table:formula="of:=CONCATENATE(&quot;GTX_&quot;; RIGHT([.G458]; LEN([.G458])-4))" office:value-type="string" office:string-value="GTX_EFCLK1P_112">
            <text:p>GTX_EFCLK1P_112</text:p>
          </table:table-cell>
          <table:table-cell table:formula="of:=RIGHT([.B458]; LEN([.B458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59]" office:value-type="string" office:string-value="GTX_TXP1_112">
            <text:p>GTX_TXP1_112</text:p>
          </table:table-cell>
          <table:table-cell table:formula="of:=[original.A459]" office:value-type="string" office:string-value="R4">
            <text:p>R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459]" office:value-type="string" office:string-value="MGTXTXP1_112">
            <text:p>MGTXTXP1_112</text:p>
          </table:table-cell>
          <table:table-cell table:formula="of:=CONCATENATE(&quot;GTX_&quot;; RIGHT([.G459]; LEN([.G459])-4))" office:value-type="string" office:string-value="GTX_TXP1_112">
            <text:p>GTX_TXP1_112</text:p>
          </table:table-cell>
          <table:table-cell table:formula="of:=RIGHT([.B459]; LEN([.B4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0]" office:value-type="string" office:string-value="GTX_RXP1_112">
            <text:p>GTX_RXP1_112</text:p>
          </table:table-cell>
          <table:table-cell table:formula="of:=[original.A460]" office:value-type="string" office:string-value="U4">
            <text:p>U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460]" office:value-type="string" office:string-value="MGTXRXP1_112">
            <text:p>MGTXRXP1_112</text:p>
          </table:table-cell>
          <table:table-cell table:formula="of:=CONCATENATE(&quot;GTX_&quot;; RIGHT([.G460]; LEN([.G460])-4))" office:value-type="string" office:string-value="GTX_RXP1_112">
            <text:p>GTX_RXP1_112</text:p>
          </table:table-cell>
          <table:table-cell table:formula="of:=RIGHT([.B460]; LEN([.B4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1]" office:value-type="string" office:string-value="GTX_TXN1_112">
            <text:p>GTX_TXN1_112</text:p>
          </table:table-cell>
          <table:table-cell table:formula="of:=[original.A461]" office:value-type="string" office:string-value="R3">
            <text:p>R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461]" office:value-type="string" office:string-value="MGTXTXN1_112">
            <text:p>MGTXTXN1_112</text:p>
          </table:table-cell>
          <table:table-cell table:formula="of:=CONCATENATE(&quot;GTX_&quot;; RIGHT([.G461]; LEN([.G461])-4))" office:value-type="string" office:string-value="GTX_TXN1_112">
            <text:p>GTX_TXN1_112</text:p>
          </table:table-cell>
          <table:table-cell table:formula="of:=RIGHT([.B461]; LEN([.B4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2]" office:value-type="string" office:string-value="GTX_RXN1_112">
            <text:p>GTX_RXN1_112</text:p>
          </table:table-cell>
          <table:table-cell table:formula="of:=[original.A462]" office:value-type="string" office:string-value="U3">
            <text:p>U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462]" office:value-type="string" office:string-value="MGTXRXN1_112">
            <text:p>MGTXRXN1_112</text:p>
          </table:table-cell>
          <table:table-cell table:formula="of:=CONCATENATE(&quot;GTX_&quot;; RIGHT([.G462]; LEN([.G462])-4))" office:value-type="string" office:string-value="GTX_RXN1_112">
            <text:p>GTX_RXN1_112</text:p>
          </table:table-cell>
          <table:table-cell table:formula="of:=RIGHT([.B462]; LEN([.B4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3]" office:value-type="string" office:string-value="GTX_TXP0_112">
            <text:p>GTX_TXP0_112</text:p>
          </table:table-cell>
          <table:table-cell table:formula="of:=[original.A463]" office:value-type="string" office:string-value="T2">
            <text:p>T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463]" office:value-type="string" office:string-value="MGTXTXP0_112">
            <text:p>MGTXTXP0_112</text:p>
          </table:table-cell>
          <table:table-cell table:formula="of:=CONCATENATE(&quot;GTX_&quot;; RIGHT([.G463]; LEN([.G463])-4))" office:value-type="string" office:string-value="GTX_TXP0_112">
            <text:p>GTX_TXP0_112</text:p>
          </table:table-cell>
          <table:table-cell table:formula="of:=RIGHT([.B463]; LEN([.B4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4]" office:value-type="string" office:string-value="GTX_RXP0_112">
            <text:p>GTX_RXP0_112</text:p>
          </table:table-cell>
          <table:table-cell table:formula="of:=[original.A464]" office:value-type="string" office:string-value="V6">
            <text:p>V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464]" office:value-type="string" office:string-value="MGTXRXP0_112">
            <text:p>MGTXRXP0_112</text:p>
          </table:table-cell>
          <table:table-cell table:formula="of:=CONCATENATE(&quot;GTX_&quot;; RIGHT([.G464]; LEN([.G464])-4))" office:value-type="string" office:string-value="GTX_RXP0_112">
            <text:p>GTX_RXP0_112</text:p>
          </table:table-cell>
          <table:table-cell table:formula="of:=RIGHT([.B464]; LEN([.B4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5]" office:value-type="string" office:string-value="GTX_TXN0_112">
            <text:p>GTX_TXN0_112</text:p>
          </table:table-cell>
          <table:table-cell table:formula="of:=[original.A465]" office:value-type="string" office:string-value="T1">
            <text:p>T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465]" office:value-type="string" office:string-value="MGTXTXN0_112">
            <text:p>MGTXTXN0_112</text:p>
          </table:table-cell>
          <table:table-cell table:formula="of:=CONCATENATE(&quot;GTX_&quot;; RIGHT([.G465]; LEN([.G465])-4))" office:value-type="string" office:string-value="GTX_TXN0_112">
            <text:p>GTX_TXN0_112</text:p>
          </table:table-cell>
          <table:table-cell table:formula="of:=RIGHT([.B465]; LEN([.B4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P</text:p>
          </table:table-cell>
          <table:table-cell table:formula="of:=[.H466]" office:value-type="string" office:string-value="GTX_RXN0_112">
            <text:p>GTX_RXN0_112</text:p>
          </table:table-cell>
          <table:table-cell table:formula="of:=[original.A466]" office:value-type="string" office:string-value="V5">
            <text:p>V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466]" office:value-type="string" office:string-value="MGTXRXN0_112">
            <text:p>MGTXRXN0_112</text:p>
          </table:table-cell>
          <table:table-cell table:formula="of:=CONCATENATE(&quot;GTX_&quot;; RIGHT([.G466]; LEN([.G466])-4))" office:value-type="string" office:string-value="GTX_RXN0_112">
            <text:p>GTX_RXN0_112</text:p>
          </table:table-cell>
          <table:table-cell table:formula="of:=RIGHT([.B466]; LEN([.B4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67]; &quot;_&quot;; [.C467])" office:value-type="string" office:string-value="PS_PORB_500_D21">
            <text:p>PS_PORB_500_D21</text:p>
          </table:table-cell>
          <table:table-cell table:formula="of:=[original.A467]" office:value-type="string" office:string-value="D21">
            <text:p>D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467]" office:value-type="string" office:string-value="PS_PORB_500">
            <text:p>PS_PORB_500</text:p>
          </table:table-cell>
          <table:table-cell table:formula="of:=[.G467]" office:value-type="string" office:string-value="PS_PORB_500">
            <text:p>PS_PORB_500</text:p>
          </table:table-cell>
          <table:table-cell table:formula="of:=RIGHT([.B467]; LEN([.B467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68]; &quot;_&quot;; [.C468])" office:value-type="string" office:string-value="PS_CLK_500_A22">
            <text:p>PS_CLK_500_A22</text:p>
          </table:table-cell>
          <table:table-cell table:formula="of:=[original.A468]" office:value-type="string" office:string-value="A22">
            <text:p>A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468]" office:value-type="string" office:string-value="PS_CLK_500">
            <text:p>PS_CLK_500</text:p>
          </table:table-cell>
          <table:table-cell table:formula="of:=[.G468]" office:value-type="string" office:string-value="PS_CLK_500">
            <text:p>PS_CLK_500</text:p>
          </table:table-cell>
          <table:table-cell table:formula="of:=RIGHT([.B468]; LEN([.B4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69]; &quot;_&quot;; [.C469])" office:value-type="string" office:string-value="MIO0_500_F24">
            <text:p>MIO0_500_F24</text:p>
          </table:table-cell>
          <table:table-cell table:formula="of:=[original.A469]" office:value-type="string" office:string-value="F24">
            <text:p>F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469]" office:value-type="string" office:string-value="PS_MIO0_500">
            <text:p>PS_MIO0_500</text:p>
          </table:table-cell>
          <table:table-cell table:formula="of:=RIGHT([.G469]; LEN([.G469])-3)" office:value-type="string" office:string-value="MIO0_500">
            <text:p>MIO0_500</text:p>
          </table:table-cell>
          <table:table-cell table:formula="of:=RIGHT([.B469]; LEN([.B4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0]; &quot;_&quot;; [.C470])" office:value-type="string" office:string-value="MIO1_500_D23">
            <text:p>MIO1_500_D23</text:p>
          </table:table-cell>
          <table:table-cell table:formula="of:=[original.A470]" office:value-type="string" office:string-value="D23">
            <text:p>D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470]" office:value-type="string" office:string-value="PS_MIO1_500">
            <text:p>PS_MIO1_500</text:p>
          </table:table-cell>
          <table:table-cell table:formula="of:=RIGHT([.G470]; LEN([.G470])-3)" office:value-type="string" office:string-value="MIO1_500">
            <text:p>MIO1_500</text:p>
          </table:table-cell>
          <table:table-cell table:formula="of:=RIGHT([.B470]; LEN([.B4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1]; &quot;_&quot;; [.C471])" office:value-type="string" office:string-value="MIO2_500_F23">
            <text:p>MIO2_500_F23</text:p>
          </table:table-cell>
          <table:table-cell table:formula="of:=[original.A471]" office:value-type="string" office:string-value="F23">
            <text:p>F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471]" office:value-type="string" office:string-value="PS_MIO2_500">
            <text:p>PS_MIO2_500</text:p>
          </table:table-cell>
          <table:table-cell table:formula="of:=RIGHT([.G471]; LEN([.G471])-3)" office:value-type="string" office:string-value="MIO2_500">
            <text:p>MIO2_500</text:p>
          </table:table-cell>
          <table:table-cell table:formula="of:=RIGHT([.B471]; LEN([.B4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2]; &quot;_&quot;; [.C472])" office:value-type="string" office:string-value="MIO3_500_C23">
            <text:p>MIO3_500_C23</text:p>
          </table:table-cell>
          <table:table-cell table:formula="of:=[original.A472]" office:value-type="string" office:string-value="C23">
            <text:p>C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472]" office:value-type="string" office:string-value="PS_MIO3_500">
            <text:p>PS_MIO3_500</text:p>
          </table:table-cell>
          <table:table-cell table:formula="of:=RIGHT([.G472]; LEN([.G472])-3)" office:value-type="string" office:string-value="MIO3_500">
            <text:p>MIO3_500</text:p>
          </table:table-cell>
          <table:table-cell table:formula="of:=RIGHT([.B472]; LEN([.B4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3]; &quot;_&quot;; [.C473])" office:value-type="string" office:string-value="MIO4_500_E23">
            <text:p>MIO4_500_E23</text:p>
          </table:table-cell>
          <table:table-cell table:formula="of:=[original.A473]" office:value-type="string" office:string-value="E23">
            <text:p>E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473]" office:value-type="string" office:string-value="PS_MIO4_500">
            <text:p>PS_MIO4_500</text:p>
          </table:table-cell>
          <table:table-cell table:formula="of:=RIGHT([.G473]; LEN([.G473])-3)" office:value-type="string" office:string-value="MIO4_500">
            <text:p>MIO4_500</text:p>
          </table:table-cell>
          <table:table-cell table:formula="of:=RIGHT([.B473]; LEN([.B4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4]; &quot;_&quot;; [.C474])" office:value-type="string" office:string-value="MIO5_500_C24">
            <text:p>MIO5_500_C24</text:p>
          </table:table-cell>
          <table:table-cell table:formula="of:=[original.A474]" office:value-type="string" office:string-value="C24">
            <text:p>C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474]" office:value-type="string" office:string-value="PS_MIO5_500">
            <text:p>PS_MIO5_500</text:p>
          </table:table-cell>
          <table:table-cell table:formula="of:=RIGHT([.G474]; LEN([.G474])-3)" office:value-type="string" office:string-value="MIO5_500">
            <text:p>MIO5_500</text:p>
          </table:table-cell>
          <table:table-cell table:formula="of:=RIGHT([.B474]; LEN([.B4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5]; &quot;_&quot;; [.C475])" office:value-type="string" office:string-value="MIO6_500_D24">
            <text:p>MIO6_500_D24</text:p>
          </table:table-cell>
          <table:table-cell table:formula="of:=[original.A475]" office:value-type="string" office:string-value="D24">
            <text:p>D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475]" office:value-type="string" office:string-value="PS_MIO6_500">
            <text:p>PS_MIO6_500</text:p>
          </table:table-cell>
          <table:table-cell table:formula="of:=RIGHT([.G475]; LEN([.G475])-3)" office:value-type="string" office:string-value="MIO6_500">
            <text:p>MIO6_500</text:p>
          </table:table-cell>
          <table:table-cell table:formula="of:=RIGHT([.B475]; LEN([.B4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6]; &quot;_&quot;; [.C476])" office:value-type="string" office:string-value="MIO7_500_B24">
            <text:p>MIO7_500_B24</text:p>
          </table:table-cell>
          <table:table-cell table:formula="of:=[original.A476]" office:value-type="string" office:string-value="B24">
            <text:p>B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476]" office:value-type="string" office:string-value="PS_MIO7_500">
            <text:p>PS_MIO7_500</text:p>
          </table:table-cell>
          <table:table-cell table:formula="of:=RIGHT([.G476]; LEN([.G476])-3)" office:value-type="string" office:string-value="MIO7_500">
            <text:p>MIO7_500</text:p>
          </table:table-cell>
          <table:table-cell table:formula="of:=RIGHT([.B476]; LEN([.B4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7]; &quot;_&quot;; [.C477])" office:value-type="string" office:string-value="MIO8_500_C21">
            <text:p>MIO8_500_C21</text:p>
          </table:table-cell>
          <table:table-cell table:formula="of:=[original.A477]" office:value-type="string" office:string-value="C21">
            <text:p>C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477]" office:value-type="string" office:string-value="PS_MIO8_500">
            <text:p>PS_MIO8_500</text:p>
          </table:table-cell>
          <table:table-cell table:formula="of:=RIGHT([.G477]; LEN([.G477])-3)" office:value-type="string" office:string-value="MIO8_500">
            <text:p>MIO8_500</text:p>
          </table:table-cell>
          <table:table-cell table:formula="of:=RIGHT([.B477]; LEN([.B4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8]; &quot;_&quot;; [.C478])" office:value-type="string" office:string-value="MIO9_500_A24">
            <text:p>MIO9_500_A24</text:p>
          </table:table-cell>
          <table:table-cell table:formula="of:=[original.A478]" office:value-type="string" office:string-value="A24">
            <text:p>A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478]" office:value-type="string" office:string-value="PS_MIO9_500">
            <text:p>PS_MIO9_500</text:p>
          </table:table-cell>
          <table:table-cell table:formula="of:=RIGHT([.G478]; LEN([.G478])-3)" office:value-type="string" office:string-value="MIO9_500">
            <text:p>MIO9_500</text:p>
          </table:table-cell>
          <table:table-cell table:formula="of:=RIGHT([.B478]; LEN([.B4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79]; &quot;_&quot;; [.C479])" office:value-type="string" office:string-value="MIO10_500_E22">
            <text:p>MIO10_500_E22</text:p>
          </table:table-cell>
          <table:table-cell table:formula="of:=[original.A479]" office:value-type="string" office:string-value="E22">
            <text:p>E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479]" office:value-type="string" office:string-value="PS_MIO10_500">
            <text:p>PS_MIO10_500</text:p>
          </table:table-cell>
          <table:table-cell table:formula="of:=RIGHT([.G479]; LEN([.G479])-3)" office:value-type="string" office:string-value="MIO10_500">
            <text:p>MIO10_500</text:p>
          </table:table-cell>
          <table:table-cell table:formula="of:=RIGHT([.B479]; LEN([.B4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80]; &quot;_&quot;; [.C480])" office:value-type="string" office:string-value="MIO11_500_A23">
            <text:p>MIO11_500_A23</text:p>
          </table:table-cell>
          <table:table-cell table:formula="of:=[original.A480]" office:value-type="string" office:string-value="A23">
            <text:p>A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480]" office:value-type="string" office:string-value="PS_MIO11_500">
            <text:p>PS_MIO11_500</text:p>
          </table:table-cell>
          <table:table-cell table:formula="of:=RIGHT([.G480]; LEN([.G480])-3)" office:value-type="string" office:string-value="MIO11_500">
            <text:p>MIO11_500</text:p>
          </table:table-cell>
          <table:table-cell table:formula="of:=RIGHT([.B480]; LEN([.B4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81]; &quot;_&quot;; [.C481])" office:value-type="string" office:string-value="MIO12_500_E21">
            <text:p>MIO12_500_E21</text:p>
          </table:table-cell>
          <table:table-cell table:formula="of:=[original.A481]" office:value-type="string" office:string-value="E21">
            <text:p>E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481]" office:value-type="string" office:string-value="PS_MIO12_500">
            <text:p>PS_MIO12_500</text:p>
          </table:table-cell>
          <table:table-cell table:formula="of:=RIGHT([.G481]; LEN([.G481])-3)" office:value-type="string" office:string-value="MIO12_500">
            <text:p>MIO12_500</text:p>
          </table:table-cell>
          <table:table-cell table:formula="of:=RIGHT([.B481]; LEN([.B4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82]; &quot;_&quot;; [.C482])" office:value-type="string" office:string-value="MIO13_500_F22">
            <text:p>MIO13_500_F22</text:p>
          </table:table-cell>
          <table:table-cell table:formula="of:=[original.A482]" office:value-type="string" office:string-value="F22">
            <text:p>F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482]" office:value-type="string" office:string-value="PS_MIO13_500">
            <text:p>PS_MIO13_500</text:p>
          </table:table-cell>
          <table:table-cell table:formula="of:=RIGHT([.G482]; LEN([.G482])-3)" office:value-type="string" office:string-value="MIO13_500">
            <text:p>MIO13_500</text:p>
          </table:table-cell>
          <table:table-cell table:formula="of:=RIGHT([.B482]; LEN([.B4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83]; &quot;_&quot;; [.C483])" office:value-type="string" office:string-value="MIO14_500_B22">
            <text:p>MIO14_500_B22</text:p>
          </table:table-cell>
          <table:table-cell table:formula="of:=[original.A483]" office:value-type="string" office:string-value="B22">
            <text:p>B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483]" office:value-type="string" office:string-value="PS_MIO14_500">
            <text:p>PS_MIO14_500</text:p>
          </table:table-cell>
          <table:table-cell table:formula="of:=RIGHT([.G483]; LEN([.G483])-3)" office:value-type="string" office:string-value="MIO14_500">
            <text:p>MIO14_500</text:p>
          </table:table-cell>
          <table:table-cell table:formula="of:=RIGHT([.B483]; LEN([.B4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Q</text:p>
          </table:table-cell>
          <table:table-cell table:formula="of:=CONCATENATE([.H484]; &quot;_&quot;; [.C484])" office:value-type="string" office:string-value="MIO15_500_C22">
            <text:p>MIO15_500_C22</text:p>
          </table:table-cell>
          <table:table-cell table:formula="of:=[original.A484]" office:value-type="string" office:string-value="C22">
            <text:p>C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484]" office:value-type="string" office:string-value="PS_MIO15_500">
            <text:p>PS_MIO15_500</text:p>
          </table:table-cell>
          <table:table-cell table:formula="of:=RIGHT([.G484]; LEN([.G484])-3)" office:value-type="string" office:string-value="MIO15_500">
            <text:p>MIO15_500</text:p>
          </table:table-cell>
          <table:table-cell table:formula="of:=RIGHT([.B484]; LEN([.B4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85]; &quot;_&quot;; [.C485])" office:value-type="string" office:string-value="MIO53_501_C18">
            <text:p>MIO53_501_C18</text:p>
          </table:table-cell>
          <table:table-cell table:formula="of:=[original.A485]" office:value-type="string" office:string-value="C18">
            <text:p>C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485]" office:value-type="string" office:string-value="PS_MIO53_501">
            <text:p>PS_MIO53_501</text:p>
          </table:table-cell>
          <table:table-cell table:formula="of:=RIGHT([.G485]; LEN([.G485])-3)" office:value-type="string" office:string-value="MIO53_501">
            <text:p>MIO53_501</text:p>
          </table:table-cell>
          <table:table-cell table:formula="of:=RIGHT([.B485]; LEN([.B4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86]; &quot;_&quot;; [.C486])" office:value-type="string" office:string-value="MIO52_501_D19">
            <text:p>MIO52_501_D19</text:p>
          </table:table-cell>
          <table:table-cell table:formula="of:=[original.A486]" office:value-type="string" office:string-value="D19">
            <text:p>D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486]" office:value-type="string" office:string-value="PS_MIO52_501">
            <text:p>PS_MIO52_501</text:p>
          </table:table-cell>
          <table:table-cell table:formula="of:=RIGHT([.G486]; LEN([.G486])-3)" office:value-type="string" office:string-value="MIO52_501">
            <text:p>MIO52_501</text:p>
          </table:table-cell>
          <table:table-cell table:formula="of:=RIGHT([.B486]; LEN([.B4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87]; &quot;_&quot;; [.C487])" office:value-type="string" office:string-value="MIO51_501_F19">
            <text:p>MIO51_501_F19</text:p>
          </table:table-cell>
          <table:table-cell table:formula="of:=[original.A487]" office:value-type="string" office:string-value="F19">
            <text:p>F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487]" office:value-type="string" office:string-value="PS_MIO51_501">
            <text:p>PS_MIO51_501</text:p>
          </table:table-cell>
          <table:table-cell table:formula="of:=RIGHT([.G487]; LEN([.G487])-3)" office:value-type="string" office:string-value="MIO51_501">
            <text:p>MIO51_501</text:p>
          </table:table-cell>
          <table:table-cell table:formula="of:=RIGHT([.B487]; LEN([.B4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88]; &quot;_&quot;; [.C488])" office:value-type="string" office:string-value="MIO50_501_A19">
            <text:p>MIO50_501_A19</text:p>
          </table:table-cell>
          <table:table-cell table:formula="of:=[original.A488]" office:value-type="string" office:string-value="A19">
            <text:p>A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488]" office:value-type="string" office:string-value="PS_MIO50_501">
            <text:p>PS_MIO50_501</text:p>
          </table:table-cell>
          <table:table-cell table:formula="of:=RIGHT([.G488]; LEN([.G488])-3)" office:value-type="string" office:string-value="MIO50_501">
            <text:p>MIO50_501</text:p>
          </table:table-cell>
          <table:table-cell table:formula="of:=RIGHT([.B488]; LEN([.B4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89]; &quot;_&quot;; [.C489])" office:value-type="string" office:string-value="MIO49_501_D18">
            <text:p>MIO49_501_D18</text:p>
          </table:table-cell>
          <table:table-cell table:formula="of:=[original.A489]" office:value-type="string" office:string-value="D18">
            <text:p>D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489]" office:value-type="string" office:string-value="PS_MIO49_501">
            <text:p>PS_MIO49_501</text:p>
          </table:table-cell>
          <table:table-cell table:formula="of:=RIGHT([.G489]; LEN([.G489])-3)" office:value-type="string" office:string-value="MIO49_501">
            <text:p>MIO49_501</text:p>
          </table:table-cell>
          <table:table-cell table:formula="of:=RIGHT([.B489]; LEN([.B4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0]; &quot;_&quot;; [.C490])" office:value-type="string" office:string-value="MIO48_501_C19">
            <text:p>MIO48_501_C19</text:p>
          </table:table-cell>
          <table:table-cell table:formula="of:=[original.A490]" office:value-type="string" office:string-value="C19">
            <text:p>C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490]" office:value-type="string" office:string-value="PS_MIO48_501">
            <text:p>PS_MIO48_501</text:p>
          </table:table-cell>
          <table:table-cell table:formula="of:=RIGHT([.G490]; LEN([.G490])-3)" office:value-type="string" office:string-value="MIO48_501">
            <text:p>MIO48_501</text:p>
          </table:table-cell>
          <table:table-cell table:formula="of:=RIGHT([.B490]; LEN([.B4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1]; &quot;_&quot;; [.C491])" office:value-type="string" office:string-value="MIO47_501_A18">
            <text:p>MIO47_501_A18</text:p>
          </table:table-cell>
          <table:table-cell table:formula="of:=[original.A491]" office:value-type="string" office:string-value="A18">
            <text:p>A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491]" office:value-type="string" office:string-value="PS_MIO47_501">
            <text:p>PS_MIO47_501</text:p>
          </table:table-cell>
          <table:table-cell table:formula="of:=RIGHT([.G491]; LEN([.G491])-3)" office:value-type="string" office:string-value="MIO47_501">
            <text:p>MIO47_501</text:p>
          </table:table-cell>
          <table:table-cell table:formula="of:=RIGHT([.B491]; LEN([.B4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2]; &quot;_&quot;; [.C492])" office:value-type="string" office:string-value="MIO46_501_F20">
            <text:p>MIO46_501_F20</text:p>
          </table:table-cell>
          <table:table-cell table:formula="of:=[original.A492]" office:value-type="string" office:string-value="F20">
            <text:p>F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492]" office:value-type="string" office:string-value="PS_MIO46_501">
            <text:p>PS_MIO46_501</text:p>
          </table:table-cell>
          <table:table-cell table:formula="of:=RIGHT([.G492]; LEN([.G492])-3)" office:value-type="string" office:string-value="MIO46_501">
            <text:p>MIO46_501</text:p>
          </table:table-cell>
          <table:table-cell table:formula="of:=RIGHT([.B492]; LEN([.B4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3]; &quot;_&quot;; [.C493])" office:value-type="string" office:string-value="MIO45_501_H18">
            <text:p>MIO45_501_H18</text:p>
          </table:table-cell>
          <table:table-cell table:formula="of:=[original.A493]" office:value-type="string" office:string-value="H18">
            <text:p>H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493]" office:value-type="string" office:string-value="PS_MIO45_501">
            <text:p>PS_MIO45_501</text:p>
          </table:table-cell>
          <table:table-cell table:formula="of:=RIGHT([.G493]; LEN([.G493])-3)" office:value-type="string" office:string-value="MIO45_501">
            <text:p>MIO45_501</text:p>
          </table:table-cell>
          <table:table-cell table:formula="of:=RIGHT([.B493]; LEN([.B4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4]; &quot;_&quot;; [.C494])" office:value-type="string" office:string-value="MIO44_501_E20">
            <text:p>MIO44_501_E20</text:p>
          </table:table-cell>
          <table:table-cell table:formula="of:=[original.A494]" office:value-type="string" office:string-value="E20">
            <text:p>E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494]" office:value-type="string" office:string-value="PS_MIO44_501">
            <text:p>PS_MIO44_501</text:p>
          </table:table-cell>
          <table:table-cell table:formula="of:=RIGHT([.G494]; LEN([.G494])-3)" office:value-type="string" office:string-value="MIO44_501">
            <text:p>MIO44_501</text:p>
          </table:table-cell>
          <table:table-cell table:formula="of:=RIGHT([.B494]; LEN([.B4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5]; &quot;_&quot;; [.C495])" office:value-type="string" office:string-value="MIO43_501_E18">
            <text:p>MIO43_501_E18</text:p>
          </table:table-cell>
          <table:table-cell table:formula="of:=[original.A495]" office:value-type="string" office:string-value="E18">
            <text:p>E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495]" office:value-type="string" office:string-value="PS_MIO43_501">
            <text:p>PS_MIO43_501</text:p>
          </table:table-cell>
          <table:table-cell table:formula="of:=RIGHT([.G495]; LEN([.G495])-3)" office:value-type="string" office:string-value="MIO43_501">
            <text:p>MIO43_501</text:p>
          </table:table-cell>
          <table:table-cell table:formula="of:=RIGHT([.B495]; LEN([.B4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6]; &quot;_&quot;; [.C496])" office:value-type="string" office:string-value="MIO42_501_D20">
            <text:p>MIO42_501_D20</text:p>
          </table:table-cell>
          <table:table-cell table:formula="of:=[original.A496]" office:value-type="string" office:string-value="D20">
            <text:p>D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496]" office:value-type="string" office:string-value="PS_MIO42_501">
            <text:p>PS_MIO42_501</text:p>
          </table:table-cell>
          <table:table-cell table:formula="of:=RIGHT([.G496]; LEN([.G496])-3)" office:value-type="string" office:string-value="MIO42_501">
            <text:p>MIO42_501</text:p>
          </table:table-cell>
          <table:table-cell table:formula="of:=RIGHT([.B496]; LEN([.B4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7]; &quot;_&quot;; [.C497])" office:value-type="string" office:string-value="MIO41_501_J18">
            <text:p>MIO41_501_J18</text:p>
          </table:table-cell>
          <table:table-cell table:formula="of:=[original.A497]" office:value-type="string" office:string-value="J18">
            <text:p>J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497]" office:value-type="string" office:string-value="PS_MIO41_501">
            <text:p>PS_MIO41_501</text:p>
          </table:table-cell>
          <table:table-cell table:formula="of:=RIGHT([.G497]; LEN([.G497])-3)" office:value-type="string" office:string-value="MIO41_501">
            <text:p>MIO41_501</text:p>
          </table:table-cell>
          <table:table-cell table:formula="of:=RIGHT([.B497]; LEN([.B4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8]; &quot;_&quot;; [.C498])" office:value-type="string" office:string-value="MIO40_501_B20">
            <text:p>MIO40_501_B20</text:p>
          </table:table-cell>
          <table:table-cell table:formula="of:=[original.A498]" office:value-type="string" office:string-value="B20">
            <text:p>B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498]" office:value-type="string" office:string-value="PS_MIO40_501">
            <text:p>PS_MIO40_501</text:p>
          </table:table-cell>
          <table:table-cell table:formula="of:=RIGHT([.G498]; LEN([.G498])-3)" office:value-type="string" office:string-value="MIO40_501">
            <text:p>MIO40_501</text:p>
          </table:table-cell>
          <table:table-cell table:formula="of:=RIGHT([.B498]; LEN([.B4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499]; &quot;_&quot;; [.C499])" office:value-type="string" office:string-value="MIO39_501_F18">
            <text:p>MIO39_501_F18</text:p>
          </table:table-cell>
          <table:table-cell table:formula="of:=[original.A499]" office:value-type="string" office:string-value="F18">
            <text:p>F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499]" office:value-type="string" office:string-value="PS_MIO39_501">
            <text:p>PS_MIO39_501</text:p>
          </table:table-cell>
          <table:table-cell table:formula="of:=RIGHT([.G499]; LEN([.G499])-3)" office:value-type="string" office:string-value="MIO39_501">
            <text:p>MIO39_501</text:p>
          </table:table-cell>
          <table:table-cell table:formula="of:=RIGHT([.B499]; LEN([.B4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0]; &quot;_&quot;; [.C500])" office:value-type="string" office:string-value="MIO38_501_A20">
            <text:p>MIO38_501_A20</text:p>
          </table:table-cell>
          <table:table-cell table:formula="of:=[original.A500]" office:value-type="string" office:string-value="A20">
            <text:p>A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500]" office:value-type="string" office:string-value="PS_MIO38_501">
            <text:p>PS_MIO38_501</text:p>
          </table:table-cell>
          <table:table-cell table:formula="of:=RIGHT([.G500]; LEN([.G500])-3)" office:value-type="string" office:string-value="MIO38_501">
            <text:p>MIO38_501</text:p>
          </table:table-cell>
          <table:table-cell table:formula="of:=RIGHT([.B500]; LEN([.B5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1]; &quot;_&quot;; [.C501])" office:value-type="string" office:string-value="MIO37_501_B21">
            <text:p>MIO37_501_B21</text:p>
          </table:table-cell>
          <table:table-cell table:formula="of:=[original.A501]" office:value-type="string" office:string-value="B21">
            <text:p>B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501]" office:value-type="string" office:string-value="PS_MIO37_501">
            <text:p>PS_MIO37_501</text:p>
          </table:table-cell>
          <table:table-cell table:formula="of:=RIGHT([.G501]; LEN([.G501])-3)" office:value-type="string" office:string-value="MIO37_501">
            <text:p>MIO37_501</text:p>
          </table:table-cell>
          <table:table-cell table:formula="of:=RIGHT([.B501]; LEN([.B5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2]; &quot;_&quot;; [.C502])" office:value-type="string" office:string-value="MIO36_501_H17">
            <text:p>MIO36_501_H17</text:p>
          </table:table-cell>
          <table:table-cell table:formula="of:=[original.A502]" office:value-type="string" office:string-value="H17">
            <text:p>H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502]" office:value-type="string" office:string-value="PS_MIO36_501">
            <text:p>PS_MIO36_501</text:p>
          </table:table-cell>
          <table:table-cell table:formula="of:=RIGHT([.G502]; LEN([.G502])-3)" office:value-type="string" office:string-value="MIO36_501">
            <text:p>MIO36_501</text:p>
          </table:table-cell>
          <table:table-cell table:formula="of:=RIGHT([.B502]; LEN([.B5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3]; &quot;_&quot;; [.C503])" office:value-type="string" office:string-value="MIO35_501_G21">
            <text:p>MIO35_501_G21</text:p>
          </table:table-cell>
          <table:table-cell table:formula="of:=[original.A503]" office:value-type="string" office:string-value="G21">
            <text:p>G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503]" office:value-type="string" office:string-value="PS_MIO35_501">
            <text:p>PS_MIO35_501</text:p>
          </table:table-cell>
          <table:table-cell table:formula="of:=RIGHT([.G503]; LEN([.G503])-3)" office:value-type="string" office:string-value="MIO35_501">
            <text:p>MIO35_501</text:p>
          </table:table-cell>
          <table:table-cell table:formula="of:=RIGHT([.B503]; LEN([.B5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4]; &quot;_&quot;; [.C504])" office:value-type="string" office:string-value="MIO34_501_K18">
            <text:p>MIO34_501_K18</text:p>
          </table:table-cell>
          <table:table-cell table:formula="of:=[original.A504]" office:value-type="string" office:string-value="K18">
            <text:p>K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504]" office:value-type="string" office:string-value="PS_MIO34_501">
            <text:p>PS_MIO34_501</text:p>
          </table:table-cell>
          <table:table-cell table:formula="of:=RIGHT([.G504]; LEN([.G504])-3)" office:value-type="string" office:string-value="MIO34_501">
            <text:p>MIO34_501</text:p>
          </table:table-cell>
          <table:table-cell table:formula="of:=RIGHT([.B504]; LEN([.B5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5]; &quot;_&quot;; [.C505])" office:value-type="string" office:string-value="MIO33_501_G22">
            <text:p>MIO33_501_G22</text:p>
          </table:table-cell>
          <table:table-cell table:formula="of:=[original.A505]" office:value-type="string" office:string-value="G22">
            <text:p>G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505]" office:value-type="string" office:string-value="PS_MIO33_501">
            <text:p>PS_MIO33_501</text:p>
          </table:table-cell>
          <table:table-cell table:formula="of:=RIGHT([.G505]; LEN([.G505])-3)" office:value-type="string" office:string-value="MIO33_501">
            <text:p>MIO33_501</text:p>
          </table:table-cell>
          <table:table-cell table:formula="of:=RIGHT([.B505]; LEN([.B5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6]; &quot;_&quot;; [.C506])" office:value-type="string" office:string-value="MIO32_501_K17">
            <text:p>MIO32_501_K17</text:p>
          </table:table-cell>
          <table:table-cell table:formula="of:=[original.A506]" office:value-type="string" office:string-value="K17">
            <text:p>K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506]" office:value-type="string" office:string-value="PS_MIO32_501">
            <text:p>PS_MIO32_501</text:p>
          </table:table-cell>
          <table:table-cell table:formula="of:=RIGHT([.G506]; LEN([.G506])-3)" office:value-type="string" office:string-value="MIO32_501">
            <text:p>MIO32_501</text:p>
          </table:table-cell>
          <table:table-cell table:formula="of:=RIGHT([.B506]; LEN([.B5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7]; &quot;_&quot;; [.C507])" office:value-type="string" office:string-value="MIO31_501_H21">
            <text:p>MIO31_501_H21</text:p>
          </table:table-cell>
          <table:table-cell table:formula="of:=[original.A507]" office:value-type="string" office:string-value="H21">
            <text:p>H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507]" office:value-type="string" office:string-value="PS_MIO31_501">
            <text:p>PS_MIO31_501</text:p>
          </table:table-cell>
          <table:table-cell table:formula="of:=RIGHT([.G507]; LEN([.G507])-3)" office:value-type="string" office:string-value="MIO31_501">
            <text:p>MIO31_501</text:p>
          </table:table-cell>
          <table:table-cell table:formula="of:=RIGHT([.B507]; LEN([.B5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8]; &quot;_&quot;; [.C508])" office:value-type="string" office:string-value="MIO30_501_L18">
            <text:p>MIO30_501_L18</text:p>
          </table:table-cell>
          <table:table-cell table:formula="of:=[original.A508]" office:value-type="string" office:string-value="L18">
            <text:p>L1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508]" office:value-type="string" office:string-value="PS_MIO30_501">
            <text:p>PS_MIO30_501</text:p>
          </table:table-cell>
          <table:table-cell table:formula="of:=RIGHT([.G508]; LEN([.G508])-3)" office:value-type="string" office:string-value="MIO30_501">
            <text:p>MIO30_501</text:p>
          </table:table-cell>
          <table:table-cell table:formula="of:=RIGHT([.B508]; LEN([.B5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09]; &quot;_&quot;; [.C509])" office:value-type="string" office:string-value="MIO29_501_H22">
            <text:p>MIO29_501_H22</text:p>
          </table:table-cell>
          <table:table-cell table:formula="of:=[original.A509]" office:value-type="string" office:string-value="H22">
            <text:p>H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509]" office:value-type="string" office:string-value="PS_MIO29_501">
            <text:p>PS_MIO29_501</text:p>
          </table:table-cell>
          <table:table-cell table:formula="of:=RIGHT([.G509]; LEN([.G509])-3)" office:value-type="string" office:string-value="MIO29_501">
            <text:p>MIO29_501</text:p>
          </table:table-cell>
          <table:table-cell table:formula="of:=RIGHT([.B509]; LEN([.B5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0]; &quot;_&quot;; [.C510])" office:value-type="string" office:string-value="MIO28_501_L17">
            <text:p>MIO28_501_L17</text:p>
          </table:table-cell>
          <table:table-cell table:formula="of:=[original.A510]" office:value-type="string" office:string-value="L17">
            <text:p>L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510]" office:value-type="string" office:string-value="PS_MIO28_501">
            <text:p>PS_MIO28_501</text:p>
          </table:table-cell>
          <table:table-cell table:formula="of:=RIGHT([.G510]; LEN([.G510])-3)" office:value-type="string" office:string-value="MIO28_501">
            <text:p>MIO28_501</text:p>
          </table:table-cell>
          <table:table-cell table:formula="of:=RIGHT([.B510]; LEN([.B5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1]; &quot;_&quot;; [.C511])" office:value-type="string" office:string-value="MIO27_501_G20">
            <text:p>MIO27_501_G20</text:p>
          </table:table-cell>
          <table:table-cell table:formula="of:=[original.A511]" office:value-type="string" office:string-value="G20">
            <text:p>G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511]" office:value-type="string" office:string-value="PS_MIO27_501">
            <text:p>PS_MIO27_501</text:p>
          </table:table-cell>
          <table:table-cell table:formula="of:=RIGHT([.G511]; LEN([.G511])-3)" office:value-type="string" office:string-value="MIO27_501">
            <text:p>MIO27_501</text:p>
          </table:table-cell>
          <table:table-cell table:formula="of:=RIGHT([.B511]; LEN([.B5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2]; &quot;_&quot;; [.C512])" office:value-type="string" office:string-value="MIO26_501_M17">
            <text:p>MIO26_501_M17</text:p>
          </table:table-cell>
          <table:table-cell table:formula="of:=[original.A512]" office:value-type="string" office:string-value="M17">
            <text:p>M1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512]" office:value-type="string" office:string-value="PS_MIO26_501">
            <text:p>PS_MIO26_501</text:p>
          </table:table-cell>
          <table:table-cell table:formula="of:=RIGHT([.G512]; LEN([.G512])-3)" office:value-type="string" office:string-value="MIO26_501">
            <text:p>MIO26_501</text:p>
          </table:table-cell>
          <table:table-cell table:formula="of:=RIGHT([.B512]; LEN([.B5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3]; &quot;_&quot;; [.C513])" office:value-type="string" office:string-value="MIO25_501_G19">
            <text:p>MIO25_501_G19</text:p>
          </table:table-cell>
          <table:table-cell table:formula="of:=[original.A513]" office:value-type="string" office:string-value="G19">
            <text:p>G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513]" office:value-type="string" office:string-value="PS_MIO25_501">
            <text:p>PS_MIO25_501</text:p>
          </table:table-cell>
          <table:table-cell table:formula="of:=RIGHT([.G513]; LEN([.G513])-3)" office:value-type="string" office:string-value="MIO25_501">
            <text:p>MIO25_501</text:p>
          </table:table-cell>
          <table:table-cell table:formula="of:=RIGHT([.B513]; LEN([.B5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4]; &quot;_&quot;; [.C514])" office:value-type="string" office:string-value="MIO24_501_M19">
            <text:p>MIO24_501_M19</text:p>
          </table:table-cell>
          <table:table-cell table:formula="of:=[original.A514]" office:value-type="string" office:string-value="M19">
            <text:p>M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514]" office:value-type="string" office:string-value="PS_MIO24_501">
            <text:p>PS_MIO24_501</text:p>
          </table:table-cell>
          <table:table-cell table:formula="of:=RIGHT([.G514]; LEN([.G514])-3)" office:value-type="string" office:string-value="MIO24_501">
            <text:p>MIO24_501</text:p>
          </table:table-cell>
          <table:table-cell table:formula="of:=RIGHT([.B514]; LEN([.B5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5]; &quot;_&quot;; [.C515])" office:value-type="string" office:string-value="MIO23_501_J21">
            <text:p>MIO23_501_J21</text:p>
          </table:table-cell>
          <table:table-cell table:formula="of:=[original.A515]" office:value-type="string" office:string-value="J21">
            <text:p>J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515]" office:value-type="string" office:string-value="PS_MIO23_501">
            <text:p>PS_MIO23_501</text:p>
          </table:table-cell>
          <table:table-cell table:formula="of:=RIGHT([.G515]; LEN([.G515])-3)" office:value-type="string" office:string-value="MIO23_501">
            <text:p>MIO23_501</text:p>
          </table:table-cell>
          <table:table-cell table:formula="of:=RIGHT([.B515]; LEN([.B5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6]; &quot;_&quot;; [.C516])" office:value-type="string" office:string-value="MIO22_501_L20">
            <text:p>MIO22_501_L20</text:p>
          </table:table-cell>
          <table:table-cell table:formula="of:=[original.A516]" office:value-type="string" office:string-value="L20">
            <text:p>L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516]" office:value-type="string" office:string-value="PS_MIO22_501">
            <text:p>PS_MIO22_501</text:p>
          </table:table-cell>
          <table:table-cell table:formula="of:=RIGHT([.G516]; LEN([.G516])-3)" office:value-type="string" office:string-value="MIO22_501">
            <text:p>MIO22_501</text:p>
          </table:table-cell>
          <table:table-cell table:formula="of:=RIGHT([.B516]; LEN([.B5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7]; &quot;_&quot;; [.C517])" office:value-type="string" office:string-value="MIO21_501_J19">
            <text:p>MIO21_501_J19</text:p>
          </table:table-cell>
          <table:table-cell table:formula="of:=[original.A517]" office:value-type="string" office:string-value="J19">
            <text:p>J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517]" office:value-type="string" office:string-value="PS_MIO21_501">
            <text:p>PS_MIO21_501</text:p>
          </table:table-cell>
          <table:table-cell table:formula="of:=RIGHT([.G517]; LEN([.G517])-3)" office:value-type="string" office:string-value="MIO21_501">
            <text:p>MIO21_501</text:p>
          </table:table-cell>
          <table:table-cell table:formula="of:=RIGHT([.B517]; LEN([.B5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8]; &quot;_&quot;; [.C518])" office:value-type="string" office:string-value="MIO20_501_M20">
            <text:p>MIO20_501_M20</text:p>
          </table:table-cell>
          <table:table-cell table:formula="of:=[original.A518]" office:value-type="string" office:string-value="M20">
            <text:p>M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518]" office:value-type="string" office:string-value="PS_MIO20_501">
            <text:p>PS_MIO20_501</text:p>
          </table:table-cell>
          <table:table-cell table:formula="of:=RIGHT([.G518]; LEN([.G518])-3)" office:value-type="string" office:string-value="MIO20_501">
            <text:p>MIO20_501</text:p>
          </table:table-cell>
          <table:table-cell table:formula="of:=RIGHT([.B518]; LEN([.B5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19]; &quot;_&quot;; [.C519])" office:value-type="string" office:string-value="MIO19_501_J20">
            <text:p>MIO19_501_J20</text:p>
          </table:table-cell>
          <table:table-cell table:formula="of:=[original.A519]" office:value-type="string" office:string-value="J20">
            <text:p>J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519]" office:value-type="string" office:string-value="PS_MIO19_501">
            <text:p>PS_MIO19_501</text:p>
          </table:table-cell>
          <table:table-cell table:formula="of:=RIGHT([.G519]; LEN([.G519])-3)" office:value-type="string" office:string-value="MIO19_501">
            <text:p>MIO19_501</text:p>
          </table:table-cell>
          <table:table-cell table:formula="of:=RIGHT([.B519]; LEN([.B5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20]; &quot;_&quot;; [.C520])" office:value-type="string" office:string-value="MIO18_501_K20">
            <text:p>MIO18_501_K20</text:p>
          </table:table-cell>
          <table:table-cell table:formula="of:=[original.A520]" office:value-type="string" office:string-value="K20">
            <text:p>K2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520]" office:value-type="string" office:string-value="PS_MIO18_501">
            <text:p>PS_MIO18_501</text:p>
          </table:table-cell>
          <table:table-cell table:formula="of:=RIGHT([.G520]; LEN([.G520])-3)" office:value-type="string" office:string-value="MIO18_501">
            <text:p>MIO18_501</text:p>
          </table:table-cell>
          <table:table-cell table:formula="of:=RIGHT([.B520]; LEN([.B5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21]; &quot;_&quot;; [.C521])" office:value-type="string" office:string-value="MIO17_501_K21">
            <text:p>MIO17_501_K21</text:p>
          </table:table-cell>
          <table:table-cell table:formula="of:=[original.A521]" office:value-type="string" office:string-value="K21">
            <text:p>K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521]" office:value-type="string" office:string-value="PS_MIO17_501">
            <text:p>PS_MIO17_501</text:p>
          </table:table-cell>
          <table:table-cell table:formula="of:=RIGHT([.G521]; LEN([.G521])-3)" office:value-type="string" office:string-value="MIO17_501">
            <text:p>MIO17_501</text:p>
          </table:table-cell>
          <table:table-cell table:formula="of:=RIGHT([.B521]; LEN([.B5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22]; &quot;_&quot;; [.C522])" office:value-type="string" office:string-value="MIO16_501_L19">
            <text:p>MIO16_501_L19</text:p>
          </table:table-cell>
          <table:table-cell table:formula="of:=[original.A522]" office:value-type="string" office:string-value="L19">
            <text:p>L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522]" office:value-type="string" office:string-value="PS_MIO16_501">
            <text:p>PS_MIO16_501</text:p>
          </table:table-cell>
          <table:table-cell table:formula="of:=RIGHT([.G522]; LEN([.G522])-3)" office:value-type="string" office:string-value="MIO16_501">
            <text:p>MIO16_501</text:p>
          </table:table-cell>
          <table:table-cell table:formula="of:=RIGHT([.B522]; LEN([.B5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table:formula="of:=CONCATENATE([.H523]; &quot;_&quot;; [.C523])" office:value-type="string" office:string-value="SRST_B_501_B19">
            <text:p>SRST_B_501_B19</text:p>
          </table:table-cell>
          <table:table-cell table:formula="of:=[original.A523]" office:value-type="string" office:string-value="B19">
            <text:p>B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523]" office:value-type="string" office:string-value="PS_SRST_B_501">
            <text:p>PS_SRST_B_501</text:p>
          </table:table-cell>
          <table:table-cell table:formula="of:=RIGHT([.G523]; LEN([.G523])-3)" office:value-type="string" office:string-value="SRST_B_501">
            <text:p>SRST_B_501</text:p>
          </table:table-cell>
          <table:table-cell table:formula="of:=RIGHT([.B523]; LEN([.B5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R</text:p>
          </table:table-cell>
          <table:table-cell office:value-type="string">
            <text:p>MIO_VREF501_H19</text:p>
          </table:table-cell>
          <table:table-cell table:formula="of:=[original.A524]" office:value-type="string" office:string-value="H19">
            <text:p>H1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524]" office:value-type="string" office:string-value="PS_MIO_VREF_501">
            <text:p>PS_MIO_VREF_501</text:p>
          </table:table-cell>
          <table:table-cell table:formula="of:=RIGHT([.G524]; LEN([.G524])-3)" office:value-type="string" office:string-value="MIO_VREF_501">
            <text:p>MIO_VREF_501</text:p>
          </table:table-cell>
          <table:table-cell table:formula="of:=RIGHT([.B524]; LEN([.B52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25]" office:value-type="string" office:string-value="DDR_DRST_B_502">
            <text:p>DDR_DRST_B_502</text:p>
          </table:table-cell>
          <table:table-cell table:formula="of:=[original.A525]" office:value-type="string" office:string-value="F25">
            <text:p>F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525]" office:value-type="string" office:string-value="PS_DDR_DRST_B_502">
            <text:p>PS_DDR_DRST_B_502</text:p>
          </table:table-cell>
          <table:table-cell table:formula="of:=RIGHT([.G525]; LEN([.G525])-3)" office:value-type="string" office:string-value="DDR_DRST_B_502">
            <text:p>DDR_DRST_B_502</text:p>
          </table:table-cell>
          <table:table-cell table:formula="of:=RIGHT([.B525]; LEN([.B5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26]" office:value-type="string" office:string-value="DDR_DQ1_502">
            <text:p>DDR_DQ1_502</text:p>
          </table:table-cell>
          <table:table-cell table:formula="of:=[original.A526]" office:value-type="string" office:string-value="E25">
            <text:p>E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526]" office:value-type="string" office:string-value="PS_DDR_DQ1_502">
            <text:p>PS_DDR_DQ1_502</text:p>
          </table:table-cell>
          <table:table-cell table:formula="of:=RIGHT([.G526]; LEN([.G526])-3)" office:value-type="string" office:string-value="DDR_DQ1_502">
            <text:p>DDR_DQ1_502</text:p>
          </table:table-cell>
          <table:table-cell table:formula="of:=RIGHT([.B526]; LEN([.B5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27]" office:value-type="string" office:string-value="DDR_DQ0_502">
            <text:p>DDR_DQ0_502</text:p>
          </table:table-cell>
          <table:table-cell table:formula="of:=[original.A527]" office:value-type="string" office:string-value="A25">
            <text:p>A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527]" office:value-type="string" office:string-value="PS_DDR_DQ0_502">
            <text:p>PS_DDR_DQ0_502</text:p>
          </table:table-cell>
          <table:table-cell table:formula="of:=RIGHT([.G527]; LEN([.G527])-3)" office:value-type="string" office:string-value="DDR_DQ0_502">
            <text:p>DDR_DQ0_502</text:p>
          </table:table-cell>
          <table:table-cell table:formula="of:=RIGHT([.B527]; LEN([.B5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28]" office:value-type="string" office:string-value="DDR_DQ3_502">
            <text:p>DDR_DQ3_502</text:p>
          </table:table-cell>
          <table:table-cell table:formula="of:=[original.A528]" office:value-type="string" office:string-value="D25">
            <text:p>D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528]" office:value-type="string" office:string-value="PS_DDR_DQ3_502">
            <text:p>PS_DDR_DQ3_502</text:p>
          </table:table-cell>
          <table:table-cell table:formula="of:=RIGHT([.G528]; LEN([.G528])-3)" office:value-type="string" office:string-value="DDR_DQ3_502">
            <text:p>DDR_DQ3_502</text:p>
          </table:table-cell>
          <table:table-cell table:formula="of:=RIGHT([.B528]; LEN([.B5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29]" office:value-type="string" office:string-value="DDR_DQ2_502">
            <text:p>DDR_DQ2_502</text:p>
          </table:table-cell>
          <table:table-cell table:formula="of:=[original.A529]" office:value-type="string" office:string-value="B27">
            <text:p>B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529]" office:value-type="string" office:string-value="PS_DDR_DQ2_502">
            <text:p>PS_DDR_DQ2_502</text:p>
          </table:table-cell>
          <table:table-cell table:formula="of:=RIGHT([.G529]; LEN([.G529])-3)" office:value-type="string" office:string-value="DDR_DQ2_502">
            <text:p>DDR_DQ2_502</text:p>
          </table:table-cell>
          <table:table-cell table:formula="of:=RIGHT([.B529]; LEN([.B5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0]" office:value-type="string" office:string-value="DDR_DM0_502">
            <text:p>DDR_DM0_502</text:p>
          </table:table-cell>
          <table:table-cell table:formula="of:=[original.A530]" office:value-type="string" office:string-value="C27">
            <text:p>C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530]" office:value-type="string" office:string-value="PS_DDR_DM0_502">
            <text:p>PS_DDR_DM0_502</text:p>
          </table:table-cell>
          <table:table-cell table:formula="of:=RIGHT([.G530]; LEN([.G530])-3)" office:value-type="string" office:string-value="DDR_DM0_502">
            <text:p>DDR_DM0_502</text:p>
          </table:table-cell>
          <table:table-cell table:formula="of:=RIGHT([.B530]; LEN([.B5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1]" office:value-type="string" office:string-value="DDR_DQS_N0_502">
            <text:p>DDR_DQS_N0_502</text:p>
          </table:table-cell>
          <table:table-cell table:formula="of:=[original.A531]" office:value-type="string" office:string-value="B26">
            <text:p>B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531]" office:value-type="string" office:string-value="PS_DDR_DQS_N0_502">
            <text:p>PS_DDR_DQS_N0_502</text:p>
          </table:table-cell>
          <table:table-cell table:formula="of:=RIGHT([.G531]; LEN([.G531])-3)" office:value-type="string" office:string-value="DDR_DQS_N0_502">
            <text:p>DDR_DQS_N0_502</text:p>
          </table:table-cell>
          <table:table-cell table:formula="of:=RIGHT([.B531]; LEN([.B5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2]" office:value-type="string" office:string-value="DDR_DQS_P0_502">
            <text:p>DDR_DQS_P0_502</text:p>
          </table:table-cell>
          <table:table-cell table:formula="of:=[original.A532]" office:value-type="string" office:string-value="C26">
            <text:p>C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532]" office:value-type="string" office:string-value="PS_DDR_DQS_P0_502">
            <text:p>PS_DDR_DQS_P0_502</text:p>
          </table:table-cell>
          <table:table-cell table:formula="of:=RIGHT([.G532]; LEN([.G532])-3)" office:value-type="string" office:string-value="DDR_DQS_P0_502">
            <text:p>DDR_DQS_P0_502</text:p>
          </table:table-cell>
          <table:table-cell table:formula="of:=RIGHT([.B532]; LEN([.B5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3]" office:value-type="string" office:string-value="DDR_DQ5_502">
            <text:p>DDR_DQ5_502</text:p>
          </table:table-cell>
          <table:table-cell table:formula="of:=[original.A533]" office:value-type="string" office:string-value="E26">
            <text:p>E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533]" office:value-type="string" office:string-value="PS_DDR_DQ5_502">
            <text:p>PS_DDR_DQ5_502</text:p>
          </table:table-cell>
          <table:table-cell table:formula="of:=RIGHT([.G533]; LEN([.G533])-3)" office:value-type="string" office:string-value="DDR_DQ5_502">
            <text:p>DDR_DQ5_502</text:p>
          </table:table-cell>
          <table:table-cell table:formula="of:=RIGHT([.B533]; LEN([.B5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4]" office:value-type="string" office:string-value="DDR_DQ4_502">
            <text:p>DDR_DQ4_502</text:p>
          </table:table-cell>
          <table:table-cell table:formula="of:=[original.A534]" office:value-type="string" office:string-value="B25">
            <text:p>B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534]" office:value-type="string" office:string-value="PS_DDR_DQ4_502">
            <text:p>PS_DDR_DQ4_502</text:p>
          </table:table-cell>
          <table:table-cell table:formula="of:=RIGHT([.G534]; LEN([.G534])-3)" office:value-type="string" office:string-value="DDR_DQ4_502">
            <text:p>DDR_DQ4_502</text:p>
          </table:table-cell>
          <table:table-cell table:formula="of:=RIGHT([.B534]; LEN([.B5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5]" office:value-type="string" office:string-value="DDR_DQ7_502">
            <text:p>DDR_DQ7_502</text:p>
          </table:table-cell>
          <table:table-cell table:formula="of:=[original.A535]" office:value-type="string" office:string-value="E27">
            <text:p>E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535]" office:value-type="string" office:string-value="PS_DDR_DQ7_502">
            <text:p>PS_DDR_DQ7_502</text:p>
          </table:table-cell>
          <table:table-cell table:formula="of:=RIGHT([.G535]; LEN([.G535])-3)" office:value-type="string" office:string-value="DDR_DQ7_502">
            <text:p>DDR_DQ7_502</text:p>
          </table:table-cell>
          <table:table-cell table:formula="of:=RIGHT([.B535]; LEN([.B5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6]" office:value-type="string" office:string-value="DDR_DQ6_502">
            <text:p>DDR_DQ6_502</text:p>
          </table:table-cell>
          <table:table-cell table:formula="of:=[original.A536]" office:value-type="string" office:string-value="D26">
            <text:p>D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536]" office:value-type="string" office:string-value="PS_DDR_DQ6_502">
            <text:p>PS_DDR_DQ6_502</text:p>
          </table:table-cell>
          <table:table-cell table:formula="of:=RIGHT([.G536]; LEN([.G536])-3)" office:value-type="string" office:string-value="DDR_DQ6_502">
            <text:p>DDR_DQ6_502</text:p>
          </table:table-cell>
          <table:table-cell table:formula="of:=RIGHT([.B536]; LEN([.B5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7]" office:value-type="string" office:string-value="DDR_DQ9_502">
            <text:p>DDR_DQ9_502</text:p>
          </table:table-cell>
          <table:table-cell table:formula="of:=[original.A537]" office:value-type="string" office:string-value="A27">
            <text:p>A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537]" office:value-type="string" office:string-value="PS_DDR_DQ9_502">
            <text:p>PS_DDR_DQ9_502</text:p>
          </table:table-cell>
          <table:table-cell table:formula="of:=RIGHT([.G537]; LEN([.G537])-3)" office:value-type="string" office:string-value="DDR_DQ9_502">
            <text:p>DDR_DQ9_502</text:p>
          </table:table-cell>
          <table:table-cell table:formula="of:=RIGHT([.B537]; LEN([.B5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8]" office:value-type="string" office:string-value="DDR_DQ8_502">
            <text:p>DDR_DQ8_502</text:p>
          </table:table-cell>
          <table:table-cell table:formula="of:=[original.A538]" office:value-type="string" office:string-value="A29">
            <text:p>A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538]" office:value-type="string" office:string-value="PS_DDR_DQ8_502">
            <text:p>PS_DDR_DQ8_502</text:p>
          </table:table-cell>
          <table:table-cell table:formula="of:=RIGHT([.G538]; LEN([.G538])-3)" office:value-type="string" office:string-value="DDR_DQ8_502">
            <text:p>DDR_DQ8_502</text:p>
          </table:table-cell>
          <table:table-cell table:formula="of:=RIGHT([.B538]; LEN([.B5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39]" office:value-type="string" office:string-value="DDR_DQ11_502">
            <text:p>DDR_DQ11_502</text:p>
          </table:table-cell>
          <table:table-cell table:formula="of:=[original.A539]" office:value-type="string" office:string-value="A28">
            <text:p>A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539]" office:value-type="string" office:string-value="PS_DDR_DQ11_502">
            <text:p>PS_DDR_DQ11_502</text:p>
          </table:table-cell>
          <table:table-cell table:formula="of:=RIGHT([.G539]; LEN([.G539])-3)" office:value-type="string" office:string-value="DDR_DQ11_502">
            <text:p>DDR_DQ11_502</text:p>
          </table:table-cell>
          <table:table-cell table:formula="of:=RIGHT([.B539]; LEN([.B5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0]" office:value-type="string" office:string-value="DDR_DQ10_502">
            <text:p>DDR_DQ10_502</text:p>
          </table:table-cell>
          <table:table-cell table:formula="of:=[original.A540]" office:value-type="string" office:string-value="A30">
            <text:p>A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540]" office:value-type="string" office:string-value="PS_DDR_DQ10_502">
            <text:p>PS_DDR_DQ10_502</text:p>
          </table:table-cell>
          <table:table-cell table:formula="of:=RIGHT([.G540]; LEN([.G540])-3)" office:value-type="string" office:string-value="DDR_DQ10_502">
            <text:p>DDR_DQ10_502</text:p>
          </table:table-cell>
          <table:table-cell table:formula="of:=RIGHT([.B540]; LEN([.B5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1]" office:value-type="string" office:string-value="DDR_DM1_502">
            <text:p>DDR_DM1_502</text:p>
          </table:table-cell>
          <table:table-cell table:formula="of:=[original.A541]" office:value-type="string" office:string-value="B30">
            <text:p>B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541]" office:value-type="string" office:string-value="PS_DDR_DM1_502">
            <text:p>PS_DDR_DM1_502</text:p>
          </table:table-cell>
          <table:table-cell table:formula="of:=RIGHT([.G541]; LEN([.G541])-3)" office:value-type="string" office:string-value="DDR_DM1_502">
            <text:p>DDR_DM1_502</text:p>
          </table:table-cell>
          <table:table-cell table:formula="of:=RIGHT([.B541]; LEN([.B5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2]" office:value-type="string" office:string-value="DDR_DQS_N1_502">
            <text:p>DDR_DQS_N1_502</text:p>
          </table:table-cell>
          <table:table-cell table:formula="of:=[original.A542]" office:value-type="string" office:string-value="B29">
            <text:p>B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542]" office:value-type="string" office:string-value="PS_DDR_DQS_N1_502">
            <text:p>PS_DDR_DQS_N1_502</text:p>
          </table:table-cell>
          <table:table-cell table:formula="of:=RIGHT([.G542]; LEN([.G542])-3)" office:value-type="string" office:string-value="DDR_DQS_N1_502">
            <text:p>DDR_DQS_N1_502</text:p>
          </table:table-cell>
          <table:table-cell table:formula="of:=RIGHT([.B542]; LEN([.B5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3]" office:value-type="string" office:string-value="DDR_DQS_P1_502">
            <text:p>DDR_DQS_P1_502</text:p>
          </table:table-cell>
          <table:table-cell table:formula="of:=[original.A543]" office:value-type="string" office:string-value="C29">
            <text:p>C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543]" office:value-type="string" office:string-value="PS_DDR_DQS_P1_502">
            <text:p>PS_DDR_DQS_P1_502</text:p>
          </table:table-cell>
          <table:table-cell table:formula="of:=RIGHT([.G543]; LEN([.G543])-3)" office:value-type="string" office:string-value="DDR_DQS_P1_502">
            <text:p>DDR_DQS_P1_502</text:p>
          </table:table-cell>
          <table:table-cell table:formula="of:=RIGHT([.B543]; LEN([.B5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4]" office:value-type="string" office:string-value="DDR_DQ13_502">
            <text:p>DDR_DQ13_502</text:p>
          </table:table-cell>
          <table:table-cell table:formula="of:=[original.A544]" office:value-type="string" office:string-value="D30">
            <text:p>D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544]" office:value-type="string" office:string-value="PS_DDR_DQ13_502">
            <text:p>PS_DDR_DQ13_502</text:p>
          </table:table-cell>
          <table:table-cell table:formula="of:=RIGHT([.G544]; LEN([.G544])-3)" office:value-type="string" office:string-value="DDR_DQ13_502">
            <text:p>DDR_DQ13_502</text:p>
          </table:table-cell>
          <table:table-cell table:formula="of:=RIGHT([.B544]; LEN([.B5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5]" office:value-type="string" office:string-value="DDR_DQ12_502">
            <text:p>DDR_DQ12_502</text:p>
          </table:table-cell>
          <table:table-cell table:formula="of:=[original.A545]" office:value-type="string" office:string-value="C28">
            <text:p>C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545]" office:value-type="string" office:string-value="PS_DDR_DQ12_502">
            <text:p>PS_DDR_DQ12_502</text:p>
          </table:table-cell>
          <table:table-cell table:formula="of:=RIGHT([.G545]; LEN([.G545])-3)" office:value-type="string" office:string-value="DDR_DQ12_502">
            <text:p>DDR_DQ12_502</text:p>
          </table:table-cell>
          <table:table-cell table:formula="of:=RIGHT([.B545]; LEN([.B5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6]" office:value-type="string" office:string-value="DDR_DQ15_502">
            <text:p>DDR_DQ15_502</text:p>
          </table:table-cell>
          <table:table-cell table:formula="of:=[original.A546]" office:value-type="string" office:string-value="D29">
            <text:p>D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546]" office:value-type="string" office:string-value="PS_DDR_DQ15_502">
            <text:p>PS_DDR_DQ15_502</text:p>
          </table:table-cell>
          <table:table-cell table:formula="of:=RIGHT([.G546]; LEN([.G546])-3)" office:value-type="string" office:string-value="DDR_DQ15_502">
            <text:p>DDR_DQ15_502</text:p>
          </table:table-cell>
          <table:table-cell table:formula="of:=RIGHT([.B546]; LEN([.B5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7]" office:value-type="string" office:string-value="DDR_DQ14_502">
            <text:p>DDR_DQ14_502</text:p>
          </table:table-cell>
          <table:table-cell table:formula="of:=[original.A547]" office:value-type="string" office:string-value="D28">
            <text:p>D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547]" office:value-type="string" office:string-value="PS_DDR_DQ14_502">
            <text:p>PS_DDR_DQ14_502</text:p>
          </table:table-cell>
          <table:table-cell table:formula="of:=RIGHT([.G547]; LEN([.G547])-3)" office:value-type="string" office:string-value="DDR_DQ14_502">
            <text:p>DDR_DQ14_502</text:p>
          </table:table-cell>
          <table:table-cell table:formula="of:=RIGHT([.B547]; LEN([.B5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8]" office:value-type="string" office:string-value="DDR_A13_502">
            <text:p>DDR_A13_502</text:p>
          </table:table-cell>
          <table:table-cell table:formula="of:=[original.A548]" office:value-type="string" office:string-value="H23">
            <text:p>H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548]" office:value-type="string" office:string-value="PS_DDR_A13_502">
            <text:p>PS_DDR_A13_502</text:p>
          </table:table-cell>
          <table:table-cell table:formula="of:=RIGHT([.G548]; LEN([.G548])-3)" office:value-type="string" office:string-value="DDR_A13_502">
            <text:p>DDR_A13_502</text:p>
          </table:table-cell>
          <table:table-cell table:formula="of:=RIGHT([.B548]; LEN([.B5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49]" office:value-type="string" office:string-value="DDR_A14_502">
            <text:p>DDR_A14_502</text:p>
          </table:table-cell>
          <table:table-cell table:formula="of:=[original.A549]" office:value-type="string" office:string-value="J24">
            <text:p>J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549]" office:value-type="string" office:string-value="PS_DDR_A14_502">
            <text:p>PS_DDR_A14_502</text:p>
          </table:table-cell>
          <table:table-cell table:formula="of:=RIGHT([.G549]; LEN([.G549])-3)" office:value-type="string" office:string-value="DDR_A14_502">
            <text:p>DDR_A14_502</text:p>
          </table:table-cell>
          <table:table-cell table:formula="of:=RIGHT([.B549]; LEN([.B5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0]" office:value-type="string" office:string-value="DDR_A11_502">
            <text:p>DDR_A11_502</text:p>
          </table:table-cell>
          <table:table-cell table:formula="of:=[original.A550]" office:value-type="string" office:string-value="H24">
            <text:p>H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550]" office:value-type="string" office:string-value="PS_DDR_A11_502">
            <text:p>PS_DDR_A11_502</text:p>
          </table:table-cell>
          <table:table-cell table:formula="of:=RIGHT([.G550]; LEN([.G550])-3)" office:value-type="string" office:string-value="DDR_A11_502">
            <text:p>DDR_A11_502</text:p>
          </table:table-cell>
          <table:table-cell table:formula="of:=RIGHT([.B550]; LEN([.B5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1]" office:value-type="string" office:string-value="DDR_A12_502">
            <text:p>DDR_A12_502</text:p>
          </table:table-cell>
          <table:table-cell table:formula="of:=[original.A551]" office:value-type="string" office:string-value="K23">
            <text:p>K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551]" office:value-type="string" office:string-value="PS_DDR_A12_502">
            <text:p>PS_DDR_A12_502</text:p>
          </table:table-cell>
          <table:table-cell table:formula="of:=RIGHT([.G551]; LEN([.G551])-3)" office:value-type="string" office:string-value="DDR_A12_502">
            <text:p>DDR_A12_502</text:p>
          </table:table-cell>
          <table:table-cell table:formula="of:=RIGHT([.B551]; LEN([.B5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2]" office:value-type="string" office:string-value="DDR_A9_502">
            <text:p>DDR_A9_502</text:p>
          </table:table-cell>
          <table:table-cell table:formula="of:=[original.A552]" office:value-type="string" office:string-value="J23">
            <text:p>J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552]" office:value-type="string" office:string-value="PS_DDR_A9_502">
            <text:p>PS_DDR_A9_502</text:p>
          </table:table-cell>
          <table:table-cell table:formula="of:=RIGHT([.G552]; LEN([.G552])-3)" office:value-type="string" office:string-value="DDR_A9_502">
            <text:p>DDR_A9_502</text:p>
          </table:table-cell>
          <table:table-cell table:formula="of:=RIGHT([.B552]; LEN([.B5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3]" office:value-type="string" office:string-value="DDR_A10_502">
            <text:p>DDR_A10_502</text:p>
          </table:table-cell>
          <table:table-cell table:formula="of:=[original.A553]" office:value-type="string" office:string-value="G26">
            <text:p>G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553]" office:value-type="string" office:string-value="PS_DDR_A10_502">
            <text:p>PS_DDR_A10_502</text:p>
          </table:table-cell>
          <table:table-cell table:formula="of:=RIGHT([.G553]; LEN([.G553])-3)" office:value-type="string" office:string-value="DDR_A10_502">
            <text:p>DDR_A10_502</text:p>
          </table:table-cell>
          <table:table-cell table:formula="of:=RIGHT([.B553]; LEN([.B5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4]" office:value-type="string" office:string-value="DDR_A7_502">
            <text:p>DDR_A7_502</text:p>
          </table:table-cell>
          <table:table-cell table:formula="of:=[original.A554]" office:value-type="string" office:string-value="K22">
            <text:p>K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554]" office:value-type="string" office:string-value="PS_DDR_A7_502">
            <text:p>PS_DDR_A7_502</text:p>
          </table:table-cell>
          <table:table-cell table:formula="of:=RIGHT([.G554]; LEN([.G554])-3)" office:value-type="string" office:string-value="DDR_A7_502">
            <text:p>DDR_A7_502</text:p>
          </table:table-cell>
          <table:table-cell table:formula="of:=RIGHT([.B554]; LEN([.B5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5]" office:value-type="string" office:string-value="DDR_A8_502">
            <text:p>DDR_A8_502</text:p>
          </table:table-cell>
          <table:table-cell table:formula="of:=[original.A555]" office:value-type="string" office:string-value="F27">
            <text:p>F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555]" office:value-type="string" office:string-value="PS_DDR_A8_502">
            <text:p>PS_DDR_A8_502</text:p>
          </table:table-cell>
          <table:table-cell table:formula="of:=RIGHT([.G555]; LEN([.G555])-3)" office:value-type="string" office:string-value="DDR_A8_502">
            <text:p>DDR_A8_502</text:p>
          </table:table-cell>
          <table:table-cell table:formula="of:=RIGHT([.B555]; LEN([.B5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6]" office:value-type="string" office:string-value="DDR_A5_502">
            <text:p>DDR_A5_502</text:p>
          </table:table-cell>
          <table:table-cell table:formula="of:=[original.A556]" office:value-type="string" office:string-value="G24">
            <text:p>G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556]" office:value-type="string" office:string-value="PS_DDR_A5_502">
            <text:p>PS_DDR_A5_502</text:p>
          </table:table-cell>
          <table:table-cell table:formula="of:=RIGHT([.G556]; LEN([.G556])-3)" office:value-type="string" office:string-value="DDR_A5_502">
            <text:p>DDR_A5_502</text:p>
          </table:table-cell>
          <table:table-cell table:formula="of:=RIGHT([.B556]; LEN([.B5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7]" office:value-type="string" office:string-value="DDR_A6_502">
            <text:p>DDR_A6_502</text:p>
          </table:table-cell>
          <table:table-cell table:formula="of:=[original.A557]" office:value-type="string" office:string-value="H26">
            <text:p>H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557]" office:value-type="string" office:string-value="PS_DDR_A6_502">
            <text:p>PS_DDR_A6_502</text:p>
          </table:table-cell>
          <table:table-cell table:formula="of:=RIGHT([.G557]; LEN([.G557])-3)" office:value-type="string" office:string-value="DDR_A6_502">
            <text:p>DDR_A6_502</text:p>
          </table:table-cell>
          <table:table-cell table:formula="of:=RIGHT([.B557]; LEN([.B5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8]" office:value-type="string" office:string-value="DDR_A3_502">
            <text:p>DDR_A3_502</text:p>
          </table:table-cell>
          <table:table-cell table:formula="of:=[original.A558]" office:value-type="string" office:string-value="G25">
            <text:p>G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558]" office:value-type="string" office:string-value="PS_DDR_A3_502">
            <text:p>PS_DDR_A3_502</text:p>
          </table:table-cell>
          <table:table-cell table:formula="of:=RIGHT([.G558]; LEN([.G558])-3)" office:value-type="string" office:string-value="DDR_A3_502">
            <text:p>DDR_A3_502</text:p>
          </table:table-cell>
          <table:table-cell table:formula="of:=RIGHT([.B558]; LEN([.B5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59]" office:value-type="string" office:string-value="DDR_A4_502">
            <text:p>DDR_A4_502</text:p>
          </table:table-cell>
          <table:table-cell table:formula="of:=[original.A559]" office:value-type="string" office:string-value="J26">
            <text:p>J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559]" office:value-type="string" office:string-value="PS_DDR_A4_502">
            <text:p>PS_DDR_A4_502</text:p>
          </table:table-cell>
          <table:table-cell table:formula="of:=RIGHT([.G559]; LEN([.G559])-3)" office:value-type="string" office:string-value="DDR_A4_502">
            <text:p>DDR_A4_502</text:p>
          </table:table-cell>
          <table:table-cell table:formula="of:=RIGHT([.B559]; LEN([.B5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0]" office:value-type="string" office:string-value="DDR_VRP_502">
            <text:p>DDR_VRP_502</text:p>
          </table:table-cell>
          <table:table-cell table:formula="of:=[original.A560]" office:value-type="string" office:string-value="M21">
            <text:p>M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560]" office:value-type="string" office:string-value="PS_DDR_VRP_502">
            <text:p>PS_DDR_VRP_502</text:p>
          </table:table-cell>
          <table:table-cell table:formula="of:=RIGHT([.G560]; LEN([.G560])-3)" office:value-type="string" office:string-value="DDR_VRP_502">
            <text:p>DDR_VRP_502</text:p>
          </table:table-cell>
          <table:table-cell table:formula="of:=RIGHT([.B560]; LEN([.B5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1]" office:value-type="string" office:string-value="DDR_VRN_502">
            <text:p>DDR_VRN_502</text:p>
          </table:table-cell>
          <table:table-cell table:formula="of:=[original.A561]" office:value-type="string" office:string-value="N21">
            <text:p>N21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561]" office:value-type="string" office:string-value="PS_DDR_VRN_502">
            <text:p>PS_DDR_VRN_502</text:p>
          </table:table-cell>
          <table:table-cell table:formula="of:=RIGHT([.G561]; LEN([.G561])-3)" office:value-type="string" office:string-value="DDR_VRN_502">
            <text:p>DDR_VRN_502</text:p>
          </table:table-cell>
          <table:table-cell table:formula="of:=RIGHT([.B561]; LEN([.B5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2]" office:value-type="string" office:string-value="DDR_CKP_502">
            <text:p>DDR_CKP_502</text:p>
          </table:table-cell>
          <table:table-cell table:formula="of:=[original.A562]" office:value-type="string" office:string-value="K25">
            <text:p>K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562]" office:value-type="string" office:string-value="PS_DDR_CKP_502">
            <text:p>PS_DDR_CKP_502</text:p>
          </table:table-cell>
          <table:table-cell table:formula="of:=RIGHT([.G562]; LEN([.G562])-3)" office:value-type="string" office:string-value="DDR_CKP_502">
            <text:p>DDR_CKP_502</text:p>
          </table:table-cell>
          <table:table-cell table:formula="of:=RIGHT([.B562]; LEN([.B5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3]" office:value-type="string" office:string-value="DDR_CKN_502">
            <text:p>DDR_CKN_502</text:p>
          </table:table-cell>
          <table:table-cell table:formula="of:=[original.A563]" office:value-type="string" office:string-value="J25">
            <text:p>J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563]" office:value-type="string" office:string-value="PS_DDR_CKN_502">
            <text:p>PS_DDR_CKN_502</text:p>
          </table:table-cell>
          <table:table-cell table:formula="of:=RIGHT([.G563]; LEN([.G563])-3)" office:value-type="string" office:string-value="DDR_CKN_502">
            <text:p>DDR_CKN_502</text:p>
          </table:table-cell>
          <table:table-cell table:formula="of:=RIGHT([.B563]; LEN([.B5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4]" office:value-type="string" office:string-value="DDR_A2_502">
            <text:p>DDR_A2_502</text:p>
          </table:table-cell>
          <table:table-cell table:formula="of:=[original.A564]" office:value-type="string" office:string-value="L27">
            <text:p>L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564]" office:value-type="string" office:string-value="PS_DDR_A2_502">
            <text:p>PS_DDR_A2_502</text:p>
          </table:table-cell>
          <table:table-cell table:formula="of:=RIGHT([.G564]; LEN([.G564])-3)" office:value-type="string" office:string-value="DDR_A2_502">
            <text:p>DDR_A2_502</text:p>
          </table:table-cell>
          <table:table-cell table:formula="of:=RIGHT([.B564]; LEN([.B5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5]" office:value-type="string" office:string-value="DDR_A1_502">
            <text:p>DDR_A1_502</text:p>
          </table:table-cell>
          <table:table-cell table:formula="of:=[original.A565]" office:value-type="string" office:string-value="K26">
            <text:p>K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565]" office:value-type="string" office:string-value="PS_DDR_A1_502">
            <text:p>PS_DDR_A1_502</text:p>
          </table:table-cell>
          <table:table-cell table:formula="of:=RIGHT([.G565]; LEN([.G565])-3)" office:value-type="string" office:string-value="DDR_A1_502">
            <text:p>DDR_A1_502</text:p>
          </table:table-cell>
          <table:table-cell table:formula="of:=RIGHT([.B565]; LEN([.B5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6]" office:value-type="string" office:string-value="DDR_A0_502">
            <text:p>DDR_A0_502</text:p>
          </table:table-cell>
          <table:table-cell table:formula="of:=[original.A566]" office:value-type="string" office:string-value="L25">
            <text:p>L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566]" office:value-type="string" office:string-value="PS_DDR_A0_502">
            <text:p>PS_DDR_A0_502</text:p>
          </table:table-cell>
          <table:table-cell table:formula="of:=RIGHT([.G566]; LEN([.G566])-3)" office:value-type="string" office:string-value="DDR_A0_502">
            <text:p>DDR_A0_502</text:p>
          </table:table-cell>
          <table:table-cell table:formula="of:=RIGHT([.B566]; LEN([.B5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7]" office:value-type="string" office:string-value="DDR_BA2_502">
            <text:p>DDR_BA2_502</text:p>
          </table:table-cell>
          <table:table-cell table:formula="of:=[original.A567]" office:value-type="string" office:string-value="M25">
            <text:p>M25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567]" office:value-type="string" office:string-value="PS_DDR_BA2_502">
            <text:p>PS_DDR_BA2_502</text:p>
          </table:table-cell>
          <table:table-cell table:formula="of:=RIGHT([.G567]; LEN([.G567])-3)" office:value-type="string" office:string-value="DDR_BA2_502">
            <text:p>DDR_BA2_502</text:p>
          </table:table-cell>
          <table:table-cell table:formula="of:=RIGHT([.B567]; LEN([.B5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8]" office:value-type="string" office:string-value="DDR_BA1_502">
            <text:p>DDR_BA1_502</text:p>
          </table:table-cell>
          <table:table-cell table:formula="of:=[original.A568]" office:value-type="string" office:string-value="M26">
            <text:p>M26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568]" office:value-type="string" office:string-value="PS_DDR_BA1_502">
            <text:p>PS_DDR_BA1_502</text:p>
          </table:table-cell>
          <table:table-cell table:formula="of:=RIGHT([.G568]; LEN([.G568])-3)" office:value-type="string" office:string-value="DDR_BA1_502">
            <text:p>DDR_BA1_502</text:p>
          </table:table-cell>
          <table:table-cell table:formula="of:=RIGHT([.B568]; LEN([.B5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69]" office:value-type="string" office:string-value="DDR_BA0_502">
            <text:p>DDR_BA0_502</text:p>
          </table:table-cell>
          <table:table-cell table:formula="of:=[original.A569]" office:value-type="string" office:string-value="M27">
            <text:p>M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569]" office:value-type="string" office:string-value="PS_DDR_BA0_502">
            <text:p>PS_DDR_BA0_502</text:p>
          </table:table-cell>
          <table:table-cell table:formula="of:=RIGHT([.G569]; LEN([.G569])-3)" office:value-type="string" office:string-value="DDR_BA0_502">
            <text:p>DDR_BA0_502</text:p>
          </table:table-cell>
          <table:table-cell table:formula="of:=RIGHT([.B569]; LEN([.B5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0]" office:value-type="string" office:string-value="DDR_ODT_502">
            <text:p>DDR_ODT_502</text:p>
          </table:table-cell>
          <table:table-cell table:formula="of:=[original.A570]" office:value-type="string" office:string-value="L23">
            <text:p>L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570]" office:value-type="string" office:string-value="PS_DDR_ODT_502">
            <text:p>PS_DDR_ODT_502</text:p>
          </table:table-cell>
          <table:table-cell table:formula="of:=RIGHT([.G570]; LEN([.G570])-3)" office:value-type="string" office:string-value="DDR_ODT_502">
            <text:p>DDR_ODT_502</text:p>
          </table:table-cell>
          <table:table-cell table:formula="of:=RIGHT([.B570]; LEN([.B5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1]" office:value-type="string" office:string-value="DDR_CS_B_502">
            <text:p>DDR_CS_B_502</text:p>
          </table:table-cell>
          <table:table-cell table:formula="of:=[original.A571]" office:value-type="string" office:string-value="N22">
            <text:p>N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571]" office:value-type="string" office:string-value="PS_DDR_CS_B_502">
            <text:p>PS_DDR_CS_B_502</text:p>
          </table:table-cell>
          <table:table-cell table:formula="of:=RIGHT([.G571]; LEN([.G571])-3)" office:value-type="string" office:string-value="DDR_CS_B_502">
            <text:p>DDR_CS_B_502</text:p>
          </table:table-cell>
          <table:table-cell table:formula="of:=RIGHT([.B571]; LEN([.B5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2]" office:value-type="string" office:string-value="DDR_CKE_502">
            <text:p>DDR_CKE_502</text:p>
          </table:table-cell>
          <table:table-cell table:formula="of:=[original.A572]" office:value-type="string" office:string-value="M22">
            <text:p>M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572]" office:value-type="string" office:string-value="PS_DDR_CKE_502">
            <text:p>PS_DDR_CKE_502</text:p>
          </table:table-cell>
          <table:table-cell table:formula="of:=RIGHT([.G572]; LEN([.G572])-3)" office:value-type="string" office:string-value="DDR_CKE_502">
            <text:p>DDR_CKE_502</text:p>
          </table:table-cell>
          <table:table-cell table:formula="of:=RIGHT([.B572]; LEN([.B5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3]" office:value-type="string" office:string-value="DDR_WE_B_502">
            <text:p>DDR_WE_B_502</text:p>
          </table:table-cell>
          <table:table-cell table:formula="of:=[original.A573]" office:value-type="string" office:string-value="N23">
            <text:p>N23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573]" office:value-type="string" office:string-value="PS_DDR_WE_B_502">
            <text:p>PS_DDR_WE_B_502</text:p>
          </table:table-cell>
          <table:table-cell table:formula="of:=RIGHT([.G573]; LEN([.G573])-3)" office:value-type="string" office:string-value="DDR_WE_B_502">
            <text:p>DDR_WE_B_502</text:p>
          </table:table-cell>
          <table:table-cell table:formula="of:=RIGHT([.B573]; LEN([.B5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4]" office:value-type="string" office:string-value="DDR_CAS_B_502">
            <text:p>DDR_CAS_B_502</text:p>
          </table:table-cell>
          <table:table-cell table:formula="of:=[original.A574]" office:value-type="string" office:string-value="M24">
            <text:p>M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574]" office:value-type="string" office:string-value="PS_DDR_CAS_B_502">
            <text:p>PS_DDR_CAS_B_502</text:p>
          </table:table-cell>
          <table:table-cell table:formula="of:=RIGHT([.G574]; LEN([.G574])-3)" office:value-type="string" office:string-value="DDR_CAS_B_502">
            <text:p>DDR_CAS_B_502</text:p>
          </table:table-cell>
          <table:table-cell table:formula="of:=RIGHT([.B574]; LEN([.B5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5]" office:value-type="string" office:string-value="DDR_RAS_B_502">
            <text:p>DDR_RAS_B_502</text:p>
          </table:table-cell>
          <table:table-cell table:formula="of:=[original.A575]" office:value-type="string" office:string-value="N24">
            <text:p>N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original.B575]" office:value-type="string" office:string-value="PS_DDR_RAS_B_502">
            <text:p>PS_DDR_RAS_B_502</text:p>
          </table:table-cell>
          <table:table-cell table:formula="of:=RIGHT([.G575]; LEN([.G575])-3)" office:value-type="string" office:string-value="DDR_RAS_B_502">
            <text:p>DDR_RAS_B_502</text:p>
          </table:table-cell>
          <table:table-cell table:formula="of:=RIGHT([.B575]; LEN([.B5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6]" office:value-type="string" office:string-value="DDR_DQ16_502">
            <text:p>DDR_DQ16_502</text:p>
          </table:table-cell>
          <table:table-cell table:formula="of:=[original.A576]" office:value-type="string" office:string-value="H27">
            <text:p>H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original.B576]" office:value-type="string" office:string-value="PS_DDR_DQ16_502">
            <text:p>PS_DDR_DQ16_502</text:p>
          </table:table-cell>
          <table:table-cell table:formula="of:=RIGHT([.G576]; LEN([.G576])-3)" office:value-type="string" office:string-value="DDR_DQ16_502">
            <text:p>DDR_DQ16_502</text:p>
          </table:table-cell>
          <table:table-cell table:formula="of:=RIGHT([.B576]; LEN([.B5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7]" office:value-type="string" office:string-value="DDR_DQ17_502">
            <text:p>DDR_DQ17_502</text:p>
          </table:table-cell>
          <table:table-cell table:formula="of:=[original.A577]" office:value-type="string" office:string-value="G27">
            <text:p>G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original.B577]" office:value-type="string" office:string-value="PS_DDR_DQ17_502">
            <text:p>PS_DDR_DQ17_502</text:p>
          </table:table-cell>
          <table:table-cell table:formula="of:=RIGHT([.G577]; LEN([.G577])-3)" office:value-type="string" office:string-value="DDR_DQ17_502">
            <text:p>DDR_DQ17_502</text:p>
          </table:table-cell>
          <table:table-cell table:formula="of:=RIGHT([.B577]; LEN([.B5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8]" office:value-type="string" office:string-value="DDR_DQ18_502">
            <text:p>DDR_DQ18_502</text:p>
          </table:table-cell>
          <table:table-cell table:formula="of:=[original.A578]" office:value-type="string" office:string-value="H28">
            <text:p>H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original.B578]" office:value-type="string" office:string-value="PS_DDR_DQ18_502">
            <text:p>PS_DDR_DQ18_502</text:p>
          </table:table-cell>
          <table:table-cell table:formula="of:=RIGHT([.G578]; LEN([.G578])-3)" office:value-type="string" office:string-value="DDR_DQ18_502">
            <text:p>DDR_DQ18_502</text:p>
          </table:table-cell>
          <table:table-cell table:formula="of:=RIGHT([.B578]; LEN([.B5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79]" office:value-type="string" office:string-value="DDR_DQ19_502">
            <text:p>DDR_DQ19_502</text:p>
          </table:table-cell>
          <table:table-cell table:formula="of:=[original.A579]" office:value-type="string" office:string-value="E28">
            <text:p>E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original.B579]" office:value-type="string" office:string-value="PS_DDR_DQ19_502">
            <text:p>PS_DDR_DQ19_502</text:p>
          </table:table-cell>
          <table:table-cell table:formula="of:=RIGHT([.G579]; LEN([.G579])-3)" office:value-type="string" office:string-value="DDR_DQ19_502">
            <text:p>DDR_DQ19_502</text:p>
          </table:table-cell>
          <table:table-cell table:formula="of:=RIGHT([.B579]; LEN([.B5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0]" office:value-type="string" office:string-value="DDR_DM2_502">
            <text:p>DDR_DM2_502</text:p>
          </table:table-cell>
          <table:table-cell table:formula="of:=[original.A580]" office:value-type="string" office:string-value="H29">
            <text:p>H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[original.B580]" office:value-type="string" office:string-value="PS_DDR_DM2_502">
            <text:p>PS_DDR_DM2_502</text:p>
          </table:table-cell>
          <table:table-cell table:formula="of:=RIGHT([.G580]; LEN([.G580])-3)" office:value-type="string" office:string-value="DDR_DM2_502">
            <text:p>DDR_DM2_502</text:p>
          </table:table-cell>
          <table:table-cell table:formula="of:=RIGHT([.B580]; LEN([.B5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1]" office:value-type="string" office:string-value="DDR_DQS_P2_502">
            <text:p>DDR_DQS_P2_502</text:p>
          </table:table-cell>
          <table:table-cell table:formula="of:=[original.A581]" office:value-type="string" office:string-value="G29">
            <text:p>G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[original.B581]" office:value-type="string" office:string-value="PS_DDR_DQS_P2_502">
            <text:p>PS_DDR_DQS_P2_502</text:p>
          </table:table-cell>
          <table:table-cell table:formula="of:=RIGHT([.G581]; LEN([.G581])-3)" office:value-type="string" office:string-value="DDR_DQS_P2_502">
            <text:p>DDR_DQS_P2_502</text:p>
          </table:table-cell>
          <table:table-cell table:formula="of:=RIGHT([.B581]; LEN([.B5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2]" office:value-type="string" office:string-value="DDR_DQS_N2_502">
            <text:p>DDR_DQS_N2_502</text:p>
          </table:table-cell>
          <table:table-cell table:formula="of:=[original.A582]" office:value-type="string" office:string-value="F29">
            <text:p>F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[original.B582]" office:value-type="string" office:string-value="PS_DDR_DQS_N2_502">
            <text:p>PS_DDR_DQS_N2_502</text:p>
          </table:table-cell>
          <table:table-cell table:formula="of:=RIGHT([.G582]; LEN([.G582])-3)" office:value-type="string" office:string-value="DDR_DQS_N2_502">
            <text:p>DDR_DQS_N2_502</text:p>
          </table:table-cell>
          <table:table-cell table:formula="of:=RIGHT([.B582]; LEN([.B5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3]" office:value-type="string" office:string-value="DDR_DQ20_502">
            <text:p>DDR_DQ20_502</text:p>
          </table:table-cell>
          <table:table-cell table:formula="of:=[original.A583]" office:value-type="string" office:string-value="E30">
            <text:p>E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original.B583]" office:value-type="string" office:string-value="PS_DDR_DQ20_502">
            <text:p>PS_DDR_DQ20_502</text:p>
          </table:table-cell>
          <table:table-cell table:formula="of:=RIGHT([.G583]; LEN([.G583])-3)" office:value-type="string" office:string-value="DDR_DQ20_502">
            <text:p>DDR_DQ20_502</text:p>
          </table:table-cell>
          <table:table-cell table:formula="of:=RIGHT([.B583]; LEN([.B5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4]" office:value-type="string" office:string-value="DDR_DQ21_502">
            <text:p>DDR_DQ21_502</text:p>
          </table:table-cell>
          <table:table-cell table:formula="of:=[original.A584]" office:value-type="string" office:string-value="F28">
            <text:p>F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original.B584]" office:value-type="string" office:string-value="PS_DDR_DQ21_502">
            <text:p>PS_DDR_DQ21_502</text:p>
          </table:table-cell>
          <table:table-cell table:formula="of:=RIGHT([.G584]; LEN([.G584])-3)" office:value-type="string" office:string-value="DDR_DQ21_502">
            <text:p>DDR_DQ21_502</text:p>
          </table:table-cell>
          <table:table-cell table:formula="of:=RIGHT([.B584]; LEN([.B5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5]" office:value-type="string" office:string-value="DDR_DQ22_502">
            <text:p>DDR_DQ22_502</text:p>
          </table:table-cell>
          <table:table-cell table:formula="of:=[original.A585]" office:value-type="string" office:string-value="G30">
            <text:p>G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[original.B585]" office:value-type="string" office:string-value="PS_DDR_DQ22_502">
            <text:p>PS_DDR_DQ22_502</text:p>
          </table:table-cell>
          <table:table-cell table:formula="of:=RIGHT([.G585]; LEN([.G585])-3)" office:value-type="string" office:string-value="DDR_DQ22_502">
            <text:p>DDR_DQ22_502</text:p>
          </table:table-cell>
          <table:table-cell table:formula="of:=RIGHT([.B585]; LEN([.B5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6]" office:value-type="string" office:string-value="DDR_DQ23_502">
            <text:p>DDR_DQ23_502</text:p>
          </table:table-cell>
          <table:table-cell table:formula="of:=[original.A586]" office:value-type="string" office:string-value="F30">
            <text:p>F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[original.B586]" office:value-type="string" office:string-value="PS_DDR_DQ23_502">
            <text:p>PS_DDR_DQ23_502</text:p>
          </table:table-cell>
          <table:table-cell table:formula="of:=RIGHT([.G586]; LEN([.G586])-3)" office:value-type="string" office:string-value="DDR_DQ23_502">
            <text:p>DDR_DQ23_502</text:p>
          </table:table-cell>
          <table:table-cell table:formula="of:=RIGHT([.B586]; LEN([.B5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7]" office:value-type="string" office:string-value="DDR_DQ24_502">
            <text:p>DDR_DQ24_502</text:p>
          </table:table-cell>
          <table:table-cell table:formula="of:=[original.A587]" office:value-type="string" office:string-value="J29">
            <text:p>J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formula="of:=[original.B587]" office:value-type="string" office:string-value="PS_DDR_DQ24_502">
            <text:p>PS_DDR_DQ24_502</text:p>
          </table:table-cell>
          <table:table-cell table:formula="of:=RIGHT([.G587]; LEN([.G587])-3)" office:value-type="string" office:string-value="DDR_DQ24_502">
            <text:p>DDR_DQ24_502</text:p>
          </table:table-cell>
          <table:table-cell table:formula="of:=RIGHT([.B587]; LEN([.B5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8]" office:value-type="string" office:string-value="DDR_DQ25_502">
            <text:p>DDR_DQ25_502</text:p>
          </table:table-cell>
          <table:table-cell table:formula="of:=[original.A588]" office:value-type="string" office:string-value="K27">
            <text:p>K27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original.B588]" office:value-type="string" office:string-value="PS_DDR_DQ25_502">
            <text:p>PS_DDR_DQ25_502</text:p>
          </table:table-cell>
          <table:table-cell table:formula="of:=RIGHT([.G588]; LEN([.G588])-3)" office:value-type="string" office:string-value="DDR_DQ25_502">
            <text:p>DDR_DQ25_502</text:p>
          </table:table-cell>
          <table:table-cell table:formula="of:=RIGHT([.B588]; LEN([.B5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89]" office:value-type="string" office:string-value="DDR_DQ26_502">
            <text:p>DDR_DQ26_502</text:p>
          </table:table-cell>
          <table:table-cell table:formula="of:=[original.A589]" office:value-type="string" office:string-value="J30">
            <text:p>J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[original.B589]" office:value-type="string" office:string-value="PS_DDR_DQ26_502">
            <text:p>PS_DDR_DQ26_502</text:p>
          </table:table-cell>
          <table:table-cell table:formula="of:=RIGHT([.G589]; LEN([.G589])-3)" office:value-type="string" office:string-value="DDR_DQ26_502">
            <text:p>DDR_DQ26_502</text:p>
          </table:table-cell>
          <table:table-cell table:formula="of:=RIGHT([.B589]; LEN([.B5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0]" office:value-type="string" office:string-value="DDR_DQ27_502">
            <text:p>DDR_DQ27_502</text:p>
          </table:table-cell>
          <table:table-cell table:formula="of:=[original.A590]" office:value-type="string" office:string-value="J28">
            <text:p>J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[original.B590]" office:value-type="string" office:string-value="PS_DDR_DQ27_502">
            <text:p>PS_DDR_DQ27_502</text:p>
          </table:table-cell>
          <table:table-cell table:formula="of:=RIGHT([.G590]; LEN([.G590])-3)" office:value-type="string" office:string-value="DDR_DQ27_502">
            <text:p>DDR_DQ27_502</text:p>
          </table:table-cell>
          <table:table-cell table:formula="of:=RIGHT([.B590]; LEN([.B5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1]" office:value-type="string" office:string-value="DDR_DM3_502">
            <text:p>DDR_DM3_502</text:p>
          </table:table-cell>
          <table:table-cell table:formula="of:=[original.A591]" office:value-type="string" office:string-value="K28">
            <text:p>K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[original.B591]" office:value-type="string" office:string-value="PS_DDR_DM3_502">
            <text:p>PS_DDR_DM3_502</text:p>
          </table:table-cell>
          <table:table-cell table:formula="of:=RIGHT([.G591]; LEN([.G591])-3)" office:value-type="string" office:string-value="DDR_DM3_502">
            <text:p>DDR_DM3_502</text:p>
          </table:table-cell>
          <table:table-cell table:formula="of:=RIGHT([.B591]; LEN([.B5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2]" office:value-type="string" office:string-value="DDR_DQS_P3_502">
            <text:p>DDR_DQS_P3_502</text:p>
          </table:table-cell>
          <table:table-cell table:formula="of:=[original.A592]" office:value-type="string" office:string-value="L28">
            <text:p>L28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[original.B592]" office:value-type="string" office:string-value="PS_DDR_DQS_P3_502">
            <text:p>PS_DDR_DQS_P3_502</text:p>
          </table:table-cell>
          <table:table-cell table:formula="of:=RIGHT([.G592]; LEN([.G592])-3)" office:value-type="string" office:string-value="DDR_DQS_P3_502">
            <text:p>DDR_DQS_P3_502</text:p>
          </table:table-cell>
          <table:table-cell table:formula="of:=RIGHT([.B592]; LEN([.B5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3]" office:value-type="string" office:string-value="DDR_DQS_N3_502">
            <text:p>DDR_DQS_N3_502</text:p>
          </table:table-cell>
          <table:table-cell table:formula="of:=[original.A593]" office:value-type="string" office:string-value="L29">
            <text:p>L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[original.B593]" office:value-type="string" office:string-value="PS_DDR_DQS_N3_502">
            <text:p>PS_DDR_DQS_N3_502</text:p>
          </table:table-cell>
          <table:table-cell table:formula="of:=RIGHT([.G593]; LEN([.G593])-3)" office:value-type="string" office:string-value="DDR_DQS_N3_502">
            <text:p>DDR_DQS_N3_502</text:p>
          </table:table-cell>
          <table:table-cell table:formula="of:=RIGHT([.B593]; LEN([.B5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4]" office:value-type="string" office:string-value="DDR_DQ28_502">
            <text:p>DDR_DQ28_502</text:p>
          </table:table-cell>
          <table:table-cell table:formula="of:=[original.A594]" office:value-type="string" office:string-value="K30">
            <text:p>K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original.B594]" office:value-type="string" office:string-value="PS_DDR_DQ28_502">
            <text:p>PS_DDR_DQ28_502</text:p>
          </table:table-cell>
          <table:table-cell table:formula="of:=RIGHT([.G594]; LEN([.G594])-3)" office:value-type="string" office:string-value="DDR_DQ28_502">
            <text:p>DDR_DQ28_502</text:p>
          </table:table-cell>
          <table:table-cell table:formula="of:=RIGHT([.B594]; LEN([.B5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5]" office:value-type="string" office:string-value="DDR_DQ29_502">
            <text:p>DDR_DQ29_502</text:p>
          </table:table-cell>
          <table:table-cell table:formula="of:=[original.A595]" office:value-type="string" office:string-value="M29">
            <text:p>M29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[original.B595]" office:value-type="string" office:string-value="PS_DDR_DQ29_502">
            <text:p>PS_DDR_DQ29_502</text:p>
          </table:table-cell>
          <table:table-cell table:formula="of:=RIGHT([.G595]; LEN([.G595])-3)" office:value-type="string" office:string-value="DDR_DQ29_502">
            <text:p>DDR_DQ29_502</text:p>
          </table:table-cell>
          <table:table-cell table:formula="of:=RIGHT([.B595]; LEN([.B5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6]" office:value-type="string" office:string-value="DDR_DQ30_502">
            <text:p>DDR_DQ30_502</text:p>
          </table:table-cell>
          <table:table-cell table:formula="of:=[original.A596]" office:value-type="string" office:string-value="L30">
            <text:p>L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[original.B596]" office:value-type="string" office:string-value="PS_DDR_DQ30_502">
            <text:p>PS_DDR_DQ30_502</text:p>
          </table:table-cell>
          <table:table-cell table:formula="of:=RIGHT([.G596]; LEN([.G596])-3)" office:value-type="string" office:string-value="DDR_DQ30_502">
            <text:p>DDR_DQ30_502</text:p>
          </table:table-cell>
          <table:table-cell table:formula="of:=RIGHT([.B596]; LEN([.B5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S</text:p>
          </table:table-cell>
          <table:table-cell table:formula="of:=[.H597]" office:value-type="string" office:string-value="DDR_DQ31_502">
            <text:p>DDR_DQ31_502</text:p>
          </table:table-cell>
          <table:table-cell table:formula="of:=[original.A597]" office:value-type="string" office:string-value="M30">
            <text:p>M30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[original.B597]" office:value-type="string" office:string-value="PS_DDR_DQ31_502">
            <text:p>PS_DDR_DQ31_502</text:p>
          </table:table-cell>
          <table:table-cell table:formula="of:=RIGHT([.G597]; LEN([.G597])-3)" office:value-type="string" office:string-value="DDR_DQ31_502">
            <text:p>DDR_DQ31_502</text:p>
          </table:table-cell>
          <table:table-cell table:formula="of:=RIGHT([.B597]; LEN([.B5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598]; &quot;_&quot;; [.C598])" office:value-type="string" office:string-value="MGTAVCC_AA6">
            <text:p>MGTAVCC_AA6</text:p>
          </table:table-cell>
          <table:table-cell table:formula="of:=[original.A598]" office:value-type="string" office:string-value="AA6">
            <text:p>AA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598]" office:value-type="string" office:string-value="MGTAVCC">
            <text:p>MGTAVCC</text:p>
          </table:table-cell>
          <table:table-cell table:formula="of:=[.G598]" office:value-type="string" office:string-value="MGTAVCC">
            <text:p>MGTAVCC</text:p>
          </table:table-cell>
          <table:table-cell table:formula="of:=RIGHT([.B598]; LEN([.B5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599]; &quot;_&quot;; [.C599])" office:value-type="string" office:string-value="MGTAVCC_AB8">
            <text:p>MGTAVCC_AB8</text:p>
          </table:table-cell>
          <table:table-cell table:formula="of:=[original.A599]" office:value-type="string" office:string-value="AB8">
            <text:p>AB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599]" office:value-type="string" office:string-value="MGTAVCC">
            <text:p>MGTAVCC</text:p>
          </table:table-cell>
          <table:table-cell table:formula="of:=[.G599]" office:value-type="string" office:string-value="MGTAVCC">
            <text:p>MGTAVCC</text:p>
          </table:table-cell>
          <table:table-cell table:formula="of:=RIGHT([.B599]; LEN([.B5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0]; &quot;_&quot;; [.C600])" office:value-type="string" office:string-value="MGTAVCC_AC10">
            <text:p>MGTAVCC_AC10</text:p>
          </table:table-cell>
          <table:table-cell table:formula="of:=[original.A600]" office:value-type="string" office:string-value="AC10">
            <text:p>AC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600]" office:value-type="string" office:string-value="MGTAVCC">
            <text:p>MGTAVCC</text:p>
          </table:table-cell>
          <table:table-cell table:formula="of:=[.G600]" office:value-type="string" office:string-value="MGTAVCC">
            <text:p>MGTAVCC</text:p>
          </table:table-cell>
          <table:table-cell table:formula="of:=RIGHT([.B600]; LEN([.B6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1]; &quot;_&quot;; [.C601])" office:value-type="string" office:string-value="MGTAVCC_AC6">
            <text:p>MGTAVCC_AC6</text:p>
          </table:table-cell>
          <table:table-cell table:formula="of:=[original.A601]" office:value-type="string" office:string-value="AC6">
            <text:p>AC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601]" office:value-type="string" office:string-value="MGTAVCC">
            <text:p>MGTAVCC</text:p>
          </table:table-cell>
          <table:table-cell table:formula="of:=[.G601]" office:value-type="string" office:string-value="MGTAVCC">
            <text:p>MGTAVCC</text:p>
          </table:table-cell>
          <table:table-cell table:formula="of:=RIGHT([.B601]; LEN([.B6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2]; &quot;_&quot;; [.C602])" office:value-type="string" office:string-value="MGTAVCC_AD8">
            <text:p>MGTAVCC_AD8</text:p>
          </table:table-cell>
          <table:table-cell table:formula="of:=[original.A602]" office:value-type="string" office:string-value="AD8">
            <text:p>AD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602]" office:value-type="string" office:string-value="MGTAVCC">
            <text:p>MGTAVCC</text:p>
          </table:table-cell>
          <table:table-cell table:formula="of:=[.G602]" office:value-type="string" office:string-value="MGTAVCC">
            <text:p>MGTAVCC</text:p>
          </table:table-cell>
          <table:table-cell table:formula="of:=RIGHT([.B602]; LEN([.B6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3]; &quot;_&quot;; [.C603])" office:value-type="string" office:string-value="MGTAVCC_AE10">
            <text:p>MGTAVCC_AE10</text:p>
          </table:table-cell>
          <table:table-cell table:formula="of:=[original.A603]" office:value-type="string" office:string-value="AE10">
            <text:p>AE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603]" office:value-type="string" office:string-value="MGTAVCC">
            <text:p>MGTAVCC</text:p>
          </table:table-cell>
          <table:table-cell table:formula="of:=[.G603]" office:value-type="string" office:string-value="MGTAVCC">
            <text:p>MGTAVCC</text:p>
          </table:table-cell>
          <table:table-cell table:formula="of:=RIGHT([.B603]; LEN([.B6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4]; &quot;_&quot;; [.C604])" office:value-type="string" office:string-value="MGTAVCC_AE6">
            <text:p>MGTAVCC_AE6</text:p>
          </table:table-cell>
          <table:table-cell table:formula="of:=[original.A604]" office:value-type="string" office:string-value="AE6">
            <text:p>AE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604]" office:value-type="string" office:string-value="MGTAVCC">
            <text:p>MGTAVCC</text:p>
          </table:table-cell>
          <table:table-cell table:formula="of:=[.G604]" office:value-type="string" office:string-value="MGTAVCC">
            <text:p>MGTAVCC</text:p>
          </table:table-cell>
          <table:table-cell table:formula="of:=RIGHT([.B604]; LEN([.B6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5]; &quot;_&quot;; [.C605])" office:value-type="string" office:string-value="MGTAVCC_AF8">
            <text:p>MGTAVCC_AF8</text:p>
          </table:table-cell>
          <table:table-cell table:formula="of:=[original.A605]" office:value-type="string" office:string-value="AF8">
            <text:p>AF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605]" office:value-type="string" office:string-value="MGTAVCC">
            <text:p>MGTAVCC</text:p>
          </table:table-cell>
          <table:table-cell table:formula="of:=[.G605]" office:value-type="string" office:string-value="MGTAVCC">
            <text:p>MGTAVCC</text:p>
          </table:table-cell>
          <table:table-cell table:formula="of:=RIGHT([.B605]; LEN([.B6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6]; &quot;_&quot;; [.C606])" office:value-type="string" office:string-value="MGTAVCC_AG10">
            <text:p>MGTAVCC_AG10</text:p>
          </table:table-cell>
          <table:table-cell table:formula="of:=[original.A606]" office:value-type="string" office:string-value="AG10">
            <text:p>AG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606]" office:value-type="string" office:string-value="MGTAVCC">
            <text:p>MGTAVCC</text:p>
          </table:table-cell>
          <table:table-cell table:formula="of:=[.G606]" office:value-type="string" office:string-value="MGTAVCC">
            <text:p>MGTAVCC</text:p>
          </table:table-cell>
          <table:table-cell table:formula="of:=RIGHT([.B606]; LEN([.B6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7]; &quot;_&quot;; [.C607])" office:value-type="string" office:string-value="MGTAVCC_AH8">
            <text:p>MGTAVCC_AH8</text:p>
          </table:table-cell>
          <table:table-cell table:formula="of:=[original.A607]" office:value-type="string" office:string-value="AH8">
            <text:p>AH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607]" office:value-type="string" office:string-value="MGTAVCC">
            <text:p>MGTAVCC</text:p>
          </table:table-cell>
          <table:table-cell table:formula="of:=[.G607]" office:value-type="string" office:string-value="MGTAVCC">
            <text:p>MGTAVCC</text:p>
          </table:table-cell>
          <table:table-cell table:formula="of:=RIGHT([.B607]; LEN([.B6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8]; &quot;_&quot;; [.C608])" office:value-type="string" office:string-value="MGTAVCC_AJ10">
            <text:p>MGTAVCC_AJ10</text:p>
          </table:table-cell>
          <table:table-cell table:formula="of:=[original.A608]" office:value-type="string" office:string-value="AJ10">
            <text:p>AJ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608]" office:value-type="string" office:string-value="MGTAVCC">
            <text:p>MGTAVCC</text:p>
          </table:table-cell>
          <table:table-cell table:formula="of:=[.G608]" office:value-type="string" office:string-value="MGTAVCC">
            <text:p>MGTAVCC</text:p>
          </table:table-cell>
          <table:table-cell table:formula="of:=RIGHT([.B608]; LEN([.B6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09]; &quot;_&quot;; [.C609])" office:value-type="string" office:string-value="MGTAVCC_N6">
            <text:p>MGTAVCC_N6</text:p>
          </table:table-cell>
          <table:table-cell table:formula="of:=[original.A609]" office:value-type="string" office:string-value="N6">
            <text:p>N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609]" office:value-type="string" office:string-value="MGTAVCC">
            <text:p>MGTAVCC</text:p>
          </table:table-cell>
          <table:table-cell table:formula="of:=[.G609]" office:value-type="string" office:string-value="MGTAVCC">
            <text:p>MGTAVCC</text:p>
          </table:table-cell>
          <table:table-cell table:formula="of:=RIGHT([.B609]; LEN([.B6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0]; &quot;_&quot;; [.C610])" office:value-type="string" office:string-value="MGTAVCC_P8">
            <text:p>MGTAVCC_P8</text:p>
          </table:table-cell>
          <table:table-cell table:formula="of:=[original.A610]" office:value-type="string" office:string-value="P8">
            <text:p>P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610]" office:value-type="string" office:string-value="MGTAVCC">
            <text:p>MGTAVCC</text:p>
          </table:table-cell>
          <table:table-cell table:formula="of:=[.G610]" office:value-type="string" office:string-value="MGTAVCC">
            <text:p>MGTAVCC</text:p>
          </table:table-cell>
          <table:table-cell table:formula="of:=RIGHT([.B610]; LEN([.B6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1]; &quot;_&quot;; [.C611])" office:value-type="string" office:string-value="MGTAVCC_R6">
            <text:p>MGTAVCC_R6</text:p>
          </table:table-cell>
          <table:table-cell table:formula="of:=[original.A611]" office:value-type="string" office:string-value="R6">
            <text:p>R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611]" office:value-type="string" office:string-value="MGTAVCC">
            <text:p>MGTAVCC</text:p>
          </table:table-cell>
          <table:table-cell table:formula="of:=[.G611]" office:value-type="string" office:string-value="MGTAVCC">
            <text:p>MGTAVCC</text:p>
          </table:table-cell>
          <table:table-cell table:formula="of:=RIGHT([.B611]; LEN([.B6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2]; &quot;_&quot;; [.C612])" office:value-type="string" office:string-value="MGTAVCC_U6">
            <text:p>MGTAVCC_U6</text:p>
          </table:table-cell>
          <table:table-cell table:formula="of:=[original.A612]" office:value-type="string" office:string-value="U6">
            <text:p>U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612]" office:value-type="string" office:string-value="MGTAVCC">
            <text:p>MGTAVCC</text:p>
          </table:table-cell>
          <table:table-cell table:formula="of:=[.G612]" office:value-type="string" office:string-value="MGTAVCC">
            <text:p>MGTAVCC</text:p>
          </table:table-cell>
          <table:table-cell table:formula="of:=RIGHT([.B612]; LEN([.B6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3]; &quot;_&quot;; [.C613])" office:value-type="string" office:string-value="MGTAVCC_W6">
            <text:p>MGTAVCC_W6</text:p>
          </table:table-cell>
          <table:table-cell table:formula="of:=[original.A613]" office:value-type="string" office:string-value="W6">
            <text:p>W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613]" office:value-type="string" office:string-value="MGTAVCC">
            <text:p>MGTAVCC</text:p>
          </table:table-cell>
          <table:table-cell table:formula="of:=[.G613]" office:value-type="string" office:string-value="MGTAVCC">
            <text:p>MGTAVCC</text:p>
          </table:table-cell>
          <table:table-cell table:formula="of:=RIGHT([.B613]; LEN([.B6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4]; &quot;_&quot;; [.C614])" office:value-type="string" office:string-value="MGTAVCC_Y8">
            <text:p>MGTAVCC_Y8</text:p>
          </table:table-cell>
          <table:table-cell table:formula="of:=[original.A614]" office:value-type="string" office:string-value="Y8">
            <text:p>Y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614]" office:value-type="string" office:string-value="MGTAVCC">
            <text:p>MGTAVCC</text:p>
          </table:table-cell>
          <table:table-cell table:formula="of:=[.G614]" office:value-type="string" office:string-value="MGTAVCC">
            <text:p>MGTAVCC</text:p>
          </table:table-cell>
          <table:table-cell table:formula="of:=RIGHT([.B614]; LEN([.B6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5]; &quot;_&quot;; [.C615])" office:value-type="string" office:string-value="MGTAVTT_AA2">
            <text:p>MGTAVTT_AA2</text:p>
          </table:table-cell>
          <table:table-cell table:formula="of:=[original.A615]" office:value-type="string" office:string-value="AA2">
            <text:p>AA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615]" office:value-type="string" office:string-value="MGTAVTT">
            <text:p>MGTAVTT</text:p>
          </table:table-cell>
          <table:table-cell table:formula="of:=[.G615]" office:value-type="string" office:string-value="MGTAVTT">
            <text:p>MGTAVTT</text:p>
          </table:table-cell>
          <table:table-cell table:formula="of:=RIGHT([.B615]; LEN([.B6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6]; &quot;_&quot;; [.C616])" office:value-type="string" office:string-value="MGTAVTT_AB4">
            <text:p>MGTAVTT_AB4</text:p>
          </table:table-cell>
          <table:table-cell table:formula="of:=[original.A616]" office:value-type="string" office:string-value="AB4">
            <text:p>AB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616]" office:value-type="string" office:string-value="MGTAVTT">
            <text:p>MGTAVTT</text:p>
          </table:table-cell>
          <table:table-cell table:formula="of:=[.G616]" office:value-type="string" office:string-value="MGTAVTT">
            <text:p>MGTAVTT</text:p>
          </table:table-cell>
          <table:table-cell table:formula="of:=RIGHT([.B616]; LEN([.B6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7]; &quot;_&quot;; [.C617])" office:value-type="string" office:string-value="MGTAVTT_AC2">
            <text:p>MGTAVTT_AC2</text:p>
          </table:table-cell>
          <table:table-cell table:formula="of:=[original.A617]" office:value-type="string" office:string-value="AC2">
            <text:p>AC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617]" office:value-type="string" office:string-value="MGTAVTT">
            <text:p>MGTAVTT</text:p>
          </table:table-cell>
          <table:table-cell table:formula="of:=[.G617]" office:value-type="string" office:string-value="MGTAVTT">
            <text:p>MGTAVTT</text:p>
          </table:table-cell>
          <table:table-cell table:formula="of:=RIGHT([.B617]; LEN([.B6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8]; &quot;_&quot;; [.C618])" office:value-type="string" office:string-value="MGTAVTT_AD4">
            <text:p>MGTAVTT_AD4</text:p>
          </table:table-cell>
          <table:table-cell table:formula="of:=[original.A618]" office:value-type="string" office:string-value="AD4">
            <text:p>AD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618]" office:value-type="string" office:string-value="MGTAVTT">
            <text:p>MGTAVTT</text:p>
          </table:table-cell>
          <table:table-cell table:formula="of:=[.G618]" office:value-type="string" office:string-value="MGTAVTT">
            <text:p>MGTAVTT</text:p>
          </table:table-cell>
          <table:table-cell table:formula="of:=RIGHT([.B618]; LEN([.B6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19]; &quot;_&quot;; [.C619])" office:value-type="string" office:string-value="MGTAVTT_AE2">
            <text:p>MGTAVTT_AE2</text:p>
          </table:table-cell>
          <table:table-cell table:formula="of:=[original.A619]" office:value-type="string" office:string-value="AE2">
            <text:p>AE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619]" office:value-type="string" office:string-value="MGTAVTT">
            <text:p>MGTAVTT</text:p>
          </table:table-cell>
          <table:table-cell table:formula="of:=[.G619]" office:value-type="string" office:string-value="MGTAVTT">
            <text:p>MGTAVTT</text:p>
          </table:table-cell>
          <table:table-cell table:formula="of:=RIGHT([.B619]; LEN([.B6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0]; &quot;_&quot;; [.C620])" office:value-type="string" office:string-value="MGTAVTT_AF4">
            <text:p>MGTAVTT_AF4</text:p>
          </table:table-cell>
          <table:table-cell table:formula="of:=[original.A620]" office:value-type="string" office:string-value="AF4">
            <text:p>AF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620]" office:value-type="string" office:string-value="MGTAVTT">
            <text:p>MGTAVTT</text:p>
          </table:table-cell>
          <table:table-cell table:formula="of:=[.G620]" office:value-type="string" office:string-value="MGTAVTT">
            <text:p>MGTAVTT</text:p>
          </table:table-cell>
          <table:table-cell table:formula="of:=RIGHT([.B620]; LEN([.B6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1]; &quot;_&quot;; [.C621])" office:value-type="string" office:string-value="MGTAVTT_AG2">
            <text:p>MGTAVTT_AG2</text:p>
          </table:table-cell>
          <table:table-cell table:formula="of:=[original.A621]" office:value-type="string" office:string-value="AG2">
            <text:p>AG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621]" office:value-type="string" office:string-value="MGTAVTT">
            <text:p>MGTAVTT</text:p>
          </table:table-cell>
          <table:table-cell table:formula="of:=[.G621]" office:value-type="string" office:string-value="MGTAVTT">
            <text:p>MGTAVTT</text:p>
          </table:table-cell>
          <table:table-cell table:formula="of:=RIGHT([.B621]; LEN([.B6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2]; &quot;_&quot;; [.C622])" office:value-type="string" office:string-value="MGTAVTT_AG6">
            <text:p>MGTAVTT_AG6</text:p>
          </table:table-cell>
          <table:table-cell table:formula="of:=[original.A622]" office:value-type="string" office:string-value="AG6">
            <text:p>AG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622]" office:value-type="string" office:string-value="MGTAVTT">
            <text:p>MGTAVTT</text:p>
          </table:table-cell>
          <table:table-cell table:formula="of:=[.G622]" office:value-type="string" office:string-value="MGTAVTT">
            <text:p>MGTAVTT</text:p>
          </table:table-cell>
          <table:table-cell table:formula="of:=RIGHT([.B622]; LEN([.B6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3]; &quot;_&quot;; [.C623])" office:value-type="string" office:string-value="MGTAVTT_AH4">
            <text:p>MGTAVTT_AH4</text:p>
          </table:table-cell>
          <table:table-cell table:formula="of:=[original.A623]" office:value-type="string" office:string-value="AH4">
            <text:p>AH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623]" office:value-type="string" office:string-value="MGTAVTT">
            <text:p>MGTAVTT</text:p>
          </table:table-cell>
          <table:table-cell table:formula="of:=[.G623]" office:value-type="string" office:string-value="MGTAVTT">
            <text:p>MGTAVTT</text:p>
          </table:table-cell>
          <table:table-cell table:formula="of:=RIGHT([.B623]; LEN([.B6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4]; &quot;_&quot;; [.C624])" office:value-type="string" office:string-value="MGTAVTT_AJ2">
            <text:p>MGTAVTT_AJ2</text:p>
          </table:table-cell>
          <table:table-cell table:formula="of:=[original.A624]" office:value-type="string" office:string-value="AJ2">
            <text:p>AJ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624]" office:value-type="string" office:string-value="MGTAVTT">
            <text:p>MGTAVTT</text:p>
          </table:table-cell>
          <table:table-cell table:formula="of:=[.G624]" office:value-type="string" office:string-value="MGTAVTT">
            <text:p>MGTAVTT</text:p>
          </table:table-cell>
          <table:table-cell table:formula="of:=RIGHT([.B624]; LEN([.B6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5]; &quot;_&quot;; [.C625])" office:value-type="string" office:string-value="MGTAVTT_AJ6">
            <text:p>MGTAVTT_AJ6</text:p>
          </table:table-cell>
          <table:table-cell table:formula="of:=[original.A625]" office:value-type="string" office:string-value="AJ6">
            <text:p>AJ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625]" office:value-type="string" office:string-value="MGTAVTT">
            <text:p>MGTAVTT</text:p>
          </table:table-cell>
          <table:table-cell table:formula="of:=[.G625]" office:value-type="string" office:string-value="MGTAVTT">
            <text:p>MGTAVTT</text:p>
          </table:table-cell>
          <table:table-cell table:formula="of:=RIGHT([.B625]; LEN([.B6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6]; &quot;_&quot;; [.C626])" office:value-type="string" office:string-value="MGTAVTT_AK4">
            <text:p>MGTAVTT_AK4</text:p>
          </table:table-cell>
          <table:table-cell table:formula="of:=[original.A626]" office:value-type="string" office:string-value="AK4">
            <text:p>AK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626]" office:value-type="string" office:string-value="MGTAVTT">
            <text:p>MGTAVTT</text:p>
          </table:table-cell>
          <table:table-cell table:formula="of:=[.G626]" office:value-type="string" office:string-value="MGTAVTT">
            <text:p>MGTAVTT</text:p>
          </table:table-cell>
          <table:table-cell table:formula="of:=RIGHT([.B626]; LEN([.B6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7]; &quot;_&quot;; [.C627])" office:value-type="string" office:string-value="MGTAVTT_AK8">
            <text:p>MGTAVTT_AK8</text:p>
          </table:table-cell>
          <table:table-cell table:formula="of:=[original.A627]" office:value-type="string" office:string-value="AK8">
            <text:p>AK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627]" office:value-type="string" office:string-value="MGTAVTT">
            <text:p>MGTAVTT</text:p>
          </table:table-cell>
          <table:table-cell table:formula="of:=[.G627]" office:value-type="string" office:string-value="MGTAVTT">
            <text:p>MGTAVTT</text:p>
          </table:table-cell>
          <table:table-cell table:formula="of:=RIGHT([.B627]; LEN([.B6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8]; &quot;_&quot;; [.C628])" office:value-type="string" office:string-value="MGTAVTT_N2">
            <text:p>MGTAVTT_N2</text:p>
          </table:table-cell>
          <table:table-cell table:formula="of:=[original.A628]" office:value-type="string" office:string-value="N2">
            <text:p>N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628]" office:value-type="string" office:string-value="MGTAVTT">
            <text:p>MGTAVTT</text:p>
          </table:table-cell>
          <table:table-cell table:formula="of:=[.G628]" office:value-type="string" office:string-value="MGTAVTT">
            <text:p>MGTAVTT</text:p>
          </table:table-cell>
          <table:table-cell table:formula="of:=RIGHT([.B628]; LEN([.B6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29]; &quot;_&quot;; [.C629])" office:value-type="string" office:string-value="MGTAVTT_P4">
            <text:p>MGTAVTT_P4</text:p>
          </table:table-cell>
          <table:table-cell table:formula="of:=[original.A629]" office:value-type="string" office:string-value="P4">
            <text:p>P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629]" office:value-type="string" office:string-value="MGTAVTT">
            <text:p>MGTAVTT</text:p>
          </table:table-cell>
          <table:table-cell table:formula="of:=[.G629]" office:value-type="string" office:string-value="MGTAVTT">
            <text:p>MGTAVTT</text:p>
          </table:table-cell>
          <table:table-cell table:formula="of:=RIGHT([.B629]; LEN([.B6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0]; &quot;_&quot;; [.C630])" office:value-type="string" office:string-value="MGTAVTT_R2">
            <text:p>MGTAVTT_R2</text:p>
          </table:table-cell>
          <table:table-cell table:formula="of:=[original.A630]" office:value-type="string" office:string-value="R2">
            <text:p>R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630]" office:value-type="string" office:string-value="MGTAVTT">
            <text:p>MGTAVTT</text:p>
          </table:table-cell>
          <table:table-cell table:formula="of:=[.G630]" office:value-type="string" office:string-value="MGTAVTT">
            <text:p>MGTAVTT</text:p>
          </table:table-cell>
          <table:table-cell table:formula="of:=RIGHT([.B630]; LEN([.B6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1]; &quot;_&quot;; [.C631])" office:value-type="string" office:string-value="MGTAVTT_T4">
            <text:p>MGTAVTT_T4</text:p>
          </table:table-cell>
          <table:table-cell table:formula="of:=[original.A631]" office:value-type="string" office:string-value="T4">
            <text:p>T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631]" office:value-type="string" office:string-value="MGTAVTT">
            <text:p>MGTAVTT</text:p>
          </table:table-cell>
          <table:table-cell table:formula="of:=[.G631]" office:value-type="string" office:string-value="MGTAVTT">
            <text:p>MGTAVTT</text:p>
          </table:table-cell>
          <table:table-cell table:formula="of:=RIGHT([.B631]; LEN([.B6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2]; &quot;_&quot;; [.C632])" office:value-type="string" office:string-value="MGTAVTT_U2">
            <text:p>MGTAVTT_U2</text:p>
          </table:table-cell>
          <table:table-cell table:formula="of:=[original.A632]" office:value-type="string" office:string-value="U2">
            <text:p>U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632]" office:value-type="string" office:string-value="MGTAVTT">
            <text:p>MGTAVTT</text:p>
          </table:table-cell>
          <table:table-cell table:formula="of:=[.G632]" office:value-type="string" office:string-value="MGTAVTT">
            <text:p>MGTAVTT</text:p>
          </table:table-cell>
          <table:table-cell table:formula="of:=RIGHT([.B632]; LEN([.B6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3]; &quot;_&quot;; [.C633])" office:value-type="string" office:string-value="MGTAVTT_V4">
            <text:p>MGTAVTT_V4</text:p>
          </table:table-cell>
          <table:table-cell table:formula="of:=[original.A633]" office:value-type="string" office:string-value="V4">
            <text:p>V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633]" office:value-type="string" office:string-value="MGTAVTT">
            <text:p>MGTAVTT</text:p>
          </table:table-cell>
          <table:table-cell table:formula="of:=[.G633]" office:value-type="string" office:string-value="MGTAVTT">
            <text:p>MGTAVTT</text:p>
          </table:table-cell>
          <table:table-cell table:formula="of:=RIGHT([.B633]; LEN([.B6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4]; &quot;_&quot;; [.C634])" office:value-type="string" office:string-value="MGTAVTT_W2">
            <text:p>MGTAVTT_W2</text:p>
          </table:table-cell>
          <table:table-cell table:formula="of:=[original.A634]" office:value-type="string" office:string-value="W2">
            <text:p>W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634]" office:value-type="string" office:string-value="MGTAVTT">
            <text:p>MGTAVTT</text:p>
          </table:table-cell>
          <table:table-cell table:formula="of:=[.G634]" office:value-type="string" office:string-value="MGTAVTT">
            <text:p>MGTAVTT</text:p>
          </table:table-cell>
          <table:table-cell table:formula="of:=RIGHT([.B634]; LEN([.B6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5]; &quot;_&quot;; [.C635])" office:value-type="string" office:string-value="MGTAVTT_Y4">
            <text:p>MGTAVTT_Y4</text:p>
          </table:table-cell>
          <table:table-cell table:formula="of:=[original.A635]" office:value-type="string" office:string-value="Y4">
            <text:p>Y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635]" office:value-type="string" office:string-value="MGTAVTT">
            <text:p>MGTAVTT</text:p>
          </table:table-cell>
          <table:table-cell table:formula="of:=[.G635]" office:value-type="string" office:string-value="MGTAVTT">
            <text:p>MGTAVTT</text:p>
          </table:table-cell>
          <table:table-cell table:formula="of:=RIGHT([.B635]; LEN([.B6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6]; &quot;_&quot;; [.C636])" office:value-type="string" office:string-value="MGTVCCAUX_T7">
            <text:p>MGTVCCAUX_T7</text:p>
          </table:table-cell>
          <table:table-cell table:formula="of:=[original.A636]" office:value-type="string" office:string-value="T7">
            <text:p>T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636]" office:value-type="string" office:string-value="MGTVCCAUX">
            <text:p>MGTVCCAUX</text:p>
          </table:table-cell>
          <table:table-cell table:formula="of:=[.G636]" office:value-type="string" office:string-value="MGTVCCAUX">
            <text:p>MGTVCCAUX</text:p>
          </table:table-cell>
          <table:table-cell table:formula="of:=RIGHT([.B636]; LEN([.B6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B</text:p>
          </table:table-cell>
          <table:table-cell table:formula="of:=CONCATENATE([.H637]; &quot;_&quot;; [.C637])" office:value-type="string" office:string-value="MGTVCCAUX_V7">
            <text:p>MGTVCCAUX_V7</text:p>
          </table:table-cell>
          <table:table-cell table:formula="of:=[original.A637]" office:value-type="string" office:string-value="V7">
            <text:p>V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637]" office:value-type="string" office:string-value="MGTVCCAUX">
            <text:p>MGTVCCAUX</text:p>
          </table:table-cell>
          <table:table-cell table:formula="of:=[.G637]" office:value-type="string" office:string-value="MGTVCCAUX">
            <text:p>MGTVCCAUX</text:p>
          </table:table-cell>
          <table:table-cell table:formula="of:=RIGHT([.B637]; LEN([.B6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38]; &quot;_&quot;; [.C638])" office:value-type="string" office:string-value="GND_A1">
            <text:p>GND_A1</text:p>
          </table:table-cell>
          <table:table-cell table:formula="of:=[original.A638]" office:value-type="string" office:string-value="A1">
            <text:p>A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638]" office:value-type="string" office:string-value="GND">
            <text:p>GND</text:p>
          </table:table-cell>
          <table:table-cell table:formula="of:=[.G638]" office:value-type="string" office:string-value="GND">
            <text:p>GND</text:p>
          </table:table-cell>
          <table:table-cell table:formula="of:=RIGHT([.B638]; LEN([.B6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39]; &quot;_&quot;; [.C639])" office:value-type="string" office:string-value="GND_A11">
            <text:p>GND_A11</text:p>
          </table:table-cell>
          <table:table-cell table:formula="of:=[original.A639]" office:value-type="string" office:string-value="A11">
            <text:p>A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639]" office:value-type="string" office:string-value="GND">
            <text:p>GND</text:p>
          </table:table-cell>
          <table:table-cell table:formula="of:=[.G639]" office:value-type="string" office:string-value="GND">
            <text:p>GND</text:p>
          </table:table-cell>
          <table:table-cell table:formula="of:=RIGHT([.B639]; LEN([.B6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0]; &quot;_&quot;; [.C640])" office:value-type="string" office:string-value="GND_A21">
            <text:p>GND_A21</text:p>
          </table:table-cell>
          <table:table-cell table:formula="of:=[original.A640]" office:value-type="string" office:string-value="A21">
            <text:p>A2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640]" office:value-type="string" office:string-value="GND">
            <text:p>GND</text:p>
          </table:table-cell>
          <table:table-cell table:formula="of:=[.G640]" office:value-type="string" office:string-value="GND">
            <text:p>GND</text:p>
          </table:table-cell>
          <table:table-cell table:formula="of:=RIGHT([.B640]; LEN([.B6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1]; &quot;_&quot;; [.C641])" office:value-type="string" office:string-value="GND_AA1">
            <text:p>GND_AA1</text:p>
          </table:table-cell>
          <table:table-cell table:formula="of:=[original.A641]" office:value-type="string" office:string-value="AA1">
            <text:p>AA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641]" office:value-type="string" office:string-value="GND">
            <text:p>GND</text:p>
          </table:table-cell>
          <table:table-cell table:formula="of:=[.G641]" office:value-type="string" office:string-value="GND">
            <text:p>GND</text:p>
          </table:table-cell>
          <table:table-cell table:formula="of:=RIGHT([.B641]; LEN([.B6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2]; &quot;_&quot;; [.C642])" office:value-type="string" office:string-value="GND_AA10">
            <text:p>GND_AA10</text:p>
          </table:table-cell>
          <table:table-cell table:formula="of:=[original.A642]" office:value-type="string" office:string-value="AA10">
            <text:p>AA1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642]" office:value-type="string" office:string-value="GND">
            <text:p>GND</text:p>
          </table:table-cell>
          <table:table-cell table:formula="of:=[.G642]" office:value-type="string" office:string-value="GND">
            <text:p>GND</text:p>
          </table:table-cell>
          <table:table-cell table:formula="of:=RIGHT([.B642]; LEN([.B6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3]; &quot;_&quot;; [.C643])" office:value-type="string" office:string-value="GND_AA11">
            <text:p>GND_AA11</text:p>
          </table:table-cell>
          <table:table-cell table:formula="of:=[original.A643]" office:value-type="string" office:string-value="AA11">
            <text:p>AA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643]" office:value-type="string" office:string-value="GND">
            <text:p>GND</text:p>
          </table:table-cell>
          <table:table-cell table:formula="of:=[.G643]" office:value-type="string" office:string-value="GND">
            <text:p>GND</text:p>
          </table:table-cell>
          <table:table-cell table:formula="of:=RIGHT([.B643]; LEN([.B6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4]; &quot;_&quot;; [.C644])" office:value-type="string" office:string-value="GND_AA21">
            <text:p>GND_AA21</text:p>
          </table:table-cell>
          <table:table-cell table:formula="of:=[original.A644]" office:value-type="string" office:string-value="AA21">
            <text:p>AA2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644]" office:value-type="string" office:string-value="GND">
            <text:p>GND</text:p>
          </table:table-cell>
          <table:table-cell table:formula="of:=[.G644]" office:value-type="string" office:string-value="GND">
            <text:p>GND</text:p>
          </table:table-cell>
          <table:table-cell table:formula="of:=RIGHT([.B644]; LEN([.B6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5]; &quot;_&quot;; [.C645])" office:value-type="string" office:string-value="GND_AA5">
            <text:p>GND_AA5</text:p>
          </table:table-cell>
          <table:table-cell table:formula="of:=[original.A645]" office:value-type="string" office:string-value="AA5">
            <text:p>AA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645]" office:value-type="string" office:string-value="GND">
            <text:p>GND</text:p>
          </table:table-cell>
          <table:table-cell table:formula="of:=[.G645]" office:value-type="string" office:string-value="GND">
            <text:p>GND</text:p>
          </table:table-cell>
          <table:table-cell table:formula="of:=RIGHT([.B645]; LEN([.B6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6]; &quot;_&quot;; [.C646])" office:value-type="string" office:string-value="GND_AB11">
            <text:p>GND_AB11</text:p>
          </table:table-cell>
          <table:table-cell table:formula="of:=[original.A646]" office:value-type="string" office:string-value="AB11">
            <text:p>AB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646]" office:value-type="string" office:string-value="GND">
            <text:p>GND</text:p>
          </table:table-cell>
          <table:table-cell table:formula="of:=[.G646]" office:value-type="string" office:string-value="GND">
            <text:p>GND</text:p>
          </table:table-cell>
          <table:table-cell table:formula="of:=RIGHT([.B646]; LEN([.B6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7]; &quot;_&quot;; [.C647])" office:value-type="string" office:string-value="GND_AB18">
            <text:p>GND_AB18</text:p>
          </table:table-cell>
          <table:table-cell table:formula="of:=[original.A647]" office:value-type="string" office:string-value="AB18">
            <text:p>AB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647]" office:value-type="string" office:string-value="GND">
            <text:p>GND</text:p>
          </table:table-cell>
          <table:table-cell table:formula="of:=[.G647]" office:value-type="string" office:string-value="GND">
            <text:p>GND</text:p>
          </table:table-cell>
          <table:table-cell table:formula="of:=RIGHT([.B647]; LEN([.B6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8]; &quot;_&quot;; [.C648])" office:value-type="string" office:string-value="GND_AB28">
            <text:p>GND_AB28</text:p>
          </table:table-cell>
          <table:table-cell table:formula="of:=[original.A648]" office:value-type="string" office:string-value="AB28">
            <text:p>AB2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648]" office:value-type="string" office:string-value="GND">
            <text:p>GND</text:p>
          </table:table-cell>
          <table:table-cell table:formula="of:=[.G648]" office:value-type="string" office:string-value="GND">
            <text:p>GND</text:p>
          </table:table-cell>
          <table:table-cell table:formula="of:=RIGHT([.B648]; LEN([.B6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49]; &quot;_&quot;; [.C649])" office:value-type="string" office:string-value="GND_AB3">
            <text:p>GND_AB3</text:p>
          </table:table-cell>
          <table:table-cell table:formula="of:=[original.A649]" office:value-type="string" office:string-value="AB3">
            <text:p>AB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649]" office:value-type="string" office:string-value="GND">
            <text:p>GND</text:p>
          </table:table-cell>
          <table:table-cell table:formula="of:=[.G649]" office:value-type="string" office:string-value="GND">
            <text:p>GND</text:p>
          </table:table-cell>
          <table:table-cell table:formula="of:=RIGHT([.B649]; LEN([.B6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0]; &quot;_&quot;; [.C650])" office:value-type="string" office:string-value="GND_AB7">
            <text:p>GND_AB7</text:p>
          </table:table-cell>
          <table:table-cell table:formula="of:=[original.A650]" office:value-type="string" office:string-value="AB7">
            <text:p>AB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650]" office:value-type="string" office:string-value="GND">
            <text:p>GND</text:p>
          </table:table-cell>
          <table:table-cell table:formula="of:=[.G650]" office:value-type="string" office:string-value="GND">
            <text:p>GND</text:p>
          </table:table-cell>
          <table:table-cell table:formula="of:=RIGHT([.B650]; LEN([.B6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1]; &quot;_&quot;; [.C651])" office:value-type="string" office:string-value="GND_AC1">
            <text:p>GND_AC1</text:p>
          </table:table-cell>
          <table:table-cell table:formula="of:=[original.A651]" office:value-type="string" office:string-value="AC1">
            <text:p>AC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651]" office:value-type="string" office:string-value="GND">
            <text:p>GND</text:p>
          </table:table-cell>
          <table:table-cell table:formula="of:=[.G651]" office:value-type="string" office:string-value="GND">
            <text:p>GND</text:p>
          </table:table-cell>
          <table:table-cell table:formula="of:=RIGHT([.B651]; LEN([.B6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2]; &quot;_&quot;; [.C652])" office:value-type="string" office:string-value="GND_AC11">
            <text:p>GND_AC11</text:p>
          </table:table-cell>
          <table:table-cell table:formula="of:=[original.A652]" office:value-type="string" office:string-value="AC11">
            <text:p>AC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652]" office:value-type="string" office:string-value="GND">
            <text:p>GND</text:p>
          </table:table-cell>
          <table:table-cell table:formula="of:=[.G652]" office:value-type="string" office:string-value="GND">
            <text:p>GND</text:p>
          </table:table-cell>
          <table:table-cell table:formula="of:=RIGHT([.B652]; LEN([.B6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3]; &quot;_&quot;; [.C653])" office:value-type="string" office:string-value="GND_AC15">
            <text:p>GND_AC15</text:p>
          </table:table-cell>
          <table:table-cell table:formula="of:=[original.A653]" office:value-type="string" office:string-value="AC15">
            <text:p>AC1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653]" office:value-type="string" office:string-value="GND">
            <text:p>GND</text:p>
          </table:table-cell>
          <table:table-cell table:formula="of:=[.G653]" office:value-type="string" office:string-value="GND">
            <text:p>GND</text:p>
          </table:table-cell>
          <table:table-cell table:formula="of:=RIGHT([.B653]; LEN([.B6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4]; &quot;_&quot;; [.C654])" office:value-type="string" office:string-value="GND_AC25">
            <text:p>GND_AC25</text:p>
          </table:table-cell>
          <table:table-cell table:formula="of:=[original.A654]" office:value-type="string" office:string-value="AC25">
            <text:p>AC2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654]" office:value-type="string" office:string-value="GND">
            <text:p>GND</text:p>
          </table:table-cell>
          <table:table-cell table:formula="of:=[.G654]" office:value-type="string" office:string-value="GND">
            <text:p>GND</text:p>
          </table:table-cell>
          <table:table-cell table:formula="of:=RIGHT([.B654]; LEN([.B6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5]; &quot;_&quot;; [.C655])" office:value-type="string" office:string-value="GND_AC5">
            <text:p>GND_AC5</text:p>
          </table:table-cell>
          <table:table-cell table:formula="of:=[original.A655]" office:value-type="string" office:string-value="AC5">
            <text:p>AC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655]" office:value-type="string" office:string-value="GND">
            <text:p>GND</text:p>
          </table:table-cell>
          <table:table-cell table:formula="of:=[.G655]" office:value-type="string" office:string-value="GND">
            <text:p>GND</text:p>
          </table:table-cell>
          <table:table-cell table:formula="of:=RIGHT([.B655]; LEN([.B6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6]; &quot;_&quot;; [.C656])" office:value-type="string" office:string-value="GND_AC9">
            <text:p>GND_AC9</text:p>
          </table:table-cell>
          <table:table-cell table:formula="of:=[original.A656]" office:value-type="string" office:string-value="AC9">
            <text:p>AC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656]" office:value-type="string" office:string-value="GND">
            <text:p>GND</text:p>
          </table:table-cell>
          <table:table-cell table:formula="of:=[.G656]" office:value-type="string" office:string-value="GND">
            <text:p>GND</text:p>
          </table:table-cell>
          <table:table-cell table:formula="of:=RIGHT([.B656]; LEN([.B6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7]; &quot;_&quot;; [.C657])" office:value-type="string" office:string-value="GND_AD11">
            <text:p>GND_AD11</text:p>
          </table:table-cell>
          <table:table-cell table:formula="of:=[original.A657]" office:value-type="string" office:string-value="AD11">
            <text:p>AD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657]" office:value-type="string" office:string-value="GND">
            <text:p>GND</text:p>
          </table:table-cell>
          <table:table-cell table:formula="of:=[.G657]" office:value-type="string" office:string-value="GND">
            <text:p>GND</text:p>
          </table:table-cell>
          <table:table-cell table:formula="of:=RIGHT([.B657]; LEN([.B6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8]; &quot;_&quot;; [.C658])" office:value-type="string" office:string-value="GND_AD12">
            <text:p>GND_AD12</text:p>
          </table:table-cell>
          <table:table-cell table:formula="of:=[original.A658]" office:value-type="string" office:string-value="AD12">
            <text:p>AD1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formula="of:=[original.B658]" office:value-type="string" office:string-value="GND">
            <text:p>GND</text:p>
          </table:table-cell>
          <table:table-cell table:formula="of:=[.G658]" office:value-type="string" office:string-value="GND">
            <text:p>GND</text:p>
          </table:table-cell>
          <table:table-cell table:formula="of:=RIGHT([.B658]; LEN([.B6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59]; &quot;_&quot;; [.C659])" office:value-type="string" office:string-value="GND_AD22">
            <text:p>GND_AD22</text:p>
          </table:table-cell>
          <table:table-cell table:formula="of:=[original.A659]" office:value-type="string" office:string-value="AD22">
            <text:p>AD2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formula="of:=[original.B659]" office:value-type="string" office:string-value="GND">
            <text:p>GND</text:p>
          </table:table-cell>
          <table:table-cell table:formula="of:=[.G659]" office:value-type="string" office:string-value="GND">
            <text:p>GND</text:p>
          </table:table-cell>
          <table:table-cell table:formula="of:=RIGHT([.B659]; LEN([.B6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0]; &quot;_&quot;; [.C660])" office:value-type="string" office:string-value="GND_AD3">
            <text:p>GND_AD3</text:p>
          </table:table-cell>
          <table:table-cell table:formula="of:=[original.A660]" office:value-type="string" office:string-value="AD3">
            <text:p>AD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formula="of:=[original.B660]" office:value-type="string" office:string-value="GND">
            <text:p>GND</text:p>
          </table:table-cell>
          <table:table-cell table:formula="of:=[.G660]" office:value-type="string" office:string-value="GND">
            <text:p>GND</text:p>
          </table:table-cell>
          <table:table-cell table:formula="of:=RIGHT([.B660]; LEN([.B6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1]; &quot;_&quot;; [.C661])" office:value-type="string" office:string-value="GND_AD7">
            <text:p>GND_AD7</text:p>
          </table:table-cell>
          <table:table-cell table:formula="of:=[original.A661]" office:value-type="string" office:string-value="AD7">
            <text:p>AD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formula="of:=[original.B661]" office:value-type="string" office:string-value="GND">
            <text:p>GND</text:p>
          </table:table-cell>
          <table:table-cell table:formula="of:=[.G661]" office:value-type="string" office:string-value="GND">
            <text:p>GND</text:p>
          </table:table-cell>
          <table:table-cell table:formula="of:=RIGHT([.B661]; LEN([.B6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2]; &quot;_&quot;; [.C662])" office:value-type="string" office:string-value="GND_AE1">
            <text:p>GND_AE1</text:p>
          </table:table-cell>
          <table:table-cell table:formula="of:=[original.A662]" office:value-type="string" office:string-value="AE1">
            <text:p>AE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formula="of:=[original.B662]" office:value-type="string" office:string-value="GND">
            <text:p>GND</text:p>
          </table:table-cell>
          <table:table-cell table:formula="of:=[.G662]" office:value-type="string" office:string-value="GND">
            <text:p>GND</text:p>
          </table:table-cell>
          <table:table-cell table:formula="of:=RIGHT([.B662]; LEN([.B6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3]; &quot;_&quot;; [.C663])" office:value-type="string" office:string-value="GND_AE11">
            <text:p>GND_AE11</text:p>
          </table:table-cell>
          <table:table-cell table:formula="of:=[original.A663]" office:value-type="string" office:string-value="AE11">
            <text:p>AE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formula="of:=[original.B663]" office:value-type="string" office:string-value="GND">
            <text:p>GND</text:p>
          </table:table-cell>
          <table:table-cell table:formula="of:=[.G663]" office:value-type="string" office:string-value="GND">
            <text:p>GND</text:p>
          </table:table-cell>
          <table:table-cell table:formula="of:=RIGHT([.B663]; LEN([.B6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4]; &quot;_&quot;; [.C664])" office:value-type="string" office:string-value="GND_AE19">
            <text:p>GND_AE19</text:p>
          </table:table-cell>
          <table:table-cell table:formula="of:=[original.A664]" office:value-type="string" office:string-value="AE19">
            <text:p>AE1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formula="of:=[original.B664]" office:value-type="string" office:string-value="GND">
            <text:p>GND</text:p>
          </table:table-cell>
          <table:table-cell table:formula="of:=[.G664]" office:value-type="string" office:string-value="GND">
            <text:p>GND</text:p>
          </table:table-cell>
          <table:table-cell table:formula="of:=RIGHT([.B664]; LEN([.B6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5]; &quot;_&quot;; [.C665])" office:value-type="string" office:string-value="GND_AE29">
            <text:p>GND_AE29</text:p>
          </table:table-cell>
          <table:table-cell table:formula="of:=[original.A665]" office:value-type="string" office:string-value="AE29">
            <text:p>AE2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[original.B665]" office:value-type="string" office:string-value="GND">
            <text:p>GND</text:p>
          </table:table-cell>
          <table:table-cell table:formula="of:=[.G665]" office:value-type="string" office:string-value="GND">
            <text:p>GND</text:p>
          </table:table-cell>
          <table:table-cell table:formula="of:=RIGHT([.B665]; LEN([.B6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6]; &quot;_&quot;; [.C666])" office:value-type="string" office:string-value="GND_AE5">
            <text:p>GND_AE5</text:p>
          </table:table-cell>
          <table:table-cell table:formula="of:=[original.A666]" office:value-type="string" office:string-value="AE5">
            <text:p>AE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[original.B666]" office:value-type="string" office:string-value="GND">
            <text:p>GND</text:p>
          </table:table-cell>
          <table:table-cell table:formula="of:=[.G666]" office:value-type="string" office:string-value="GND">
            <text:p>GND</text:p>
          </table:table-cell>
          <table:table-cell table:formula="of:=RIGHT([.B666]; LEN([.B6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7]; &quot;_&quot;; [.C667])" office:value-type="string" office:string-value="GND_AE9">
            <text:p>GND_AE9</text:p>
          </table:table-cell>
          <table:table-cell table:formula="of:=[original.A667]" office:value-type="string" office:string-value="AE9">
            <text:p>AE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[original.B667]" office:value-type="string" office:string-value="GND">
            <text:p>GND</text:p>
          </table:table-cell>
          <table:table-cell table:formula="of:=[.G667]" office:value-type="string" office:string-value="GND">
            <text:p>GND</text:p>
          </table:table-cell>
          <table:table-cell table:formula="of:=RIGHT([.B667]; LEN([.B6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8]; &quot;_&quot;; [.C668])" office:value-type="string" office:string-value="GND_AF11">
            <text:p>GND_AF11</text:p>
          </table:table-cell>
          <table:table-cell table:formula="of:=[original.A668]" office:value-type="string" office:string-value="AF11">
            <text:p>AF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[original.B668]" office:value-type="string" office:string-value="GND">
            <text:p>GND</text:p>
          </table:table-cell>
          <table:table-cell table:formula="of:=[.G668]" office:value-type="string" office:string-value="GND">
            <text:p>GND</text:p>
          </table:table-cell>
          <table:table-cell table:formula="of:=RIGHT([.B668]; LEN([.B6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69]; &quot;_&quot;; [.C669])" office:value-type="string" office:string-value="GND_AF16">
            <text:p>GND_AF16</text:p>
          </table:table-cell>
          <table:table-cell table:formula="of:=[original.A669]" office:value-type="string" office:string-value="AF16">
            <text:p>AF1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original.B669]" office:value-type="string" office:string-value="GND">
            <text:p>GND</text:p>
          </table:table-cell>
          <table:table-cell table:formula="of:=[.G669]" office:value-type="string" office:string-value="GND">
            <text:p>GND</text:p>
          </table:table-cell>
          <table:table-cell table:formula="of:=RIGHT([.B669]; LEN([.B6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0]; &quot;_&quot;; [.C670])" office:value-type="string" office:string-value="GND_AF26">
            <text:p>GND_AF26</text:p>
          </table:table-cell>
          <table:table-cell table:formula="of:=[original.A670]" office:value-type="string" office:string-value="AF26">
            <text:p>AF2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[original.B670]" office:value-type="string" office:string-value="GND">
            <text:p>GND</text:p>
          </table:table-cell>
          <table:table-cell table:formula="of:=[.G670]" office:value-type="string" office:string-value="GND">
            <text:p>GND</text:p>
          </table:table-cell>
          <table:table-cell table:formula="of:=RIGHT([.B670]; LEN([.B6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1]; &quot;_&quot;; [.C671])" office:value-type="string" office:string-value="GND_AF3">
            <text:p>GND_AF3</text:p>
          </table:table-cell>
          <table:table-cell table:formula="of:=[original.A671]" office:value-type="string" office:string-value="AF3">
            <text:p>AF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formula="of:=[original.B671]" office:value-type="string" office:string-value="GND">
            <text:p>GND</text:p>
          </table:table-cell>
          <table:table-cell table:formula="of:=[.G671]" office:value-type="string" office:string-value="GND">
            <text:p>GND</text:p>
          </table:table-cell>
          <table:table-cell table:formula="of:=RIGHT([.B671]; LEN([.B6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2]; &quot;_&quot;; [.C672])" office:value-type="string" office:string-value="GND_AF7">
            <text:p>GND_AF7</text:p>
          </table:table-cell>
          <table:table-cell table:formula="of:=[original.A672]" office:value-type="string" office:string-value="AF7">
            <text:p>AF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[original.B672]" office:value-type="string" office:string-value="GND">
            <text:p>GND</text:p>
          </table:table-cell>
          <table:table-cell table:formula="of:=[.G672]" office:value-type="string" office:string-value="GND">
            <text:p>GND</text:p>
          </table:table-cell>
          <table:table-cell table:formula="of:=RIGHT([.B672]; LEN([.B6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3]; &quot;_&quot;; [.C673])" office:value-type="string" office:string-value="GND_AG1">
            <text:p>GND_AG1</text:p>
          </table:table-cell>
          <table:table-cell table:formula="of:=[original.A673]" office:value-type="string" office:string-value="AG1">
            <text:p>AG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[original.B673]" office:value-type="string" office:string-value="GND">
            <text:p>GND</text:p>
          </table:table-cell>
          <table:table-cell table:formula="of:=[.G673]" office:value-type="string" office:string-value="GND">
            <text:p>GND</text:p>
          </table:table-cell>
          <table:table-cell table:formula="of:=RIGHT([.B673]; LEN([.B6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4]; &quot;_&quot;; [.C674])" office:value-type="string" office:string-value="GND_AG11">
            <text:p>GND_AG11</text:p>
          </table:table-cell>
          <table:table-cell table:formula="of:=[original.A674]" office:value-type="string" office:string-value="AG11">
            <text:p>AG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[original.B674]" office:value-type="string" office:string-value="GND">
            <text:p>GND</text:p>
          </table:table-cell>
          <table:table-cell table:formula="of:=[.G674]" office:value-type="string" office:string-value="GND">
            <text:p>GND</text:p>
          </table:table-cell>
          <table:table-cell table:formula="of:=RIGHT([.B674]; LEN([.B6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5]; &quot;_&quot;; [.C675])" office:value-type="string" office:string-value="GND_AG13">
            <text:p>GND_AG13</text:p>
          </table:table-cell>
          <table:table-cell table:formula="of:=[original.A675]" office:value-type="string" office:string-value="AG13">
            <text:p>AG1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[original.B675]" office:value-type="string" office:string-value="GND">
            <text:p>GND</text:p>
          </table:table-cell>
          <table:table-cell table:formula="of:=[.G675]" office:value-type="string" office:string-value="GND">
            <text:p>GND</text:p>
          </table:table-cell>
          <table:table-cell table:formula="of:=RIGHT([.B675]; LEN([.B6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6]; &quot;_&quot;; [.C676])" office:value-type="string" office:string-value="GND_AG23">
            <text:p>GND_AG23</text:p>
          </table:table-cell>
          <table:table-cell table:formula="of:=[original.A676]" office:value-type="string" office:string-value="AG23">
            <text:p>AG2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[original.B676]" office:value-type="string" office:string-value="GND">
            <text:p>GND</text:p>
          </table:table-cell>
          <table:table-cell table:formula="of:=[.G676]" office:value-type="string" office:string-value="GND">
            <text:p>GND</text:p>
          </table:table-cell>
          <table:table-cell table:formula="of:=RIGHT([.B676]; LEN([.B6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7]; &quot;_&quot;; [.C677])" office:value-type="string" office:string-value="GND_AG5">
            <text:p>GND_AG5</text:p>
          </table:table-cell>
          <table:table-cell table:formula="of:=[original.A677]" office:value-type="string" office:string-value="AG5">
            <text:p>AG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table:formula="of:=[original.B677]" office:value-type="string" office:string-value="GND">
            <text:p>GND</text:p>
          </table:table-cell>
          <table:table-cell table:formula="of:=[.G677]" office:value-type="string" office:string-value="GND">
            <text:p>GND</text:p>
          </table:table-cell>
          <table:table-cell table:formula="of:=RIGHT([.B677]; LEN([.B6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8]; &quot;_&quot;; [.C678])" office:value-type="string" office:string-value="GND_AG9">
            <text:p>GND_AG9</text:p>
          </table:table-cell>
          <table:table-cell table:formula="of:=[original.A678]" office:value-type="string" office:string-value="AG9">
            <text:p>AG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[original.B678]" office:value-type="string" office:string-value="GND">
            <text:p>GND</text:p>
          </table:table-cell>
          <table:table-cell table:formula="of:=[.G678]" office:value-type="string" office:string-value="GND">
            <text:p>GND</text:p>
          </table:table-cell>
          <table:table-cell table:formula="of:=RIGHT([.B678]; LEN([.B6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79]; &quot;_&quot;; [.C679])" office:value-type="string" office:string-value="GND_AH11">
            <text:p>GND_AH11</text:p>
          </table:table-cell>
          <table:table-cell table:formula="of:=[original.A679]" office:value-type="string" office:string-value="AH11">
            <text:p>AH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formula="of:=[original.B679]" office:value-type="string" office:string-value="GND">
            <text:p>GND</text:p>
          </table:table-cell>
          <table:table-cell table:formula="of:=[.G679]" office:value-type="string" office:string-value="GND">
            <text:p>GND</text:p>
          </table:table-cell>
          <table:table-cell table:formula="of:=RIGHT([.B679]; LEN([.B6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0]; &quot;_&quot;; [.C680])" office:value-type="string" office:string-value="GND_AH20">
            <text:p>GND_AH20</text:p>
          </table:table-cell>
          <table:table-cell table:formula="of:=[original.A680]" office:value-type="string" office:string-value="AH20">
            <text:p>AH2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formula="of:=[original.B680]" office:value-type="string" office:string-value="GND">
            <text:p>GND</text:p>
          </table:table-cell>
          <table:table-cell table:formula="of:=[.G680]" office:value-type="string" office:string-value="GND">
            <text:p>GND</text:p>
          </table:table-cell>
          <table:table-cell table:formula="of:=RIGHT([.B680]; LEN([.B6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1]; &quot;_&quot;; [.C681])" office:value-type="string" office:string-value="GND_AH3">
            <text:p>GND_AH3</text:p>
          </table:table-cell>
          <table:table-cell table:formula="of:=[original.A681]" office:value-type="string" office:string-value="AH3">
            <text:p>AH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formula="of:=[original.B681]" office:value-type="string" office:string-value="GND">
            <text:p>GND</text:p>
          </table:table-cell>
          <table:table-cell table:formula="of:=[.G681]" office:value-type="string" office:string-value="GND">
            <text:p>GND</text:p>
          </table:table-cell>
          <table:table-cell table:formula="of:=RIGHT([.B681]; LEN([.B6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2]; &quot;_&quot;; [.C682])" office:value-type="string" office:string-value="GND_AH30">
            <text:p>GND_AH30</text:p>
          </table:table-cell>
          <table:table-cell table:formula="of:=[original.A682]" office:value-type="string" office:string-value="AH30">
            <text:p>AH3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formula="of:=[original.B682]" office:value-type="string" office:string-value="GND">
            <text:p>GND</text:p>
          </table:table-cell>
          <table:table-cell table:formula="of:=[.G682]" office:value-type="string" office:string-value="GND">
            <text:p>GND</text:p>
          </table:table-cell>
          <table:table-cell table:formula="of:=RIGHT([.B682]; LEN([.B6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3]; &quot;_&quot;; [.C683])" office:value-type="string" office:string-value="GND_AH7">
            <text:p>GND_AH7</text:p>
          </table:table-cell>
          <table:table-cell table:formula="of:=[original.A683]" office:value-type="string" office:string-value="AH7">
            <text:p>AH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formula="of:=[original.B683]" office:value-type="string" office:string-value="GND">
            <text:p>GND</text:p>
          </table:table-cell>
          <table:table-cell table:formula="of:=[.G683]" office:value-type="string" office:string-value="GND">
            <text:p>GND</text:p>
          </table:table-cell>
          <table:table-cell table:formula="of:=RIGHT([.B683]; LEN([.B6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4]; &quot;_&quot;; [.C684])" office:value-type="string" office:string-value="GND_AJ1">
            <text:p>GND_AJ1</text:p>
          </table:table-cell>
          <table:table-cell table:formula="of:=[original.A684]" office:value-type="string" office:string-value="AJ1">
            <text:p>AJ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formula="of:=[original.B684]" office:value-type="string" office:string-value="GND">
            <text:p>GND</text:p>
          </table:table-cell>
          <table:table-cell table:formula="of:=[.G684]" office:value-type="string" office:string-value="GND">
            <text:p>GND</text:p>
          </table:table-cell>
          <table:table-cell table:formula="of:=RIGHT([.B684]; LEN([.B6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5]; &quot;_&quot;; [.C685])" office:value-type="string" office:string-value="GND_AJ11">
            <text:p>GND_AJ11</text:p>
          </table:table-cell>
          <table:table-cell table:formula="of:=[original.A685]" office:value-type="string" office:string-value="AJ11">
            <text:p>AJ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table:formula="of:=[original.B685]" office:value-type="string" office:string-value="GND">
            <text:p>GND</text:p>
          </table:table-cell>
          <table:table-cell table:formula="of:=[.G685]" office:value-type="string" office:string-value="GND">
            <text:p>GND</text:p>
          </table:table-cell>
          <table:table-cell table:formula="of:=RIGHT([.B685]; LEN([.B6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6]; &quot;_&quot;; [.C686])" office:value-type="string" office:string-value="GND_AJ17">
            <text:p>GND_AJ17</text:p>
          </table:table-cell>
          <table:table-cell table:formula="of:=[original.A686]" office:value-type="string" office:string-value="AJ17">
            <text:p>AJ1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original.B686]" office:value-type="string" office:string-value="GND">
            <text:p>GND</text:p>
          </table:table-cell>
          <table:table-cell table:formula="of:=[.G686]" office:value-type="string" office:string-value="GND">
            <text:p>GND</text:p>
          </table:table-cell>
          <table:table-cell table:formula="of:=RIGHT([.B686]; LEN([.B6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7]; &quot;_&quot;; [.C687])" office:value-type="string" office:string-value="GND_AJ27">
            <text:p>GND_AJ27</text:p>
          </table:table-cell>
          <table:table-cell table:formula="of:=[original.A687]" office:value-type="string" office:string-value="AJ27">
            <text:p>AJ2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[original.B687]" office:value-type="string" office:string-value="GND">
            <text:p>GND</text:p>
          </table:table-cell>
          <table:table-cell table:formula="of:=[.G687]" office:value-type="string" office:string-value="GND">
            <text:p>GND</text:p>
          </table:table-cell>
          <table:table-cell table:formula="of:=RIGHT([.B687]; LEN([.B6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8]; &quot;_&quot;; [.C688])" office:value-type="string" office:string-value="GND_AJ5">
            <text:p>GND_AJ5</text:p>
          </table:table-cell>
          <table:table-cell table:formula="of:=[original.A688]" office:value-type="string" office:string-value="AJ5">
            <text:p>AJ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formula="of:=[original.B688]" office:value-type="string" office:string-value="GND">
            <text:p>GND</text:p>
          </table:table-cell>
          <table:table-cell table:formula="of:=[.G688]" office:value-type="string" office:string-value="GND">
            <text:p>GND</text:p>
          </table:table-cell>
          <table:table-cell table:formula="of:=RIGHT([.B688]; LEN([.B6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89]; &quot;_&quot;; [.C689])" office:value-type="string" office:string-value="GND_AJ9">
            <text:p>GND_AJ9</text:p>
          </table:table-cell>
          <table:table-cell table:formula="of:=[original.A689]" office:value-type="string" office:string-value="AJ9">
            <text:p>AJ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table:formula="of:=[original.B689]" office:value-type="string" office:string-value="GND">
            <text:p>GND</text:p>
          </table:table-cell>
          <table:table-cell table:formula="of:=[.G689]" office:value-type="string" office:string-value="GND">
            <text:p>GND</text:p>
          </table:table-cell>
          <table:table-cell table:formula="of:=RIGHT([.B689]; LEN([.B6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0]; &quot;_&quot;; [.C690])" office:value-type="string" office:string-value="GND_AK11">
            <text:p>GND_AK11</text:p>
          </table:table-cell>
          <table:table-cell table:formula="of:=[original.A690]" office:value-type="string" office:string-value="AK11">
            <text:p>AK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formula="of:=[original.B690]" office:value-type="string" office:string-value="GND">
            <text:p>GND</text:p>
          </table:table-cell>
          <table:table-cell table:formula="of:=[.G690]" office:value-type="string" office:string-value="GND">
            <text:p>GND</text:p>
          </table:table-cell>
          <table:table-cell table:formula="of:=RIGHT([.B690]; LEN([.B6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1]; &quot;_&quot;; [.C691])" office:value-type="string" office:string-value="GND_AK14">
            <text:p>GND_AK14</text:p>
          </table:table-cell>
          <table:table-cell table:formula="of:=[original.A691]" office:value-type="string" office:string-value="AK14">
            <text:p>AK1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original.B691]" office:value-type="string" office:string-value="GND">
            <text:p>GND</text:p>
          </table:table-cell>
          <table:table-cell table:formula="of:=[.G691]" office:value-type="string" office:string-value="GND">
            <text:p>GND</text:p>
          </table:table-cell>
          <table:table-cell table:formula="of:=RIGHT([.B691]; LEN([.B6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2]; &quot;_&quot;; [.C692])" office:value-type="string" office:string-value="GND_AK24">
            <text:p>GND_AK24</text:p>
          </table:table-cell>
          <table:table-cell table:formula="of:=[original.A692]" office:value-type="string" office:string-value="AK24">
            <text:p>AK2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formula="of:=[original.B692]" office:value-type="string" office:string-value="GND">
            <text:p>GND</text:p>
          </table:table-cell>
          <table:table-cell table:formula="of:=[.G692]" office:value-type="string" office:string-value="GND">
            <text:p>GND</text:p>
          </table:table-cell>
          <table:table-cell table:formula="of:=RIGHT([.B692]; LEN([.B6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3]; &quot;_&quot;; [.C693])" office:value-type="string" office:string-value="GND_AK3">
            <text:p>GND_AK3</text:p>
          </table:table-cell>
          <table:table-cell table:formula="of:=[original.A693]" office:value-type="string" office:string-value="AK3">
            <text:p>AK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formula="of:=[original.B693]" office:value-type="string" office:string-value="GND">
            <text:p>GND</text:p>
          </table:table-cell>
          <table:table-cell table:formula="of:=[.G693]" office:value-type="string" office:string-value="GND">
            <text:p>GND</text:p>
          </table:table-cell>
          <table:table-cell table:formula="of:=RIGHT([.B693]; LEN([.B6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4]; &quot;_&quot;; [.C694])" office:value-type="string" office:string-value="GND_AK7">
            <text:p>GND_AK7</text:p>
          </table:table-cell>
          <table:table-cell table:formula="of:=[original.A694]" office:value-type="string" office:string-value="AK7">
            <text:p>AK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formula="of:=[original.B694]" office:value-type="string" office:string-value="GND">
            <text:p>GND</text:p>
          </table:table-cell>
          <table:table-cell table:formula="of:=[.G694]" office:value-type="string" office:string-value="GND">
            <text:p>GND</text:p>
          </table:table-cell>
          <table:table-cell table:formula="of:=RIGHT([.B694]; LEN([.B6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5]; &quot;_&quot;; [.C695])" office:value-type="string" office:string-value="GND_B18">
            <text:p>GND_B18</text:p>
          </table:table-cell>
          <table:table-cell table:formula="of:=[original.A695]" office:value-type="string" office:string-value="B18">
            <text:p>B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formula="of:=[original.B695]" office:value-type="string" office:string-value="GND">
            <text:p>GND</text:p>
          </table:table-cell>
          <table:table-cell table:formula="of:=[.G695]" office:value-type="string" office:string-value="GND">
            <text:p>GND</text:p>
          </table:table-cell>
          <table:table-cell table:formula="of:=RIGHT([.B695]; LEN([.B6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6]; &quot;_&quot;; [.C696])" office:value-type="string" office:string-value="GND_B28">
            <text:p>GND_B28</text:p>
          </table:table-cell>
          <table:table-cell table:formula="of:=[original.A696]" office:value-type="string" office:string-value="B28">
            <text:p>B2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formula="of:=[original.B696]" office:value-type="string" office:string-value="GND">
            <text:p>GND</text:p>
          </table:table-cell>
          <table:table-cell table:formula="of:=[.G696]" office:value-type="string" office:string-value="GND">
            <text:p>GND</text:p>
          </table:table-cell>
          <table:table-cell table:formula="of:=RIGHT([.B696]; LEN([.B6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7]; &quot;_&quot;; [.C697])" office:value-type="string" office:string-value="GND_B8">
            <text:p>GND_B8</text:p>
          </table:table-cell>
          <table:table-cell table:formula="of:=[original.A697]" office:value-type="string" office:string-value="B8">
            <text:p>B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formula="of:=[original.B697]" office:value-type="string" office:string-value="GND">
            <text:p>GND</text:p>
          </table:table-cell>
          <table:table-cell table:formula="of:=[.G697]" office:value-type="string" office:string-value="GND">
            <text:p>GND</text:p>
          </table:table-cell>
          <table:table-cell table:formula="of:=RIGHT([.B697]; LEN([.B6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8]; &quot;_&quot;; [.C698])" office:value-type="string" office:string-value="GND_C15">
            <text:p>GND_C15</text:p>
          </table:table-cell>
          <table:table-cell table:formula="of:=[original.A698]" office:value-type="string" office:string-value="C15">
            <text:p>C1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formula="of:=[original.B698]" office:value-type="string" office:string-value="GND">
            <text:p>GND</text:p>
          </table:table-cell>
          <table:table-cell table:formula="of:=[.G698]" office:value-type="string" office:string-value="GND">
            <text:p>GND</text:p>
          </table:table-cell>
          <table:table-cell table:formula="of:=RIGHT([.B698]; LEN([.B6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699]; &quot;_&quot;; [.C699])" office:value-type="string" office:string-value="GND_C25">
            <text:p>GND_C25</text:p>
          </table:table-cell>
          <table:table-cell table:formula="of:=[original.A699]" office:value-type="string" office:string-value="C25">
            <text:p>C2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formula="of:=[original.B699]" office:value-type="string" office:string-value="GND">
            <text:p>GND</text:p>
          </table:table-cell>
          <table:table-cell table:formula="of:=[.G699]" office:value-type="string" office:string-value="GND">
            <text:p>GND</text:p>
          </table:table-cell>
          <table:table-cell table:formula="of:=RIGHT([.B699]; LEN([.B6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0]; &quot;_&quot;; [.C700])" office:value-type="string" office:string-value="GND_C5">
            <text:p>GND_C5</text:p>
          </table:table-cell>
          <table:table-cell table:formula="of:=[original.A700]" office:value-type="string" office:string-value="C5">
            <text:p>C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formula="of:=[original.B700]" office:value-type="string" office:string-value="GND">
            <text:p>GND</text:p>
          </table:table-cell>
          <table:table-cell table:formula="of:=[.G700]" office:value-type="string" office:string-value="GND">
            <text:p>GND</text:p>
          </table:table-cell>
          <table:table-cell table:formula="of:=RIGHT([.B700]; LEN([.B7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1]; &quot;_&quot;; [.C701])" office:value-type="string" office:string-value="GND_D12">
            <text:p>GND_D12</text:p>
          </table:table-cell>
          <table:table-cell table:formula="of:=[original.A701]" office:value-type="string" office:string-value="D12">
            <text:p>D1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original.B701]" office:value-type="string" office:string-value="GND">
            <text:p>GND</text:p>
          </table:table-cell>
          <table:table-cell table:formula="of:=[.G701]" office:value-type="string" office:string-value="GND">
            <text:p>GND</text:p>
          </table:table-cell>
          <table:table-cell table:formula="of:=RIGHT([.B701]; LEN([.B7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2]; &quot;_&quot;; [.C702])" office:value-type="string" office:string-value="GND_D2">
            <text:p>GND_D2</text:p>
          </table:table-cell>
          <table:table-cell table:formula="of:=[original.A702]" office:value-type="string" office:string-value="D2">
            <text:p>D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formula="of:=[original.B702]" office:value-type="string" office:string-value="GND">
            <text:p>GND</text:p>
          </table:table-cell>
          <table:table-cell table:formula="of:=[.G702]" office:value-type="string" office:string-value="GND">
            <text:p>GND</text:p>
          </table:table-cell>
          <table:table-cell table:formula="of:=RIGHT([.B702]; LEN([.B7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3]; &quot;_&quot;; [.C703])" office:value-type="string" office:string-value="GND_D22">
            <text:p>GND_D22</text:p>
          </table:table-cell>
          <table:table-cell table:formula="of:=[original.A703]" office:value-type="string" office:string-value="D22">
            <text:p>D2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table:formula="of:=[original.B703]" office:value-type="string" office:string-value="GND">
            <text:p>GND</text:p>
          </table:table-cell>
          <table:table-cell table:formula="of:=[.G703]" office:value-type="string" office:string-value="GND">
            <text:p>GND</text:p>
          </table:table-cell>
          <table:table-cell table:formula="of:=RIGHT([.B703]; LEN([.B7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4]; &quot;_&quot;; [.C704])" office:value-type="string" office:string-value="GND_E19">
            <text:p>GND_E19</text:p>
          </table:table-cell>
          <table:table-cell table:formula="of:=[original.A704]" office:value-type="string" office:string-value="E19">
            <text:p>E1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table:formula="of:=[original.B704]" office:value-type="string" office:string-value="GND">
            <text:p>GND</text:p>
          </table:table-cell>
          <table:table-cell table:formula="of:=[.G704]" office:value-type="string" office:string-value="GND">
            <text:p>GND</text:p>
          </table:table-cell>
          <table:table-cell table:formula="of:=RIGHT([.B704]; LEN([.B7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5]; &quot;_&quot;; [.C705])" office:value-type="string" office:string-value="GND_E29">
            <text:p>GND_E29</text:p>
          </table:table-cell>
          <table:table-cell table:formula="of:=[original.A705]" office:value-type="string" office:string-value="E29">
            <text:p>E2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table:formula="of:=[original.B705]" office:value-type="string" office:string-value="GND">
            <text:p>GND</text:p>
          </table:table-cell>
          <table:table-cell table:formula="of:=[.G705]" office:value-type="string" office:string-value="GND">
            <text:p>GND</text:p>
          </table:table-cell>
          <table:table-cell table:formula="of:=RIGHT([.B705]; LEN([.B7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6]; &quot;_&quot;; [.C706])" office:value-type="string" office:string-value="GND_E9">
            <text:p>GND_E9</text:p>
          </table:table-cell>
          <table:table-cell table:formula="of:=[original.A706]" office:value-type="string" office:string-value="E9">
            <text:p>E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table:formula="of:=[original.B706]" office:value-type="string" office:string-value="GND">
            <text:p>GND</text:p>
          </table:table-cell>
          <table:table-cell table:formula="of:=[.G706]" office:value-type="string" office:string-value="GND">
            <text:p>GND</text:p>
          </table:table-cell>
          <table:table-cell table:formula="of:=RIGHT([.B706]; LEN([.B7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7]; &quot;_&quot;; [.C707])" office:value-type="string" office:string-value="GND_F16">
            <text:p>GND_F16</text:p>
          </table:table-cell>
          <table:table-cell table:formula="of:=[original.A707]" office:value-type="string" office:string-value="F16">
            <text:p>F1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formula="of:=[original.B707]" office:value-type="string" office:string-value="GND">
            <text:p>GND</text:p>
          </table:table-cell>
          <table:table-cell table:formula="of:=[.G707]" office:value-type="string" office:string-value="GND">
            <text:p>GND</text:p>
          </table:table-cell>
          <table:table-cell table:formula="of:=RIGHT([.B707]; LEN([.B7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8]; &quot;_&quot;; [.C708])" office:value-type="string" office:string-value="GND_F26">
            <text:p>GND_F26</text:p>
          </table:table-cell>
          <table:table-cell table:formula="of:=[original.A708]" office:value-type="string" office:string-value="F26">
            <text:p>F2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table:formula="of:=[original.B708]" office:value-type="string" office:string-value="GND">
            <text:p>GND</text:p>
          </table:table-cell>
          <table:table-cell table:formula="of:=[.G708]" office:value-type="string" office:string-value="GND">
            <text:p>GND</text:p>
          </table:table-cell>
          <table:table-cell table:formula="of:=RIGHT([.B708]; LEN([.B7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09]; &quot;_&quot;; [.C709])" office:value-type="string" office:string-value="GND_F6">
            <text:p>GND_F6</text:p>
          </table:table-cell>
          <table:table-cell table:formula="of:=[original.A709]" office:value-type="string" office:string-value="F6">
            <text:p>F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table:formula="of:=[original.B709]" office:value-type="string" office:string-value="GND">
            <text:p>GND</text:p>
          </table:table-cell>
          <table:table-cell table:formula="of:=[.G709]" office:value-type="string" office:string-value="GND">
            <text:p>GND</text:p>
          </table:table-cell>
          <table:table-cell table:formula="of:=RIGHT([.B709]; LEN([.B7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0]; &quot;_&quot;; [.C710])" office:value-type="string" office:string-value="GND_G13">
            <text:p>GND_G13</text:p>
          </table:table-cell>
          <table:table-cell table:formula="of:=[original.A710]" office:value-type="string" office:string-value="G13">
            <text:p>G1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table:formula="of:=[original.B710]" office:value-type="string" office:string-value="GND">
            <text:p>GND</text:p>
          </table:table-cell>
          <table:table-cell table:formula="of:=[.G710]" office:value-type="string" office:string-value="GND">
            <text:p>GND</text:p>
          </table:table-cell>
          <table:table-cell table:formula="of:=RIGHT([.B710]; LEN([.B7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1]; &quot;_&quot;; [.C711])" office:value-type="string" office:string-value="GND_G23">
            <text:p>GND_G23</text:p>
          </table:table-cell>
          <table:table-cell table:formula="of:=[original.A711]" office:value-type="string" office:string-value="G23">
            <text:p>G2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table:formula="of:=[original.B711]" office:value-type="string" office:string-value="GND">
            <text:p>GND</text:p>
          </table:table-cell>
          <table:table-cell table:formula="of:=[.G711]" office:value-type="string" office:string-value="GND">
            <text:p>GND</text:p>
          </table:table-cell>
          <table:table-cell table:formula="of:=RIGHT([.B711]; LEN([.B7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2]; &quot;_&quot;; [.C712])" office:value-type="string" office:string-value="GND_G3">
            <text:p>GND_G3</text:p>
          </table:table-cell>
          <table:table-cell table:formula="of:=[original.A712]" office:value-type="string" office:string-value="G3">
            <text:p>G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table:formula="of:=[original.B712]" office:value-type="string" office:string-value="GND">
            <text:p>GND</text:p>
          </table:table-cell>
          <table:table-cell table:formula="of:=[.G712]" office:value-type="string" office:string-value="GND">
            <text:p>GND</text:p>
          </table:table-cell>
          <table:table-cell table:formula="of:=RIGHT([.B712]; LEN([.B7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3]; &quot;_&quot;; [.C713])" office:value-type="string" office:string-value="GND_H10">
            <text:p>GND_H10</text:p>
          </table:table-cell>
          <table:table-cell table:formula="of:=[original.A713]" office:value-type="string" office:string-value="H10">
            <text:p>H1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formula="of:=[original.B713]" office:value-type="string" office:string-value="GND">
            <text:p>GND</text:p>
          </table:table-cell>
          <table:table-cell table:formula="of:=[.G713]" office:value-type="string" office:string-value="GND">
            <text:p>GND</text:p>
          </table:table-cell>
          <table:table-cell table:formula="of:=RIGHT([.B713]; LEN([.B7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4]; &quot;_&quot;; [.C714])" office:value-type="string" office:string-value="GND_H20">
            <text:p>GND_H20</text:p>
          </table:table-cell>
          <table:table-cell table:formula="of:=[original.A714]" office:value-type="string" office:string-value="H20">
            <text:p>H2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original.B714]" office:value-type="string" office:string-value="GND">
            <text:p>GND</text:p>
          </table:table-cell>
          <table:table-cell table:formula="of:=[.G714]" office:value-type="string" office:string-value="GND">
            <text:p>GND</text:p>
          </table:table-cell>
          <table:table-cell table:formula="of:=RIGHT([.B714]; LEN([.B7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5]; &quot;_&quot;; [.C715])" office:value-type="string" office:string-value="GND_H30">
            <text:p>GND_H30</text:p>
          </table:table-cell>
          <table:table-cell table:formula="of:=[original.A715]" office:value-type="string" office:string-value="H30">
            <text:p>H3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formula="of:=[original.B715]" office:value-type="string" office:string-value="GND">
            <text:p>GND</text:p>
          </table:table-cell>
          <table:table-cell table:formula="of:=[.G715]" office:value-type="string" office:string-value="GND">
            <text:p>GND</text:p>
          </table:table-cell>
          <table:table-cell table:formula="of:=RIGHT([.B715]; LEN([.B7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6]; &quot;_&quot;; [.C716])" office:value-type="string" office:string-value="GND_J17">
            <text:p>GND_J17</text:p>
          </table:table-cell>
          <table:table-cell table:formula="of:=[original.A716]" office:value-type="string" office:string-value="J17">
            <text:p>J1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table:formula="of:=[original.B716]" office:value-type="string" office:string-value="GND">
            <text:p>GND</text:p>
          </table:table-cell>
          <table:table-cell table:formula="of:=[.G716]" office:value-type="string" office:string-value="GND">
            <text:p>GND</text:p>
          </table:table-cell>
          <table:table-cell table:formula="of:=RIGHT([.B716]; LEN([.B7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7]; &quot;_&quot;; [.C717])" office:value-type="string" office:string-value="GND_J27">
            <text:p>GND_J27</text:p>
          </table:table-cell>
          <table:table-cell table:formula="of:=[original.A717]" office:value-type="string" office:string-value="J27">
            <text:p>J2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formula="of:=[original.B717]" office:value-type="string" office:string-value="GND">
            <text:p>GND</text:p>
          </table:table-cell>
          <table:table-cell table:formula="of:=[.G717]" office:value-type="string" office:string-value="GND">
            <text:p>GND</text:p>
          </table:table-cell>
          <table:table-cell table:formula="of:=RIGHT([.B717]; LEN([.B7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8]; &quot;_&quot;; [.C718])" office:value-type="string" office:string-value="GND_J7">
            <text:p>GND_J7</text:p>
          </table:table-cell>
          <table:table-cell table:formula="of:=[original.A718]" office:value-type="string" office:string-value="J7">
            <text:p>J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table:formula="of:=[original.B718]" office:value-type="string" office:string-value="GND">
            <text:p>GND</text:p>
          </table:table-cell>
          <table:table-cell table:formula="of:=[.G718]" office:value-type="string" office:string-value="GND">
            <text:p>GND</text:p>
          </table:table-cell>
          <table:table-cell table:formula="of:=RIGHT([.B718]; LEN([.B71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19]; &quot;_&quot;; [.C719])" office:value-type="string" office:string-value="GND_K14">
            <text:p>GND_K14</text:p>
          </table:table-cell>
          <table:table-cell table:formula="of:=[original.A719]" office:value-type="string" office:string-value="K14">
            <text:p>K1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2">
            <text:p>82</text:p>
          </table:table-cell>
          <table:table-cell table:formula="of:=[original.B719]" office:value-type="string" office:string-value="GND">
            <text:p>GND</text:p>
          </table:table-cell>
          <table:table-cell table:formula="of:=[.G719]" office:value-type="string" office:string-value="GND">
            <text:p>GND</text:p>
          </table:table-cell>
          <table:table-cell table:formula="of:=RIGHT([.B719]; LEN([.B71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0]; &quot;_&quot;; [.C720])" office:value-type="string" office:string-value="GND_K24">
            <text:p>GND_K24</text:p>
          </table:table-cell>
          <table:table-cell table:formula="of:=[original.A720]" office:value-type="string" office:string-value="K24">
            <text:p>K2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table:formula="of:=[original.B720]" office:value-type="string" office:string-value="GND">
            <text:p>GND</text:p>
          </table:table-cell>
          <table:table-cell table:formula="of:=[.G720]" office:value-type="string" office:string-value="GND">
            <text:p>GND</text:p>
          </table:table-cell>
          <table:table-cell table:formula="of:=RIGHT([.B720]; LEN([.B72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1]; &quot;_&quot;; [.C721])" office:value-type="string" office:string-value="GND_K4">
            <text:p>GND_K4</text:p>
          </table:table-cell>
          <table:table-cell table:formula="of:=[original.A721]" office:value-type="string" office:string-value="K4">
            <text:p>K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formula="of:=[original.B721]" office:value-type="string" office:string-value="GND">
            <text:p>GND</text:p>
          </table:table-cell>
          <table:table-cell table:formula="of:=[.G721]" office:value-type="string" office:string-value="GND">
            <text:p>GND</text:p>
          </table:table-cell>
          <table:table-cell table:formula="of:=RIGHT([.B721]; LEN([.B7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2]; &quot;_&quot;; [.C722])" office:value-type="string" office:string-value="GND_L11">
            <text:p>GND_L11</text:p>
          </table:table-cell>
          <table:table-cell table:formula="of:=[original.A722]" office:value-type="string" office:string-value="L11">
            <text:p>L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5">
            <text:p>85</text:p>
          </table:table-cell>
          <table:table-cell table:formula="of:=[original.B722]" office:value-type="string" office:string-value="GND">
            <text:p>GND</text:p>
          </table:table-cell>
          <table:table-cell table:formula="of:=[.G722]" office:value-type="string" office:string-value="GND">
            <text:p>GND</text:p>
          </table:table-cell>
          <table:table-cell table:formula="of:=RIGHT([.B722]; LEN([.B7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3]; &quot;_&quot;; [.C723])" office:value-type="string" office:string-value="GND_L21">
            <text:p>GND_L21</text:p>
          </table:table-cell>
          <table:table-cell table:formula="of:=[original.A723]" office:value-type="string" office:string-value="L21">
            <text:p>L2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table:formula="of:=[original.B723]" office:value-type="string" office:string-value="GND">
            <text:p>GND</text:p>
          </table:table-cell>
          <table:table-cell table:formula="of:=[.G723]" office:value-type="string" office:string-value="GND">
            <text:p>GND</text:p>
          </table:table-cell>
          <table:table-cell table:formula="of:=RIGHT([.B723]; LEN([.B7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4]; &quot;_&quot;; [.C724])" office:value-type="string" office:string-value="GND_M1">
            <text:p>GND_M1</text:p>
          </table:table-cell>
          <table:table-cell table:formula="of:=[original.A724]" office:value-type="string" office:string-value="M1">
            <text:p>M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table:formula="of:=[original.B724]" office:value-type="string" office:string-value="GND">
            <text:p>GND</text:p>
          </table:table-cell>
          <table:table-cell table:formula="of:=[.G724]" office:value-type="string" office:string-value="GND">
            <text:p>GND</text:p>
          </table:table-cell>
          <table:table-cell table:formula="of:=RIGHT([.B724]; LEN([.B7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5]; &quot;_&quot;; [.C725])" office:value-type="string" office:string-value="GND_M14">
            <text:p>GND_M14</text:p>
          </table:table-cell>
          <table:table-cell table:formula="of:=[original.A725]" office:value-type="string" office:string-value="M14">
            <text:p>M1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8">
            <text:p>88</text:p>
          </table:table-cell>
          <table:table-cell table:formula="of:=[original.B725]" office:value-type="string" office:string-value="GND">
            <text:p>GND</text:p>
          </table:table-cell>
          <table:table-cell table:formula="of:=[.G725]" office:value-type="string" office:string-value="GND">
            <text:p>GND</text:p>
          </table:table-cell>
          <table:table-cell table:formula="of:=RIGHT([.B725]; LEN([.B7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6]; &quot;_&quot;; [.C726])" office:value-type="string" office:string-value="GND_M18">
            <text:p>GND_M18</text:p>
          </table:table-cell>
          <table:table-cell table:formula="of:=[original.A726]" office:value-type="string" office:string-value="M18">
            <text:p>M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table:formula="of:=[original.B726]" office:value-type="string" office:string-value="GND">
            <text:p>GND</text:p>
          </table:table-cell>
          <table:table-cell table:formula="of:=[.G726]" office:value-type="string" office:string-value="GND">
            <text:p>GND</text:p>
          </table:table-cell>
          <table:table-cell table:formula="of:=RIGHT([.B726]; LEN([.B7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7]; &quot;_&quot;; [.C727])" office:value-type="string" office:string-value="GND_M2">
            <text:p>GND_M2</text:p>
          </table:table-cell>
          <table:table-cell table:formula="of:=[original.A727]" office:value-type="string" office:string-value="M2">
            <text:p>M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formula="of:=[original.B727]" office:value-type="string" office:string-value="GND">
            <text:p>GND</text:p>
          </table:table-cell>
          <table:table-cell table:formula="of:=[.G727]" office:value-type="string" office:string-value="GND">
            <text:p>GND</text:p>
          </table:table-cell>
          <table:table-cell table:formula="of:=RIGHT([.B727]; LEN([.B7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8]; &quot;_&quot;; [.C728])" office:value-type="string" office:string-value="GND_M28">
            <text:p>GND_M28</text:p>
          </table:table-cell>
          <table:table-cell table:formula="of:=[original.A728]" office:value-type="string" office:string-value="M28">
            <text:p>M2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formula="of:=[original.B728]" office:value-type="string" office:string-value="GND">
            <text:p>GND</text:p>
          </table:table-cell>
          <table:table-cell table:formula="of:=[.G728]" office:value-type="string" office:string-value="GND">
            <text:p>GND</text:p>
          </table:table-cell>
          <table:table-cell table:formula="of:=RIGHT([.B728]; LEN([.B7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29]; &quot;_&quot;; [.C729])" office:value-type="string" office:string-value="GND_M3">
            <text:p>GND_M3</text:p>
          </table:table-cell>
          <table:table-cell table:formula="of:=[original.A729]" office:value-type="string" office:string-value="M3">
            <text:p>M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table:formula="of:=[original.B729]" office:value-type="string" office:string-value="GND">
            <text:p>GND</text:p>
          </table:table-cell>
          <table:table-cell table:formula="of:=[.G729]" office:value-type="string" office:string-value="GND">
            <text:p>GND</text:p>
          </table:table-cell>
          <table:table-cell table:formula="of:=RIGHT([.B729]; LEN([.B7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0]; &quot;_&quot;; [.C730])" office:value-type="string" office:string-value="GND_M4">
            <text:p>GND_M4</text:p>
          </table:table-cell>
          <table:table-cell table:formula="of:=[original.A730]" office:value-type="string" office:string-value="M4">
            <text:p>M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3">
            <text:p>93</text:p>
          </table:table-cell>
          <table:table-cell table:formula="of:=[original.B730]" office:value-type="string" office:string-value="GND">
            <text:p>GND</text:p>
          </table:table-cell>
          <table:table-cell table:formula="of:=[.G730]" office:value-type="string" office:string-value="GND">
            <text:p>GND</text:p>
          </table:table-cell>
          <table:table-cell table:formula="of:=RIGHT([.B730]; LEN([.B7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1]; &quot;_&quot;; [.C731])" office:value-type="string" office:string-value="GND_M5">
            <text:p>GND_M5</text:p>
          </table:table-cell>
          <table:table-cell table:formula="of:=[original.A731]" office:value-type="string" office:string-value="M5">
            <text:p>M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formula="of:=[original.B731]" office:value-type="string" office:string-value="GND">
            <text:p>GND</text:p>
          </table:table-cell>
          <table:table-cell table:formula="of:=[.G731]" office:value-type="string" office:string-value="GND">
            <text:p>GND</text:p>
          </table:table-cell>
          <table:table-cell table:formula="of:=RIGHT([.B731]; LEN([.B7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2]; &quot;_&quot;; [.C732])" office:value-type="string" office:string-value="GND_M6">
            <text:p>GND_M6</text:p>
          </table:table-cell>
          <table:table-cell table:formula="of:=[original.A732]" office:value-type="string" office:string-value="M6">
            <text:p>M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table:formula="of:=[original.B732]" office:value-type="string" office:string-value="GND">
            <text:p>GND</text:p>
          </table:table-cell>
          <table:table-cell table:formula="of:=[.G732]" office:value-type="string" office:string-value="GND">
            <text:p>GND</text:p>
          </table:table-cell>
          <table:table-cell table:formula="of:=RIGHT([.B732]; LEN([.B7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3]; &quot;_&quot;; [.C733])" office:value-type="string" office:string-value="GND_M7">
            <text:p>GND_M7</text:p>
          </table:table-cell>
          <table:table-cell table:formula="of:=[original.A733]" office:value-type="string" office:string-value="M7">
            <text:p>M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table:formula="of:=[original.B733]" office:value-type="string" office:string-value="GND">
            <text:p>GND</text:p>
          </table:table-cell>
          <table:table-cell table:formula="of:=[.G733]" office:value-type="string" office:string-value="GND">
            <text:p>GND</text:p>
          </table:table-cell>
          <table:table-cell table:formula="of:=RIGHT([.B733]; LEN([.B7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4]; &quot;_&quot;; [.C734])" office:value-type="string" office:string-value="GND_M8">
            <text:p>GND_M8</text:p>
          </table:table-cell>
          <table:table-cell table:formula="of:=[original.A734]" office:value-type="string" office:string-value="M8">
            <text:p>M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table:formula="of:=[original.B734]" office:value-type="string" office:string-value="GND">
            <text:p>GND</text:p>
          </table:table-cell>
          <table:table-cell table:formula="of:=[.G734]" office:value-type="string" office:string-value="GND">
            <text:p>GND</text:p>
          </table:table-cell>
          <table:table-cell table:formula="of:=RIGHT([.B734]; LEN([.B7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5]; &quot;_&quot;; [.C735])" office:value-type="string" office:string-value="GND_M9">
            <text:p>GND_M9</text:p>
          </table:table-cell>
          <table:table-cell table:formula="of:=[original.A735]" office:value-type="string" office:string-value="M9">
            <text:p>M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table:formula="of:=[original.B735]" office:value-type="string" office:string-value="GND">
            <text:p>GND</text:p>
          </table:table-cell>
          <table:table-cell table:formula="of:=[.G735]" office:value-type="string" office:string-value="GND">
            <text:p>GND</text:p>
          </table:table-cell>
          <table:table-cell table:formula="of:=RIGHT([.B735]; LEN([.B7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6]; &quot;_&quot;; [.C736])" office:value-type="string" office:string-value="GND_N1">
            <text:p>GND_N1</text:p>
          </table:table-cell>
          <table:table-cell table:formula="of:=[original.A736]" office:value-type="string" office:string-value="N1">
            <text:p>N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table:formula="of:=[original.B736]" office:value-type="string" office:string-value="GND">
            <text:p>GND</text:p>
          </table:table-cell>
          <table:table-cell table:formula="of:=[.G736]" office:value-type="string" office:string-value="GND">
            <text:p>GND</text:p>
          </table:table-cell>
          <table:table-cell table:formula="of:=RIGHT([.B736]; LEN([.B7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7]; &quot;_&quot;; [.C737])" office:value-type="string" office:string-value="GND_N11">
            <text:p>GND_N11</text:p>
          </table:table-cell>
          <table:table-cell table:formula="of:=[original.A737]" office:value-type="string" office:string-value="N11">
            <text:p>N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[original.B737]" office:value-type="string" office:string-value="GND">
            <text:p>GND</text:p>
          </table:table-cell>
          <table:table-cell table:formula="of:=[.G737]" office:value-type="string" office:string-value="GND">
            <text:p>GND</text:p>
          </table:table-cell>
          <table:table-cell table:formula="of:=RIGHT([.B737]; LEN([.B7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8]; &quot;_&quot;; [.C738])" office:value-type="string" office:string-value="GND_N13">
            <text:p>GND_N13</text:p>
          </table:table-cell>
          <table:table-cell table:formula="of:=[original.A738]" office:value-type="string" office:string-value="N13">
            <text:p>N1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formula="of:=[original.B738]" office:value-type="string" office:string-value="GND">
            <text:p>GND</text:p>
          </table:table-cell>
          <table:table-cell table:formula="of:=[.G738]" office:value-type="string" office:string-value="GND">
            <text:p>GND</text:p>
          </table:table-cell>
          <table:table-cell table:formula="of:=RIGHT([.B738]; LEN([.B7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39]; &quot;_&quot;; [.C739])" office:value-type="string" office:string-value="GND_N15">
            <text:p>GND_N15</text:p>
          </table:table-cell>
          <table:table-cell table:formula="of:=[original.A739]" office:value-type="string" office:string-value="N15">
            <text:p>N1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formula="of:=[original.B739]" office:value-type="string" office:string-value="GND">
            <text:p>GND</text:p>
          </table:table-cell>
          <table:table-cell table:formula="of:=[.G739]" office:value-type="string" office:string-value="GND">
            <text:p>GND</text:p>
          </table:table-cell>
          <table:table-cell table:formula="of:=RIGHT([.B739]; LEN([.B7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0]; &quot;_&quot;; [.C740])" office:value-type="string" office:string-value="GND_N17">
            <text:p>GND_N17</text:p>
          </table:table-cell>
          <table:table-cell table:formula="of:=[original.A740]" office:value-type="string" office:string-value="N17">
            <text:p>N1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3">
            <text:p>103</text:p>
          </table:table-cell>
          <table:table-cell table:formula="of:=[original.B740]" office:value-type="string" office:string-value="GND">
            <text:p>GND</text:p>
          </table:table-cell>
          <table:table-cell table:formula="of:=[.G740]" office:value-type="string" office:string-value="GND">
            <text:p>GND</text:p>
          </table:table-cell>
          <table:table-cell table:formula="of:=RIGHT([.B740]; LEN([.B7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1]; &quot;_&quot;; [.C741])" office:value-type="string" office:string-value="GND_N19">
            <text:p>GND_N19</text:p>
          </table:table-cell>
          <table:table-cell table:formula="of:=[original.A741]" office:value-type="string" office:string-value="N19">
            <text:p>N1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formula="of:=[original.B741]" office:value-type="string" office:string-value="GND">
            <text:p>GND</text:p>
          </table:table-cell>
          <table:table-cell table:formula="of:=[.G741]" office:value-type="string" office:string-value="GND">
            <text:p>GND</text:p>
          </table:table-cell>
          <table:table-cell table:formula="of:=RIGHT([.B741]; LEN([.B7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2]; &quot;_&quot;; [.C742])" office:value-type="string" office:string-value="GND_N25">
            <text:p>GND_N25</text:p>
          </table:table-cell>
          <table:table-cell table:formula="of:=[original.A742]" office:value-type="string" office:string-value="N25">
            <text:p>N2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formula="of:=[original.B742]" office:value-type="string" office:string-value="GND">
            <text:p>GND</text:p>
          </table:table-cell>
          <table:table-cell table:formula="of:=[.G742]" office:value-type="string" office:string-value="GND">
            <text:p>GND</text:p>
          </table:table-cell>
          <table:table-cell table:formula="of:=RIGHT([.B742]; LEN([.B7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3]; &quot;_&quot;; [.C743])" office:value-type="string" office:string-value="GND_N5">
            <text:p>GND_N5</text:p>
          </table:table-cell>
          <table:table-cell table:formula="of:=[original.A743]" office:value-type="string" office:string-value="N5">
            <text:p>N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formula="of:=[original.B743]" office:value-type="string" office:string-value="GND">
            <text:p>GND</text:p>
          </table:table-cell>
          <table:table-cell table:formula="of:=[.G743]" office:value-type="string" office:string-value="GND">
            <text:p>GND</text:p>
          </table:table-cell>
          <table:table-cell table:formula="of:=RIGHT([.B743]; LEN([.B7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4]; &quot;_&quot;; [.C744])" office:value-type="string" office:string-value="GND_N9">
            <text:p>GND_N9</text:p>
          </table:table-cell>
          <table:table-cell table:formula="of:=[original.A744]" office:value-type="string" office:string-value="N9">
            <text:p>N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table:formula="of:=[original.B744]" office:value-type="string" office:string-value="GND">
            <text:p>GND</text:p>
          </table:table-cell>
          <table:table-cell table:formula="of:=[.G744]" office:value-type="string" office:string-value="GND">
            <text:p>GND</text:p>
          </table:table-cell>
          <table:table-cell table:formula="of:=RIGHT([.B744]; LEN([.B7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5]; &quot;_&quot;; [.C745])" office:value-type="string" office:string-value="GND_P12">
            <text:p>GND_P12</text:p>
          </table:table-cell>
          <table:table-cell table:formula="of:=[original.A745]" office:value-type="string" office:string-value="P12">
            <text:p>P1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table:formula="of:=[original.B745]" office:value-type="string" office:string-value="GND">
            <text:p>GND</text:p>
          </table:table-cell>
          <table:table-cell table:formula="of:=[.G745]" office:value-type="string" office:string-value="GND">
            <text:p>GND</text:p>
          </table:table-cell>
          <table:table-cell table:formula="of:=RIGHT([.B745]; LEN([.B7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6]; &quot;_&quot;; [.C746])" office:value-type="string" office:string-value="GND_P16">
            <text:p>GND_P16</text:p>
          </table:table-cell>
          <table:table-cell table:formula="of:=[original.A746]" office:value-type="string" office:string-value="P16">
            <text:p>P1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table:formula="of:=[original.B746]" office:value-type="string" office:string-value="GND">
            <text:p>GND</text:p>
          </table:table-cell>
          <table:table-cell table:formula="of:=[.G746]" office:value-type="string" office:string-value="GND">
            <text:p>GND</text:p>
          </table:table-cell>
          <table:table-cell table:formula="of:=RIGHT([.B746]; LEN([.B7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7]; &quot;_&quot;; [.C747])" office:value-type="string" office:string-value="GND_P18">
            <text:p>GND_P18</text:p>
          </table:table-cell>
          <table:table-cell table:formula="of:=[original.A747]" office:value-type="string" office:string-value="P18">
            <text:p>P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formula="of:=[original.B747]" office:value-type="string" office:string-value="GND">
            <text:p>GND</text:p>
          </table:table-cell>
          <table:table-cell table:formula="of:=[.G747]" office:value-type="string" office:string-value="GND">
            <text:p>GND</text:p>
          </table:table-cell>
          <table:table-cell table:formula="of:=RIGHT([.B747]; LEN([.B7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8]; &quot;_&quot;; [.C748])" office:value-type="string" office:string-value="GND_P20">
            <text:p>GND_P20</text:p>
          </table:table-cell>
          <table:table-cell table:formula="of:=[original.A748]" office:value-type="string" office:string-value="P20">
            <text:p>P2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table:formula="of:=[original.B748]" office:value-type="string" office:string-value="GND">
            <text:p>GND</text:p>
          </table:table-cell>
          <table:table-cell table:formula="of:=[.G748]" office:value-type="string" office:string-value="GND">
            <text:p>GND</text:p>
          </table:table-cell>
          <table:table-cell table:formula="of:=RIGHT([.B748]; LEN([.B7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49]; &quot;_&quot;; [.C749])" office:value-type="string" office:string-value="GND_P22">
            <text:p>GND_P22</text:p>
          </table:table-cell>
          <table:table-cell table:formula="of:=[original.A749]" office:value-type="string" office:string-value="P22">
            <text:p>P2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2">
            <text:p>112</text:p>
          </table:table-cell>
          <table:table-cell table:formula="of:=[original.B749]" office:value-type="string" office:string-value="GND">
            <text:p>GND</text:p>
          </table:table-cell>
          <table:table-cell table:formula="of:=[.G749]" office:value-type="string" office:string-value="GND">
            <text:p>GND</text:p>
          </table:table-cell>
          <table:table-cell table:formula="of:=RIGHT([.B749]; LEN([.B7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0]; &quot;_&quot;; [.C750])" office:value-type="string" office:string-value="GND_P3">
            <text:p>GND_P3</text:p>
          </table:table-cell>
          <table:table-cell table:formula="of:=[original.A750]" office:value-type="string" office:string-value="P3">
            <text:p>P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table:formula="of:=[original.B750]" office:value-type="string" office:string-value="GND">
            <text:p>GND</text:p>
          </table:table-cell>
          <table:table-cell table:formula="of:=[.G750]" office:value-type="string" office:string-value="GND">
            <text:p>GND</text:p>
          </table:table-cell>
          <table:table-cell table:formula="of:=RIGHT([.B750]; LEN([.B7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1]; &quot;_&quot;; [.C751])" office:value-type="string" office:string-value="GND_P7">
            <text:p>GND_P7</text:p>
          </table:table-cell>
          <table:table-cell table:formula="of:=[original.A751]" office:value-type="string" office:string-value="P7">
            <text:p>P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table:formula="of:=[original.B751]" office:value-type="string" office:string-value="GND">
            <text:p>GND</text:p>
          </table:table-cell>
          <table:table-cell table:formula="of:=[.G751]" office:value-type="string" office:string-value="GND">
            <text:p>GND</text:p>
          </table:table-cell>
          <table:table-cell table:formula="of:=RIGHT([.B751]; LEN([.B7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2]; &quot;_&quot;; [.C752])" office:value-type="string" office:string-value="GND_R1">
            <text:p>GND_R1</text:p>
          </table:table-cell>
          <table:table-cell table:formula="of:=[original.A752]" office:value-type="string" office:string-value="R1">
            <text:p>R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table:formula="of:=[original.B752]" office:value-type="string" office:string-value="GND">
            <text:p>GND</text:p>
          </table:table-cell>
          <table:table-cell table:formula="of:=[.G752]" office:value-type="string" office:string-value="GND">
            <text:p>GND</text:p>
          </table:table-cell>
          <table:table-cell table:formula="of:=RIGHT([.B752]; LEN([.B7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3]; &quot;_&quot;; [.C753])" office:value-type="string" office:string-value="GND_R11">
            <text:p>GND_R11</text:p>
          </table:table-cell>
          <table:table-cell table:formula="of:=[original.A753]" office:value-type="string" office:string-value="R11">
            <text:p>R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table:formula="of:=[original.B753]" office:value-type="string" office:string-value="GND">
            <text:p>GND</text:p>
          </table:table-cell>
          <table:table-cell table:formula="of:=[.G753]" office:value-type="string" office:string-value="GND">
            <text:p>GND</text:p>
          </table:table-cell>
          <table:table-cell table:formula="of:=RIGHT([.B753]; LEN([.B7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4]; &quot;_&quot;; [.C754])" office:value-type="string" office:string-value="GND_R13">
            <text:p>GND_R13</text:p>
          </table:table-cell>
          <table:table-cell table:formula="of:=[original.A754]" office:value-type="string" office:string-value="R13">
            <text:p>R1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7">
            <text:p>117</text:p>
          </table:table-cell>
          <table:table-cell table:formula="of:=[original.B754]" office:value-type="string" office:string-value="GND">
            <text:p>GND</text:p>
          </table:table-cell>
          <table:table-cell table:formula="of:=[.G754]" office:value-type="string" office:string-value="GND">
            <text:p>GND</text:p>
          </table:table-cell>
          <table:table-cell table:formula="of:=RIGHT([.B754]; LEN([.B7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5]; &quot;_&quot;; [.C755])" office:value-type="string" office:string-value="GND_R17">
            <text:p>GND_R17</text:p>
          </table:table-cell>
          <table:table-cell table:formula="of:=[original.A755]" office:value-type="string" office:string-value="R17">
            <text:p>R1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table:formula="of:=[original.B755]" office:value-type="string" office:string-value="GND">
            <text:p>GND</text:p>
          </table:table-cell>
          <table:table-cell table:formula="of:=[.G755]" office:value-type="string" office:string-value="GND">
            <text:p>GND</text:p>
          </table:table-cell>
          <table:table-cell table:formula="of:=RIGHT([.B755]; LEN([.B7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6]; &quot;_&quot;; [.C756])" office:value-type="string" office:string-value="GND_R19">
            <text:p>GND_R19</text:p>
          </table:table-cell>
          <table:table-cell table:formula="of:=[original.A756]" office:value-type="string" office:string-value="R19">
            <text:p>R1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19">
            <text:p>119</text:p>
          </table:table-cell>
          <table:table-cell table:formula="of:=[original.B756]" office:value-type="string" office:string-value="GND">
            <text:p>GND</text:p>
          </table:table-cell>
          <table:table-cell table:formula="of:=[.G756]" office:value-type="string" office:string-value="GND">
            <text:p>GND</text:p>
          </table:table-cell>
          <table:table-cell table:formula="of:=RIGHT([.B756]; LEN([.B7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7]; &quot;_&quot;; [.C757])" office:value-type="string" office:string-value="GND_R29">
            <text:p>GND_R29</text:p>
          </table:table-cell>
          <table:table-cell table:formula="of:=[original.A757]" office:value-type="string" office:string-value="R29">
            <text:p>R2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formula="of:=[original.B757]" office:value-type="string" office:string-value="GND">
            <text:p>GND</text:p>
          </table:table-cell>
          <table:table-cell table:formula="of:=[.G757]" office:value-type="string" office:string-value="GND">
            <text:p>GND</text:p>
          </table:table-cell>
          <table:table-cell table:formula="of:=RIGHT([.B757]; LEN([.B7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8]; &quot;_&quot;; [.C758])" office:value-type="string" office:string-value="GND_R5">
            <text:p>GND_R5</text:p>
          </table:table-cell>
          <table:table-cell table:formula="of:=[original.A758]" office:value-type="string" office:string-value="R5">
            <text:p>R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1">
            <text:p>121</text:p>
          </table:table-cell>
          <table:table-cell table:formula="of:=[original.B758]" office:value-type="string" office:string-value="GND">
            <text:p>GND</text:p>
          </table:table-cell>
          <table:table-cell table:formula="of:=[.G758]" office:value-type="string" office:string-value="GND">
            <text:p>GND</text:p>
          </table:table-cell>
          <table:table-cell table:formula="of:=RIGHT([.B758]; LEN([.B7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59]; &quot;_&quot;; [.C759])" office:value-type="string" office:string-value="GND_T10">
            <text:p>GND_T10</text:p>
          </table:table-cell>
          <table:table-cell table:formula="of:=[original.A759]" office:value-type="string" office:string-value="T10">
            <text:p>T1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table:formula="of:=[original.B759]" office:value-type="string" office:string-value="GND">
            <text:p>GND</text:p>
          </table:table-cell>
          <table:table-cell table:formula="of:=[.G759]" office:value-type="string" office:string-value="GND">
            <text:p>GND</text:p>
          </table:table-cell>
          <table:table-cell table:formula="of:=RIGHT([.B759]; LEN([.B7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0]; &quot;_&quot;; [.C760])" office:value-type="string" office:string-value="GND_T12">
            <text:p>GND_T12</text:p>
          </table:table-cell>
          <table:table-cell table:formula="of:=[original.A760]" office:value-type="string" office:string-value="T12">
            <text:p>T1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table:formula="of:=[original.B760]" office:value-type="string" office:string-value="GND">
            <text:p>GND</text:p>
          </table:table-cell>
          <table:table-cell table:formula="of:=[.G760]" office:value-type="string" office:string-value="GND">
            <text:p>GND</text:p>
          </table:table-cell>
          <table:table-cell table:formula="of:=RIGHT([.B760]; LEN([.B7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1]; &quot;_&quot;; [.C761])" office:value-type="string" office:string-value="GND_T16">
            <text:p>GND_T16</text:p>
          </table:table-cell>
          <table:table-cell table:formula="of:=[original.A761]" office:value-type="string" office:string-value="T16">
            <text:p>T1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[original.B761]" office:value-type="string" office:string-value="GND">
            <text:p>GND</text:p>
          </table:table-cell>
          <table:table-cell table:formula="of:=[.G761]" office:value-type="string" office:string-value="GND">
            <text:p>GND</text:p>
          </table:table-cell>
          <table:table-cell table:formula="of:=RIGHT([.B761]; LEN([.B7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2]; &quot;_&quot;; [.C762])" office:value-type="string" office:string-value="GND_T18">
            <text:p>GND_T18</text:p>
          </table:table-cell>
          <table:table-cell table:formula="of:=[original.A762]" office:value-type="string" office:string-value="T18">
            <text:p>T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[original.B762]" office:value-type="string" office:string-value="GND">
            <text:p>GND</text:p>
          </table:table-cell>
          <table:table-cell table:formula="of:=[.G762]" office:value-type="string" office:string-value="GND">
            <text:p>GND</text:p>
          </table:table-cell>
          <table:table-cell table:formula="of:=RIGHT([.B762]; LEN([.B7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3]; &quot;_&quot;; [.C763])" office:value-type="string" office:string-value="GND_T20">
            <text:p>GND_T20</text:p>
          </table:table-cell>
          <table:table-cell table:formula="of:=[original.A763]" office:value-type="string" office:string-value="T20">
            <text:p>T2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[original.B763]" office:value-type="string" office:string-value="GND">
            <text:p>GND</text:p>
          </table:table-cell>
          <table:table-cell table:formula="of:=[.G763]" office:value-type="string" office:string-value="GND">
            <text:p>GND</text:p>
          </table:table-cell>
          <table:table-cell table:formula="of:=RIGHT([.B763]; LEN([.B7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4]; &quot;_&quot;; [.C764])" office:value-type="string" office:string-value="GND_T26">
            <text:p>GND_T26</text:p>
          </table:table-cell>
          <table:table-cell table:formula="of:=[original.A764]" office:value-type="string" office:string-value="T26">
            <text:p>T2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[original.B764]" office:value-type="string" office:string-value="GND">
            <text:p>GND</text:p>
          </table:table-cell>
          <table:table-cell table:formula="of:=[.G764]" office:value-type="string" office:string-value="GND">
            <text:p>GND</text:p>
          </table:table-cell>
          <table:table-cell table:formula="of:=RIGHT([.B764]; LEN([.B7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5]; &quot;_&quot;; [.C765])" office:value-type="string" office:string-value="GND_T3">
            <text:p>GND_T3</text:p>
          </table:table-cell>
          <table:table-cell table:formula="of:=[original.A765]" office:value-type="string" office:string-value="T3">
            <text:p>T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original.B765]" office:value-type="string" office:string-value="GND">
            <text:p>GND</text:p>
          </table:table-cell>
          <table:table-cell table:formula="of:=[.G765]" office:value-type="string" office:string-value="GND">
            <text:p>GND</text:p>
          </table:table-cell>
          <table:table-cell table:formula="of:=RIGHT([.B765]; LEN([.B7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6]; &quot;_&quot;; [.C766])" office:value-type="string" office:string-value="GND_T8">
            <text:p>GND_T8</text:p>
          </table:table-cell>
          <table:table-cell table:formula="of:=[original.A766]" office:value-type="string" office:string-value="T8">
            <text:p>T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table:formula="of:=[original.B766]" office:value-type="string" office:string-value="GND">
            <text:p>GND</text:p>
          </table:table-cell>
          <table:table-cell table:formula="of:=[.G766]" office:value-type="string" office:string-value="GND">
            <text:p>GND</text:p>
          </table:table-cell>
          <table:table-cell table:formula="of:=RIGHT([.B766]; LEN([.B7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7]; &quot;_&quot;; [.C767])" office:value-type="string" office:string-value="GND_U1">
            <text:p>GND_U1</text:p>
          </table:table-cell>
          <table:table-cell table:formula="of:=[original.A767]" office:value-type="string" office:string-value="U1">
            <text:p>U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[original.B767]" office:value-type="string" office:string-value="GND">
            <text:p>GND</text:p>
          </table:table-cell>
          <table:table-cell table:formula="of:=[.G767]" office:value-type="string" office:string-value="GND">
            <text:p>GND</text:p>
          </table:table-cell>
          <table:table-cell table:formula="of:=RIGHT([.B767]; LEN([.B7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8]; &quot;_&quot;; [.C768])" office:value-type="string" office:string-value="GND_U11">
            <text:p>GND_U11</text:p>
          </table:table-cell>
          <table:table-cell table:formula="of:=[original.A768]" office:value-type="string" office:string-value="U11">
            <text:p>U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[original.B768]" office:value-type="string" office:string-value="GND">
            <text:p>GND</text:p>
          </table:table-cell>
          <table:table-cell table:formula="of:=[.G768]" office:value-type="string" office:string-value="GND">
            <text:p>GND</text:p>
          </table:table-cell>
          <table:table-cell table:formula="of:=RIGHT([.B768]; LEN([.B7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69]; &quot;_&quot;; [.C769])" office:value-type="string" office:string-value="GND_U13">
            <text:p>GND_U13</text:p>
          </table:table-cell>
          <table:table-cell table:formula="of:=[original.A769]" office:value-type="string" office:string-value="U13">
            <text:p>U1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[original.B769]" office:value-type="string" office:string-value="GND">
            <text:p>GND</text:p>
          </table:table-cell>
          <table:table-cell table:formula="of:=[.G769]" office:value-type="string" office:string-value="GND">
            <text:p>GND</text:p>
          </table:table-cell>
          <table:table-cell table:formula="of:=RIGHT([.B769]; LEN([.B7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0]; &quot;_&quot;; [.C770])" office:value-type="string" office:string-value="GND_U17">
            <text:p>GND_U17</text:p>
          </table:table-cell>
          <table:table-cell table:formula="of:=[original.A770]" office:value-type="string" office:string-value="U17">
            <text:p>U1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[original.B770]" office:value-type="string" office:string-value="GND">
            <text:p>GND</text:p>
          </table:table-cell>
          <table:table-cell table:formula="of:=[.G770]" office:value-type="string" office:string-value="GND">
            <text:p>GND</text:p>
          </table:table-cell>
          <table:table-cell table:formula="of:=RIGHT([.B770]; LEN([.B7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1]; &quot;_&quot;; [.C771])" office:value-type="string" office:string-value="GND_U19">
            <text:p>GND_U19</text:p>
          </table:table-cell>
          <table:table-cell table:formula="of:=[original.A771]" office:value-type="string" office:string-value="U19">
            <text:p>U1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[original.B771]" office:value-type="string" office:string-value="GND">
            <text:p>GND</text:p>
          </table:table-cell>
          <table:table-cell table:formula="of:=[.G771]" office:value-type="string" office:string-value="GND">
            <text:p>GND</text:p>
          </table:table-cell>
          <table:table-cell table:formula="of:=RIGHT([.B771]; LEN([.B7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2]; &quot;_&quot;; [.C772])" office:value-type="string" office:string-value="GND_U23">
            <text:p>GND_U23</text:p>
          </table:table-cell>
          <table:table-cell table:formula="of:=[original.A772]" office:value-type="string" office:string-value="U23">
            <text:p>U2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[original.B772]" office:value-type="string" office:string-value="GND">
            <text:p>GND</text:p>
          </table:table-cell>
          <table:table-cell table:formula="of:=[.G772]" office:value-type="string" office:string-value="GND">
            <text:p>GND</text:p>
          </table:table-cell>
          <table:table-cell table:formula="of:=RIGHT([.B772]; LEN([.B7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3]; &quot;_&quot;; [.C773])" office:value-type="string" office:string-value="GND_U5">
            <text:p>GND_U5</text:p>
          </table:table-cell>
          <table:table-cell table:formula="of:=[original.A773]" office:value-type="string" office:string-value="U5">
            <text:p>U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table:formula="of:=[original.B773]" office:value-type="string" office:string-value="GND">
            <text:p>GND</text:p>
          </table:table-cell>
          <table:table-cell table:formula="of:=[.G773]" office:value-type="string" office:string-value="GND">
            <text:p>GND</text:p>
          </table:table-cell>
          <table:table-cell table:formula="of:=RIGHT([.B773]; LEN([.B7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4]; &quot;_&quot;; [.C774])" office:value-type="string" office:string-value="GND_V12">
            <text:p>GND_V12</text:p>
          </table:table-cell>
          <table:table-cell table:formula="of:=[original.A774]" office:value-type="string" office:string-value="V12">
            <text:p>V12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table:formula="of:=[original.B774]" office:value-type="string" office:string-value="GND">
            <text:p>GND</text:p>
          </table:table-cell>
          <table:table-cell table:formula="of:=[.G774]" office:value-type="string" office:string-value="GND">
            <text:p>GND</text:p>
          </table:table-cell>
          <table:table-cell table:formula="of:=RIGHT([.B774]; LEN([.B77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5]; &quot;_&quot;; [.C775])" office:value-type="string" office:string-value="GND_V14">
            <text:p>GND_V14</text:p>
          </table:table-cell>
          <table:table-cell table:formula="of:=[original.A775]" office:value-type="string" office:string-value="V14">
            <text:p>V1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[original.B775]" office:value-type="string" office:string-value="GND">
            <text:p>GND</text:p>
          </table:table-cell>
          <table:table-cell table:formula="of:=[.G775]" office:value-type="string" office:string-value="GND">
            <text:p>GND</text:p>
          </table:table-cell>
          <table:table-cell table:formula="of:=RIGHT([.B775]; LEN([.B77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6]; &quot;_&quot;; [.C776])" office:value-type="string" office:string-value="GND_V16">
            <text:p>GND_V16</text:p>
          </table:table-cell>
          <table:table-cell table:formula="of:=[original.A776]" office:value-type="string" office:string-value="V16">
            <text:p>V1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[original.B776]" office:value-type="string" office:string-value="GND">
            <text:p>GND</text:p>
          </table:table-cell>
          <table:table-cell table:formula="of:=[.G776]" office:value-type="string" office:string-value="GND">
            <text:p>GND</text:p>
          </table:table-cell>
          <table:table-cell table:formula="of:=RIGHT([.B776]; LEN([.B77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7]; &quot;_&quot;; [.C777])" office:value-type="string" office:string-value="GND_V18">
            <text:p>GND_V18</text:p>
          </table:table-cell>
          <table:table-cell table:formula="of:=[original.A777]" office:value-type="string" office:string-value="V18">
            <text:p>V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[original.B777]" office:value-type="string" office:string-value="GND">
            <text:p>GND</text:p>
          </table:table-cell>
          <table:table-cell table:formula="of:=[.G777]" office:value-type="string" office:string-value="GND">
            <text:p>GND</text:p>
          </table:table-cell>
          <table:table-cell table:formula="of:=RIGHT([.B777]; LEN([.B77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8]; &quot;_&quot;; [.C778])" office:value-type="string" office:string-value="GND_V20">
            <text:p>GND_V20</text:p>
          </table:table-cell>
          <table:table-cell table:formula="of:=[original.A778]" office:value-type="string" office:string-value="V20">
            <text:p>V2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[original.B778]" office:value-type="string" office:string-value="GND">
            <text:p>GND</text:p>
          </table:table-cell>
          <table:table-cell table:formula="of:=[.G778]" office:value-type="string" office:string-value="GND">
            <text:p>GND</text:p>
          </table:table-cell>
          <table:table-cell table:formula="of:=RIGHT([.B778]; LEN([.B77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79]; &quot;_&quot;; [.C779])" office:value-type="string" office:string-value="GND_V3">
            <text:p>GND_V3</text:p>
          </table:table-cell>
          <table:table-cell table:formula="of:=[original.A779]" office:value-type="string" office:string-value="V3">
            <text:p>V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[original.B779]" office:value-type="string" office:string-value="GND">
            <text:p>GND</text:p>
          </table:table-cell>
          <table:table-cell table:formula="of:=[.G779]" office:value-type="string" office:string-value="GND">
            <text:p>GND</text:p>
          </table:table-cell>
          <table:table-cell table:formula="of:=RIGHT([.B779]; LEN([.B77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0]; &quot;_&quot;; [.C780])" office:value-type="string" office:string-value="GND_V30">
            <text:p>GND_V30</text:p>
          </table:table-cell>
          <table:table-cell table:formula="of:=[original.A780]" office:value-type="string" office:string-value="V30">
            <text:p>V30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table:formula="of:=[original.B780]" office:value-type="string" office:string-value="GND">
            <text:p>GND</text:p>
          </table:table-cell>
          <table:table-cell table:formula="of:=[.G780]" office:value-type="string" office:string-value="GND">
            <text:p>GND</text:p>
          </table:table-cell>
          <table:table-cell table:formula="of:=RIGHT([.B780]; LEN([.B78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1]; &quot;_&quot;; [.C781])" office:value-type="string" office:string-value="GND_V8">
            <text:p>GND_V8</text:p>
          </table:table-cell>
          <table:table-cell table:formula="of:=[original.A781]" office:value-type="string" office:string-value="V8">
            <text:p>V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table:formula="of:=[original.B781]" office:value-type="string" office:string-value="GND">
            <text:p>GND</text:p>
          </table:table-cell>
          <table:table-cell table:formula="of:=[.G781]" office:value-type="string" office:string-value="GND">
            <text:p>GND</text:p>
          </table:table-cell>
          <table:table-cell table:formula="of:=RIGHT([.B781]; LEN([.B78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2]; &quot;_&quot;; [.C782])" office:value-type="string" office:string-value="GND_W1">
            <text:p>GND_W1</text:p>
          </table:table-cell>
          <table:table-cell table:formula="of:=[original.A782]" office:value-type="string" office:string-value="W1">
            <text:p>W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table:formula="of:=[original.B782]" office:value-type="string" office:string-value="GND">
            <text:p>GND</text:p>
          </table:table-cell>
          <table:table-cell table:formula="of:=[.G782]" office:value-type="string" office:string-value="GND">
            <text:p>GND</text:p>
          </table:table-cell>
          <table:table-cell table:formula="of:=RIGHT([.B782]; LEN([.B7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3]; &quot;_&quot;; [.C783])" office:value-type="string" office:string-value="GND_W11">
            <text:p>GND_W11</text:p>
          </table:table-cell>
          <table:table-cell table:formula="of:=[original.A783]" office:value-type="string" office:string-value="W11">
            <text:p>W11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[original.B783]" office:value-type="string" office:string-value="GND">
            <text:p>GND</text:p>
          </table:table-cell>
          <table:table-cell table:formula="of:=[.G783]" office:value-type="string" office:string-value="GND">
            <text:p>GND</text:p>
          </table:table-cell>
          <table:table-cell table:formula="of:=RIGHT([.B783]; LEN([.B7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4]; &quot;_&quot;; [.C784])" office:value-type="string" office:string-value="GND_W13">
            <text:p>GND_W13</text:p>
          </table:table-cell>
          <table:table-cell table:formula="of:=[original.A784]" office:value-type="string" office:string-value="W13">
            <text:p>W1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[original.B784]" office:value-type="string" office:string-value="GND">
            <text:p>GND</text:p>
          </table:table-cell>
          <table:table-cell table:formula="of:=[.G784]" office:value-type="string" office:string-value="GND">
            <text:p>GND</text:p>
          </table:table-cell>
          <table:table-cell table:formula="of:=RIGHT([.B784]; LEN([.B7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5]; &quot;_&quot;; [.C785])" office:value-type="string" office:string-value="GND_W15">
            <text:p>GND_W15</text:p>
          </table:table-cell>
          <table:table-cell table:formula="of:=[original.A785]" office:value-type="string" office:string-value="W15">
            <text:p>W1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[original.B785]" office:value-type="string" office:string-value="GND">
            <text:p>GND</text:p>
          </table:table-cell>
          <table:table-cell table:formula="of:=[.G785]" office:value-type="string" office:string-value="GND">
            <text:p>GND</text:p>
          </table:table-cell>
          <table:table-cell table:formula="of:=RIGHT([.B785]; LEN([.B7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6]; &quot;_&quot;; [.C786])" office:value-type="string" office:string-value="GND_W17">
            <text:p>GND_W17</text:p>
          </table:table-cell>
          <table:table-cell table:formula="of:=[original.A786]" office:value-type="string" office:string-value="W17">
            <text:p>W1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[original.B786]" office:value-type="string" office:string-value="GND">
            <text:p>GND</text:p>
          </table:table-cell>
          <table:table-cell table:formula="of:=[.G786]" office:value-type="string" office:string-value="GND">
            <text:p>GND</text:p>
          </table:table-cell>
          <table:table-cell table:formula="of:=RIGHT([.B786]; LEN([.B7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7]; &quot;_&quot;; [.C787])" office:value-type="string" office:string-value="GND_W19">
            <text:p>GND_W19</text:p>
          </table:table-cell>
          <table:table-cell table:formula="of:=[original.A787]" office:value-type="string" office:string-value="W19">
            <text:p>W19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[original.B787]" office:value-type="string" office:string-value="GND">
            <text:p>GND</text:p>
          </table:table-cell>
          <table:table-cell table:formula="of:=[.G787]" office:value-type="string" office:string-value="GND">
            <text:p>GND</text:p>
          </table:table-cell>
          <table:table-cell table:formula="of:=RIGHT([.B787]; LEN([.B7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8]; &quot;_&quot;; [.C788])" office:value-type="string" office:string-value="GND_W27">
            <text:p>GND_W27</text:p>
          </table:table-cell>
          <table:table-cell table:formula="of:=[original.A788]" office:value-type="string" office:string-value="W27">
            <text:p>W2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[original.B788]" office:value-type="string" office:string-value="GND">
            <text:p>GND</text:p>
          </table:table-cell>
          <table:table-cell table:formula="of:=[.G788]" office:value-type="string" office:string-value="GND">
            <text:p>GND</text:p>
          </table:table-cell>
          <table:table-cell table:formula="of:=RIGHT([.B788]; LEN([.B7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89]; &quot;_&quot;; [.C789])" office:value-type="string" office:string-value="GND_W5">
            <text:p>GND_W5</text:p>
          </table:table-cell>
          <table:table-cell table:formula="of:=[original.A789]" office:value-type="string" office:string-value="W5">
            <text:p>W5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[original.B789]" office:value-type="string" office:string-value="GND">
            <text:p>GND</text:p>
          </table:table-cell>
          <table:table-cell table:formula="of:=[.G789]" office:value-type="string" office:string-value="GND">
            <text:p>GND</text:p>
          </table:table-cell>
          <table:table-cell table:formula="of:=RIGHT([.B789]; LEN([.B7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0]; &quot;_&quot;; [.C790])" office:value-type="string" office:string-value="GND_Y14">
            <text:p>GND_Y14</text:p>
          </table:table-cell>
          <table:table-cell table:formula="of:=[original.A790]" office:value-type="string" office:string-value="Y14">
            <text:p>Y1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3">
            <text:p>153</text:p>
          </table:table-cell>
          <table:table-cell table:formula="of:=[original.B790]" office:value-type="string" office:string-value="GND">
            <text:p>GND</text:p>
          </table:table-cell>
          <table:table-cell table:formula="of:=[.G790]" office:value-type="string" office:string-value="GND">
            <text:p>GND</text:p>
          </table:table-cell>
          <table:table-cell table:formula="of:=RIGHT([.B790]; LEN([.B7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1]; &quot;_&quot;; [.C791])" office:value-type="string" office:string-value="GND_Y16">
            <text:p>GND_Y16</text:p>
          </table:table-cell>
          <table:table-cell table:formula="of:=[original.A791]" office:value-type="string" office:string-value="Y16">
            <text:p>Y16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table:formula="of:=[original.B791]" office:value-type="string" office:string-value="GND">
            <text:p>GND</text:p>
          </table:table-cell>
          <table:table-cell table:formula="of:=[.G791]" office:value-type="string" office:string-value="GND">
            <text:p>GND</text:p>
          </table:table-cell>
          <table:table-cell table:formula="of:=RIGHT([.B791]; LEN([.B7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2]; &quot;_&quot;; [.C792])" office:value-type="string" office:string-value="GND_Y18">
            <text:p>GND_Y18</text:p>
          </table:table-cell>
          <table:table-cell table:formula="of:=[original.A792]" office:value-type="string" office:string-value="Y18">
            <text:p>Y18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[original.B792]" office:value-type="string" office:string-value="GND">
            <text:p>GND</text:p>
          </table:table-cell>
          <table:table-cell table:formula="of:=[.G792]" office:value-type="string" office:string-value="GND">
            <text:p>GND</text:p>
          </table:table-cell>
          <table:table-cell table:formula="of:=RIGHT([.B792]; LEN([.B7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3]; &quot;_&quot;; [.C793])" office:value-type="string" office:string-value="GND_Y24">
            <text:p>GND_Y24</text:p>
          </table:table-cell>
          <table:table-cell table:formula="of:=[original.A793]" office:value-type="string" office:string-value="Y24">
            <text:p>Y24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[original.B793]" office:value-type="string" office:string-value="GND">
            <text:p>GND</text:p>
          </table:table-cell>
          <table:table-cell table:formula="of:=[.G793]" office:value-type="string" office:string-value="GND">
            <text:p>GND</text:p>
          </table:table-cell>
          <table:table-cell table:formula="of:=RIGHT([.B793]; LEN([.B79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4]; &quot;_&quot;; [.C794])" office:value-type="string" office:string-value="GND_Y3">
            <text:p>GND_Y3</text:p>
          </table:table-cell>
          <table:table-cell table:formula="of:=[original.A794]" office:value-type="string" office:string-value="Y3">
            <text:p>Y3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[original.B794]" office:value-type="string" office:string-value="GND">
            <text:p>GND</text:p>
          </table:table-cell>
          <table:table-cell table:formula="of:=[.G794]" office:value-type="string" office:string-value="GND">
            <text:p>GND</text:p>
          </table:table-cell>
          <table:table-cell table:formula="of:=RIGHT([.B794]; LEN([.B79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5]; &quot;_&quot;; [.C795])" office:value-type="string" office:string-value="GND_Y7">
            <text:p>GND_Y7</text:p>
          </table:table-cell>
          <table:table-cell table:formula="of:=[original.A795]" office:value-type="string" office:string-value="Y7">
            <text:p>Y7</text:p>
          </table:table-cell>
          <table:table-cell office:value-type="string">
            <text:p>Ground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table:formula="of:=[original.B795]" office:value-type="string" office:string-value="GND">
            <text:p>GND</text:p>
          </table:table-cell>
          <table:table-cell table:formula="of:=[.G795]" office:value-type="string" office:string-value="GND">
            <text:p>GND</text:p>
          </table:table-cell>
          <table:table-cell table:formula="of:=RIGHT([.B795]; LEN([.B79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6]; &quot;_&quot;; [.C796])" office:value-type="string" office:string-value="VCCINT_M13">
            <text:p>VCCINT_M13</text:p>
          </table:table-cell>
          <table:table-cell table:formula="of:=[original.A796]" office:value-type="string" office:string-value="M13">
            <text:p>M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59">
            <text:p>159</text:p>
          </table:table-cell>
          <table:table-cell table:formula="of:=[original.B796]" office:value-type="string" office:string-value="VCCINT">
            <text:p>VCCINT</text:p>
          </table:table-cell>
          <table:table-cell table:formula="of:=[.G796]" office:value-type="string" office:string-value="VCCINT">
            <text:p>VCCINT</text:p>
          </table:table-cell>
          <table:table-cell table:formula="of:=RIGHT([.B796]; LEN([.B79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7]; &quot;_&quot;; [.C797])" office:value-type="string" office:string-value="VCCINT_M15">
            <text:p>VCCINT_M15</text:p>
          </table:table-cell>
          <table:table-cell table:formula="of:=[original.A797]" office:value-type="string" office:string-value="M15">
            <text:p>M1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formula="of:=[original.B797]" office:value-type="string" office:string-value="VCCINT">
            <text:p>VCCINT</text:p>
          </table:table-cell>
          <table:table-cell table:formula="of:=[.G797]" office:value-type="string" office:string-value="VCCINT">
            <text:p>VCCINT</text:p>
          </table:table-cell>
          <table:table-cell table:formula="of:=RIGHT([.B797]; LEN([.B79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8]; &quot;_&quot;; [.C798])" office:value-type="string" office:string-value="VCCINT_N12">
            <text:p>VCCINT_N12</text:p>
          </table:table-cell>
          <table:table-cell table:formula="of:=[original.A798]" office:value-type="string" office:string-value="N12">
            <text:p>N1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table:formula="of:=[original.B798]" office:value-type="string" office:string-value="VCCINT">
            <text:p>VCCINT</text:p>
          </table:table-cell>
          <table:table-cell table:formula="of:=[.G798]" office:value-type="string" office:string-value="VCCINT">
            <text:p>VCCINT</text:p>
          </table:table-cell>
          <table:table-cell table:formula="of:=RIGHT([.B798]; LEN([.B79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799]; &quot;_&quot;; [.C799])" office:value-type="string" office:string-value="VCCINT_N14">
            <text:p>VCCINT_N14</text:p>
          </table:table-cell>
          <table:table-cell table:formula="of:=[original.A799]" office:value-type="string" office:string-value="N14">
            <text:p>N1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table:formula="of:=[original.B799]" office:value-type="string" office:string-value="VCCINT">
            <text:p>VCCINT</text:p>
          </table:table-cell>
          <table:table-cell table:formula="of:=[.G799]" office:value-type="string" office:string-value="VCCINT">
            <text:p>VCCINT</text:p>
          </table:table-cell>
          <table:table-cell table:formula="of:=RIGHT([.B799]; LEN([.B79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0]; &quot;_&quot;; [.C800])" office:value-type="string" office:string-value="VCCINT_P13">
            <text:p>VCCINT_P13</text:p>
          </table:table-cell>
          <table:table-cell table:formula="of:=[original.A800]" office:value-type="string" office:string-value="P13">
            <text:p>P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table:formula="of:=[original.B800]" office:value-type="string" office:string-value="VCCINT">
            <text:p>VCCINT</text:p>
          </table:table-cell>
          <table:table-cell table:formula="of:=[.G800]" office:value-type="string" office:string-value="VCCINT">
            <text:p>VCCINT</text:p>
          </table:table-cell>
          <table:table-cell table:formula="of:=RIGHT([.B800]; LEN([.B8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1]; &quot;_&quot;; [.C801])" office:value-type="string" office:string-value="VCCINT_R12">
            <text:p>VCCINT_R12</text:p>
          </table:table-cell>
          <table:table-cell table:formula="of:=[original.A801]" office:value-type="string" office:string-value="R12">
            <text:p>R1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table:formula="of:=[original.B801]" office:value-type="string" office:string-value="VCCINT">
            <text:p>VCCINT</text:p>
          </table:table-cell>
          <table:table-cell table:formula="of:=[.G801]" office:value-type="string" office:string-value="VCCINT">
            <text:p>VCCINT</text:p>
          </table:table-cell>
          <table:table-cell table:formula="of:=RIGHT([.B801]; LEN([.B80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2]; &quot;_&quot;; [.C802])" office:value-type="string" office:string-value="VCCINT_R16">
            <text:p>VCCINT_R16</text:p>
          </table:table-cell>
          <table:table-cell table:formula="of:=[original.A802]" office:value-type="string" office:string-value="R16">
            <text:p>R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5">
            <text:p>165</text:p>
          </table:table-cell>
          <table:table-cell table:formula="of:=[original.B802]" office:value-type="string" office:string-value="VCCINT">
            <text:p>VCCINT</text:p>
          </table:table-cell>
          <table:table-cell table:formula="of:=[.G802]" office:value-type="string" office:string-value="VCCINT">
            <text:p>VCCINT</text:p>
          </table:table-cell>
          <table:table-cell table:formula="of:=RIGHT([.B802]; LEN([.B80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3]; &quot;_&quot;; [.C803])" office:value-type="string" office:string-value="VCCINT_T13">
            <text:p>VCCINT_T13</text:p>
          </table:table-cell>
          <table:table-cell table:formula="of:=[original.A803]" office:value-type="string" office:string-value="T13">
            <text:p>T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6">
            <text:p>166</text:p>
          </table:table-cell>
          <table:table-cell table:formula="of:=[original.B803]" office:value-type="string" office:string-value="VCCINT">
            <text:p>VCCINT</text:p>
          </table:table-cell>
          <table:table-cell table:formula="of:=[.G803]" office:value-type="string" office:string-value="VCCINT">
            <text:p>VCCINT</text:p>
          </table:table-cell>
          <table:table-cell table:formula="of:=RIGHT([.B803]; LEN([.B80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4]; &quot;_&quot;; [.C804])" office:value-type="string" office:string-value="VCCINT_U12">
            <text:p>VCCINT_U12</text:p>
          </table:table-cell>
          <table:table-cell table:formula="of:=[original.A804]" office:value-type="string" office:string-value="U12">
            <text:p>U1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7">
            <text:p>167</text:p>
          </table:table-cell>
          <table:table-cell table:formula="of:=[original.B804]" office:value-type="string" office:string-value="VCCINT">
            <text:p>VCCINT</text:p>
          </table:table-cell>
          <table:table-cell table:formula="of:=[.G804]" office:value-type="string" office:string-value="VCCINT">
            <text:p>VCCINT</text:p>
          </table:table-cell>
          <table:table-cell table:formula="of:=RIGHT([.B804]; LEN([.B80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5]; &quot;_&quot;; [.C805])" office:value-type="string" office:string-value="VCCINT_U16">
            <text:p>VCCINT_U16</text:p>
          </table:table-cell>
          <table:table-cell table:formula="of:=[original.A805]" office:value-type="string" office:string-value="U16">
            <text:p>U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8">
            <text:p>168</text:p>
          </table:table-cell>
          <table:table-cell table:formula="of:=[original.B805]" office:value-type="string" office:string-value="VCCINT">
            <text:p>VCCINT</text:p>
          </table:table-cell>
          <table:table-cell table:formula="of:=[.G805]" office:value-type="string" office:string-value="VCCINT">
            <text:p>VCCINT</text:p>
          </table:table-cell>
          <table:table-cell table:formula="of:=RIGHT([.B805]; LEN([.B80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6]; &quot;_&quot;; [.C806])" office:value-type="string" office:string-value="VCCINT_V13">
            <text:p>VCCINT_V13</text:p>
          </table:table-cell>
          <table:table-cell table:formula="of:=[original.A806]" office:value-type="string" office:string-value="V13">
            <text:p>V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table:formula="of:=[original.B806]" office:value-type="string" office:string-value="VCCINT">
            <text:p>VCCINT</text:p>
          </table:table-cell>
          <table:table-cell table:formula="of:=[.G806]" office:value-type="string" office:string-value="VCCINT">
            <text:p>VCCINT</text:p>
          </table:table-cell>
          <table:table-cell table:formula="of:=RIGHT([.B806]; LEN([.B80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7]; &quot;_&quot;; [.C807])" office:value-type="string" office:string-value="VCCINT_V15">
            <text:p>VCCINT_V15</text:p>
          </table:table-cell>
          <table:table-cell table:formula="of:=[original.A807]" office:value-type="string" office:string-value="V15">
            <text:p>V1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table:formula="of:=[original.B807]" office:value-type="string" office:string-value="VCCINT">
            <text:p>VCCINT</text:p>
          </table:table-cell>
          <table:table-cell table:formula="of:=[.G807]" office:value-type="string" office:string-value="VCCINT">
            <text:p>VCCINT</text:p>
          </table:table-cell>
          <table:table-cell table:formula="of:=RIGHT([.B807]; LEN([.B80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8]; &quot;_&quot;; [.C808])" office:value-type="string" office:string-value="VCCINT_W12">
            <text:p>VCCINT_W12</text:p>
          </table:table-cell>
          <table:table-cell table:formula="of:=[original.A808]" office:value-type="string" office:string-value="W12">
            <text:p>W1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table:formula="of:=[original.B808]" office:value-type="string" office:string-value="VCCINT">
            <text:p>VCCINT</text:p>
          </table:table-cell>
          <table:table-cell table:formula="of:=[.G808]" office:value-type="string" office:string-value="VCCINT">
            <text:p>VCCINT</text:p>
          </table:table-cell>
          <table:table-cell table:formula="of:=RIGHT([.B808]; LEN([.B80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09]; &quot;_&quot;; [.C809])" office:value-type="string" office:string-value="VCCINT_W14">
            <text:p>VCCINT_W14</text:p>
          </table:table-cell>
          <table:table-cell table:formula="of:=[original.A809]" office:value-type="string" office:string-value="W14">
            <text:p>W1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table:formula="of:=[original.B809]" office:value-type="string" office:string-value="VCCINT">
            <text:p>VCCINT</text:p>
          </table:table-cell>
          <table:table-cell table:formula="of:=[.G809]" office:value-type="string" office:string-value="VCCINT">
            <text:p>VCCINT</text:p>
          </table:table-cell>
          <table:table-cell table:formula="of:=RIGHT([.B809]; LEN([.B80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0]; &quot;_&quot;; [.C810])" office:value-type="string" office:string-value="VCCINT_W16">
            <text:p>VCCINT_W16</text:p>
          </table:table-cell>
          <table:table-cell table:formula="of:=[original.A810]" office:value-type="string" office:string-value="W16">
            <text:p>W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table:formula="of:=[original.B810]" office:value-type="string" office:string-value="VCCINT">
            <text:p>VCCINT</text:p>
          </table:table-cell>
          <table:table-cell table:formula="of:=[.G810]" office:value-type="string" office:string-value="VCCINT">
            <text:p>VCCINT</text:p>
          </table:table-cell>
          <table:table-cell table:formula="of:=RIGHT([.B810]; LEN([.B81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1]; &quot;_&quot;; [.C811])" office:value-type="string" office:string-value="VCCINT_Y17">
            <text:p>VCCINT_Y17</text:p>
          </table:table-cell>
          <table:table-cell table:formula="of:=[original.A811]" office:value-type="string" office:string-value="Y17">
            <text:p>Y1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4">
            <text:p>174</text:p>
          </table:table-cell>
          <table:table-cell table:formula="of:=[original.B811]" office:value-type="string" office:string-value="VCCINT">
            <text:p>VCCINT</text:p>
          </table:table-cell>
          <table:table-cell table:formula="of:=[.G811]" office:value-type="string" office:string-value="VCCINT">
            <text:p>VCCINT</text:p>
          </table:table-cell>
          <table:table-cell table:formula="of:=RIGHT([.B811]; LEN([.B81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2]; &quot;_&quot;; [.C812])" office:value-type="string" office:string-value="VCCAUX_M11">
            <text:p>VCCAUX_M11</text:p>
          </table:table-cell>
          <table:table-cell table:formula="of:=[original.A812]" office:value-type="string" office:string-value="M11">
            <text:p>M1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table:formula="of:=[original.B812]" office:value-type="string" office:string-value="VCCAUX">
            <text:p>VCCAUX</text:p>
          </table:table-cell>
          <table:table-cell table:formula="of:=[.G812]" office:value-type="string" office:string-value="VCCAUX">
            <text:p>VCCAUX</text:p>
          </table:table-cell>
          <table:table-cell table:formula="of:=RIGHT([.B812]; LEN([.B81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3]; &quot;_&quot;; [.C813])" office:value-type="string" office:string-value="VCCAUX_N10">
            <text:p>VCCAUX_N10</text:p>
          </table:table-cell>
          <table:table-cell table:formula="of:=[original.A813]" office:value-type="string" office:string-value="N10">
            <text:p>N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formula="of:=[original.B813]" office:value-type="string" office:string-value="VCCAUX">
            <text:p>VCCAUX</text:p>
          </table:table-cell>
          <table:table-cell table:formula="of:=[.G813]" office:value-type="string" office:string-value="VCCAUX">
            <text:p>VCCAUX</text:p>
          </table:table-cell>
          <table:table-cell table:formula="of:=RIGHT([.B813]; LEN([.B81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4]; &quot;_&quot;; [.C814])" office:value-type="string" office:string-value="VCCAUX_R10">
            <text:p>VCCAUX_R10</text:p>
          </table:table-cell>
          <table:table-cell table:formula="of:=[original.A814]" office:value-type="string" office:string-value="R10">
            <text:p>R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table:formula="of:=[original.B814]" office:value-type="string" office:string-value="VCCAUX">
            <text:p>VCCAUX</text:p>
          </table:table-cell>
          <table:table-cell table:formula="of:=[.G814]" office:value-type="string" office:string-value="VCCAUX">
            <text:p>VCCAUX</text:p>
          </table:table-cell>
          <table:table-cell table:formula="of:=RIGHT([.B814]; LEN([.B81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5]; &quot;_&quot;; [.C815])" office:value-type="string" office:string-value="VCCAUX_U10">
            <text:p>VCCAUX_U10</text:p>
          </table:table-cell>
          <table:table-cell table:formula="of:=[original.A815]" office:value-type="string" office:string-value="U10">
            <text:p>U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8">
            <text:p>178</text:p>
          </table:table-cell>
          <table:table-cell table:formula="of:=[original.B815]" office:value-type="string" office:string-value="VCCAUX">
            <text:p>VCCAUX</text:p>
          </table:table-cell>
          <table:table-cell table:formula="of:=[.G815]" office:value-type="string" office:string-value="VCCAUX">
            <text:p>VCCAUX</text:p>
          </table:table-cell>
          <table:table-cell table:formula="of:=RIGHT([.B815]; LEN([.B81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6]; &quot;_&quot;; [.C816])" office:value-type="string" office:string-value="VCCAUX_W10">
            <text:p>VCCAUX_W10</text:p>
          </table:table-cell>
          <table:table-cell table:formula="of:=[original.A816]" office:value-type="string" office:string-value="W10">
            <text:p>W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table:formula="of:=[original.B816]" office:value-type="string" office:string-value="VCCAUX">
            <text:p>VCCAUX</text:p>
          </table:table-cell>
          <table:table-cell table:formula="of:=[.G816]" office:value-type="string" office:string-value="VCCAUX">
            <text:p>VCCAUX</text:p>
          </table:table-cell>
          <table:table-cell table:formula="of:=RIGHT([.B816]; LEN([.B81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7]; &quot;_&quot;; [.C817])" office:value-type="string" office:string-value="VCCAUX_Y11">
            <text:p>VCCAUX_Y11</text:p>
          </table:table-cell>
          <table:table-cell table:formula="of:=[original.A817]" office:value-type="string" office:string-value="Y11">
            <text:p>Y1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formula="of:=[original.B817]" office:value-type="string" office:string-value="VCCAUX">
            <text:p>VCCAUX</text:p>
          </table:table-cell>
          <table:table-cell table:formula="of:=[.G817]" office:value-type="string" office:string-value="VCCAUX">
            <text:p>VCCAUX</text:p>
          </table:table-cell>
          <table:table-cell table:formula="of:=RIGHT([.B817]; LEN([.B81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8]; &quot;_&quot;; [.C818])" office:value-type="string" office:string-value="VCCAUX_IOG0_P11">
            <text:p>VCCAUX_IOG0_P11</text:p>
          </table:table-cell>
          <table:table-cell table:formula="of:=[original.A818]" office:value-type="string" office:string-value="P11">
            <text:p>P1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table:formula="of:=[original.B818]" office:value-type="string" office:string-value="VCCAUX_IOG0">
            <text:p>VCCAUX_IOG0</text:p>
          </table:table-cell>
          <table:table-cell table:formula="of:=[.G818]" office:value-type="string" office:string-value="VCCAUX_IOG0">
            <text:p>VCCAUX_IOG0</text:p>
          </table:table-cell>
          <table:table-cell table:formula="of:=RIGHT([.B818]; LEN([.B818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19]; &quot;_&quot;; [.C819])" office:value-type="string" office:string-value="VCCAUX_IOG0_T11">
            <text:p>VCCAUX_IOG0_T11</text:p>
          </table:table-cell>
          <table:table-cell table:formula="of:=[original.A819]" office:value-type="string" office:string-value="T11">
            <text:p>T1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table:formula="of:=[original.B819]" office:value-type="string" office:string-value="VCCAUX_IOG0">
            <text:p>VCCAUX_IOG0</text:p>
          </table:table-cell>
          <table:table-cell table:formula="of:=[.G819]" office:value-type="string" office:string-value="VCCAUX_IOG0">
            <text:p>VCCAUX_IOG0</text:p>
          </table:table-cell>
          <table:table-cell table:formula="of:=RIGHT([.B819]; LEN([.B819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0]; &quot;_&quot;; [.C820])" office:value-type="string" office:string-value="VCCAUX_IOG0_V11">
            <text:p>VCCAUX_IOG0_V11</text:p>
          </table:table-cell>
          <table:table-cell table:formula="of:=[original.A820]" office:value-type="string" office:string-value="V11">
            <text:p>V1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table:formula="of:=[original.B820]" office:value-type="string" office:string-value="VCCAUX_IOG0">
            <text:p>VCCAUX_IOG0</text:p>
          </table:table-cell>
          <table:table-cell table:formula="of:=[.G820]" office:value-type="string" office:string-value="VCCAUX_IOG0">
            <text:p>VCCAUX_IOG0</text:p>
          </table:table-cell>
          <table:table-cell table:formula="of:=RIGHT([.B820]; LEN([.B820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1]; &quot;_&quot;; [.C821])" office:value-type="string" office:string-value="VCCO_0_Y13">
            <text:p>VCCO_0_Y13</text:p>
          </table:table-cell>
          <table:table-cell table:formula="of:=[original.A821]" office:value-type="string" office:string-value="Y13">
            <text:p>Y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table:formula="of:=[original.B821]" office:value-type="string" office:string-value="VCCO_0">
            <text:p>VCCO_0</text:p>
          </table:table-cell>
          <table:table-cell table:formula="of:=[.G821]" office:value-type="string" office:string-value="VCCO_0">
            <text:p>VCCO_0</text:p>
          </table:table-cell>
          <table:table-cell table:formula="of:=RIGHT([.B821]; LEN([.B82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2]; &quot;_&quot;; [.C822])" office:value-type="string" office:string-value="VCCO_0_Y15">
            <text:p>VCCO_0_Y15</text:p>
          </table:table-cell>
          <table:table-cell table:formula="of:=[original.A822]" office:value-type="string" office:string-value="Y15">
            <text:p>Y1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formula="of:=[original.B822]" office:value-type="string" office:string-value="VCCO_0">
            <text:p>VCCO_0</text:p>
          </table:table-cell>
          <table:table-cell table:formula="of:=[.G822]" office:value-type="string" office:string-value="VCCO_0">
            <text:p>VCCO_0</text:p>
          </table:table-cell>
          <table:table-cell table:formula="of:=RIGHT([.B822]; LEN([.B82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3]; &quot;_&quot;; [.C823])" office:value-type="string" office:string-value="VCCO_10_AA16">
            <text:p>VCCO_10_AA16</text:p>
          </table:table-cell>
          <table:table-cell table:formula="of:=[original.A823]" office:value-type="string" office:string-value="AA16">
            <text:p>AA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table:formula="of:=[original.B823]" office:value-type="string" office:string-value="VCCO_10">
            <text:p>VCCO_10</text:p>
          </table:table-cell>
          <table:table-cell table:formula="of:=[.G823]" office:value-type="string" office:string-value="VCCO_10">
            <text:p>VCCO_10</text:p>
          </table:table-cell>
          <table:table-cell table:formula="of:=RIGHT([.B823]; LEN([.B82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4]; &quot;_&quot;; [.C824])" office:value-type="string" office:string-value="VCCO_10_AB13">
            <text:p>VCCO_10_AB13</text:p>
          </table:table-cell>
          <table:table-cell table:formula="of:=[original.A824]" office:value-type="string" office:string-value="AB13">
            <text:p>AB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table:formula="of:=[original.B824]" office:value-type="string" office:string-value="VCCO_10">
            <text:p>VCCO_10</text:p>
          </table:table-cell>
          <table:table-cell table:formula="of:=[.G824]" office:value-type="string" office:string-value="VCCO_10">
            <text:p>VCCO_10</text:p>
          </table:table-cell>
          <table:table-cell table:formula="of:=RIGHT([.B824]; LEN([.B82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5]; &quot;_&quot;; [.C825])" office:value-type="string" office:string-value="VCCO_10_AD17">
            <text:p>VCCO_10_AD17</text:p>
          </table:table-cell>
          <table:table-cell table:formula="of:=[original.A825]" office:value-type="string" office:string-value="AD17">
            <text:p>AD1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table:formula="of:=[original.B825]" office:value-type="string" office:string-value="VCCO_10">
            <text:p>VCCO_10</text:p>
          </table:table-cell>
          <table:table-cell table:formula="of:=[.G825]" office:value-type="string" office:string-value="VCCO_10">
            <text:p>VCCO_10</text:p>
          </table:table-cell>
          <table:table-cell table:formula="of:=RIGHT([.B825]; LEN([.B82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6]; &quot;_&quot;; [.C826])" office:value-type="string" office:string-value="VCCO_10_AE14">
            <text:p>VCCO_10_AE14</text:p>
          </table:table-cell>
          <table:table-cell table:formula="of:=[original.A826]" office:value-type="string" office:string-value="AE14">
            <text:p>AE1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table:formula="of:=[original.B826]" office:value-type="string" office:string-value="VCCO_10">
            <text:p>VCCO_10</text:p>
          </table:table-cell>
          <table:table-cell table:formula="of:=[.G826]" office:value-type="string" office:string-value="VCCO_10">
            <text:p>VCCO_10</text:p>
          </table:table-cell>
          <table:table-cell table:formula="of:=RIGHT([.B826]; LEN([.B82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7]; &quot;_&quot;; [.C827])" office:value-type="string" office:string-value="VCCO_10_AG18">
            <text:p>VCCO_10_AG18</text:p>
          </table:table-cell>
          <table:table-cell table:formula="of:=[original.A827]" office:value-type="string" office:string-value="AG18">
            <text:p>AG1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table:formula="of:=[original.B827]" office:value-type="string" office:string-value="VCCO_10">
            <text:p>VCCO_10</text:p>
          </table:table-cell>
          <table:table-cell table:formula="of:=[.G827]" office:value-type="string" office:string-value="VCCO_10">
            <text:p>VCCO_10</text:p>
          </table:table-cell>
          <table:table-cell table:formula="of:=RIGHT([.B827]; LEN([.B82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8]; &quot;_&quot;; [.C828])" office:value-type="string" office:string-value="VCCO_10_AH15">
            <text:p>VCCO_10_AH15</text:p>
          </table:table-cell>
          <table:table-cell table:formula="of:=[original.A828]" office:value-type="string" office:string-value="AH15">
            <text:p>AH1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table:formula="of:=[original.B828]" office:value-type="string" office:string-value="VCCO_10">
            <text:p>VCCO_10</text:p>
          </table:table-cell>
          <table:table-cell table:formula="of:=[.G828]" office:value-type="string" office:string-value="VCCO_10">
            <text:p>VCCO_10</text:p>
          </table:table-cell>
          <table:table-cell table:formula="of:=RIGHT([.B828]; LEN([.B82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29]; &quot;_&quot;; [.C829])" office:value-type="string" office:string-value="VCCO_10_AJ12">
            <text:p>VCCO_10_AJ12</text:p>
          </table:table-cell>
          <table:table-cell table:formula="of:=[original.A829]" office:value-type="string" office:string-value="AJ12">
            <text:p>AJ1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table:formula="of:=[original.B829]" office:value-type="string" office:string-value="VCCO_10">
            <text:p>VCCO_10</text:p>
          </table:table-cell>
          <table:table-cell table:formula="of:=[.G829]" office:value-type="string" office:string-value="VCCO_10">
            <text:p>VCCO_10</text:p>
          </table:table-cell>
          <table:table-cell table:formula="of:=RIGHT([.B829]; LEN([.B82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0]; &quot;_&quot;; [.C830])" office:value-type="string" office:string-value="VCCO_11_AB23">
            <text:p>VCCO_11_AB23</text:p>
          </table:table-cell>
          <table:table-cell table:formula="of:=[original.A830]" office:value-type="string" office:string-value="AB23">
            <text:p>AB2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table:formula="of:=[original.B830]" office:value-type="string" office:string-value="VCCO_11">
            <text:p>VCCO_11</text:p>
          </table:table-cell>
          <table:table-cell table:formula="of:=[.G830]" office:value-type="string" office:string-value="VCCO_11">
            <text:p>VCCO_11</text:p>
          </table:table-cell>
          <table:table-cell table:formula="of:=RIGHT([.B830]; LEN([.B83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1]; &quot;_&quot;; [.C831])" office:value-type="string" office:string-value="VCCO_11_AE24">
            <text:p>VCCO_11_AE24</text:p>
          </table:table-cell>
          <table:table-cell table:formula="of:=[original.A831]" office:value-type="string" office:string-value="AE24">
            <text:p>AE2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table:formula="of:=[original.B831]" office:value-type="string" office:string-value="VCCO_11">
            <text:p>VCCO_11</text:p>
          </table:table-cell>
          <table:table-cell table:formula="of:=[.G831]" office:value-type="string" office:string-value="VCCO_11">
            <text:p>VCCO_11</text:p>
          </table:table-cell>
          <table:table-cell table:formula="of:=RIGHT([.B831]; LEN([.B83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2]; &quot;_&quot;; [.C832])" office:value-type="string" office:string-value="VCCO_11_AF21">
            <text:p>VCCO_11_AF21</text:p>
          </table:table-cell>
          <table:table-cell table:formula="of:=[original.A832]" office:value-type="string" office:string-value="AF21">
            <text:p>AF2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table:formula="of:=[original.B832]" office:value-type="string" office:string-value="VCCO_11">
            <text:p>VCCO_11</text:p>
          </table:table-cell>
          <table:table-cell table:formula="of:=[.G832]" office:value-type="string" office:string-value="VCCO_11">
            <text:p>VCCO_11</text:p>
          </table:table-cell>
          <table:table-cell table:formula="of:=RIGHT([.B832]; LEN([.B83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3]; &quot;_&quot;; [.C833])" office:value-type="string" office:string-value="VCCO_11_AH25">
            <text:p>VCCO_11_AH25</text:p>
          </table:table-cell>
          <table:table-cell table:formula="of:=[original.A833]" office:value-type="string" office:string-value="AH25">
            <text:p>AH2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6">
            <text:p>196</text:p>
          </table:table-cell>
          <table:table-cell table:formula="of:=[original.B833]" office:value-type="string" office:string-value="VCCO_11">
            <text:p>VCCO_11</text:p>
          </table:table-cell>
          <table:table-cell table:formula="of:=[.G833]" office:value-type="string" office:string-value="VCCO_11">
            <text:p>VCCO_11</text:p>
          </table:table-cell>
          <table:table-cell table:formula="of:=RIGHT([.B833]; LEN([.B83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4]; &quot;_&quot;; [.C834])" office:value-type="string" office:string-value="VCCO_11_AJ22">
            <text:p>VCCO_11_AJ22</text:p>
          </table:table-cell>
          <table:table-cell table:formula="of:=[original.A834]" office:value-type="string" office:string-value="AJ22">
            <text:p>AJ2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table:formula="of:=[original.B834]" office:value-type="string" office:string-value="VCCO_11">
            <text:p>VCCO_11</text:p>
          </table:table-cell>
          <table:table-cell table:formula="of:=[.G834]" office:value-type="string" office:string-value="VCCO_11">
            <text:p>VCCO_11</text:p>
          </table:table-cell>
          <table:table-cell table:formula="of:=RIGHT([.B834]; LEN([.B83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5]; &quot;_&quot;; [.C835])" office:value-type="string" office:string-value="VCCO_11_AK19">
            <text:p>VCCO_11_AK19</text:p>
          </table:table-cell>
          <table:table-cell table:formula="of:=[original.A835]" office:value-type="string" office:string-value="AK19">
            <text:p>AK1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table:formula="of:=[original.B835]" office:value-type="string" office:string-value="VCCO_11">
            <text:p>VCCO_11</text:p>
          </table:table-cell>
          <table:table-cell table:formula="of:=[.G835]" office:value-type="string" office:string-value="VCCO_11">
            <text:p>VCCO_11</text:p>
          </table:table-cell>
          <table:table-cell table:formula="of:=RIGHT([.B835]; LEN([.B83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6]; &quot;_&quot;; [.C836])" office:value-type="string" office:string-value="VCCO_11_W22">
            <text:p>VCCO_11_W22</text:p>
          </table:table-cell>
          <table:table-cell table:formula="of:=[original.A836]" office:value-type="string" office:string-value="W22">
            <text:p>W2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table:formula="of:=[original.B836]" office:value-type="string" office:string-value="VCCO_11">
            <text:p>VCCO_11</text:p>
          </table:table-cell>
          <table:table-cell table:formula="of:=[.G836]" office:value-type="string" office:string-value="VCCO_11">
            <text:p>VCCO_11</text:p>
          </table:table-cell>
          <table:table-cell table:formula="of:=RIGHT([.B836]; LEN([.B83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7]; &quot;_&quot;; [.C837])" office:value-type="string" office:string-value="VCCO_12_AA26">
            <text:p>VCCO_12_AA26</text:p>
          </table:table-cell>
          <table:table-cell table:formula="of:=[original.A837]" office:value-type="string" office:string-value="AA26">
            <text:p>AA2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[original.B837]" office:value-type="string" office:string-value="VCCO_12">
            <text:p>VCCO_12</text:p>
          </table:table-cell>
          <table:table-cell table:formula="of:=[.G837]" office:value-type="string" office:string-value="VCCO_12">
            <text:p>VCCO_12</text:p>
          </table:table-cell>
          <table:table-cell table:formula="of:=RIGHT([.B837]; LEN([.B83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8]; &quot;_&quot;; [.C838])" office:value-type="string" office:string-value="VCCO_12_AC30">
            <text:p>VCCO_12_AC30</text:p>
          </table:table-cell>
          <table:table-cell table:formula="of:=[original.A838]" office:value-type="string" office:string-value="AC30">
            <text:p>AC3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table:formula="of:=[original.B838]" office:value-type="string" office:string-value="VCCO_12">
            <text:p>VCCO_12</text:p>
          </table:table-cell>
          <table:table-cell table:formula="of:=[.G838]" office:value-type="string" office:string-value="VCCO_12">
            <text:p>VCCO_12</text:p>
          </table:table-cell>
          <table:table-cell table:formula="of:=RIGHT([.B838]; LEN([.B83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39]; &quot;_&quot;; [.C839])" office:value-type="string" office:string-value="VCCO_12_AD27">
            <text:p>VCCO_12_AD27</text:p>
          </table:table-cell>
          <table:table-cell table:formula="of:=[original.A839]" office:value-type="string" office:string-value="AD27">
            <text:p>AD2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table:formula="of:=[original.B839]" office:value-type="string" office:string-value="VCCO_12">
            <text:p>VCCO_12</text:p>
          </table:table-cell>
          <table:table-cell table:formula="of:=[.G839]" office:value-type="string" office:string-value="VCCO_12">
            <text:p>VCCO_12</text:p>
          </table:table-cell>
          <table:table-cell table:formula="of:=RIGHT([.B839]; LEN([.B83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0]; &quot;_&quot;; [.C840])" office:value-type="string" office:string-value="VCCO_12_AG28">
            <text:p>VCCO_12_AG28</text:p>
          </table:table-cell>
          <table:table-cell table:formula="of:=[original.A840]" office:value-type="string" office:string-value="AG28">
            <text:p>AG2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table:formula="of:=[original.B840]" office:value-type="string" office:string-value="VCCO_12">
            <text:p>VCCO_12</text:p>
          </table:table-cell>
          <table:table-cell table:formula="of:=[.G840]" office:value-type="string" office:string-value="VCCO_12">
            <text:p>VCCO_12</text:p>
          </table:table-cell>
          <table:table-cell table:formula="of:=RIGHT([.B840]; LEN([.B84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1]; &quot;_&quot;; [.C841])" office:value-type="string" office:string-value="VCCO_12_AK29">
            <text:p>VCCO_12_AK29</text:p>
          </table:table-cell>
          <table:table-cell table:formula="of:=[original.A841]" office:value-type="string" office:string-value="AK29">
            <text:p>AK2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table:formula="of:=[original.B841]" office:value-type="string" office:string-value="VCCO_12">
            <text:p>VCCO_12</text:p>
          </table:table-cell>
          <table:table-cell table:formula="of:=[.G841]" office:value-type="string" office:string-value="VCCO_12">
            <text:p>VCCO_12</text:p>
          </table:table-cell>
          <table:table-cell table:formula="of:=RIGHT([.B841]; LEN([.B84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2]; &quot;_&quot;; [.C842])" office:value-type="string" office:string-value="VCCO_12_Y29">
            <text:p>VCCO_12_Y29</text:p>
          </table:table-cell>
          <table:table-cell table:formula="of:=[original.A842]" office:value-type="string" office:string-value="Y29">
            <text:p>Y2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table:formula="of:=[original.B842]" office:value-type="string" office:string-value="VCCO_12">
            <text:p>VCCO_12</text:p>
          </table:table-cell>
          <table:table-cell table:formula="of:=[.G842]" office:value-type="string" office:string-value="VCCO_12">
            <text:p>VCCO_12</text:p>
          </table:table-cell>
          <table:table-cell table:formula="of:=RIGHT([.B842]; LEN([.B84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3]; &quot;_&quot;; [.C843])" office:value-type="string" office:string-value="VCCO_13_N30">
            <text:p>VCCO_13_N30</text:p>
          </table:table-cell>
          <table:table-cell table:formula="of:=[original.A843]" office:value-type="string" office:string-value="N30">
            <text:p>N3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6">
            <text:p>206</text:p>
          </table:table-cell>
          <table:table-cell table:formula="of:=[original.B843]" office:value-type="string" office:string-value="VCCO_13">
            <text:p>VCCO_13</text:p>
          </table:table-cell>
          <table:table-cell table:formula="of:=[.G843]" office:value-type="string" office:string-value="VCCO_13">
            <text:p>VCCO_13</text:p>
          </table:table-cell>
          <table:table-cell table:formula="of:=RIGHT([.B843]; LEN([.B84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4]; &quot;_&quot;; [.C844])" office:value-type="string" office:string-value="VCCO_13_P27">
            <text:p>VCCO_13_P27</text:p>
          </table:table-cell>
          <table:table-cell table:formula="of:=[original.A844]" office:value-type="string" office:string-value="P27">
            <text:p>P2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7">
            <text:p>207</text:p>
          </table:table-cell>
          <table:table-cell table:formula="of:=[original.B844]" office:value-type="string" office:string-value="VCCO_13">
            <text:p>VCCO_13</text:p>
          </table:table-cell>
          <table:table-cell table:formula="of:=[.G844]" office:value-type="string" office:string-value="VCCO_13">
            <text:p>VCCO_13</text:p>
          </table:table-cell>
          <table:table-cell table:formula="of:=RIGHT([.B844]; LEN([.B84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5]; &quot;_&quot;; [.C845])" office:value-type="string" office:string-value="VCCO_13_R24">
            <text:p>VCCO_13_R24</text:p>
          </table:table-cell>
          <table:table-cell table:formula="of:=[original.A845]" office:value-type="string" office:string-value="R24">
            <text:p>R2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table:formula="of:=[original.B845]" office:value-type="string" office:string-value="VCCO_13">
            <text:p>VCCO_13</text:p>
          </table:table-cell>
          <table:table-cell table:formula="of:=[.G845]" office:value-type="string" office:string-value="VCCO_13">
            <text:p>VCCO_13</text:p>
          </table:table-cell>
          <table:table-cell table:formula="of:=RIGHT([.B845]; LEN([.B84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6]; &quot;_&quot;; [.C846])" office:value-type="string" office:string-value="VCCO_13_T21">
            <text:p>VCCO_13_T21</text:p>
          </table:table-cell>
          <table:table-cell table:formula="of:=[original.A846]" office:value-type="string" office:string-value="T21">
            <text:p>T2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formula="of:=[original.B846]" office:value-type="string" office:string-value="VCCO_13">
            <text:p>VCCO_13</text:p>
          </table:table-cell>
          <table:table-cell table:formula="of:=[.G846]" office:value-type="string" office:string-value="VCCO_13">
            <text:p>VCCO_13</text:p>
          </table:table-cell>
          <table:table-cell table:formula="of:=RIGHT([.B846]; LEN([.B84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7]; &quot;_&quot;; [.C847])" office:value-type="string" office:string-value="VCCO_13_U28">
            <text:p>VCCO_13_U28</text:p>
          </table:table-cell>
          <table:table-cell table:formula="of:=[original.A847]" office:value-type="string" office:string-value="U28">
            <text:p>U2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table:formula="of:=[original.B847]" office:value-type="string" office:string-value="VCCO_13">
            <text:p>VCCO_13</text:p>
          </table:table-cell>
          <table:table-cell table:formula="of:=[.G847]" office:value-type="string" office:string-value="VCCO_13">
            <text:p>VCCO_13</text:p>
          </table:table-cell>
          <table:table-cell table:formula="of:=RIGHT([.B847]; LEN([.B84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8]; &quot;_&quot;; [.C848])" office:value-type="string" office:string-value="VCCO_13_V25">
            <text:p>VCCO_13_V25</text:p>
          </table:table-cell>
          <table:table-cell table:formula="of:=[original.A848]" office:value-type="string" office:string-value="V25">
            <text:p>V2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formula="of:=[original.B848]" office:value-type="string" office:string-value="VCCO_13">
            <text:p>VCCO_13</text:p>
          </table:table-cell>
          <table:table-cell table:formula="of:=[.G848]" office:value-type="string" office:string-value="VCCO_13">
            <text:p>VCCO_13</text:p>
          </table:table-cell>
          <table:table-cell table:formula="of:=RIGHT([.B848]; LEN([.B84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49]; &quot;_&quot;; [.C849])" office:value-type="string" office:string-value="VCCO_33_B3">
            <text:p>VCCO_33_B3</text:p>
          </table:table-cell>
          <table:table-cell table:formula="of:=[original.A849]" office:value-type="string" office:string-value="B3">
            <text:p>B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table:formula="of:=[original.B849]" office:value-type="string" office:string-value="VCCO_33">
            <text:p>VCCO_33</text:p>
          </table:table-cell>
          <table:table-cell table:formula="of:=[.G849]" office:value-type="string" office:string-value="VCCO_33">
            <text:p>VCCO_33</text:p>
          </table:table-cell>
          <table:table-cell table:formula="of:=RIGHT([.B849]; LEN([.B84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0]; &quot;_&quot;; [.C850])" office:value-type="string" office:string-value="VCCO_33_E4">
            <text:p>VCCO_33_E4</text:p>
          </table:table-cell>
          <table:table-cell table:formula="of:=[original.A850]" office:value-type="string" office:string-value="E4">
            <text:p>E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table:formula="of:=[original.B850]" office:value-type="string" office:string-value="VCCO_33">
            <text:p>VCCO_33</text:p>
          </table:table-cell>
          <table:table-cell table:formula="of:=[.G850]" office:value-type="string" office:string-value="VCCO_33">
            <text:p>VCCO_33</text:p>
          </table:table-cell>
          <table:table-cell table:formula="of:=RIGHT([.B850]; LEN([.B85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1]; &quot;_&quot;; [.C851])" office:value-type="string" office:string-value="VCCO_33_F1">
            <text:p>VCCO_33_F1</text:p>
          </table:table-cell>
          <table:table-cell table:formula="of:=[original.A851]" office:value-type="string" office:string-value="F1">
            <text:p>F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table:formula="of:=[original.B851]" office:value-type="string" office:string-value="VCCO_33">
            <text:p>VCCO_33</text:p>
          </table:table-cell>
          <table:table-cell table:formula="of:=[.G851]" office:value-type="string" office:string-value="VCCO_33">
            <text:p>VCCO_33</text:p>
          </table:table-cell>
          <table:table-cell table:formula="of:=RIGHT([.B851]; LEN([.B85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2]; &quot;_&quot;; [.C852])" office:value-type="string" office:string-value="VCCO_33_H5">
            <text:p>VCCO_33_H5</text:p>
          </table:table-cell>
          <table:table-cell table:formula="of:=[original.A852]" office:value-type="string" office:string-value="H5">
            <text:p>H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table:formula="of:=[original.B852]" office:value-type="string" office:string-value="VCCO_33">
            <text:p>VCCO_33</text:p>
          </table:table-cell>
          <table:table-cell table:formula="of:=[.G852]" office:value-type="string" office:string-value="VCCO_33">
            <text:p>VCCO_33</text:p>
          </table:table-cell>
          <table:table-cell table:formula="of:=RIGHT([.B852]; LEN([.B85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3]; &quot;_&quot;; [.C853])" office:value-type="string" office:string-value="VCCO_33_J2">
            <text:p>VCCO_33_J2</text:p>
          </table:table-cell>
          <table:table-cell table:formula="of:=[original.A853]" office:value-type="string" office:string-value="J2">
            <text:p>J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table:formula="of:=[original.B853]" office:value-type="string" office:string-value="VCCO_33">
            <text:p>VCCO_33</text:p>
          </table:table-cell>
          <table:table-cell table:formula="of:=[.G853]" office:value-type="string" office:string-value="VCCO_33">
            <text:p>VCCO_33</text:p>
          </table:table-cell>
          <table:table-cell table:formula="of:=RIGHT([.B853]; LEN([.B85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4]; &quot;_&quot;; [.C854])" office:value-type="string" office:string-value="VCCO_33_L6">
            <text:p>VCCO_33_L6</text:p>
          </table:table-cell>
          <table:table-cell table:formula="of:=[original.A854]" office:value-type="string" office:string-value="L6">
            <text:p>L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7">
            <text:p>217</text:p>
          </table:table-cell>
          <table:table-cell table:formula="of:=[original.B854]" office:value-type="string" office:string-value="VCCO_33">
            <text:p>VCCO_33</text:p>
          </table:table-cell>
          <table:table-cell table:formula="of:=[.G854]" office:value-type="string" office:string-value="VCCO_33">
            <text:p>VCCO_33</text:p>
          </table:table-cell>
          <table:table-cell table:formula="of:=RIGHT([.B854]; LEN([.B85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5]; &quot;_&quot;; [.C855])" office:value-type="string" office:string-value="VCCO_34_A6">
            <text:p>VCCO_34_A6</text:p>
          </table:table-cell>
          <table:table-cell table:formula="of:=[original.A855]" office:value-type="string" office:string-value="A6">
            <text:p>A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8">
            <text:p>218</text:p>
          </table:table-cell>
          <table:table-cell table:formula="of:=[original.B855]" office:value-type="string" office:string-value="VCCO_34">
            <text:p>VCCO_34</text:p>
          </table:table-cell>
          <table:table-cell table:formula="of:=[.G855]" office:value-type="string" office:string-value="VCCO_34">
            <text:p>VCCO_34</text:p>
          </table:table-cell>
          <table:table-cell table:formula="of:=RIGHT([.B855]; LEN([.B85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6]; &quot;_&quot;; [.C856])" office:value-type="string" office:string-value="VCCO_34_C10">
            <text:p>VCCO_34_C10</text:p>
          </table:table-cell>
          <table:table-cell table:formula="of:=[original.A856]" office:value-type="string" office:string-value="C10">
            <text:p>C1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19">
            <text:p>219</text:p>
          </table:table-cell>
          <table:table-cell table:formula="of:=[original.B856]" office:value-type="string" office:string-value="VCCO_34">
            <text:p>VCCO_34</text:p>
          </table:table-cell>
          <table:table-cell table:formula="of:=[.G856]" office:value-type="string" office:string-value="VCCO_34">
            <text:p>VCCO_34</text:p>
          </table:table-cell>
          <table:table-cell table:formula="of:=RIGHT([.B856]; LEN([.B85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7]; &quot;_&quot;; [.C857])" office:value-type="string" office:string-value="VCCO_34_D7">
            <text:p>VCCO_34_D7</text:p>
          </table:table-cell>
          <table:table-cell table:formula="of:=[original.A857]" office:value-type="string" office:string-value="D7">
            <text:p>D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table:formula="of:=[original.B857]" office:value-type="string" office:string-value="VCCO_34">
            <text:p>VCCO_34</text:p>
          </table:table-cell>
          <table:table-cell table:formula="of:=[.G857]" office:value-type="string" office:string-value="VCCO_34">
            <text:p>VCCO_34</text:p>
          </table:table-cell>
          <table:table-cell table:formula="of:=RIGHT([.B857]; LEN([.B85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8]; &quot;_&quot;; [.C858])" office:value-type="string" office:string-value="VCCO_34_F11">
            <text:p>VCCO_34_F11</text:p>
          </table:table-cell>
          <table:table-cell table:formula="of:=[original.A858]" office:value-type="string" office:string-value="F11">
            <text:p>F1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  <table:table-cell table:formula="of:=[original.B858]" office:value-type="string" office:string-value="VCCO_34">
            <text:p>VCCO_34</text:p>
          </table:table-cell>
          <table:table-cell table:formula="of:=[.G858]" office:value-type="string" office:string-value="VCCO_34">
            <text:p>VCCO_34</text:p>
          </table:table-cell>
          <table:table-cell table:formula="of:=RIGHT([.B858]; LEN([.B85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59]; &quot;_&quot;; [.C859])" office:value-type="string" office:string-value="VCCO_34_G8">
            <text:p>VCCO_34_G8</text:p>
          </table:table-cell>
          <table:table-cell table:formula="of:=[original.A859]" office:value-type="string" office:string-value="G8">
            <text:p>G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table:formula="of:=[original.B859]" office:value-type="string" office:string-value="VCCO_34">
            <text:p>VCCO_34</text:p>
          </table:table-cell>
          <table:table-cell table:formula="of:=[.G859]" office:value-type="string" office:string-value="VCCO_34">
            <text:p>VCCO_34</text:p>
          </table:table-cell>
          <table:table-cell table:formula="of:=RIGHT([.B859]; LEN([.B85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0]; &quot;_&quot;; [.C860])" office:value-type="string" office:string-value="VCCO_34_J12">
            <text:p>VCCO_34_J12</text:p>
          </table:table-cell>
          <table:table-cell table:formula="of:=[original.A860]" office:value-type="string" office:string-value="J12">
            <text:p>J1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table:formula="of:=[original.B860]" office:value-type="string" office:string-value="VCCO_34">
            <text:p>VCCO_34</text:p>
          </table:table-cell>
          <table:table-cell table:formula="of:=[.G860]" office:value-type="string" office:string-value="VCCO_34">
            <text:p>VCCO_34</text:p>
          </table:table-cell>
          <table:table-cell table:formula="of:=RIGHT([.B860]; LEN([.B86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1]; &quot;_&quot;; [.C861])" office:value-type="string" office:string-value="VCCO_34_K9">
            <text:p>VCCO_34_K9</text:p>
          </table:table-cell>
          <table:table-cell table:formula="of:=[original.A861]" office:value-type="string" office:string-value="K9">
            <text:p>K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table:formula="of:=[original.B861]" office:value-type="string" office:string-value="VCCO_34">
            <text:p>VCCO_34</text:p>
          </table:table-cell>
          <table:table-cell table:formula="of:=[.G861]" office:value-type="string" office:string-value="VCCO_34">
            <text:p>VCCO_34</text:p>
          </table:table-cell>
          <table:table-cell table:formula="of:=RIGHT([.B861]; LEN([.B86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2]; &quot;_&quot;; [.C862])" office:value-type="string" office:string-value="VCCO_35_A16">
            <text:p>VCCO_35_A16</text:p>
          </table:table-cell>
          <table:table-cell table:formula="of:=[original.A862]" office:value-type="string" office:string-value="A16">
            <text:p>A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table:formula="of:=[original.B862]" office:value-type="string" office:string-value="VCCO_35">
            <text:p>VCCO_35</text:p>
          </table:table-cell>
          <table:table-cell table:formula="of:=[.G862]" office:value-type="string" office:string-value="VCCO_35">
            <text:p>VCCO_35</text:p>
          </table:table-cell>
          <table:table-cell table:formula="of:=RIGHT([.B862]; LEN([.B86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3]; &quot;_&quot;; [.C863])" office:value-type="string" office:string-value="VCCO_35_B13">
            <text:p>VCCO_35_B13</text:p>
          </table:table-cell>
          <table:table-cell table:formula="of:=[original.A863]" office:value-type="string" office:string-value="B13">
            <text:p>B1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table:formula="of:=[original.B863]" office:value-type="string" office:string-value="VCCO_35">
            <text:p>VCCO_35</text:p>
          </table:table-cell>
          <table:table-cell table:formula="of:=[.G863]" office:value-type="string" office:string-value="VCCO_35">
            <text:p>VCCO_35</text:p>
          </table:table-cell>
          <table:table-cell table:formula="of:=RIGHT([.B863]; LEN([.B86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4]; &quot;_&quot;; [.C864])" office:value-type="string" office:string-value="VCCO_35_D17">
            <text:p>VCCO_35_D17</text:p>
          </table:table-cell>
          <table:table-cell table:formula="of:=[original.A864]" office:value-type="string" office:string-value="D17">
            <text:p>D1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  <table:table-cell table:formula="of:=[original.B864]" office:value-type="string" office:string-value="VCCO_35">
            <text:p>VCCO_35</text:p>
          </table:table-cell>
          <table:table-cell table:formula="of:=[.G864]" office:value-type="string" office:string-value="VCCO_35">
            <text:p>VCCO_35</text:p>
          </table:table-cell>
          <table:table-cell table:formula="of:=RIGHT([.B864]; LEN([.B86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5]; &quot;_&quot;; [.C865])" office:value-type="string" office:string-value="VCCO_35_E14">
            <text:p>VCCO_35_E14</text:p>
          </table:table-cell>
          <table:table-cell table:formula="of:=[original.A865]" office:value-type="string" office:string-value="E14">
            <text:p>E1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table:formula="of:=[original.B865]" office:value-type="string" office:string-value="VCCO_35">
            <text:p>VCCO_35</text:p>
          </table:table-cell>
          <table:table-cell table:formula="of:=[.G865]" office:value-type="string" office:string-value="VCCO_35">
            <text:p>VCCO_35</text:p>
          </table:table-cell>
          <table:table-cell table:formula="of:=RIGHT([.B865]; LEN([.B86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6]; &quot;_&quot;; [.C866])" office:value-type="string" office:string-value="VCCO_35_H15">
            <text:p>VCCO_35_H15</text:p>
          </table:table-cell>
          <table:table-cell table:formula="of:=[original.A866]" office:value-type="string" office:string-value="H15">
            <text:p>H1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  <table:table-cell table:formula="of:=[original.B866]" office:value-type="string" office:string-value="VCCO_35">
            <text:p>VCCO_35</text:p>
          </table:table-cell>
          <table:table-cell table:formula="of:=[.G866]" office:value-type="string" office:string-value="VCCO_35">
            <text:p>VCCO_35</text:p>
          </table:table-cell>
          <table:table-cell table:formula="of:=RIGHT([.B866]; LEN([.B86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7]; &quot;_&quot;; [.C867])" office:value-type="string" office:string-value="VCCO_35_L16">
            <text:p>VCCO_35_L16</text:p>
          </table:table-cell>
          <table:table-cell table:formula="of:=[original.A867]" office:value-type="string" office:string-value="L16">
            <text:p>L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table:formula="of:=[original.B867]" office:value-type="string" office:string-value="VCCO_35">
            <text:p>VCCO_35</text:p>
          </table:table-cell>
          <table:table-cell table:formula="of:=[.G867]" office:value-type="string" office:string-value="VCCO_35">
            <text:p>VCCO_35</text:p>
          </table:table-cell>
          <table:table-cell table:formula="of:=RIGHT([.B867]; LEN([.B86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8]; &quot;_&quot;; [.C868])" office:value-type="string" office:string-value="VCCO_9_AC20">
            <text:p>VCCO_9_AC20</text:p>
          </table:table-cell>
          <table:table-cell table:formula="of:=[original.A868]" office:value-type="string" office:string-value="AC20">
            <text:p>AC2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  <table:table-cell table:formula="of:=[original.B868]" office:value-type="string" office:string-value="VCCO_9">
            <text:p>VCCO_9</text:p>
          </table:table-cell>
          <table:table-cell table:formula="of:=[.G868]" office:value-type="string" office:string-value="VCCO_9">
            <text:p>VCCO_9</text:p>
          </table:table-cell>
          <table:table-cell table:formula="of:=RIGHT([.B868]; LEN([.B86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69]; &quot;_&quot;; [.C869])" office:value-type="string" office:string-value="VCCO_9_Y19">
            <text:p>VCCO_9_Y19</text:p>
          </table:table-cell>
          <table:table-cell table:formula="of:=[original.A869]" office:value-type="string" office:string-value="Y19">
            <text:p>Y1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table:formula="of:=[original.B869]" office:value-type="string" office:string-value="VCCO_9">
            <text:p>VCCO_9</text:p>
          </table:table-cell>
          <table:table-cell table:formula="of:=[.G869]" office:value-type="string" office:string-value="VCCO_9">
            <text:p>VCCO_9</text:p>
          </table:table-cell>
          <table:table-cell table:formula="of:=RIGHT([.B869]; LEN([.B86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0]; &quot;_&quot;; [.C870])" office:value-type="string" office:string-value="VCCBRAM_V17">
            <text:p>VCCBRAM_V17</text:p>
          </table:table-cell>
          <table:table-cell table:formula="of:=[original.A870]" office:value-type="string" office:string-value="V17">
            <text:p>V1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  <table:table-cell table:formula="of:=[original.B870]" office:value-type="string" office:string-value="VCCBRAM">
            <text:p>VCCBRAM</text:p>
          </table:table-cell>
          <table:table-cell table:formula="of:=[.G870]" office:value-type="string" office:string-value="VCCBRAM">
            <text:p>VCCBRAM</text:p>
          </table:table-cell>
          <table:table-cell table:formula="of:=RIGHT([.B870]; LEN([.B87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1]; &quot;_&quot;; [.C871])" office:value-type="string" office:string-value="VCCBRAM_V19">
            <text:p>VCCBRAM_V19</text:p>
          </table:table-cell>
          <table:table-cell table:formula="of:=[original.A871]" office:value-type="string" office:string-value="V19">
            <text:p>V1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table:formula="of:=[original.B871]" office:value-type="string" office:string-value="VCCBRAM">
            <text:p>VCCBRAM</text:p>
          </table:table-cell>
          <table:table-cell table:formula="of:=[.G871]" office:value-type="string" office:string-value="VCCBRAM">
            <text:p>VCCBRAM</text:p>
          </table:table-cell>
          <table:table-cell table:formula="of:=RIGHT([.B871]; LEN([.B87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2]; &quot;_&quot;; [.C872])" office:value-type="string" office:string-value="VCCBRAM_W18">
            <text:p>VCCBRAM_W18</text:p>
          </table:table-cell>
          <table:table-cell table:formula="of:=[original.A872]" office:value-type="string" office:string-value="W18">
            <text:p>W1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table:formula="of:=[original.B872]" office:value-type="string" office:string-value="VCCBRAM">
            <text:p>VCCBRAM</text:p>
          </table:table-cell>
          <table:table-cell table:formula="of:=[.G872]" office:value-type="string" office:string-value="VCCBRAM">
            <text:p>VCCBRAM</text:p>
          </table:table-cell>
          <table:table-cell table:formula="of:=RIGHT([.B872]; LEN([.B87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3]; &quot;_&quot;; [.C873])" office:value-type="string" office:string-value="VCCBRAM_W20">
            <text:p>VCCBRAM_W20</text:p>
          </table:table-cell>
          <table:table-cell table:formula="of:=[original.A873]" office:value-type="string" office:string-value="W20">
            <text:p>W2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table:formula="of:=[original.B873]" office:value-type="string" office:string-value="VCCBRAM">
            <text:p>VCCBRAM</text:p>
          </table:table-cell>
          <table:table-cell table:formula="of:=[.G873]" office:value-type="string" office:string-value="VCCBRAM">
            <text:p>VCCBRAM</text:p>
          </table:table-cell>
          <table:table-cell table:formula="of:=RIGHT([.B873]; LEN([.B87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4]; &quot;_&quot;; [.C874])" office:value-type="string" office:string-value="VCCO_DDR502_A26">
            <text:p>VCCO_DDR502_A26</text:p>
          </table:table-cell>
          <table:table-cell table:formula="of:=[original.A874]" office:value-type="string" office:string-value="A26">
            <text:p>A2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  <table:table-cell table:formula="of:=[original.B874]" office:value-type="string" office:string-value="VCCO_DDR502">
            <text:p>VCCO_DDR502</text:p>
          </table:table-cell>
          <table:table-cell table:formula="of:=[.G874]" office:value-type="string" office:string-value="VCCO_DDR502">
            <text:p>VCCO_DDR502</text:p>
          </table:table-cell>
          <table:table-cell table:formula="of:=RIGHT([.B874]; LEN([.B87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5]; &quot;_&quot;; [.C875])" office:value-type="string" office:string-value="VCCO_DDR502_C30">
            <text:p>VCCO_DDR502_C30</text:p>
          </table:table-cell>
          <table:table-cell table:formula="of:=[original.A875]" office:value-type="string" office:string-value="C30">
            <text:p>C3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  <table:table-cell table:formula="of:=[original.B875]" office:value-type="string" office:string-value="VCCO_DDR502">
            <text:p>VCCO_DDR502</text:p>
          </table:table-cell>
          <table:table-cell table:formula="of:=[.G875]" office:value-type="string" office:string-value="VCCO_DDR502">
            <text:p>VCCO_DDR502</text:p>
          </table:table-cell>
          <table:table-cell table:formula="of:=RIGHT([.B875]; LEN([.B87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6]; &quot;_&quot;; [.C876])" office:value-type="string" office:string-value="VCCO_DDR502_D27">
            <text:p>VCCO_DDR502_D27</text:p>
          </table:table-cell>
          <table:table-cell table:formula="of:=[original.A876]" office:value-type="string" office:string-value="D27">
            <text:p>D2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  <table:table-cell table:formula="of:=[original.B876]" office:value-type="string" office:string-value="VCCO_DDR502">
            <text:p>VCCO_DDR502</text:p>
          </table:table-cell>
          <table:table-cell table:formula="of:=[.G876]" office:value-type="string" office:string-value="VCCO_DDR502">
            <text:p>VCCO_DDR502</text:p>
          </table:table-cell>
          <table:table-cell table:formula="of:=RIGHT([.B876]; LEN([.B876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7]; &quot;_&quot;; [.C877])" office:value-type="string" office:string-value="VCCO_DDR502_G28">
            <text:p>VCCO_DDR502_G28</text:p>
          </table:table-cell>
          <table:table-cell table:formula="of:=[original.A877]" office:value-type="string" office:string-value="G28">
            <text:p>G2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table:formula="of:=[original.B877]" office:value-type="string" office:string-value="VCCO_DDR502">
            <text:p>VCCO_DDR502</text:p>
          </table:table-cell>
          <table:table-cell table:formula="of:=[.G877]" office:value-type="string" office:string-value="VCCO_DDR502">
            <text:p>VCCO_DDR502</text:p>
          </table:table-cell>
          <table:table-cell table:formula="of:=RIGHT([.B877]; LEN([.B877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8]; &quot;_&quot;; [.C878])" office:value-type="string" office:string-value="VCCO_DDR502_H25">
            <text:p>VCCO_DDR502_H25</text:p>
          </table:table-cell>
          <table:table-cell table:formula="of:=[original.A878]" office:value-type="string" office:string-value="H25">
            <text:p>H25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  <table:table-cell table:formula="of:=[original.B878]" office:value-type="string" office:string-value="VCCO_DDR502">
            <text:p>VCCO_DDR502</text:p>
          </table:table-cell>
          <table:table-cell table:formula="of:=[.G878]" office:value-type="string" office:string-value="VCCO_DDR502">
            <text:p>VCCO_DDR502</text:p>
          </table:table-cell>
          <table:table-cell table:formula="of:=RIGHT([.B878]; LEN([.B878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79]; &quot;_&quot;; [.C879])" office:value-type="string" office:string-value="VCCO_DDR502_K29">
            <text:p>VCCO_DDR502_K29</text:p>
          </table:table-cell>
          <table:table-cell table:formula="of:=[original.A879]" office:value-type="string" office:string-value="K29">
            <text:p>K2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table:formula="of:=[original.B879]" office:value-type="string" office:string-value="VCCO_DDR502">
            <text:p>VCCO_DDR502</text:p>
          </table:table-cell>
          <table:table-cell table:formula="of:=[.G879]" office:value-type="string" office:string-value="VCCO_DDR502">
            <text:p>VCCO_DDR502</text:p>
          </table:table-cell>
          <table:table-cell table:formula="of:=RIGHT([.B879]; LEN([.B879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80]; &quot;_&quot;; [.C880])" office:value-type="string" office:string-value="VCCO_DDR502_L26">
            <text:p>VCCO_DDR502_L26</text:p>
          </table:table-cell>
          <table:table-cell table:formula="of:=[original.A880]" office:value-type="string" office:string-value="L26">
            <text:p>L2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  <table:table-cell table:formula="of:=[original.B880]" office:value-type="string" office:string-value="VCCO_DDR502">
            <text:p>VCCO_DDR502</text:p>
          </table:table-cell>
          <table:table-cell table:formula="of:=[.G880]" office:value-type="string" office:string-value="VCCO_DDR502">
            <text:p>VCCO_DDR502</text:p>
          </table:table-cell>
          <table:table-cell table:formula="of:=RIGHT([.B880]; LEN([.B880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A</text:p>
          </table:table-cell>
          <table:table-cell table:formula="of:=CONCATENATE([.H881]; &quot;_&quot;; [.C881])" office:value-type="string" office:string-value="VCCO_DDR502_M23">
            <text:p>VCCO_DDR502_M23</text:p>
          </table:table-cell>
          <table:table-cell table:formula="of:=[original.A881]" office:value-type="string" office:string-value="M23">
            <text:p>M2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table:formula="of:=[original.B881]" office:value-type="string" office:string-value="VCCO_DDR502">
            <text:p>VCCO_DDR502</text:p>
          </table:table-cell>
          <table:table-cell table:formula="of:=[.G881]" office:value-type="string" office:string-value="VCCO_DDR502">
            <text:p>VCCO_DDR502</text:p>
          </table:table-cell>
          <table:table-cell table:formula="of:=RIGHT([.B881]; LEN([.B881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2]; &quot;_&quot;; [.C882])" office:value-type="string" office:string-value="VCCPAUX_N20">
            <text:p>VCCPAUX_N20</text:p>
          </table:table-cell>
          <table:table-cell table:formula="of:=[original.A882]" office:value-type="string" office:string-value="N20">
            <text:p>N2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original.B882]" office:value-type="string" office:string-value="VCCPAUX">
            <text:p>VCCPAUX</text:p>
          </table:table-cell>
          <table:table-cell table:formula="of:=[.G882]" office:value-type="string" office:string-value="VCCPAUX">
            <text:p>VCCPAUX</text:p>
          </table:table-cell>
          <table:table-cell table:formula="of:=RIGHT([.B882]; LEN([.B88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3]; &quot;_&quot;; [.C883])" office:value-type="string" office:string-value="VCCPAUX_P19">
            <text:p>VCCPAUX_P19</text:p>
          </table:table-cell>
          <table:table-cell table:formula="of:=[original.A883]" office:value-type="string" office:string-value="P19">
            <text:p>P1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original.B883]" office:value-type="string" office:string-value="VCCPAUX">
            <text:p>VCCPAUX</text:p>
          </table:table-cell>
          <table:table-cell table:formula="of:=[.G883]" office:value-type="string" office:string-value="VCCPAUX">
            <text:p>VCCPAUX</text:p>
          </table:table-cell>
          <table:table-cell table:formula="of:=RIGHT([.B883]; LEN([.B883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4]; &quot;_&quot;; [.C884])" office:value-type="string" office:string-value="VCCPAUX_R20">
            <text:p>VCCPAUX_R20</text:p>
          </table:table-cell>
          <table:table-cell table:formula="of:=[original.A884]" office:value-type="string" office:string-value="R20">
            <text:p>R2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original.B884]" office:value-type="string" office:string-value="VCCPAUX">
            <text:p>VCCPAUX</text:p>
          </table:table-cell>
          <table:table-cell table:formula="of:=[.G884]" office:value-type="string" office:string-value="VCCPAUX">
            <text:p>VCCPAUX</text:p>
          </table:table-cell>
          <table:table-cell table:formula="of:=RIGHT([.B884]; LEN([.B884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5]; &quot;_&quot;; [.C885])" office:value-type="string" office:string-value="VCCPAUX_U20">
            <text:p>VCCPAUX_U20</text:p>
          </table:table-cell>
          <table:table-cell table:formula="of:=[original.A885]" office:value-type="string" office:string-value="U20">
            <text:p>U2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original.B885]" office:value-type="string" office:string-value="VCCPAUX">
            <text:p>VCCPAUX</text:p>
          </table:table-cell>
          <table:table-cell table:formula="of:=[.G885]" office:value-type="string" office:string-value="VCCPAUX">
            <text:p>VCCPAUX</text:p>
          </table:table-cell>
          <table:table-cell table:formula="of:=RIGHT([.B885]; LEN([.B885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6]; &quot;_&quot;; [.C886])" office:value-type="string" office:string-value="VCCPINT_N16">
            <text:p>VCCPINT_N16</text:p>
          </table:table-cell>
          <table:table-cell table:formula="of:=[original.A886]" office:value-type="string" office:string-value="N16">
            <text:p>N16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original.B886]" office:value-type="string" office:string-value="VCCPINT">
            <text:p>VCCPINT</text:p>
          </table:table-cell>
          <table:table-cell table:formula="of:=[.G886]" office:value-type="string" office:string-value="VCCPINT">
            <text:p>VCCPINT</text:p>
          </table:table-cell>
          <table:table-cell table:formula="of:=RIGHT([.B886]; LEN([.B886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7]; &quot;_&quot;; [.C887])" office:value-type="string" office:string-value="VCCPINT_P17">
            <text:p>VCCPINT_P17</text:p>
          </table:table-cell>
          <table:table-cell table:formula="of:=[original.A887]" office:value-type="string" office:string-value="P17">
            <text:p>P1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original.B887]" office:value-type="string" office:string-value="VCCPINT">
            <text:p>VCCPINT</text:p>
          </table:table-cell>
          <table:table-cell table:formula="of:=[.G887]" office:value-type="string" office:string-value="VCCPINT">
            <text:p>VCCPINT</text:p>
          </table:table-cell>
          <table:table-cell table:formula="of:=RIGHT([.B887]; LEN([.B887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8]; &quot;_&quot;; [.C888])" office:value-type="string" office:string-value="VCCPINT_R18">
            <text:p>VCCPINT_R18</text:p>
          </table:table-cell>
          <table:table-cell table:formula="of:=[original.A888]" office:value-type="string" office:string-value="R18">
            <text:p>R1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[original.B888]" office:value-type="string" office:string-value="VCCPINT">
            <text:p>VCCPINT</text:p>
          </table:table-cell>
          <table:table-cell table:formula="of:=[.G888]" office:value-type="string" office:string-value="VCCPINT">
            <text:p>VCCPINT</text:p>
          </table:table-cell>
          <table:table-cell table:formula="of:=RIGHT([.B888]; LEN([.B888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89]; &quot;_&quot;; [.C889])" office:value-type="string" office:string-value="VCCPINT_T17">
            <text:p>VCCPINT_T17</text:p>
          </table:table-cell>
          <table:table-cell table:formula="of:=[original.A889]" office:value-type="string" office:string-value="T17">
            <text:p>T17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original.B889]" office:value-type="string" office:string-value="VCCPINT">
            <text:p>VCCPINT</text:p>
          </table:table-cell>
          <table:table-cell table:formula="of:=[.G889]" office:value-type="string" office:string-value="VCCPINT">
            <text:p>VCCPINT</text:p>
          </table:table-cell>
          <table:table-cell table:formula="of:=RIGHT([.B889]; LEN([.B889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0]; &quot;_&quot;; [.C890])" office:value-type="string" office:string-value="VCCPINT_T19">
            <text:p>VCCPINT_T19</text:p>
          </table:table-cell>
          <table:table-cell table:formula="of:=[original.A890]" office:value-type="string" office:string-value="T19">
            <text:p>T1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original.B890]" office:value-type="string" office:string-value="VCCPINT">
            <text:p>VCCPINT</text:p>
          </table:table-cell>
          <table:table-cell table:formula="of:=[.G890]" office:value-type="string" office:string-value="VCCPINT">
            <text:p>VCCPINT</text:p>
          </table:table-cell>
          <table:table-cell table:formula="of:=RIGHT([.B890]; LEN([.B89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1]; &quot;_&quot;; [.C891])" office:value-type="string" office:string-value="VCCPINT_U18">
            <text:p>VCCPINT_U18</text:p>
          </table:table-cell>
          <table:table-cell table:formula="of:=[original.A891]" office:value-type="string" office:string-value="U18">
            <text:p>U1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original.B891]" office:value-type="string" office:string-value="VCCPINT">
            <text:p>VCCPINT</text:p>
          </table:table-cell>
          <table:table-cell table:formula="of:=[.G891]" office:value-type="string" office:string-value="VCCPINT">
            <text:p>VCCPINT</text:p>
          </table:table-cell>
          <table:table-cell table:formula="of:=RIGHT([.B891]; LEN([.B891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2]; &quot;_&quot;; [.C892])" office:value-type="string" office:string-value="VCCPLL_N18">
            <text:p>VCCPLL_N18</text:p>
          </table:table-cell>
          <table:table-cell table:formula="of:=[original.A892]" office:value-type="string" office:string-value="N18">
            <text:p>N1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[original.B892]" office:value-type="string" office:string-value="VCCPLL">
            <text:p>VCCPLL</text:p>
          </table:table-cell>
          <table:table-cell table:formula="of:=[.G892]" office:value-type="string" office:string-value="VCCPLL">
            <text:p>VCCPLL</text:p>
          </table:table-cell>
          <table:table-cell table:formula="of:=RIGHT([.B892]; LEN([.B892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3]; &quot;_&quot;; [.C893])" office:value-type="string" office:string-value="VCCO_M0_500_B23">
            <text:p>VCCO_M0_500_B23</text:p>
          </table:table-cell>
          <table:table-cell table:formula="of:=[original.A893]" office:value-type="string" office:string-value="B23">
            <text:p>B23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formula="of:=[original.B893]" office:value-type="string" office:string-value="VCCO_M0_500">
            <text:p>VCCO_M0_500</text:p>
          </table:table-cell>
          <table:table-cell table:formula="of:=[.G893]" office:value-type="string" office:string-value="VCCO_M0_500">
            <text:p>VCCO_M0_500</text:p>
          </table:table-cell>
          <table:table-cell table:formula="of:=RIGHT([.B893]; LEN([.B893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4]; &quot;_&quot;; [.C894])" office:value-type="string" office:string-value="VCCO_M0_500_E24">
            <text:p>VCCO_M0_500_E24</text:p>
          </table:table-cell>
          <table:table-cell table:formula="of:=[original.A894]" office:value-type="string" office:string-value="E24">
            <text:p>E24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formula="of:=[original.B894]" office:value-type="string" office:string-value="VCCO_M0_500">
            <text:p>VCCO_M0_500</text:p>
          </table:table-cell>
          <table:table-cell table:formula="of:=[.G894]" office:value-type="string" office:string-value="VCCO_M0_500">
            <text:p>VCCO_M0_500</text:p>
          </table:table-cell>
          <table:table-cell table:formula="of:=RIGHT([.B894]; LEN([.B894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5]; &quot;_&quot;; [.C895])" office:value-type="string" office:string-value="VCCO_M0_500_F21">
            <text:p>VCCO_M0_500_F21</text:p>
          </table:table-cell>
          <table:table-cell table:formula="of:=[original.A895]" office:value-type="string" office:string-value="F21">
            <text:p>F21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original.B895]" office:value-type="string" office:string-value="VCCO_M0_500">
            <text:p>VCCO_M0_500</text:p>
          </table:table-cell>
          <table:table-cell table:formula="of:=[.G895]" office:value-type="string" office:string-value="VCCO_M0_500">
            <text:p>VCCO_M0_500</text:p>
          </table:table-cell>
          <table:table-cell table:formula="of:=RIGHT([.B895]; LEN([.B895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6]; &quot;_&quot;; [.C896])" office:value-type="string" office:string-value="VCCO_M1_501_C20">
            <text:p>VCCO_M1_501_C20</text:p>
          </table:table-cell>
          <table:table-cell table:formula="of:=[original.A896]" office:value-type="string" office:string-value="C20">
            <text:p>C20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formula="of:=[original.B896]" office:value-type="string" office:string-value="VCCO_M1_501">
            <text:p>VCCO_M1_501</text:p>
          </table:table-cell>
          <table:table-cell table:formula="of:=[.G896]" office:value-type="string" office:string-value="VCCO_M1_501">
            <text:p>VCCO_M1_501</text:p>
          </table:table-cell>
          <table:table-cell table:formula="of:=RIGHT([.B896]; LEN([.B896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7]; &quot;_&quot;; [.C897])" office:value-type="string" office:string-value="VCCO_M1_501_G18">
            <text:p>VCCO_M1_501_G18</text:p>
          </table:table-cell>
          <table:table-cell table:formula="of:=[original.A897]" office:value-type="string" office:string-value="G18">
            <text:p>G18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original.B897]" office:value-type="string" office:string-value="VCCO_M1_501">
            <text:p>VCCO_M1_501</text:p>
          </table:table-cell>
          <table:table-cell table:formula="of:=[.G897]" office:value-type="string" office:string-value="VCCO_M1_501">
            <text:p>VCCO_M1_501</text:p>
          </table:table-cell>
          <table:table-cell table:formula="of:=RIGHT([.B897]; LEN([.B897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8]; &quot;_&quot;; [.C898])" office:value-type="string" office:string-value="VCCO_M1_501_J22">
            <text:p>VCCO_M1_501_J22</text:p>
          </table:table-cell>
          <table:table-cell table:formula="of:=[original.A898]" office:value-type="string" office:string-value="J22">
            <text:p>J22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formula="of:=[original.B898]" office:value-type="string" office:string-value="VCCO_M1_501">
            <text:p>VCCO_M1_501</text:p>
          </table:table-cell>
          <table:table-cell table:formula="of:=[.G898]" office:value-type="string" office:string-value="VCCO_M1_501">
            <text:p>VCCO_M1_501</text:p>
          </table:table-cell>
          <table:table-cell table:formula="of:=RIGHT([.B898]; LEN([.B898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CONCATENATE([.H899]; &quot;_&quot;; [.C899])" office:value-type="string" office:string-value="VCCO_M1_501_K19">
            <text:p>VCCO_M1_501_K19</text:p>
          </table:table-cell>
          <table:table-cell table:formula="of:=[original.A899]" office:value-type="string" office:string-value="K19">
            <text:p>K19</text:p>
          </table:table-cell>
          <table:table-cell office:value-type="string">
            <text:p>Power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original.B899]" office:value-type="string" office:string-value="VCCO_M1_501">
            <text:p>VCCO_M1_501</text:p>
          </table:table-cell>
          <table:table-cell table:formula="of:=[.G899]" office:value-type="string" office:string-value="VCCO_M1_501">
            <text:p>VCCO_M1_501</text:p>
          </table:table-cell>
          <table:table-cell table:formula="of:=RIGHT([.B899]; LEN([.B899])-15)">
            <text:p/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[.H900]" office:value-type="string" office:string-value="DDR_VREF0_502">
            <text:p>DDR_VREF0_502</text:p>
          </table:table-cell>
          <table:table-cell table:formula="of:=[original.A900]" office:value-type="string" office:string-value="L22">
            <text:p>L22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formula="of:=[original.B900]" office:value-type="string" office:string-value="PS_DDR_VREF0_502">
            <text:p>PS_DDR_VREF0_502</text:p>
          </table:table-cell>
          <table:table-cell table:formula="of:=RIGHT([.G900]; LEN([.G900])-3)" office:value-type="string" office:string-value="DDR_VREF0_502">
            <text:p>DDR_VREF0_502</text:p>
          </table:table-cell>
          <table:table-cell table:formula="of:=RIGHT([.B900]; LEN([.B900])-15)" office:value-type="float" office:value="0">
            <text:p>Err:502</text:p>
          </table:table-cell>
          <table:table-cell table:number-columns-repeated="1015"/>
        </table:table-row>
        <table:table-row table:style-name="ro1">
          <table:table-cell office:value-type="string">
            <text:p>Gate-C</text:p>
          </table:table-cell>
          <table:table-cell table:formula="of:=[.H901]" office:value-type="string" office:string-value="DDR_VREF1_502">
            <text:p>DDR_VREF1_502</text:p>
          </table:table-cell>
          <table:table-cell table:formula="of:=[original.A901]" office:value-type="string" office:string-value="L24">
            <text:p>L24</text:p>
          </table:table-cell>
          <table:table-cell office:value-type="string">
            <text:p>Undefine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f:=[original.B901]" office:value-type="string" office:string-value="PS_DDR_VREF1_502">
            <text:p>PS_DDR_VREF1_502</text:p>
          </table:table-cell>
          <table:table-cell table:formula="of:=RIGHT([.G901]; LEN([.G901])-3)" office:value-type="string" office:string-value="DDR_VREF1_502">
            <text:p>DDR_VREF1_502</text:p>
          </table:table-cell>
          <table:table-cell table:formula="of:=RIGHT([.B901]; LEN([.B901])-15)" office:value-type="float" office:value="0">
            <text:p>Err:502</text:p>
          </table:table-cell>
          <table:table-cell table:number-columns-repeated="1015"/>
        </table:table-row>
      </table:table>
      <table:table table:name="original" table:style-name="ta1" table:print="false"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5" table:default-cell-style-name="Default"/>
        <table:table-row table:style-name="ro1">
          <table:table-cell office:value-type="string">
            <text:p>Pin</text:p>
          </table:table-cell>
          <table:table-cell office:value-type="string">
            <text:p>Pin Name</text:p>
          </table:table-cell>
          <table:table-cell office:value-type="string">
            <text:p>Memory Byte Group</text:p>
          </table:table-cell>
          <table:table-cell office:value-type="string">
            <text:p>Bank</text:p>
          </table:table-cell>
          <table:table-cell office:value-type="string">
            <text:p>VCCAUX Group</text:p>
          </table:table-cell>
          <table:table-cell office:value-type="string">
            <text:p>Super Logic Region</text:p>
          </table:table-cell>
          <table:table-cell office:value-type="string">
            <text:p>I/O Type</text:p>
          </table:table-cell>
          <table:table-cell office:value-type="string">
            <text:p>No-Connect</text:p>
          </table:table-cell>
          <table:table-cell office:value-type="string">
            <text:p>ps MIO or XADC intended use:</text:p>
          </table:table-cell>
          <table:table-cell table:number-columns-repeated="7"/>
        </table:table-row>
        <table:table-row table:style-name="ro1">
          <table:table-cell office:value-type="string">
            <text:p>U14</text:p>
          </table:table-cell>
          <table:table-cell office:value-type="string">
            <text:p>DXN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5</text:p>
          </table:table-cell>
          <table:table-cell office:value-type="string">
            <text:p>VCCADC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4</text:p>
          </table:table-cell>
          <table:table-cell office:value-type="string">
            <text:p>GNDADC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5</text:p>
          </table:table-cell>
          <table:table-cell office:value-type="string">
            <text:p>DXP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4</text:p>
          </table:table-cell>
          <table:table-cell office:value-type="string">
            <text:p>VREFN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5</text:p>
          </table:table-cell>
          <table:table-cell office:value-type="string">
            <text:p>VREFP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5</text:p>
          </table:table-cell>
          <table:table-cell office:value-type="string">
            <text:p>VP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4</text:p>
          </table:table-cell>
          <table:table-cell office:value-type="string">
            <text:p>VN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9</text:p>
          </table:table-cell>
          <table:table-cell office:value-type="string">
            <text:p>VCCBATT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2</text:p>
          </table:table-cell>
          <table:table-cell office:value-type="string">
            <text:p>RSVDGND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2</text:p>
          </table:table-cell>
          <table:table-cell office:value-type="string">
            <text:p>TCK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0</text:p>
          </table:table-cell>
          <table:table-cell office:value-type="string">
            <text:p>TMS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0</text:p>
          </table:table-cell>
          <table:table-cell office:value-type="string">
            <text:p>TDO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0</text:p>
          </table:table-cell>
          <table:table-cell office:value-type="string">
            <text:p>TDI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9</text:p>
          </table:table-cell>
          <table:table-cell office:value-type="string">
            <text:p>INIT_B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9</text:p>
          </table:table-cell>
          <table:table-cell office:value-type="string">
            <text:p>PROGRAM_B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9</text:p>
          </table:table-cell>
          <table:table-cell office:value-type="string">
            <text:p>CFGBVS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9</text:p>
          </table:table-cell>
          <table:table-cell office:value-type="string">
            <text:p>DONE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9</text:p>
          </table:table-cell>
          <table:table-cell office:value-type="string">
            <text:p>RSVDVCC1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9</text:p>
          </table:table-cell>
          <table:table-cell office:value-type="string">
            <text:p>RSVDVCC3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9</text:p>
          </table:table-cell>
          <table:table-cell office:value-type="string">
            <text:p>RSVDVCC2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A</text:p>
          </table:table-cell>
          <table:table-cell office:value-type="string">
            <text:p>CONFIG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0</text:p>
          </table:table-cell>
          <table:table-cell office:value-type="string">
            <text:p>IO_L6P_T0_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0</text:p>
          </table:table-cell>
          <table:table-cell office:value-type="string">
            <text:p>IO_L6N_T0_VREF_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8</text:p>
          </table:table-cell>
          <table:table-cell office:value-type="string">
            <text:p>IO_L11P_T1_SRCC_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9</text:p>
          </table:table-cell>
          <table:table-cell office:value-type="string">
            <text:p>IO_L11N_T1_SRCC_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8</text:p>
          </table:table-cell>
          <table:table-cell office:value-type="string">
            <text:p>IO_L12P_T1_MRCC_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9</text:p>
          </table:table-cell>
          <table:table-cell office:value-type="string">
            <text:p>IO_L12N_T1_MRCC_9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8</text:p>
          </table:table-cell>
          <table:table-cell office:value-type="string">
            <text:p>IO_L13P_T2_MRCC_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9</text:p>
          </table:table-cell>
          <table:table-cell office:value-type="string">
            <text:p>IO_L13N_T2_MRCC_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9</text:p>
          </table:table-cell>
          <table:table-cell office:value-type="string">
            <text:p>IO_L14P_T2_SRCC_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0</text:p>
          </table:table-cell>
          <table:table-cell office:value-type="string">
            <text:p>IO_L14N_T2_SRCC_9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0</text:p>
          </table:table-cell>
          <table:table-cell office:value-type="string">
            <text:p>IO_L19P_T3_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0</text:p>
          </table:table-cell>
          <table:table-cell office:value-type="string">
            <text:p>IO_L19N_T3_VREF_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3</text:p>
          </table:table-cell>
          <table:table-cell office:value-type="string">
            <text:p>IO_0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3</text:p>
          </table:table-cell>
          <table:table-cell office:value-type="string">
            <text:p>IO_L1P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2</text:p>
          </table:table-cell>
          <table:table-cell office:value-type="string">
            <text:p>IO_L1N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8</text:p>
          </table:table-cell>
          <table:table-cell office:value-type="string">
            <text:p>IO_L2P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8</text:p>
          </table:table-cell>
          <table:table-cell office:value-type="string">
            <text:p>IO_L2N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4</text:p>
          </table:table-cell>
          <table:table-cell office:value-type="string">
            <text:p>IO_L3P_T0_DQS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3</text:p>
          </table:table-cell>
          <table:table-cell office:value-type="string">
            <text:p>IO_L3N_T0_DQS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6</text:p>
          </table:table-cell>
          <table:table-cell office:value-type="string">
            <text:p>IO_L4P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6</text:p>
          </table:table-cell>
          <table:table-cell office:value-type="string">
            <text:p>IO_L4N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5</text:p>
          </table:table-cell>
          <table:table-cell office:value-type="string">
            <text:p>IO_L5P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5</text:p>
          </table:table-cell>
          <table:table-cell office:value-type="string">
            <text:p>IO_L5N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7</text:p>
          </table:table-cell>
          <table:table-cell office:value-type="string">
            <text:p>IO_L6P_T0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6</text:p>
          </table:table-cell>
          <table:table-cell office:value-type="string">
            <text:p>IO_L6N_T0_VREF_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2</text:p>
          </table:table-cell>
          <table:table-cell office:value-type="string">
            <text:p>IO_L7P_T1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2</text:p>
          </table:table-cell>
          <table:table-cell office:value-type="string">
            <text:p>IO_L7N_T1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4</text:p>
          </table:table-cell>
          <table:table-cell office:value-type="string">
            <text:p>IO_L8P_T1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3</text:p>
          </table:table-cell>
          <table:table-cell office:value-type="string">
            <text:p>IO_L8N_T1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4</text:p>
          </table:table-cell>
          <table:table-cell office:value-type="string">
            <text:p>IO_L9P_T1_DQS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3</text:p>
          </table:table-cell>
          <table:table-cell office:value-type="string">
            <text:p>IO_L9N_T1_DQS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2</text:p>
          </table:table-cell>
          <table:table-cell office:value-type="string">
            <text:p>IO_L10P_T1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2</text:p>
          </table:table-cell>
          <table:table-cell office:value-type="string">
            <text:p>IO_L10N_T1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3</text:p>
          </table:table-cell>
          <table:table-cell office:value-type="string">
            <text:p>IO_L11P_T1_SRCC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3</text:p>
          </table:table-cell>
          <table:table-cell office:value-type="string">
            <text:p>IO_L11N_T1_SRCC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4</text:p>
          </table:table-cell>
          <table:table-cell office:value-type="string">
            <text:p>IO_L12P_T1_MRCC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4</text:p>
          </table:table-cell>
          <table:table-cell office:value-type="string">
            <text:p>IO_L12N_T1_MRCC_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7</text:p>
          </table:table-cell>
          <table:table-cell office:value-type="string">
            <text:p>IO_L13P_T2_MRCC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6</text:p>
          </table:table-cell>
          <table:table-cell office:value-type="string">
            <text:p>IO_L13N_T2_MRCC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5</text:p>
          </table:table-cell>
          <table:table-cell office:value-type="string">
            <text:p>IO_L14P_T2_SRCC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5</text:p>
          </table:table-cell>
          <table:table-cell office:value-type="string">
            <text:p>IO_L14N_T2_SRCC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8</text:p>
          </table:table-cell>
          <table:table-cell office:value-type="string">
            <text:p>IO_L15P_T2_DQS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7</text:p>
          </table:table-cell>
          <table:table-cell office:value-type="string">
            <text:p>IO_L15N_T2_DQS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6</text:p>
          </table:table-cell>
          <table:table-cell office:value-type="string">
            <text:p>IO_L16P_T2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5</text:p>
          </table:table-cell>
          <table:table-cell office:value-type="string">
            <text:p>IO_L16N_T2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8</text:p>
          </table:table-cell>
          <table:table-cell office:value-type="string">
            <text:p>IO_L17P_T2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7</text:p>
          </table:table-cell>
          <table:table-cell office:value-type="string">
            <text:p>IO_L17N_T2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6</text:p>
          </table:table-cell>
          <table:table-cell office:value-type="string">
            <text:p>IO_L18P_T2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5</text:p>
          </table:table-cell>
          <table:table-cell office:value-type="string">
            <text:p>IO_L18N_T2_1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4</text:p>
          </table:table-cell>
          <table:table-cell office:value-type="string">
            <text:p>IO_L19P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3</text:p>
          </table:table-cell>
          <table:table-cell office:value-type="string">
            <text:p>IO_L19N_T3_VREF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5</text:p>
          </table:table-cell>
          <table:table-cell office:value-type="string">
            <text:p>IO_L20P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4</text:p>
          </table:table-cell>
          <table:table-cell office:value-type="string">
            <text:p>IO_L20N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2</text:p>
          </table:table-cell>
          <table:table-cell office:value-type="string">
            <text:p>IO_L21P_T3_DQS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2</text:p>
          </table:table-cell>
          <table:table-cell office:value-type="string">
            <text:p>IO_L21N_T3_DQS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5</text:p>
          </table:table-cell>
          <table:table-cell office:value-type="string">
            <text:p>IO_L22P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4</text:p>
          </table:table-cell>
          <table:table-cell office:value-type="string">
            <text:p>IO_L22N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7</text:p>
          </table:table-cell>
          <table:table-cell office:value-type="string">
            <text:p>IO_L23P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6</text:p>
          </table:table-cell>
          <table:table-cell office:value-type="string">
            <text:p>IO_L23N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7</text:p>
          </table:table-cell>
          <table:table-cell office:value-type="string">
            <text:p>IO_L24P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6</text:p>
          </table:table-cell>
          <table:table-cell office:value-type="string">
            <text:p>IO_L24N_T3_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7</text:p>
          </table:table-cell>
          <table:table-cell office:value-type="string">
            <text:p>IO_25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3</text:p>
          </table:table-cell>
          <table:table-cell office:value-type="string">
            <text:p>IO_0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5</text:p>
          </table:table-cell>
          <table:table-cell office:value-type="string">
            <text:p>IO_L1P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5</text:p>
          </table:table-cell>
          <table:table-cell office:value-type="string">
            <text:p>IO_L1N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2</text:p>
          </table:table-cell>
          <table:table-cell office:value-type="string">
            <text:p>IO_L2P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3</text:p>
          </table:table-cell>
          <table:table-cell office:value-type="string">
            <text:p>IO_L2N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1</text:p>
          </table:table-cell>
          <table:table-cell office:value-type="string">
            <text:p>IO_L3P_T0_DQS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1</text:p>
          </table:table-cell>
          <table:table-cell office:value-type="string">
            <text:p>IO_L3N_T0_DQS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3</text:p>
          </table:table-cell>
          <table:table-cell office:value-type="string">
            <text:p>IO_L4P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4</text:p>
          </table:table-cell>
          <table:table-cell office:value-type="string">
            <text:p>IO_L4N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3</text:p>
          </table:table-cell>
          <table:table-cell office:value-type="string">
            <text:p>IO_L5P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4</text:p>
          </table:table-cell>
          <table:table-cell office:value-type="string">
            <text:p>IO_L5N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2</text:p>
          </table:table-cell>
          <table:table-cell office:value-type="string">
            <text:p>IO_L6P_T0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2</text:p>
          </table:table-cell>
          <table:table-cell office:value-type="string">
            <text:p>IO_L6N_T0_VREF_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4</text:p>
          </table:table-cell>
          <table:table-cell office:value-type="string">
            <text:p>IO_L7P_T1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4</text:p>
          </table:table-cell>
          <table:table-cell office:value-type="string">
            <text:p>IO_L7N_T1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4</text:p>
          </table:table-cell>
          <table:table-cell office:value-type="string">
            <text:p>IO_L8P_T1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5</text:p>
          </table:table-cell>
          <table:table-cell office:value-type="string">
            <text:p>IO_L8N_T1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3</text:p>
          </table:table-cell>
          <table:table-cell office:value-type="string">
            <text:p>IO_L9P_T1_DQS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4</text:p>
          </table:table-cell>
          <table:table-cell office:value-type="string">
            <text:p>IO_L9N_T1_DQS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1</text:p>
          </table:table-cell>
          <table:table-cell office:value-type="string">
            <text:p>IO_L10P_T1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1</text:p>
          </table:table-cell>
          <table:table-cell office:value-type="string">
            <text:p>IO_L10N_T1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3</text:p>
          </table:table-cell>
          <table:table-cell office:value-type="string">
            <text:p>IO_L11P_T1_SRCC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3</text:p>
          </table:table-cell>
          <table:table-cell office:value-type="string">
            <text:p>IO_L11N_T1_SRCC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2</text:p>
          </table:table-cell>
          <table:table-cell office:value-type="string">
            <text:p>IO_L12P_T1_MRCC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2</text:p>
          </table:table-cell>
          <table:table-cell office:value-type="string">
            <text:p>IO_L12N_T1_MRCC_11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1</text:p>
          </table:table-cell>
          <table:table-cell office:value-type="string">
            <text:p>IO_L13P_T2_MRCC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1</text:p>
          </table:table-cell>
          <table:table-cell office:value-type="string">
            <text:p>IO_L13N_T2_MRCC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0</text:p>
          </table:table-cell>
          <table:table-cell office:value-type="string">
            <text:p>IO_L14P_T2_SRCC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0</text:p>
          </table:table-cell>
          <table:table-cell office:value-type="string">
            <text:p>IO_L14N_T2_SRCC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0</text:p>
          </table:table-cell>
          <table:table-cell office:value-type="string">
            <text:p>IO_L15P_T2_DQS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0</text:p>
          </table:table-cell>
          <table:table-cell office:value-type="string">
            <text:p>IO_L15N_T2_DQS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7</text:p>
          </table:table-cell>
          <table:table-cell office:value-type="string">
            <text:p>IO_L16P_T2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8</text:p>
          </table:table-cell>
          <table:table-cell office:value-type="string">
            <text:p>IO_L16N_T2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9</text:p>
          </table:table-cell>
          <table:table-cell office:value-type="string">
            <text:p>IO_L17P_T2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9</text:p>
          </table:table-cell>
          <table:table-cell office:value-type="string">
            <text:p>IO_L17N_T2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9</text:p>
          </table:table-cell>
          <table:table-cell office:value-type="string">
            <text:p>IO_L18P_T2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9</text:p>
          </table:table-cell>
          <table:table-cell office:value-type="string">
            <text:p>IO_L18N_T2_1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1</text:p>
          </table:table-cell>
          <table:table-cell office:value-type="string">
            <text:p>IO_L19P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2</text:p>
          </table:table-cell>
          <table:table-cell office:value-type="string">
            <text:p>IO_L19N_T3_VREF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1</text:p>
          </table:table-cell>
          <table:table-cell office:value-type="string">
            <text:p>IO_L20P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1</text:p>
          </table:table-cell>
          <table:table-cell office:value-type="string">
            <text:p>IO_L20N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2</text:p>
          </table:table-cell>
          <table:table-cell office:value-type="string">
            <text:p>IO_L21P_T3_DQS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3</text:p>
          </table:table-cell>
          <table:table-cell office:value-type="string">
            <text:p>IO_L21N_T3_DQS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4</text:p>
          </table:table-cell>
          <table:table-cell office:value-type="string">
            <text:p>IO_L22P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4</text:p>
          </table:table-cell>
          <table:table-cell office:value-type="string">
            <text:p>IO_L22N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2</text:p>
          </table:table-cell>
          <table:table-cell office:value-type="string">
            <text:p>IO_L23P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3</text:p>
          </table:table-cell>
          <table:table-cell office:value-type="string">
            <text:p>IO_L23N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2</text:p>
          </table:table-cell>
          <table:table-cell office:value-type="string">
            <text:p>IO_L24P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3</text:p>
          </table:table-cell>
          <table:table-cell office:value-type="string">
            <text:p>IO_L24N_T3_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1</text:p>
          </table:table-cell>
          <table:table-cell office:value-type="string">
            <text:p>IO_25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5</text:p>
          </table:table-cell>
          <table:table-cell office:value-type="string">
            <text:p>IO_0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30</text:p>
          </table:table-cell>
          <table:table-cell office:value-type="string">
            <text:p>IO_L1P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30</text:p>
          </table:table-cell>
          <table:table-cell office:value-type="string">
            <text:p>IO_L1N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9</text:p>
          </table:table-cell>
          <table:table-cell office:value-type="string">
            <text:p>IO_L2P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30</text:p>
          </table:table-cell>
          <table:table-cell office:value-type="string">
            <text:p>IO_L2N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6</text:p>
          </table:table-cell>
          <table:table-cell office:value-type="string">
            <text:p>IO_L3P_T0_DQS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7</text:p>
          </table:table-cell>
          <table:table-cell office:value-type="string">
            <text:p>IO_L3N_T0_DQS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8</text:p>
          </table:table-cell>
          <table:table-cell office:value-type="string">
            <text:p>IO_L4P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9</text:p>
          </table:table-cell>
          <table:table-cell office:value-type="string">
            <text:p>IO_L4N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7</text:p>
          </table:table-cell>
          <table:table-cell office:value-type="string">
            <text:p>IO_L5P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8</text:p>
          </table:table-cell>
          <table:table-cell office:value-type="string">
            <text:p>IO_L5N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5</text:p>
          </table:table-cell>
          <table:table-cell office:value-type="string">
            <text:p>IO_L6P_T0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6</text:p>
          </table:table-cell>
          <table:table-cell office:value-type="string">
            <text:p>IO_L6N_T0_VREF_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6</text:p>
          </table:table-cell>
          <table:table-cell office:value-type="string">
            <text:p>IO_L7P_T1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6</text:p>
          </table:table-cell>
          <table:table-cell office:value-type="string">
            <text:p>IO_L7N_T1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30</text:p>
          </table:table-cell>
          <table:table-cell office:value-type="string">
            <text:p>IO_L8P_T1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30</text:p>
          </table:table-cell>
          <table:table-cell office:value-type="string">
            <text:p>IO_L8N_T1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9</text:p>
          </table:table-cell>
          <table:table-cell office:value-type="string">
            <text:p>IO_L9P_T1_DQS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9</text:p>
          </table:table-cell>
          <table:table-cell office:value-type="string">
            <text:p>IO_L9N_T1_DQS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5</text:p>
          </table:table-cell>
          <table:table-cell office:value-type="string">
            <text:p>IO_L10P_T1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6</text:p>
          </table:table-cell>
          <table:table-cell office:value-type="string">
            <text:p>IO_L10N_T1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7</text:p>
          </table:table-cell>
          <table:table-cell office:value-type="string">
            <text:p>IO_L11P_T1_SRCC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7</text:p>
          </table:table-cell>
          <table:table-cell office:value-type="string">
            <text:p>IO_L11N_T1_SRCC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8</text:p>
          </table:table-cell>
          <table:table-cell office:value-type="string">
            <text:p>IO_L12P_T1_MRCC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8</text:p>
          </table:table-cell>
          <table:table-cell office:value-type="string">
            <text:p>IO_L12N_T1_MRCC_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8</text:p>
          </table:table-cell>
          <table:table-cell office:value-type="string">
            <text:p>IO_L13P_T2_MRCC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8</text:p>
          </table:table-cell>
          <table:table-cell office:value-type="string">
            <text:p>IO_L13N_T2_MRCC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7</text:p>
          </table:table-cell>
          <table:table-cell office:value-type="string">
            <text:p>IO_L14P_T2_SRCC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7</text:p>
          </table:table-cell>
          <table:table-cell office:value-type="string">
            <text:p>IO_L14N_T2_SRCC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9</text:p>
          </table:table-cell>
          <table:table-cell office:value-type="string">
            <text:p>IO_L15P_T2_DQS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9</text:p>
          </table:table-cell>
          <table:table-cell office:value-type="string">
            <text:p>IO_L15N_T2_DQS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30</text:p>
          </table:table-cell>
          <table:table-cell office:value-type="string">
            <text:p>IO_L16P_T2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30</text:p>
          </table:table-cell>
          <table:table-cell office:value-type="string">
            <text:p>IO_L16N_T2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6</text:p>
          </table:table-cell>
          <table:table-cell office:value-type="string">
            <text:p>IO_L17P_T2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7</text:p>
          </table:table-cell>
          <table:table-cell office:value-type="string">
            <text:p>IO_L17N_T2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5</text:p>
          </table:table-cell>
          <table:table-cell office:value-type="string">
            <text:p>IO_L18P_T2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5</text:p>
          </table:table-cell>
          <table:table-cell office:value-type="string">
            <text:p>IO_L18N_T2_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8</text:p>
          </table:table-cell>
          <table:table-cell office:value-type="string">
            <text:p>IO_L19P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9</text:p>
          </table:table-cell>
          <table:table-cell office:value-type="string">
            <text:p>IO_L19N_T3_VREF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30</text:p>
          </table:table-cell>
          <table:table-cell office:value-type="string">
            <text:p>IO_L20P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30</text:p>
          </table:table-cell>
          <table:table-cell office:value-type="string">
            <text:p>IO_L20N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8</text:p>
          </table:table-cell>
          <table:table-cell office:value-type="string">
            <text:p>IO_L21P_T3_DQS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9</text:p>
          </table:table-cell>
          <table:table-cell office:value-type="string">
            <text:p>IO_L21N_T3_DQS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7</text:p>
          </table:table-cell>
          <table:table-cell office:value-type="string">
            <text:p>IO_L22P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8</text:p>
          </table:table-cell>
          <table:table-cell office:value-type="string">
            <text:p>IO_L22N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6</text:p>
          </table:table-cell>
          <table:table-cell office:value-type="string">
            <text:p>IO_L23P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7</text:p>
          </table:table-cell>
          <table:table-cell office:value-type="string">
            <text:p>IO_L23N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6</text:p>
          </table:table-cell>
          <table:table-cell office:value-type="string">
            <text:p>IO_L24P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6</text:p>
          </table:table-cell>
          <table:table-cell office:value-type="string">
            <text:p>IO_L24N_T3_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5</text:p>
          </table:table-cell>
          <table:table-cell office:value-type="string">
            <text:p>IO_25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1</text:p>
          </table:table-cell>
          <table:table-cell office:value-type="string">
            <text:p>IO_0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30</text:p>
          </table:table-cell>
          <table:table-cell office:value-type="string">
            <text:p>IO_L1P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30</text:p>
          </table:table-cell>
          <table:table-cell office:value-type="string">
            <text:p>IO_L1N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30</text:p>
          </table:table-cell>
          <table:table-cell office:value-type="string">
            <text:p>IO_L2P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30</text:p>
          </table:table-cell>
          <table:table-cell office:value-type="string">
            <text:p>IO_L2N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8</text:p>
          </table:table-cell>
          <table:table-cell office:value-type="string">
            <text:p>IO_L3P_T0_DQS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8</text:p>
          </table:table-cell>
          <table:table-cell office:value-type="string">
            <text:p>IO_L3N_T0_DQS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9</text:p>
          </table:table-cell>
          <table:table-cell office:value-type="string">
            <text:p>IO_L4P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9</text:p>
          </table:table-cell>
          <table:table-cell office:value-type="string">
            <text:p>IO_L4N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9</text:p>
          </table:table-cell>
          <table:table-cell office:value-type="string">
            <text:p>IO_L5P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9</text:p>
          </table:table-cell>
          <table:table-cell office:value-type="string">
            <text:p>IO_L5N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8</text:p>
          </table:table-cell>
          <table:table-cell office:value-type="string">
            <text:p>IO_L6P_T0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8</text:p>
          </table:table-cell>
          <table:table-cell office:value-type="string">
            <text:p>IO_L6N_T0_VREF_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8</text:p>
          </table:table-cell>
          <table:table-cell office:value-type="string">
            <text:p>IO_L7P_T1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9</text:p>
          </table:table-cell>
          <table:table-cell office:value-type="string">
            <text:p>IO_L7N_T1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9</text:p>
          </table:table-cell>
          <table:table-cell office:value-type="string">
            <text:p>IO_L8P_T1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30</text:p>
          </table:table-cell>
          <table:table-cell office:value-type="string">
            <text:p>IO_L8N_T1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7</text:p>
          </table:table-cell>
          <table:table-cell office:value-type="string">
            <text:p>IO_L9P_T1_DQS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8</text:p>
          </table:table-cell>
          <table:table-cell office:value-type="string">
            <text:p>IO_L9N_T1_DQS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5</text:p>
          </table:table-cell>
          <table:table-cell office:value-type="string">
            <text:p>IO_L10P_T1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6</text:p>
          </table:table-cell>
          <table:table-cell office:value-type="string">
            <text:p>IO_L10N_T1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5</text:p>
          </table:table-cell>
          <table:table-cell office:value-type="string">
            <text:p>IO_L11P_T1_SRCC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6</text:p>
          </table:table-cell>
          <table:table-cell office:value-type="string">
            <text:p>IO_L11N_T1_SRCC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6</text:p>
          </table:table-cell>
          <table:table-cell office:value-type="string">
            <text:p>IO_L12P_T1_MRCC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7</text:p>
          </table:table-cell>
          <table:table-cell office:value-type="string">
            <text:p>IO_L12N_T1_MRCC_13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5</text:p>
          </table:table-cell>
          <table:table-cell office:value-type="string">
            <text:p>IO_L13P_T2_MRCC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6</text:p>
          </table:table-cell>
          <table:table-cell office:value-type="string">
            <text:p>IO_L13N_T2_MRCC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7</text:p>
          </table:table-cell>
          <table:table-cell office:value-type="string">
            <text:p>IO_L14P_T2_SRCC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7</text:p>
          </table:table-cell>
          <table:table-cell office:value-type="string">
            <text:p>IO_L14N_T2_SRCC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6</text:p>
          </table:table-cell>
          <table:table-cell office:value-type="string">
            <text:p>IO_L15P_T2_DQS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7</text:p>
          </table:table-cell>
          <table:table-cell office:value-type="string">
            <text:p>IO_L15N_T2_DQS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5</text:p>
          </table:table-cell>
          <table:table-cell office:value-type="string">
            <text:p>IO_L16P_T2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6</text:p>
          </table:table-cell>
          <table:table-cell office:value-type="string">
            <text:p>IO_L16N_T2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4</text:p>
          </table:table-cell>
          <table:table-cell office:value-type="string">
            <text:p>IO_L17P_T2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5</text:p>
          </table:table-cell>
          <table:table-cell office:value-type="string">
            <text:p>IO_L17N_T2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3</text:p>
          </table:table-cell>
          <table:table-cell office:value-type="string">
            <text:p>IO_L18P_T2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4</text:p>
          </table:table-cell>
          <table:table-cell office:value-type="string">
            <text:p>IO_L18N_T2_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1</text:p>
          </table:table-cell>
          <table:table-cell office:value-type="string">
            <text:p>IO_L19P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1</text:p>
          </table:table-cell>
          <table:table-cell office:value-type="string">
            <text:p>IO_L19N_T3_VREF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2</text:p>
          </table:table-cell>
          <table:table-cell office:value-type="string">
            <text:p>IO_L20P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3</text:p>
          </table:table-cell>
          <table:table-cell office:value-type="string">
            <text:p>IO_L20N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2</text:p>
          </table:table-cell>
          <table:table-cell office:value-type="string">
            <text:p>IO_L21P_T3_DQS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3</text:p>
          </table:table-cell>
          <table:table-cell office:value-type="string">
            <text:p>IO_L21N_T3_DQS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2</text:p>
          </table:table-cell>
          <table:table-cell office:value-type="string">
            <text:p>IO_L22P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2</text:p>
          </table:table-cell>
          <table:table-cell office:value-type="string">
            <text:p>IO_L22N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4</text:p>
          </table:table-cell>
          <table:table-cell office:value-type="string">
            <text:p>IO_L23P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4</text:p>
          </table:table-cell>
          <table:table-cell office:value-type="string">
            <text:p>IO_L23N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3</text:p>
          </table:table-cell>
          <table:table-cell office:value-type="string">
            <text:p>IO_L24P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4</text:p>
          </table:table-cell>
          <table:table-cell office:value-type="string">
            <text:p>IO_L24N_T3_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1</text:p>
          </table:table-cell>
          <table:table-cell office:value-type="string">
            <text:p>IO_25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NA</text:p>
          </table:table-cell>
          <table:table-cell office:value-type="string">
            <text:p>H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5</text:p>
          </table:table-cell>
          <table:table-cell office:value-type="string">
            <text:p>IO_0_VRN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4</text:p>
          </table:table-cell>
          <table:table-cell office:value-type="string">
            <text:p>IO_L1P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3</text:p>
          </table:table-cell>
          <table:table-cell office:value-type="string">
            <text:p>IO_L1N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</text:p>
          </table:table-cell>
          <table:table-cell office:value-type="string">
            <text:p>IO_L2P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</text:p>
          </table:table-cell>
          <table:table-cell office:value-type="string">
            <text:p>IO_L2N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3</text:p>
          </table:table-cell>
          <table:table-cell office:value-type="string">
            <text:p>IO_L3P_T0_DQS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</text:p>
          </table:table-cell>
          <table:table-cell office:value-type="string">
            <text:p>IO_L3N_T0_DQS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3</text:p>
          </table:table-cell>
          <table:table-cell office:value-type="string">
            <text:p>IO_L4P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</text:p>
          </table:table-cell>
          <table:table-cell office:value-type="string">
            <text:p>IO_L4N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5</text:p>
          </table:table-cell>
          <table:table-cell office:value-type="string">
            <text:p>IO_L5P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5</text:p>
          </table:table-cell>
          <table:table-cell office:value-type="string">
            <text:p>IO_L5N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6</text:p>
          </table:table-cell>
          <table:table-cell office:value-type="string">
            <text:p>IO_L6P_T0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6</text:p>
          </table:table-cell>
          <table:table-cell office:value-type="string">
            <text:p>IO_L6N_T0_VREF_3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</text:p>
          </table:table-cell>
          <table:table-cell office:value-type="string">
            <text:p>IO_L7P_T1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</text:p>
          </table:table-cell>
          <table:table-cell office:value-type="string">
            <text:p>IO_L7N_T1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6</text:p>
          </table:table-cell>
          <table:table-cell office:value-type="string">
            <text:p>IO_L8P_T1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6</text:p>
          </table:table-cell>
          <table:table-cell office:value-type="string">
            <text:p>IO_L8N_T1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</text:p>
          </table:table-cell>
          <table:table-cell office:value-type="string">
            <text:p>IO_L9P_T1_DQS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</text:p>
          </table:table-cell>
          <table:table-cell office:value-type="string">
            <text:p>IO_L9N_T1_DQS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</text:p>
          </table:table-cell>
          <table:table-cell office:value-type="string">
            <text:p>IO_L10P_T1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</text:p>
          </table:table-cell>
          <table:table-cell office:value-type="string">
            <text:p>IO_L10N_T1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4</text:p>
          </table:table-cell>
          <table:table-cell office:value-type="string">
            <text:p>IO_L11P_T1_SRCC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3</text:p>
          </table:table-cell>
          <table:table-cell office:value-type="string">
            <text:p>IO_L11N_T1_SRCC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5</text:p>
          </table:table-cell>
          <table:table-cell office:value-type="string">
            <text:p>IO_L12P_T1_MRCC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4</text:p>
          </table:table-cell>
          <table:table-cell office:value-type="string">
            <text:p>IO_L12N_T1_MRCC_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5</text:p>
          </table:table-cell>
          <table:table-cell office:value-type="string">
            <text:p>IO_L13P_T2_MRCC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5</text:p>
          </table:table-cell>
          <table:table-cell office:value-type="string">
            <text:p>IO_L13N_T2_MRCC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4</text:p>
          </table:table-cell>
          <table:table-cell office:value-type="string">
            <text:p>IO_L14P_T2_SRCC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3</text:p>
          </table:table-cell>
          <table:table-cell office:value-type="string">
            <text:p>IO_L14N_T2_SRCC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6</text:p>
          </table:table-cell>
          <table:table-cell office:value-type="string">
            <text:p>IO_L15P_T2_DQS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5</text:p>
          </table:table-cell>
          <table:table-cell office:value-type="string">
            <text:p>IO_L15N_T2_DQS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4</text:p>
          </table:table-cell>
          <table:table-cell office:value-type="string">
            <text:p>IO_L16P_T2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3</text:p>
          </table:table-cell>
          <table:table-cell office:value-type="string">
            <text:p>IO_L16N_T2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3</text:p>
          </table:table-cell>
          <table:table-cell office:value-type="string">
            <text:p>IO_L17P_T2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</text:p>
          </table:table-cell>
          <table:table-cell office:value-type="string">
            <text:p>IO_L17N_T2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</text:p>
          </table:table-cell>
          <table:table-cell office:value-type="string">
            <text:p>IO_L18P_T2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</text:p>
          </table:table-cell>
          <table:table-cell office:value-type="string">
            <text:p>IO_L18N_T2_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4</text:p>
          </table:table-cell>
          <table:table-cell office:value-type="string">
            <text:p>IO_L19P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3</text:p>
          </table:table-cell>
          <table:table-cell office:value-type="string">
            <text:p>IO_L19N_T3_VREF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5</text:p>
          </table:table-cell>
          <table:table-cell office:value-type="string">
            <text:p>IO_L20P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4</text:p>
          </table:table-cell>
          <table:table-cell office:value-type="string">
            <text:p>IO_L20N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5</text:p>
          </table:table-cell>
          <table:table-cell office:value-type="string">
            <text:p>IO_L21P_T3_DQS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4</text:p>
          </table:table-cell>
          <table:table-cell office:value-type="string">
            <text:p>IO_L21N_T3_DQS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</text:p>
          </table:table-cell>
          <table:table-cell office:value-type="string">
            <text:p>IO_L22P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</text:p>
          </table:table-cell>
          <table:table-cell office:value-type="string">
            <text:p>IO_L22N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</text:p>
          </table:table-cell>
          <table:table-cell office:value-type="string">
            <text:p>IO_L23P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</text:p>
          </table:table-cell>
          <table:table-cell office:value-type="string">
            <text:p>IO_L23N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3</text:p>
          </table:table-cell>
          <table:table-cell office:value-type="string">
            <text:p>IO_L24P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</text:p>
          </table:table-cell>
          <table:table-cell office:value-type="string">
            <text:p>IO_L24N_T3_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4</text:p>
          </table:table-cell>
          <table:table-cell office:value-type="string">
            <text:p>IO_25_VRP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2</text:p>
          </table:table-cell>
          <table:table-cell office:value-type="string">
            <text:p>IO_0_VRN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0</text:p>
          </table:table-cell>
          <table:table-cell office:value-type="string">
            <text:p>IO_L1P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0</text:p>
          </table:table-cell>
          <table:table-cell office:value-type="string">
            <text:p>IO_L1N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9</text:p>
          </table:table-cell>
          <table:table-cell office:value-type="string">
            <text:p>IO_L2P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9</text:p>
          </table:table-cell>
          <table:table-cell office:value-type="string">
            <text:p>IO_L2N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8</text:p>
          </table:table-cell>
          <table:table-cell office:value-type="string">
            <text:p>IO_L3P_T0_DQS_PUDC_B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7</text:p>
          </table:table-cell>
          <table:table-cell office:value-type="string">
            <text:p>IO_L3N_T0_DQS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7</text:p>
          </table:table-cell>
          <table:table-cell office:value-type="string">
            <text:p>IO_L4P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7</text:p>
          </table:table-cell>
          <table:table-cell office:value-type="string">
            <text:p>IO_L4N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6</text:p>
          </table:table-cell>
          <table:table-cell office:value-type="string">
            <text:p>IO_L5P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6</text:p>
          </table:table-cell>
          <table:table-cell office:value-type="string">
            <text:p>IO_L5N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9</text:p>
          </table:table-cell>
          <table:table-cell office:value-type="string">
            <text:p>IO_L6P_T0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8</text:p>
          </table:table-cell>
          <table:table-cell office:value-type="string">
            <text:p>IO_L6N_T0_VREF_3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1</text:p>
          </table:table-cell>
          <table:table-cell office:value-type="string">
            <text:p>IO_L7P_T1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1</text:p>
          </table:table-cell>
          <table:table-cell office:value-type="string">
            <text:p>IO_L7N_T1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1</text:p>
          </table:table-cell>
          <table:table-cell office:value-type="string">
            <text:p>IO_L8P_T1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1</text:p>
          </table:table-cell>
          <table:table-cell office:value-type="string">
            <text:p>IO_L8N_T1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2</text:p>
          </table:table-cell>
          <table:table-cell office:value-type="string">
            <text:p>IO_L9P_T1_DQS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1</text:p>
          </table:table-cell>
          <table:table-cell office:value-type="string">
            <text:p>IO_L9N_T1_DQS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0</text:p>
          </table:table-cell>
          <table:table-cell office:value-type="string">
            <text:p>IO_L10P_T1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0</text:p>
          </table:table-cell>
          <table:table-cell office:value-type="string">
            <text:p>IO_L10N_T1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0</text:p>
          </table:table-cell>
          <table:table-cell office:value-type="string">
            <text:p>IO_L11P_T1_SRCC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0</text:p>
          </table:table-cell>
          <table:table-cell office:value-type="string">
            <text:p>IO_L11N_T1_SRCC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9</text:p>
          </table:table-cell>
          <table:table-cell office:value-type="string">
            <text:p>IO_L12P_T1_MRCC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8</text:p>
          </table:table-cell>
          <table:table-cell office:value-type="string">
            <text:p>IO_L12N_T1_MRCC_34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9</text:p>
          </table:table-cell>
          <table:table-cell office:value-type="string">
            <text:p>IO_L13P_T2_MRCC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9</text:p>
          </table:table-cell>
          <table:table-cell office:value-type="string">
            <text:p>IO_L13N_T2_MRCC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9</text:p>
          </table:table-cell>
          <table:table-cell office:value-type="string">
            <text:p>IO_L14P_T2_SRCC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8</text:p>
          </table:table-cell>
          <table:table-cell office:value-type="string">
            <text:p>IO_L14N_T2_SRCC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8</text:p>
          </table:table-cell>
          <table:table-cell office:value-type="string">
            <text:p>IO_L15P_T2_DQS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8</text:p>
          </table:table-cell>
          <table:table-cell office:value-type="string">
            <text:p>IO_L15N_T2_DQS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8</text:p>
          </table:table-cell>
          <table:table-cell office:value-type="string">
            <text:p>IO_L16P_T2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7</text:p>
          </table:table-cell>
          <table:table-cell office:value-type="string">
            <text:p>IO_L16N_T2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7</text:p>
          </table:table-cell>
          <table:table-cell office:value-type="string">
            <text:p>IO_L17P_T2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6</text:p>
          </table:table-cell>
          <table:table-cell office:value-type="string">
            <text:p>IO_L17N_T2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7</text:p>
          </table:table-cell>
          <table:table-cell office:value-type="string">
            <text:p>IO_L18P_T2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7</text:p>
          </table:table-cell>
          <table:table-cell office:value-type="string">
            <text:p>IO_L18N_T2_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7</text:p>
          </table:table-cell>
          <table:table-cell office:value-type="string">
            <text:p>IO_L19P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7</text:p>
          </table:table-cell>
          <table:table-cell office:value-type="string">
            <text:p>IO_L19N_T3_VREF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0</text:p>
          </table:table-cell>
          <table:table-cell office:value-type="string">
            <text:p>IO_L20P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9</text:p>
          </table:table-cell>
          <table:table-cell office:value-type="string">
            <text:p>IO_L20N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8</text:p>
          </table:table-cell>
          <table:table-cell office:value-type="string">
            <text:p>IO_L21P_T3_DQS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8</text:p>
          </table:table-cell>
          <table:table-cell office:value-type="string">
            <text:p>IO_L21N_T3_DQS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1</text:p>
          </table:table-cell>
          <table:table-cell office:value-type="string">
            <text:p>IO_L22P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0</text:p>
          </table:table-cell>
          <table:table-cell office:value-type="string">
            <text:p>IO_L22N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0</text:p>
          </table:table-cell>
          <table:table-cell office:value-type="string">
            <text:p>IO_L23P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9</text:p>
          </table:table-cell>
          <table:table-cell office:value-type="string">
            <text:p>IO_L23N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2</text:p>
          </table:table-cell>
          <table:table-cell office:value-type="string">
            <text:p>IO_L24P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2</text:p>
          </table:table-cell>
          <table:table-cell office:value-type="string">
            <text:p>IO_L24N_T3_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0</text:p>
          </table:table-cell>
          <table:table-cell office:value-type="string">
            <text:p>IO_25_VRP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6</text:p>
          </table:table-cell>
          <table:table-cell office:value-type="string">
            <text:p>IO_0_VRN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5</text:p>
          </table:table-cell>
          <table:table-cell office:value-type="string">
            <text:p>IO_L1P_T0_AD0P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4</text:p>
          </table:table-cell>
          <table:table-cell office:value-type="string">
            <text:p>IO_L1N_T0_AD0N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office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>
            <text:p>J13</text:p>
          </table:table-cell>
          <table:table-cell office:value-type="string">
            <text:p>IO_L2P_T0_AD8P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3</text:p>
          </table:table-cell>
          <table:table-cell office:value-type="string">
            <text:p>IO_L2N_T0_AD8N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office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>
            <text:p>L13</text:p>
          </table:table-cell>
          <table:table-cell office:value-type="string">
            <text:p>IO_L3P_T0_DQS_AD1P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3</text:p>
          </table:table-cell>
          <table:table-cell office:value-type="string">
            <text:p>IO_L3N_T0_DQS_AD1N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office:value-type="string">
            <text:p>ground</text:p>
          </table:table-cell>
          <table:table-cell table:number-columns-repeated="7"/>
        </table:table-row>
        <table:table-row table:style-name="ro1">
          <table:table-cell office:value-type="string">
            <text:p>J14</text:p>
          </table:table-cell>
          <table:table-cell office:value-type="string">
            <text:p>IO_L4P_T0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4</text:p>
          </table:table-cell>
          <table:table-cell office:value-type="string">
            <text:p>IO_L4N_T0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5</text:p>
          </table:table-cell>
          <table:table-cell office:value-type="string">
            <text:p>IO_L5P_T0_AD9P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5</text:p>
          </table:table-cell>
          <table:table-cell office:value-type="string">
            <text:p>IO_L5N_T0_AD9N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6</text:p>
          </table:table-cell>
          <table:table-cell office:value-type="string">
            <text:p>IO_L6P_T0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6</text:p>
          </table:table-cell>
          <table:table-cell office:value-type="string">
            <text:p>IO_L6N_T0_VREF_3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7</text:p>
          </table:table-cell>
          <table:table-cell office:value-type="string">
            <text:p>IO_L7P_T1_AD2P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6</text:p>
          </table:table-cell>
          <table:table-cell office:value-type="string">
            <text:p>IO_L7N_T1_AD2N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5</text:p>
          </table:table-cell>
          <table:table-cell office:value-type="string">
            <text:p>IO_L8P_T1_AD10P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4</text:p>
          </table:table-cell>
          <table:table-cell office:value-type="string">
            <text:p>IO_L8N_T1_AD10N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2</text:p>
          </table:table-cell>
          <table:table-cell office:value-type="string">
            <text:p>IO_L9P_T1_DQS_AD3P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2</text:p>
          </table:table-cell>
          <table:table-cell office:value-type="string">
            <text:p>IO_L9N_T1_DQS_AD3N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3</text:p>
          </table:table-cell>
          <table:table-cell office:value-type="string">
            <text:p>IO_L10P_T1_AD11P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2</text:p>
          </table:table-cell>
          <table:table-cell office:value-type="string">
            <text:p>IO_L10N_T1_AD11N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3</text:p>
          </table:table-cell>
          <table:table-cell office:value-type="string">
            <text:p>IO_L11P_T1_SRCC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3</text:p>
          </table:table-cell>
          <table:table-cell office:value-type="string">
            <text:p>IO_L11N_T1_SRCC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5</text:p>
          </table:table-cell>
          <table:table-cell office:value-type="string">
            <text:p>IO_L12P_T1_MRCC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4</text:p>
          </table:table-cell>
          <table:table-cell office:value-type="string">
            <text:p>IO_L12N_T1_MRCC_35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6</text:p>
          </table:table-cell>
          <table:table-cell office:value-type="string">
            <text:p>IO_L13P_T2_MRCC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5</text:p>
          </table:table-cell>
          <table:table-cell office:value-type="string">
            <text:p>IO_L13N_T2_MRCC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5</text:p>
          </table:table-cell>
          <table:table-cell office:value-type="string">
            <text:p>IO_L14P_T2_AD4P_SRCC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4</text:p>
          </table:table-cell>
          <table:table-cell office:value-type="string">
            <text:p>IO_L14N_T2_AD4N_SRCC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7</text:p>
          </table:table-cell>
          <table:table-cell office:value-type="string">
            <text:p>IO_L15P_T2_DQS_AD12P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7</text:p>
          </table:table-cell>
          <table:table-cell office:value-type="string">
            <text:p>IO_L15N_T2_DQS_AD12N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6</text:p>
          </table:table-cell>
          <table:table-cell office:value-type="string">
            <text:p>IO_L16P_T2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6</text:p>
          </table:table-cell>
          <table:table-cell office:value-type="string">
            <text:p>IO_L16N_T2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7</text:p>
          </table:table-cell>
          <table:table-cell office:value-type="string">
            <text:p>IO_L17P_T2_AD5P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6</text:p>
          </table:table-cell>
          <table:table-cell office:value-type="string">
            <text:p>IO_L17N_T2_AD5N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7</text:p>
          </table:table-cell>
          <table:table-cell office:value-type="string">
            <text:p>IO_L18P_T2_AD13P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7</text:p>
          </table:table-cell>
          <table:table-cell office:value-type="string">
            <text:p>IO_L18N_T2_AD13N_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4</text:p>
          </table:table-cell>
          <table:table-cell office:value-type="string">
            <text:p>IO_L19P_T3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3</text:p>
          </table:table-cell>
          <table:table-cell office:value-type="string">
            <text:p>IO_L19N_T3_VREF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2</text:p>
          </table:table-cell>
          <table:table-cell office:value-type="string">
            <text:p>IO_L20P_T3_AD6P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2</text:p>
          </table:table-cell>
          <table:table-cell office:value-type="string">
            <text:p>IO_L20N_T3_AD6N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5</text:p>
          </table:table-cell>
          <table:table-cell office:value-type="string">
            <text:p>IO_L21P_T3_DQS_AD14P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5</text:p>
          </table:table-cell>
          <table:table-cell office:value-type="string">
            <text:p>IO_L21N_T3_DQS_AD14N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1</text:p>
          </table:table-cell>
          <table:table-cell office:value-type="string">
            <text:p>IO_L22P_T3_AD7P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1</text:p>
          </table:table-cell>
          <table:table-cell office:value-type="string">
            <text:p>IO_L22N_T3_AD7N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4</text:p>
          </table:table-cell>
          <table:table-cell office:value-type="string">
            <text:p>IO_L23P_T3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4</text:p>
          </table:table-cell>
          <table:table-cell office:value-type="string">
            <text:p>IO_L23N_T3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3</text:p>
          </table:table-cell>
          <table:table-cell office:value-type="string">
            <text:p>IO_L24P_T3_AD15P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2</text:p>
          </table:table-cell>
          <table:table-cell office:value-type="string">
            <text:p>IO_L24N_T3_AD15N_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6</text:p>
          </table:table-cell>
          <table:table-cell office:value-type="string">
            <text:p>IO_25_VRP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string">
            <text:p>NA</text:p>
          </table:table-cell>
          <table:table-cell office:value-type="string">
            <text:p>HP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</text:p>
          </table:table-cell>
          <table:table-cell office:value-type="string">
            <text:p>MGTXTXP3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8</text:p>
          </table:table-cell>
          <table:table-cell office:value-type="string">
            <text:p>MGTXRXP3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</text:p>
          </table:table-cell>
          <table:table-cell office:value-type="string">
            <text:p>MGTXTXN3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7</text:p>
          </table:table-cell>
          <table:table-cell office:value-type="string">
            <text:p>MGTXRXN3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4</text:p>
          </table:table-cell>
          <table:table-cell office:value-type="string">
            <text:p>MGTXTXP2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8</text:p>
          </table:table-cell>
          <table:table-cell office:value-type="string">
            <text:p>MGTXRXP2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3</text:p>
          </table:table-cell>
          <table:table-cell office:value-type="string">
            <text:p>MGTXTXN2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0</text:p>
          </table:table-cell>
          <table:table-cell office:value-type="string">
            <text:p>MGTREFCLK0P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7</text:p>
          </table:table-cell>
          <table:table-cell office:value-type="string">
            <text:p>MGTXRXN2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9</text:p>
          </table:table-cell>
          <table:table-cell office:value-type="string">
            <text:p>MGTREFCLK0N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9</text:p>
          </table:table-cell>
          <table:table-cell office:value-type="string">
            <text:p>MGTREFCLK1N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0</text:p>
          </table:table-cell>
          <table:table-cell office:value-type="string">
            <text:p>MGTREFCLK1P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6</text:p>
          </table:table-cell>
          <table:table-cell office:value-type="string">
            <text:p>MGTXTXP1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8</text:p>
          </table:table-cell>
          <table:table-cell office:value-type="string">
            <text:p>MGTXRXP1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5</text:p>
          </table:table-cell>
          <table:table-cell office:value-type="string">
            <text:p>MGTXTXN1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7</text:p>
          </table:table-cell>
          <table:table-cell office:value-type="string">
            <text:p>MGTXRXN1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0</text:p>
          </table:table-cell>
          <table:table-cell office:value-type="string">
            <text:p>MGTXTXP0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0</text:p>
          </table:table-cell>
          <table:table-cell office:value-type="string">
            <text:p>MGTXRXP0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9</text:p>
          </table:table-cell>
          <table:table-cell office:value-type="string">
            <text:p>MGTXTXN0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9</text:p>
          </table:table-cell>
          <table:table-cell office:value-type="string">
            <text:p>MGTXRXN0_109</text:p>
          </table:table-cell>
          <table:table-cell office:value-type="string">
            <text:p>NA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</text:p>
          </table:table-cell>
          <table:table-cell office:value-type="string">
            <text:p>MGTXTXP3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6</text:p>
          </table:table-cell>
          <table:table-cell office:value-type="string">
            <text:p>MGTXRXP3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</text:p>
          </table:table-cell>
          <table:table-cell office:value-type="string">
            <text:p>MGTXTXN3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5</text:p>
          </table:table-cell>
          <table:table-cell office:value-type="string">
            <text:p>MGTXRXN3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4</text:p>
          </table:table-cell>
          <table:table-cell office:value-type="string">
            <text:p>MGTXTXP2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6</text:p>
          </table:table-cell>
          <table:table-cell office:value-type="string">
            <text:p>MGTXRXP2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3</text:p>
          </table:table-cell>
          <table:table-cell office:value-type="string">
            <text:p>MGTXTXN2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8</text:p>
          </table:table-cell>
          <table:table-cell office:value-type="string">
            <text:p>MGTREFCLK0P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5</text:p>
          </table:table-cell>
          <table:table-cell office:value-type="string">
            <text:p>MGTXRXN2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7</text:p>
          </table:table-cell>
          <table:table-cell office:value-type="string">
            <text:p>MGTREFCLK0N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7</text:p>
          </table:table-cell>
          <table:table-cell office:value-type="string">
            <text:p>MGTREFCLK1N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8</text:p>
          </table:table-cell>
          <table:table-cell office:value-type="string">
            <text:p>MGTREFCLK1P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</text:p>
          </table:table-cell>
          <table:table-cell office:value-type="string">
            <text:p>MGTXTXP1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4</text:p>
          </table:table-cell>
          <table:table-cell office:value-type="string">
            <text:p>MGTXRXP1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</text:p>
          </table:table-cell>
          <table:table-cell office:value-type="string">
            <text:p>MGTXTXN1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3</text:p>
          </table:table-cell>
          <table:table-cell office:value-type="string">
            <text:p>MGTXRXN1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</text:p>
          </table:table-cell>
          <table:table-cell office:value-type="string">
            <text:p>MGTXTXP0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6</text:p>
          </table:table-cell>
          <table:table-cell office:value-type="string">
            <text:p>MGTXRXP0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</text:p>
          </table:table-cell>
          <table:table-cell office:value-type="string">
            <text:p>MGTXTXN0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5</text:p>
          </table:table-cell>
          <table:table-cell office:value-type="string">
            <text:p>MGTXRXN0_110</text:p>
          </table:table-cell>
          <table:table-cell office:value-type="string">
            <text:p>NA</text:p>
          </table:table-cell>
          <table:table-cell office:value-type="float" office:value="110">
            <text:p>110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</text:p>
          </table:table-cell>
          <table:table-cell office:value-type="string">
            <text:p>MGTXTXP3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4</text:p>
          </table:table-cell>
          <table:table-cell office:value-type="string">
            <text:p>MGTXRXP3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</text:p>
          </table:table-cell>
          <table:table-cell office:value-type="string">
            <text:p>MGTXTXN3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3</text:p>
          </table:table-cell>
          <table:table-cell office:value-type="string">
            <text:p>MGTXRXN3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4</text:p>
          </table:table-cell>
          <table:table-cell office:value-type="string">
            <text:p>MGTXTXP2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6</text:p>
          </table:table-cell>
          <table:table-cell office:value-type="string">
            <text:p>MGTXRXP2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3</text:p>
          </table:table-cell>
          <table:table-cell office:value-type="string">
            <text:p>MGTXTXN2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8</text:p>
          </table:table-cell>
          <table:table-cell office:value-type="string">
            <text:p>MGTREFCLK0P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5</text:p>
          </table:table-cell>
          <table:table-cell office:value-type="string">
            <text:p>MGTXRXN2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7</text:p>
          </table:table-cell>
          <table:table-cell office:value-type="string">
            <text:p>MGTREFCLK0N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7</text:p>
          </table:table-cell>
          <table:table-cell office:value-type="string">
            <text:p>MGTREFCLK1N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8</text:p>
          </table:table-cell>
          <table:table-cell office:value-type="string">
            <text:p>MGTREFCLK1P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</text:p>
          </table:table-cell>
          <table:table-cell office:value-type="string">
            <text:p>MGTXTXP1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6</text:p>
          </table:table-cell>
          <table:table-cell office:value-type="string">
            <text:p>MGTXRXP1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</text:p>
          </table:table-cell>
          <table:table-cell office:value-type="string">
            <text:p>MGTXTXN1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5</text:p>
          </table:table-cell>
          <table:table-cell office:value-type="string">
            <text:p>MGTXRXN1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</text:p>
          </table:table-cell>
          <table:table-cell office:value-type="string">
            <text:p>MGTXTXP0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4</text:p>
          </table:table-cell>
          <table:table-cell office:value-type="string">
            <text:p>MGTXRXP0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</text:p>
          </table:table-cell>
          <table:table-cell office:value-type="string">
            <text:p>MGTXTXN0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3</text:p>
          </table:table-cell>
          <table:table-cell office:value-type="string">
            <text:p>MGTXRXN0_111</text:p>
          </table:table-cell>
          <table:table-cell office:value-type="string">
            <text:p>NA</text:p>
          </table:table-cell>
          <table:table-cell office:value-type="float" office:value="111">
            <text:p>111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4</text:p>
          </table:table-cell>
          <table:table-cell office:value-type="string">
            <text:p>MGTXTXP3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6</text:p>
          </table:table-cell>
          <table:table-cell office:value-type="string">
            <text:p>MGTXRXP3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3</text:p>
          </table:table-cell>
          <table:table-cell office:value-type="string">
            <text:p>MGTXTXN3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5</text:p>
          </table:table-cell>
          <table:table-cell office:value-type="string">
            <text:p>MGTXRXN3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</text:p>
          </table:table-cell>
          <table:table-cell office:value-type="string">
            <text:p>MGTXTXP2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6</text:p>
          </table:table-cell>
          <table:table-cell office:value-type="string">
            <text:p>MGTXRXP2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</text:p>
          </table:table-cell>
          <table:table-cell office:value-type="string">
            <text:p>MGTXTXN2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8</text:p>
          </table:table-cell>
          <table:table-cell office:value-type="string">
            <text:p>MGTREFCLK0P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5</text:p>
          </table:table-cell>
          <table:table-cell office:value-type="string">
            <text:p>MGTXRXN2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0</text:p>
          </table:table-cell>
          <table:table-cell office:value-type="string">
            <text:p>MGTAVTTRCAL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7</text:p>
          </table:table-cell>
          <table:table-cell office:value-type="string">
            <text:p>MGTREFCLK0N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9</text:p>
          </table:table-cell>
          <table:table-cell office:value-type="string">
            <text:p>MGTRREF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7</text:p>
          </table:table-cell>
          <table:table-cell office:value-type="string">
            <text:p>MGTREFCLK1N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8</text:p>
          </table:table-cell>
          <table:table-cell office:value-type="string">
            <text:p>MGTREFCLK1P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4</text:p>
          </table:table-cell>
          <table:table-cell office:value-type="string">
            <text:p>MGTXTXP1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4</text:p>
          </table:table-cell>
          <table:table-cell office:value-type="string">
            <text:p>MGTXRXP1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3</text:p>
          </table:table-cell>
          <table:table-cell office:value-type="string">
            <text:p>MGTXTXN1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3</text:p>
          </table:table-cell>
          <table:table-cell office:value-type="string">
            <text:p>MGTXRXN1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</text:p>
          </table:table-cell>
          <table:table-cell office:value-type="string">
            <text:p>MGTXTXP0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6</text:p>
          </table:table-cell>
          <table:table-cell office:value-type="string">
            <text:p>MGTXRXP0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</text:p>
          </table:table-cell>
          <table:table-cell office:value-type="string">
            <text:p>MGTXTXN0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5</text:p>
          </table:table-cell>
          <table:table-cell office:value-type="string">
            <text:p>MGTXRXN0_112</text:p>
          </table:table-cell>
          <table:table-cell office:value-type="string">
            <text:p>NA</text:p>
          </table:table-cell>
          <table:table-cell office:value-type="float" office:value="112">
            <text:p>112</text:p>
          </table:table-cell>
          <table:table-cell table:number-columns-repeated="2" office:value-type="string">
            <text:p>NA</text:p>
          </table:table-cell>
          <table:table-cell office:value-type="string">
            <text:p>GTX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1</text:p>
          </table:table-cell>
          <table:table-cell office:value-type="string">
            <text:p>PS_PORB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2</text:p>
          </table:table-cell>
          <table:table-cell office:value-type="string">
            <text:p>PS_CLK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4</text:p>
          </table:table-cell>
          <table:table-cell office:value-type="string">
            <text:p>PS_MIO0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cs 1</text:p>
          </table:table-cell>
          <table:table-cell table:number-columns-repeated="7"/>
        </table:table-row>
        <table:table-row table:style-name="ro1">
          <table:table-cell office:value-type="string">
            <text:p>D23</text:p>
          </table:table-cell>
          <table:table-cell office:value-type="string">
            <text:p>PS_MIO1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cs 0</text:p>
          </table:table-cell>
          <table:table-cell office:value-type="string">
            <text:p>20k Ohm pull-up/pull-downs @ bootup:</text:p>
          </table:table-cell>
          <table:table-cell table:number-columns-repeated="6"/>
        </table:table-row>
        <table:table-row table:style-name="ro1">
          <table:table-cell office:value-type="string">
            <text:p>F23</text:p>
          </table:table-cell>
          <table:table-cell office:value-type="string">
            <text:p>PS_MIO2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0 io 0</text:p>
          </table:table-cell>
          <table:table-cell office:value-type="string">
            <text:p>boot mode device</text:p>
          </table:table-cell>
          <table:table-cell table:number-columns-repeated="6"/>
        </table:table-row>
        <table:table-row table:style-name="ro1">
          <table:table-cell office:value-type="string">
            <text:p>C23</text:p>
          </table:table-cell>
          <table:table-cell office:value-type="string">
            <text:p>PS_MIO3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0 io 1</text:p>
          </table:table-cell>
          <table:table-cell office:value-type="string">
            <text:p>boot mode device</text:p>
          </table:table-cell>
          <table:table-cell table:number-columns-repeated="6"/>
        </table:table-row>
        <table:table-row table:style-name="ro1">
          <table:table-cell office:value-type="string">
            <text:p>E23</text:p>
          </table:table-cell>
          <table:table-cell office:value-type="string">
            <text:p>PS_MIO4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0 io 2</text:p>
          </table:table-cell>
          <table:table-cell office:value-type="string">
            <text:p>boot mode device</text:p>
          </table:table-cell>
          <table:table-cell table:number-columns-repeated="6"/>
        </table:table-row>
        <table:table-row table:style-name="ro1">
          <table:table-cell office:value-type="string">
            <text:p>C24</text:p>
          </table:table-cell>
          <table:table-cell office:value-type="string">
            <text:p>PS_MIO5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0 io 3</text:p>
          </table:table-cell>
          <table:table-cell office:value-type="string">
            <text:p>boot mode device</text:p>
          </table:table-cell>
          <table:table-cell table:number-columns-repeated="6"/>
        </table:table-row>
        <table:table-row table:style-name="ro1">
          <table:table-cell office:value-type="string">
            <text:p>D24</text:p>
          </table:table-cell>
          <table:table-cell office:value-type="string">
            <text:p>PS_MIO6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0 clk</text:p>
          </table:table-cell>
          <table:table-cell office:value-type="string">
            <text:p>boot mode pll</text:p>
          </table:table-cell>
          <table:table-cell table:number-columns-repeated="6"/>
        </table:table-row>
        <table:table-row table:style-name="ro1">
          <table:table-cell office:value-type="string">
            <text:p>B24</text:p>
          </table:table-cell>
          <table:table-cell office:value-type="string">
            <text:p>PS_MIO7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/>
          <table:table-cell office:value-type="string">
            <text:p>boot mode V</text:p>
          </table:table-cell>
          <table:table-cell table:number-columns-repeated="6"/>
        </table:table-row>
        <table:table-row table:style-name="ro1">
          <table:table-cell office:value-type="string">
            <text:p>C21</text:p>
          </table:table-cell>
          <table:table-cell office:value-type="string">
            <text:p>PS_MIO8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feedback clk</text:p>
          </table:table-cell>
          <table:table-cell office:value-type="string">
            <text:p>boot mode V</text:p>
          </table:table-cell>
          <table:table-cell table:number-columns-repeated="6"/>
        </table:table-row>
        <table:table-row table:style-name="ro1">
          <table:table-cell office:value-type="string">
            <text:p>A24</text:p>
          </table:table-cell>
          <table:table-cell office:value-type="string">
            <text:p>PS_MIO9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1 clk</text:p>
          </table:table-cell>
          <table:table-cell office:value-type="string">
            <text:p>ug585 page 50 says not to use QSPI 1 by itself</text:p>
          </table:table-cell>
          <table:table-cell table:number-columns-repeated="6"/>
        </table:table-row>
        <table:table-row table:style-name="ro1">
          <table:table-cell office:value-type="string">
            <text:p>E22</text:p>
          </table:table-cell>
          <table:table-cell office:value-type="string">
            <text:p>PS_MIO10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1 io 0</text:p>
          </table:table-cell>
          <table:table-cell office:value-type="string">
            <text:p>ug585 page 50 says not to use QSPI 1 by itself</text:p>
          </table:table-cell>
          <table:table-cell table:number-columns-repeated="6"/>
        </table:table-row>
        <table:table-row table:style-name="ro1">
          <table:table-cell office:value-type="string">
            <text:p>A23</text:p>
          </table:table-cell>
          <table:table-cell office:value-type="string">
            <text:p>PS_MIO11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1 io 1</text:p>
          </table:table-cell>
          <table:table-cell office:value-type="string">
            <text:p>ug585 page 50 says not to use QSPI 1 by itself</text:p>
          </table:table-cell>
          <table:table-cell table:number-columns-repeated="6"/>
        </table:table-row>
        <table:table-row table:style-name="ro1">
          <table:table-cell office:value-type="string">
            <text:p>E21</text:p>
          </table:table-cell>
          <table:table-cell office:value-type="string">
            <text:p>PS_MIO12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1 io 2</text:p>
          </table:table-cell>
          <table:table-cell office:value-type="string">
            <text:p>ug585 page 50 says not to use QSPI 1 by itself</text:p>
          </table:table-cell>
          <table:table-cell table:number-columns-repeated="6"/>
        </table:table-row>
        <table:table-row table:style-name="ro1">
          <table:table-cell office:value-type="string">
            <text:p>F22</text:p>
          </table:table-cell>
          <table:table-cell office:value-type="string">
            <text:p>PS_MIO13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QSPI 1 io 3</text:p>
          </table:table-cell>
          <table:table-cell office:value-type="string">
            <text:p>ug585 page 50 says not to use QSPI 1 by itself</text:p>
          </table:table-cell>
          <table:table-cell table:number-columns-repeated="6"/>
        </table:table-row>
        <table:table-row table:style-name="ro1">
          <table:table-cell office:value-type="string">
            <text:p>B22</text:p>
          </table:table-cell>
          <table:table-cell office:value-type="string">
            <text:p>PS_MIO14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i2c 0 ck</text:p>
          </table:table-cell>
          <table:table-cell table:number-columns-repeated="7"/>
        </table:table-row>
        <table:table-row table:style-name="ro1">
          <table:table-cell office:value-type="string">
            <text:p>C22</text:p>
          </table:table-cell>
          <table:table-cell office:value-type="string">
            <text:p>PS_MIO15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i2c 0 d</text:p>
          </table:table-cell>
          <table:table-cell table:number-columns-repeated="7"/>
        </table:table-row>
        <table:table-row table:style-name="ro1">
          <table:table-cell office:value-type="string">
            <text:p>C18</text:p>
          </table:table-cell>
          <table:table-cell office:value-type="string">
            <text:p>PS_MIO53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i2c 1 d</text:p>
          </table:table-cell>
          <table:table-cell table:number-columns-repeated="7"/>
        </table:table-row>
        <table:table-row table:style-name="ro1">
          <table:table-cell office:value-type="string">
            <text:p>D19</text:p>
          </table:table-cell>
          <table:table-cell office:value-type="string">
            <text:p>PS_MIO52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i2c 1 ck</text:p>
          </table:table-cell>
          <table:table-cell table:number-columns-repeated="7"/>
        </table:table-row>
        <table:table-row table:style-name="ro1">
          <table:table-cell office:value-type="string">
            <text:p>F19</text:p>
          </table:table-cell>
          <table:table-cell office:value-type="string">
            <text:p>PS_MIO5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A19</text:p>
          </table:table-cell>
          <table:table-cell office:value-type="string">
            <text:p>PS_MIO50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D18</text:p>
          </table:table-cell>
          <table:table-cell office:value-type="string">
            <text:p>PS_MIO49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C19</text:p>
          </table:table-cell>
          <table:table-cell office:value-type="string">
            <text:p>PS_MIO48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A18</text:p>
          </table:table-cell>
          <table:table-cell office:value-type="string">
            <text:p>PS_MIO47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F20</text:p>
          </table:table-cell>
          <table:table-cell office:value-type="string">
            <text:p>PS_MIO46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H18</text:p>
          </table:table-cell>
          <table:table-cell office:value-type="string">
            <text:p>PS_MIO45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E20</text:p>
          </table:table-cell>
          <table:table-cell office:value-type="string">
            <text:p>PS_MIO44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table:number-columns-repeated="7"/>
        </table:table-row>
        <table:table-row table:style-name="ro1">
          <table:table-cell office:value-type="string">
            <text:p>E18</text:p>
          </table:table-cell>
          <table:table-cell office:value-type="string">
            <text:p>PS_MIO43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office:value-type="string">
            <text:p>spare (wired to breadboard area)</text:p>
          </table:table-cell>
          <table:table-cell table:number-columns-repeated="6"/>
        </table:table-row>
        <table:table-row table:style-name="ro1">
          <table:table-cell office:value-type="string">
            <text:p>D20</text:p>
          </table:table-cell>
          <table:table-cell office:value-type="string">
            <text:p>PS_MIO42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office:value-type="string">
            <text:p>spare (wired to breadboard area)</text:p>
          </table:table-cell>
          <table:table-cell table:number-columns-repeated="6"/>
        </table:table-row>
        <table:table-row table:style-name="ro1">
          <table:table-cell office:value-type="string">
            <text:p>J18</text:p>
          </table:table-cell>
          <table:table-cell office:value-type="string">
            <text:p>PS_MIO4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office:value-type="string">
            <text:p>spare (wired to breadboard area)</text:p>
          </table:table-cell>
          <table:table-cell table:number-columns-repeated="6"/>
        </table:table-row>
        <table:table-row table:style-name="ro1">
          <table:table-cell office:value-type="string">
            <text:p>B20</text:p>
          </table:table-cell>
          <table:table-cell office:value-type="string">
            <text:p>PS_MIO40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1</text:p>
          </table:table-cell>
          <table:table-cell office:value-type="string">
            <text:p>spare (wired to breadboard area)</text:p>
          </table:table-cell>
          <table:table-cell table:number-columns-repeated="6"/>
        </table:table-row>
        <table:table-row table:style-name="ro1">
          <table:table-cell office:value-type="string">
            <text:p>F18</text:p>
          </table:table-cell>
          <table:table-cell office:value-type="string">
            <text:p>PS_MIO39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A20</text:p>
          </table:table-cell>
          <table:table-cell office:value-type="string">
            <text:p>PS_MIO38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B21</text:p>
          </table:table-cell>
          <table:table-cell office:value-type="string">
            <text:p>PS_MIO37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H17</text:p>
          </table:table-cell>
          <table:table-cell office:value-type="string">
            <text:p>PS_MIO36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G21</text:p>
          </table:table-cell>
          <table:table-cell office:value-type="string">
            <text:p>PS_MIO35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K18</text:p>
          </table:table-cell>
          <table:table-cell office:value-type="string">
            <text:p>PS_MIO34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G22</text:p>
          </table:table-cell>
          <table:table-cell office:value-type="string">
            <text:p>PS_MIO33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K17</text:p>
          </table:table-cell>
          <table:table-cell office:value-type="string">
            <text:p>PS_MIO32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H21</text:p>
          </table:table-cell>
          <table:table-cell office:value-type="string">
            <text:p>PS_MIO3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L18</text:p>
          </table:table-cell>
          <table:table-cell office:value-type="string">
            <text:p>PS_MIO30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H22</text:p>
          </table:table-cell>
          <table:table-cell office:value-type="string">
            <text:p>PS_MIO29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L17</text:p>
          </table:table-cell>
          <table:table-cell office:value-type="string">
            <text:p>PS_MIO28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SB 0</text:p>
          </table:table-cell>
          <table:table-cell table:number-columns-repeated="7"/>
        </table:table-row>
        <table:table-row table:style-name="ro1">
          <table:table-cell office:value-type="string">
            <text:p>G20</text:p>
          </table:table-cell>
          <table:table-cell office:value-type="string">
            <text:p>PS_MIO27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table:number-columns-repeated="7"/>
        </table:table-row>
        <table:table-row table:style-name="ro1">
          <table:table-cell office:value-type="string">
            <text:p>M17</text:p>
          </table:table-cell>
          <table:table-cell office:value-type="string">
            <text:p>PS_MIO26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table:number-columns-repeated="7"/>
        </table:table-row>
        <table:table-row table:style-name="ro1">
          <table:table-cell office:value-type="string">
            <text:p>G19</text:p>
          </table:table-cell>
          <table:table-cell office:value-type="string">
            <text:p>PS_MIO25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office:value-type="string">
            <text:p>pjtag tms</text:p>
          </table:table-cell>
          <table:table-cell office:value-type="string">
            <text:p>going to use cascaded mode</text:p>
          </table:table-cell>
          <table:table-cell table:number-columns-repeated="5"/>
        </table:table-row>
        <table:table-row table:style-name="ro1">
          <table:table-cell office:value-type="string">
            <text:p>M19</text:p>
          </table:table-cell>
          <table:table-cell office:value-type="string">
            <text:p>PS_MIO24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office:value-type="string">
            <text:p>pjtag tck</text:p>
          </table:table-cell>
          <table:table-cell office:value-type="string">
            <text:p>going to use cascaded mode</text:p>
          </table:table-cell>
          <table:table-cell table:number-columns-repeated="5"/>
        </table:table-row>
        <table:table-row table:style-name="ro1">
          <table:table-cell office:value-type="string">
            <text:p>J21</text:p>
          </table:table-cell>
          <table:table-cell office:value-type="string">
            <text:p>PS_MIO23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office:value-type="string">
            <text:p>pjtag tdo</text:p>
          </table:table-cell>
          <table:table-cell office:value-type="string">
            <text:p>going to use cascaded mode</text:p>
          </table:table-cell>
          <table:table-cell table:number-columns-repeated="5"/>
        </table:table-row>
        <table:table-row table:style-name="ro1">
          <table:table-cell office:value-type="string">
            <text:p>L20</text:p>
          </table:table-cell>
          <table:table-cell office:value-type="string">
            <text:p>PS_MIO22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office:value-type="string">
            <text:p>pjtag tdi</text:p>
          </table:table-cell>
          <table:table-cell office:value-type="string">
            <text:p>going to use cascaded mode</text:p>
          </table:table-cell>
          <table:table-cell table:number-columns-repeated="5"/>
        </table:table-row>
        <table:table-row table:style-name="ro1">
          <table:table-cell office:value-type="string">
            <text:p>J19</text:p>
          </table:table-cell>
          <table:table-cell office:value-type="string">
            <text:p>PS_MIO2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art 1 rx</text:p>
          </table:table-cell>
          <table:table-cell table:number-columns-repeated="7"/>
        </table:table-row>
        <table:table-row table:style-name="ro1">
          <table:table-cell office:value-type="string">
            <text:p>M20</text:p>
          </table:table-cell>
          <table:table-cell office:value-type="string">
            <text:p>PS_MIO20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uart 1 tx</text:p>
          </table:table-cell>
          <table:table-cell table:number-columns-repeated="7"/>
        </table:table-row>
        <table:table-row table:style-name="ro1">
          <table:table-cell office:value-type="string">
            <text:p>J20</text:p>
          </table:table-cell>
          <table:table-cell office:value-type="string">
            <text:p>PS_MIO19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table:number-columns-repeated="7"/>
        </table:table-row>
        <table:table-row table:style-name="ro1">
          <table:table-cell office:value-type="string">
            <text:p>K20</text:p>
          </table:table-cell>
          <table:table-cell office:value-type="string">
            <text:p>PS_MIO18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table:number-columns-repeated="7"/>
        </table:table-row>
        <table:table-row table:style-name="ro1">
          <table:table-cell office:value-type="string">
            <text:p>K21</text:p>
          </table:table-cell>
          <table:table-cell office:value-type="string">
            <text:p>PS_MIO17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table:number-columns-repeated="7"/>
        </table:table-row>
        <table:table-row table:style-name="ro1">
          <table:table-cell office:value-type="string">
            <text:p>L19</text:p>
          </table:table-cell>
          <table:table-cell office:value-type="string">
            <text:p>PS_MIO16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office:value-type="string">
            <text:p>gp</text:p>
          </table:table-cell>
          <table:table-cell table:number-columns-repeated="7"/>
        </table:table-row>
        <table:table-row table:style-name="ro1">
          <table:table-cell office:value-type="string">
            <text:p>B19</text:p>
          </table:table-cell>
          <table:table-cell office:value-type="string">
            <text:p>PS_SRST_B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9</text:p>
          </table:table-cell>
          <table:table-cell office:value-type="string">
            <text:p>PS_MIO_VREF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NA</text:p>
          </table:table-cell>
          <table:table-cell office:value-type="string">
            <text:p>MIO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5</text:p>
          </table:table-cell>
          <table:table-cell office:value-type="string">
            <text:p>PS_DDR_DRST_B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5</text:p>
          </table:table-cell>
          <table:table-cell office:value-type="string">
            <text:p>PS_DDR_DQ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5</text:p>
          </table:table-cell>
          <table:table-cell office:value-type="string">
            <text:p>PS_DDR_DQ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5</text:p>
          </table:table-cell>
          <table:table-cell office:value-type="string">
            <text:p>PS_DDR_DQ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7</text:p>
          </table:table-cell>
          <table:table-cell office:value-type="string">
            <text:p>PS_DDR_DQ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7</text:p>
          </table:table-cell>
          <table:table-cell office:value-type="string">
            <text:p>PS_DDR_DM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6</text:p>
          </table:table-cell>
          <table:table-cell office:value-type="string">
            <text:p>PS_DDR_DQS_N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6</text:p>
          </table:table-cell>
          <table:table-cell office:value-type="string">
            <text:p>PS_DDR_DQS_P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6</text:p>
          </table:table-cell>
          <table:table-cell office:value-type="string">
            <text:p>PS_DDR_DQ5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5</text:p>
          </table:table-cell>
          <table:table-cell office:value-type="string">
            <text:p>PS_DDR_DQ4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7</text:p>
          </table:table-cell>
          <table:table-cell office:value-type="string">
            <text:p>PS_DDR_DQ7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6</text:p>
          </table:table-cell>
          <table:table-cell office:value-type="string">
            <text:p>PS_DDR_DQ6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7</text:p>
          </table:table-cell>
          <table:table-cell office:value-type="string">
            <text:p>PS_DDR_DQ9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9</text:p>
          </table:table-cell>
          <table:table-cell office:value-type="string">
            <text:p>PS_DDR_DQ8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8</text:p>
          </table:table-cell>
          <table:table-cell office:value-type="string">
            <text:p>PS_DDR_DQ1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30</text:p>
          </table:table-cell>
          <table:table-cell office:value-type="string">
            <text:p>PS_DDR_DQ1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30</text:p>
          </table:table-cell>
          <table:table-cell office:value-type="string">
            <text:p>PS_DDR_DM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9</text:p>
          </table:table-cell>
          <table:table-cell office:value-type="string">
            <text:p>PS_DDR_DQS_N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9</text:p>
          </table:table-cell>
          <table:table-cell office:value-type="string">
            <text:p>PS_DDR_DQS_P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30</text:p>
          </table:table-cell>
          <table:table-cell office:value-type="string">
            <text:p>PS_DDR_DQ1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8</text:p>
          </table:table-cell>
          <table:table-cell office:value-type="string">
            <text:p>PS_DDR_DQ1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9</text:p>
          </table:table-cell>
          <table:table-cell office:value-type="string">
            <text:p>PS_DDR_DQ15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8</text:p>
          </table:table-cell>
          <table:table-cell office:value-type="string">
            <text:p>PS_DDR_DQ14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3</text:p>
          </table:table-cell>
          <table:table-cell office:value-type="string">
            <text:p>PS_DDR_A1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4</text:p>
          </table:table-cell>
          <table:table-cell office:value-type="string">
            <text:p>PS_DDR_A14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4</text:p>
          </table:table-cell>
          <table:table-cell office:value-type="string">
            <text:p>PS_DDR_A1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3</text:p>
          </table:table-cell>
          <table:table-cell office:value-type="string">
            <text:p>PS_DDR_A1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3</text:p>
          </table:table-cell>
          <table:table-cell office:value-type="string">
            <text:p>PS_DDR_A9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6</text:p>
          </table:table-cell>
          <table:table-cell office:value-type="string">
            <text:p>PS_DDR_A1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2</text:p>
          </table:table-cell>
          <table:table-cell office:value-type="string">
            <text:p>PS_DDR_A7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7</text:p>
          </table:table-cell>
          <table:table-cell office:value-type="string">
            <text:p>PS_DDR_A8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4</text:p>
          </table:table-cell>
          <table:table-cell office:value-type="string">
            <text:p>PS_DDR_A5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6</text:p>
          </table:table-cell>
          <table:table-cell office:value-type="string">
            <text:p>PS_DDR_A6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5</text:p>
          </table:table-cell>
          <table:table-cell office:value-type="string">
            <text:p>PS_DDR_A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6</text:p>
          </table:table-cell>
          <table:table-cell office:value-type="string">
            <text:p>PS_DDR_A4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1</text:p>
          </table:table-cell>
          <table:table-cell office:value-type="string">
            <text:p>PS_DDR_VRP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1</text:p>
          </table:table-cell>
          <table:table-cell office:value-type="string">
            <text:p>PS_DDR_VRN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5</text:p>
          </table:table-cell>
          <table:table-cell office:value-type="string">
            <text:p>PS_DDR_CKP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5</text:p>
          </table:table-cell>
          <table:table-cell office:value-type="string">
            <text:p>PS_DDR_CKN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7</text:p>
          </table:table-cell>
          <table:table-cell office:value-type="string">
            <text:p>PS_DDR_A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6</text:p>
          </table:table-cell>
          <table:table-cell office:value-type="string">
            <text:p>PS_DDR_A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5</text:p>
          </table:table-cell>
          <table:table-cell office:value-type="string">
            <text:p>PS_DDR_A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5</text:p>
          </table:table-cell>
          <table:table-cell office:value-type="string">
            <text:p>PS_DDR_BA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6</text:p>
          </table:table-cell>
          <table:table-cell office:value-type="string">
            <text:p>PS_DDR_BA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7</text:p>
          </table:table-cell>
          <table:table-cell office:value-type="string">
            <text:p>PS_DDR_BA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3</text:p>
          </table:table-cell>
          <table:table-cell office:value-type="string">
            <text:p>PS_DDR_ODT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2</text:p>
          </table:table-cell>
          <table:table-cell office:value-type="string">
            <text:p>PS_DDR_CS_B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2</text:p>
          </table:table-cell>
          <table:table-cell office:value-type="string">
            <text:p>PS_DDR_CKE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3</text:p>
          </table:table-cell>
          <table:table-cell office:value-type="string">
            <text:p>PS_DDR_WE_B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4</text:p>
          </table:table-cell>
          <table:table-cell office:value-type="string">
            <text:p>PS_DDR_CAS_B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4</text:p>
          </table:table-cell>
          <table:table-cell office:value-type="string">
            <text:p>PS_DDR_RAS_B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7</text:p>
          </table:table-cell>
          <table:table-cell office:value-type="string">
            <text:p>PS_DDR_DQ16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7</text:p>
          </table:table-cell>
          <table:table-cell office:value-type="string">
            <text:p>PS_DDR_DQ17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8</text:p>
          </table:table-cell>
          <table:table-cell office:value-type="string">
            <text:p>PS_DDR_DQ18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8</text:p>
          </table:table-cell>
          <table:table-cell office:value-type="string">
            <text:p>PS_DDR_DQ19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9</text:p>
          </table:table-cell>
          <table:table-cell office:value-type="string">
            <text:p>PS_DDR_DM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9</text:p>
          </table:table-cell>
          <table:table-cell office:value-type="string">
            <text:p>PS_DDR_DQS_P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9</text:p>
          </table:table-cell>
          <table:table-cell office:value-type="string">
            <text:p>PS_DDR_DQS_N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30</text:p>
          </table:table-cell>
          <table:table-cell office:value-type="string">
            <text:p>PS_DDR_DQ2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8</text:p>
          </table:table-cell>
          <table:table-cell office:value-type="string">
            <text:p>PS_DDR_DQ2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30</text:p>
          </table:table-cell>
          <table:table-cell office:value-type="string">
            <text:p>PS_DDR_DQ22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30</text:p>
          </table:table-cell>
          <table:table-cell office:value-type="string">
            <text:p>PS_DDR_DQ2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9</text:p>
          </table:table-cell>
          <table:table-cell office:value-type="string">
            <text:p>PS_DDR_DQ24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7</text:p>
          </table:table-cell>
          <table:table-cell office:value-type="string">
            <text:p>PS_DDR_DQ25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30</text:p>
          </table:table-cell>
          <table:table-cell office:value-type="string">
            <text:p>PS_DDR_DQ26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8</text:p>
          </table:table-cell>
          <table:table-cell office:value-type="string">
            <text:p>PS_DDR_DQ27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8</text:p>
          </table:table-cell>
          <table:table-cell office:value-type="string">
            <text:p>PS_DDR_DM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8</text:p>
          </table:table-cell>
          <table:table-cell office:value-type="string">
            <text:p>PS_DDR_DQS_P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9</text:p>
          </table:table-cell>
          <table:table-cell office:value-type="string">
            <text:p>PS_DDR_DQS_N3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30</text:p>
          </table:table-cell>
          <table:table-cell office:value-type="string">
            <text:p>PS_DDR_DQ28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9</text:p>
          </table:table-cell>
          <table:table-cell office:value-type="string">
            <text:p>PS_DDR_DQ29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30</text:p>
          </table:table-cell>
          <table:table-cell office:value-type="string">
            <text:p>PS_DDR_DQ3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30</text:p>
          </table:table-cell>
          <table:table-cell office:value-type="string">
            <text:p>PS_DDR_DQ3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8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0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8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0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8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0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8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0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8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6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8</text:p>
          </table:table-cell>
          <table:table-cell office:value-type="string">
            <text:p>MGTAVCC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6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6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8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4</text:p>
          </table:table-cell>
          <table:table-cell office:value-type="string">
            <text:p>MGTAVT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7</text:p>
          </table:table-cell>
          <table:table-cell office:value-type="string">
            <text:p>MGT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7</text:p>
          </table:table-cell>
          <table:table-cell office:value-type="string">
            <text:p>MGT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1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1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3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3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2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30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1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9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5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6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8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4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3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7</text:p>
          </table:table-cell>
          <table:table-cell office:value-type="string">
            <text:p>GND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3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5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2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4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3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2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6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3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2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6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3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5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6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7</text:p>
          </table:table-cell>
          <table:table-cell office:value-type="string">
            <text:p>VCC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11</text:p>
          </table:table-cell>
          <table:table-cell office:value-type="string">
            <text:p>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0</text:p>
          </table:table-cell>
          <table:table-cell office:value-type="string">
            <text:p>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0</text:p>
          </table:table-cell>
          <table:table-cell office:value-type="string">
            <text:p>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0</text:p>
          </table:table-cell>
          <table:table-cell office:value-type="string">
            <text:p>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0</text:p>
          </table:table-cell>
          <table:table-cell office:value-type="string">
            <text:p>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1</text:p>
          </table:table-cell>
          <table:table-cell office:value-type="string">
            <text:p>VCC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1</text:p>
          </table:table-cell>
          <table:table-cell office:value-type="string">
            <text:p>VCCAUX_IOG0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1</text:p>
          </table:table-cell>
          <table:table-cell office:value-type="string">
            <text:p>VCCAUX_IOG0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1</text:p>
          </table:table-cell>
          <table:table-cell office:value-type="string">
            <text:p>VCCAUX_IOG0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3</text:p>
          </table:table-cell>
          <table:table-cell office:value-type="string">
            <text:p>VCCO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5</text:p>
          </table:table-cell>
          <table:table-cell office:value-type="string">
            <text:p>VCCO_0</text:p>
          </table:table-cell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16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13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17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14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18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15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12</text:p>
          </table:table-cell>
          <table:table-cell office:value-type="string">
            <text:p>VCCO_10</text:p>
          </table:table-cell>
          <table:table-cell office:value-type="string">
            <text:p>NA</text:p>
          </table:table-cell>
          <table:table-cell office:value-type="float" office:value="10">
            <text:p>1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B23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E24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F21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H25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J22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19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2</text:p>
          </table:table-cell>
          <table:table-cell office:value-type="string">
            <text:p>VCCO_11</text:p>
          </table:table-cell>
          <table:table-cell office:value-type="string">
            <text:p>NA</text:p>
          </table:table-cell>
          <table:table-cell office:value-type="float" office:value="11">
            <text:p>1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A26</text:p>
          </table:table-cell>
          <table:table-cell office:value-type="string">
            <text:p>VCCO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30</text:p>
          </table:table-cell>
          <table:table-cell office:value-type="string">
            <text:p>VCCO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D27</text:p>
          </table:table-cell>
          <table:table-cell office:value-type="string">
            <text:p>VCCO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G28</text:p>
          </table:table-cell>
          <table:table-cell office:value-type="string">
            <text:p>VCCO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K29</text:p>
          </table:table-cell>
          <table:table-cell office:value-type="string">
            <text:p>VCCO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29</text:p>
          </table:table-cell>
          <table:table-cell office:value-type="string">
            <text:p>VCCO_12</text:p>
          </table:table-cell>
          <table:table-cell office:value-type="string">
            <text:p>NA</text:p>
          </table:table-cell>
          <table:table-cell office:value-type="float" office:value="12">
            <text:p>1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30</text:p>
          </table:table-cell>
          <table:table-cell office:value-type="string">
            <text:p>VCCO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27</text:p>
          </table:table-cell>
          <table:table-cell office:value-type="string">
            <text:p>VCCO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4</text:p>
          </table:table-cell>
          <table:table-cell office:value-type="string">
            <text:p>VCCO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21</text:p>
          </table:table-cell>
          <table:table-cell office:value-type="string">
            <text:p>VCCO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8</text:p>
          </table:table-cell>
          <table:table-cell office:value-type="string">
            <text:p>VCCO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25</text:p>
          </table:table-cell>
          <table:table-cell office:value-type="string">
            <text:p>VCCO_13</text:p>
          </table:table-cell>
          <table:table-cell office:value-type="string">
            <text:p>NA</text:p>
          </table:table-cell>
          <table:table-cell office:value-type="float" office:value="13">
            <text:p>1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3</text:p>
          </table:table-cell>
          <table:table-cell office:value-type="string">
            <text:p>VCCO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4</text:p>
          </table:table-cell>
          <table:table-cell office:value-type="string">
            <text:p>VCCO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</text:p>
          </table:table-cell>
          <table:table-cell office:value-type="string">
            <text:p>VCCO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5</text:p>
          </table:table-cell>
          <table:table-cell office:value-type="string">
            <text:p>VCCO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</text:p>
          </table:table-cell>
          <table:table-cell office:value-type="string">
            <text:p>VCCO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6</text:p>
          </table:table-cell>
          <table:table-cell office:value-type="string">
            <text:p>VCCO_33</text:p>
          </table:table-cell>
          <table:table-cell office:value-type="string">
            <text:p>NA</text:p>
          </table:table-cell>
          <table:table-cell office:value-type="float" office:value="33">
            <text:p>33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6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10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7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11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8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12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9</text:p>
          </table:table-cell>
          <table:table-cell office:value-type="string">
            <text:p>VCCO_34</text:p>
          </table:table-cell>
          <table:table-cell office:value-type="string">
            <text:p>NA</text:p>
          </table:table-cell>
          <table:table-cell office:value-type="float" office:value="34">
            <text:p>34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16</text:p>
          </table:table-cell>
          <table:table-cell office:value-type="string">
            <text:p>VCCO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13</text:p>
          </table:table-cell>
          <table:table-cell office:value-type="string">
            <text:p>VCCO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17</text:p>
          </table:table-cell>
          <table:table-cell office:value-type="string">
            <text:p>VCCO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14</text:p>
          </table:table-cell>
          <table:table-cell office:value-type="string">
            <text:p>VCCO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15</text:p>
          </table:table-cell>
          <table:table-cell office:value-type="string">
            <text:p>VCCO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16</text:p>
          </table:table-cell>
          <table:table-cell office:value-type="string">
            <text:p>VCCO_35</text:p>
          </table:table-cell>
          <table:table-cell office:value-type="string">
            <text:p>NA</text:p>
          </table:table-cell>
          <table:table-cell office:value-type="float" office:value="35">
            <text:p>35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C20</text:p>
          </table:table-cell>
          <table:table-cell office:value-type="string">
            <text:p>VCCO_9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Y19</text:p>
          </table:table-cell>
          <table:table-cell office:value-type="string">
            <text:p>VCCO_9</text:p>
          </table:table-cell>
          <table:table-cell office:value-type="string">
            <text:p>NA</text:p>
          </table:table-cell>
          <table:table-cell office:value-type="float" office:value="9">
            <text:p>9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7</text:p>
          </table:table-cell>
          <table:table-cell office:value-type="string">
            <text:p>VCCBRAM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V19</text:p>
          </table:table-cell>
          <table:table-cell office:value-type="string">
            <text:p>VCCBRAM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18</text:p>
          </table:table-cell>
          <table:table-cell office:value-type="string">
            <text:p>VCCBRAM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W20</text:p>
          </table:table-cell>
          <table:table-cell office:value-type="string">
            <text:p>VCCBRAM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A26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30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D27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28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H25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29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6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M23</text:p>
          </table:table-cell>
          <table:table-cell office:value-type="string">
            <text:p>VCCO_DDR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20</text:p>
          </table:table-cell>
          <table:table-cell office:value-type="string">
            <text:p>VCCP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9</text:p>
          </table:table-cell>
          <table:table-cell office:value-type="string">
            <text:p>VCCP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20</text:p>
          </table:table-cell>
          <table:table-cell office:value-type="string">
            <text:p>VCCP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20</text:p>
          </table:table-cell>
          <table:table-cell office:value-type="string">
            <text:p>VCCPAUX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6</text:p>
          </table:table-cell>
          <table:table-cell office:value-type="string">
            <text:p>VCCP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P17</text:p>
          </table:table-cell>
          <table:table-cell office:value-type="string">
            <text:p>VCCP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R18</text:p>
          </table:table-cell>
          <table:table-cell office:value-type="string">
            <text:p>VCCP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7</text:p>
          </table:table-cell>
          <table:table-cell office:value-type="string">
            <text:p>VCCP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T19</text:p>
          </table:table-cell>
          <table:table-cell office:value-type="string">
            <text:p>VCCP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U18</text:p>
          </table:table-cell>
          <table:table-cell office:value-type="string">
            <text:p>VCCPINT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N18</text:p>
          </table:table-cell>
          <table:table-cell office:value-type="string">
            <text:p>VCCPLL</text:p>
          </table:table-cell>
          <table:table-cell table:number-columns-repeated="6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B23</text:p>
          </table:table-cell>
          <table:table-cell office:value-type="string">
            <text:p>VCCO_M0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E24</text:p>
          </table:table-cell>
          <table:table-cell office:value-type="string">
            <text:p>VCCO_M0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F21</text:p>
          </table:table-cell>
          <table:table-cell office:value-type="string">
            <text:p>VCCO_M0_500</text:p>
          </table:table-cell>
          <table:table-cell office:value-type="string">
            <text:p>NA</text:p>
          </table:table-cell>
          <table:table-cell office:value-type="float" office:value="500">
            <text:p>500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C20</text:p>
          </table:table-cell>
          <table:table-cell office:value-type="string">
            <text:p>VCCO_M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G18</text:p>
          </table:table-cell>
          <table:table-cell office:value-type="string">
            <text:p>VCCO_M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J22</text:p>
          </table:table-cell>
          <table:table-cell office:value-type="string">
            <text:p>VCCO_M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K19</text:p>
          </table:table-cell>
          <table:table-cell office:value-type="string">
            <text:p>VCCO_M1_501</text:p>
          </table:table-cell>
          <table:table-cell office:value-type="string">
            <text:p>NA</text:p>
          </table:table-cell>
          <table:table-cell office:value-type="float" office:value="501">
            <text:p>501</text:p>
          </table:table-cell>
          <table:table-cell table:number-columns-repeated="4"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2</text:p>
          </table:table-cell>
          <table:table-cell office:value-type="string">
            <text:p>PS_DDR_VREF0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  <table:table-row table:style-name="ro1">
          <table:table-cell office:value-type="string">
            <text:p>L24</text:p>
          </table:table-cell>
          <table:table-cell office:value-type="string">
            <text:p>PS_DDR_VREF1_502</text:p>
          </table:table-cell>
          <table:table-cell office:value-type="string">
            <text:p>NA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NA</text:p>
          </table:table-cell>
          <table:table-cell office:value-type="string">
            <text:p>DDR</text:p>
          </table:table-cell>
          <table:table-cell office:value-type="string">
            <text:p>NA</text:p>
          </table:table-cell>
          <table:table-cell table:number-columns-repeated="8"/>
        </table:table-row>
      </table:table>
      <table:table table:name="XADC and SPI AD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visibility="collapse" table:default-cell-style-name="ce3"/>
        <table:table-column table:style-name="co23" table:visibility="collapse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"/>
        <table:table-column table:style-name="co28" table:default-cell-style-name="Default"/>
        <table:table-column table:style-name="co21" table:default-cell-style-name="ce6"/>
        <table:table-column table:style-name="co29" table:default-cell-style-name="ce7"/>
        <table:table-column table:style-name="co30" table:default-cell-style-name="ce3"/>
        <table:table-column table:style-name="co31" table:default-cell-style-name="ce3"/>
        <table:table-column table:style-name="co32" table:default-cell-style-name="ce3"/>
        <table:table-column table:style-name="co13" table:default-cell-style-name="Default"/>
        <table:table-row table:style-name="ro2">
          <table:table-cell office:value-type="string">
            <text:p>xadc input #</text:p>
          </table:table-cell>
          <table:table-cell office:value-type="string">
            <text:p>thing to be measured</text:p>
          </table:table-cell>
          <table:table-cell office:value-type="string">
            <text:p>nominal voltage</text:p>
          </table:table-cell>
          <table:table-cell office:value-type="string">
            <text:p>ratio to get to 1V</text:p>
          </table:table-cell>
          <table:table-cell office:value-type="string">
            <text:p>top resistor value</text:p>
            <text:p>on top of 1k bottom</text:p>
          </table:table-cell>
          <table:table-cell office:value-type="string">
            <text:p>maximum voltage</text:p>
          </table:table-cell>
          <table:table-cell/>
          <table:table-cell office:value-type="string">
            <text:p>resistance to use</text:p>
            <text:p>for top of divider</text:p>
          </table:table-cell>
          <table:table-cell office:value-type="string">
            <text:p>resistance to use</text:p>
            <text:p>on bottom of divider</text:p>
          </table:table-cell>
          <table:table-cell office:value-type="string">
            <text:p>nominal voltage</text:p>
            <text:p>at ADC input</text:p>
          </table:table-cell>
          <table:table-cell/>
          <table:table-cell office:value-type="string">
            <text:p>V/ADC count</text:p>
          </table:table-cell>
          <table:table-cell office:value-type="string">
            <text:p>ADC count for</text:p>
            <text:p>nominal voltage</text:p>
          </table:table-cell>
          <table:table-cell office:value-type="string">
            <text:p>approximate</text:p>
            <text:p>mV/ADC</text:p>
          </table:table-cell>
          <table:table-cell office:value-type="string">
            <text:p>calculated</text:p>
            <text:p>voltage</text:p>
          </table:table-cell>
          <table:table-cell office:value-type="string">
            <text:p>voltage error</text:p>
          </table:table-cell>
          <table:table-cell office:value-type="string">
            <text:p>%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AW1</text:p>
          </table:table-cell>
          <table:table-cell table:style-name="ce2" office:value-type="float" office:value="1.6">
            <text:p>1.6</text:p>
          </table:table-cell>
          <table:table-cell table:formula="of:=1/[.C2]" office:value-type="float" office:value="0.625">
            <text:p>0.625</text:p>
          </table:table-cell>
          <table:table-cell table:formula="of:=([.C2]-1)*1000" office:value-type="float" office:value="600">
            <text:p>600</text:p>
          </table:table-cell>
          <table:table-cell table:style-name="ce4" office:value-type="float" office:value="6.8">
            <text:p>6.8</text:p>
          </table:table-cell>
          <table:table-cell/>
          <table:table-cell office:value-type="float" office:value="7150">
            <text:p>7150</text:p>
          </table:table-cell>
          <table:table-cell office:value-type="float" office:value="1000">
            <text:p>1000</text:p>
          </table:table-cell>
          <table:table-cell table:formula="of:=[.C2]*([.I2]/([.H2]+[.I2]))" office:value-type="float" office:value="0.196319018404908">
            <text:p>0.196</text:p>
          </table:table-cell>
          <table:table-cell office:value-type="float" office:value="1">
            <text:p>1.000</text:p>
          </table:table-cell>
          <table:table-cell table:formula="of:=([.K2]/2^12)*(([.H2]+[.I2])/[.I2])" office:value-type="float" office:value="0.00198974609375">
            <text:p>0.0019897461</text:p>
          </table:table-cell>
          <table:table-cell table:formula="of:=INT([.C2]/[.L2])" office:value-type="float" office:value="804">
            <text:p>804</text:p>
          </table:table-cell>
          <table:table-cell office:value-type="float" office:value="2">
            <text:p>2</text:p>
          </table:table-cell>
          <table:table-cell table:style-name="ce8" table:formula="of:=[.M2]*[.N2]/1000" office:value-type="float" office:value="1.608">
            <text:p>1.608</text:p>
          </table:table-cell>
          <table:table-cell table:formula="of:=[.O2]-[.C2]" office:value-type="float" office:value="0.00800000000000001">
            <text:p>0.008</text:p>
          </table:table-cell>
          <table:table-cell table:formula="of:=100*[.P2]/[.C2]" office:value-type="float" office:value="0.5">
            <text:p>0.5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W2</text:p>
          </table:table-cell>
          <table:table-cell table:style-name="ce2" office:value-type="float" office:value="3.1">
            <text:p>3.1</text:p>
          </table:table-cell>
          <table:table-cell table:formula="of:=1/[.C3]" office:value-type="float" office:value="0.32258064516129">
            <text:p>0.323</text:p>
          </table:table-cell>
          <table:table-cell table:formula="of:=([.C3]-1)*1000" office:value-type="float" office:value="2100">
            <text:p>2100</text:p>
          </table:table-cell>
          <table:table-cell table:style-name="ce4" office:value-type="float" office:value="7.1">
            <text:p>7.1</text:p>
          </table:table-cell>
          <table:table-cell/>
          <table:table-cell office:value-type="float" office:value="7150">
            <text:p>7150</text:p>
          </table:table-cell>
          <table:table-cell office:value-type="float" office:value="1000">
            <text:p>1000</text:p>
          </table:table-cell>
          <table:table-cell table:formula="of:=[.C3]*([.I3]/([.H3]+[.I3]))" office:value-type="float" office:value="0.380368098159509">
            <text:p>0.380</text:p>
          </table:table-cell>
          <table:table-cell office:value-type="float" office:value="1">
            <text:p>1.000</text:p>
          </table:table-cell>
          <table:table-cell table:formula="of:=([.K3]/2^12)*(([.H3]+[.I3])/[.I3])" office:value-type="float" office:value="0.00198974609375">
            <text:p>0.0019897461</text:p>
          </table:table-cell>
          <table:table-cell table:formula="of:=INT([.C3]/[.L3])" office:value-type="float" office:value="1557">
            <text:p>1557</text:p>
          </table:table-cell>
          <table:table-cell office:value-type="float" office:value="2">
            <text:p>2</text:p>
          </table:table-cell>
          <table:table-cell table:style-name="ce8" table:formula="of:=[.M3]*[.N3]/1000" office:value-type="float" office:value="3.114">
            <text:p>3.114</text:p>
          </table:table-cell>
          <table:table-cell table:formula="of:=[.O3]-[.C3]" office:value-type="float" office:value="0.0139999999999998">
            <text:p>0.014</text:p>
          </table:table-cell>
          <table:table-cell table:formula="of:=100*[.P3]/[.C3]" office:value-type="float" office:value="0.4516129032258">
            <text:p>0.45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W3</text:p>
          </table:table-cell>
          <table:table-cell table:style-name="ce2" office:value-type="float" office:value="4.3">
            <text:p>4.3</text:p>
          </table:table-cell>
          <table:table-cell table:formula="of:=1/[.C4]" office:value-type="float" office:value="0.232558139534884">
            <text:p>0.233</text:p>
          </table:table-cell>
          <table:table-cell table:formula="of:=([.C4]-1)*1000" office:value-type="float" office:value="3300">
            <text:p>3300</text:p>
          </table:table-cell>
          <table:table-cell table:style-name="ce4" office:value-type="float" office:value="6.7">
            <text:p>6.7</text:p>
          </table:table-cell>
          <table:table-cell/>
          <table:table-cell office:value-type="float" office:value="7150">
            <text:p>7150</text:p>
          </table:table-cell>
          <table:table-cell office:value-type="float" office:value="1000">
            <text:p>1000</text:p>
          </table:table-cell>
          <table:table-cell table:formula="of:=[.C4]*([.I4]/([.H4]+[.I4]))" office:value-type="float" office:value="0.52760736196319">
            <text:p>0.528</text:p>
          </table:table-cell>
          <table:table-cell office:value-type="float" office:value="1">
            <text:p>1.000</text:p>
          </table:table-cell>
          <table:table-cell table:formula="of:=([.K4]/2^12)*(([.H4]+[.I4])/[.I4])" office:value-type="float" office:value="0.00198974609375">
            <text:p>0.0019897461</text:p>
          </table:table-cell>
          <table:table-cell table:formula="of:=INT([.C4]/[.L4])" office:value-type="float" office:value="2161">
            <text:p>2161</text:p>
          </table:table-cell>
          <table:table-cell office:value-type="float" office:value="2">
            <text:p>2</text:p>
          </table:table-cell>
          <table:table-cell table:style-name="ce8" table:formula="of:=[.M4]*[.N4]/1000" office:value-type="float" office:value="4.322">
            <text:p>4.322</text:p>
          </table:table-cell>
          <table:table-cell table:formula="of:=[.O4]-[.C4]" office:value-type="float" office:value="0.0220000000000002">
            <text:p>0.022</text:p>
          </table:table-cell>
          <table:table-cell table:formula="of:=100*[.P4]/[.C4]" office:value-type="float" office:value="0.51162790697675">
            <text:p>0.512</text:p>
          </table:table-cell>
          <table:table-cell/>
        </table:table-row>
        <table:table-row table:style-name="ro2">
          <table:table-cell office:value-type="string">
            <text:p>xadc input #</text:p>
          </table:table-cell>
          <table:table-cell office:value-type="string">
            <text:p>thing to be measured</text:p>
          </table:table-cell>
          <table:table-cell office:value-type="string">
            <text:p>nominal <text:span text:style-name="T1">current</text:span></text:p>
          </table:table-cell>
          <table:table-cell table:style-name="Default"/>
          <table:table-cell/>
          <table:table-cell office:value-type="string">
            <text:p>maximum <text:span text:style-name="T1">current</text:span></text:p>
          </table:table-cell>
          <table:table-cell/>
          <table:table-cell office:value-type="string">
            <text:p>resistance to use</text:p>
          </table:table-cell>
          <table:table-cell office:value-type="string">
            <text:p>proportionality</text:p>
            <text:p>constant</text:p>
          </table:table-cell>
          <table:table-cell office:value-type="string">
            <text:p>nominal voltage</text:p>
            <text:p>at ADC input</text:p>
          </table:table-cell>
          <table:table-cell/>
          <table:table-cell office:value-type="string">
            <text:p>A/ADC count</text:p>
          </table:table-cell>
          <table:table-cell office:value-type="string">
            <text:p>ADC count for</text:p>
            <text:p>nominal current</text:p>
          </table:table-cell>
          <table:table-cell office:value-type="string">
            <text:p>approximate</text:p>
            <text:p>mA/ADC</text:p>
          </table:table-cell>
          <table:table-cell office:value-type="string">
            <text:p>calculated</text:p>
            <text:p>current</text:p>
          </table:table-cell>
          <table:table-cell office:value-type="string">
            <text:p>current error</text:p>
          </table:table-cell>
          <table:table-cell office:value-type="string">
            <text:p>%error</text:p>
          </table:table-cell>
          <table:table-cell office:value-type="string">
            <text:p>ideal resistanc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V8_AUXIO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6]*[.I6]*[.H6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6]/2^12)/([.H6]*[.I6])" office:value-type="float" office:value="0.00100884555785124">
            <text:p>0.0010088456</text:p>
          </table:table-cell>
          <table:table-cell table:formula="of:=INT([.C6]/[.L6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6]*[.N6]/1000" office:value-type="float" office:value="0.247">
            <text:p>0.247</text:p>
          </table:table-cell>
          <table:table-cell table:formula="of:=[.O6]-[.C6]" office:value-type="float" office:value="-0.003">
            <text:p>-0.003</text:p>
          </table:table-cell>
          <table:table-cell table:formula="of:=100*[.P6]/[.C6]" office:value-type="float" office:value="-1.2">
            <text:p>-1.200</text:p>
          </table:table-cell>
          <table:table-cell table:style-name="ce5" office:value-type="float" office:value="122.0703125">
            <text:p>122.07031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V0_PINT_VIMON+</text:p>
          </table:table-cell>
          <table:table-cell table:style-name="ce2"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7]*[.I7]*[.H7]" office:value-type="float" office:value="0.121">
            <text:p>0.121</text:p>
          </table:table-cell>
          <table:table-cell office:value-type="float" office:value="1">
            <text:p>1.000</text:p>
          </table:table-cell>
          <table:table-cell table:formula="of:=([.K7]/2^12)/([.H7]*[.I7])" office:value-type="float" office:value="0.00100884555785124">
            <text:p>0.0010088456</text:p>
          </table:table-cell>
          <table:table-cell table:formula="of:=INT([.C7]/[.L7])" office:value-type="float" office:value="495">
            <text:p>495</text:p>
          </table:table-cell>
          <table:table-cell office:value-type="float" office:value="1">
            <text:p>1</text:p>
          </table:table-cell>
          <table:table-cell table:style-name="ce8" table:formula="of:=[.M7]*[.N7]/1000" office:value-type="float" office:value="0.495">
            <text:p>0.495</text:p>
          </table:table-cell>
          <table:table-cell table:formula="of:=[.O7]-[.C7]" office:value-type="float" office:value="-0.005">
            <text:p>-0.005</text:p>
          </table:table-cell>
          <table:table-cell table:formula="of:=100*[.P7]/[.C7]" office:value-type="float" office:value="-1">
            <text:p>-1.0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V0_GTX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8]*[.I8]*[.H8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8]/2^12)/([.H8]*[.I8])" office:value-type="float" office:value="0.00100884555785124">
            <text:p>0.0010088456</text:p>
          </table:table-cell>
          <table:table-cell table:formula="of:=INT([.C8]/[.L8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8]*[.N8]/1000" office:value-type="float" office:value="0.247">
            <text:p>0.247</text:p>
          </table:table-cell>
          <table:table-cell table:formula="of:=[.O8]-[.C8]" office:value-type="float" office:value="-0.003">
            <text:p>-0.003</text:p>
          </table:table-cell>
          <table:table-cell table:formula="of:=100*[.P8]/[.C8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V5_VIMON+</text:p>
          </table:table-cell>
          <table:table-cell table:style-name="ce2" office:value-type="float" office:value="0.25">
            <text:p>0.25</text:p>
          </table:table-cell>
          <table:table-cell table:style-name="Default"/>
          <table:table-cell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9]*[.I9]*[.H9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9]/2^12)/([.H9]*[.I9])" office:value-type="float" office:value="0.00100884555785124">
            <text:p>0.0010088456</text:p>
          </table:table-cell>
          <table:table-cell table:formula="of:=INT([.C9]/[.L9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9]*[.N9]/1000" office:value-type="float" office:value="0.247">
            <text:p>0.247</text:p>
          </table:table-cell>
          <table:table-cell table:formula="of:=[.O9]-[.C9]" office:value-type="float" office:value="-0.003">
            <text:p>-0.003</text:p>
          </table:table-cell>
          <table:table-cell table:formula="of:=100*[.P9]/[.C9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V2_GTX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0]*[.I10]*[.H10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0]/2^12)/([.H10]*[.I10])" office:value-type="float" office:value="0.00100884555785124">
            <text:p>0.0010088456</text:p>
          </table:table-cell>
          <table:table-cell table:formula="of:=INT([.C10]/[.L10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0]*[.N10]/1000" office:value-type="float" office:value="0.247">
            <text:p>0.247</text:p>
          </table:table-cell>
          <table:table-cell table:formula="of:=[.O10]-[.C10]" office:value-type="float" office:value="-0.003">
            <text:p>-0.003</text:p>
          </table:table-cell>
          <table:table-cell table:formula="of:=100*[.P10]/[.C10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V5_MIO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1]*[.I11]*[.H11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1]/2^12)/([.H11]*[.I11])" office:value-type="float" office:value="0.00100884555785124">
            <text:p>0.0010088456</text:p>
          </table:table-cell>
          <table:table-cell table:formula="of:=INT([.C11]/[.L11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1]*[.N11]/1000" office:value-type="float" office:value="0.247">
            <text:p>0.247</text:p>
          </table:table-cell>
          <table:table-cell table:formula="of:=[.O11]-[.C11]" office:value-type="float" office:value="-0.003">
            <text:p>-0.003</text:p>
          </table:table-cell>
          <table:table-cell table:formula="of:=100*[.P11]/[.C11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1V8_VCCO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2]*[.I12]*[.H12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2]/2^12)/([.H12]*[.I12])" office:value-type="float" office:value="0.00100884555785124">
            <text:p>0.0010088456</text:p>
          </table:table-cell>
          <table:table-cell table:formula="of:=INT([.C12]/[.L12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2]*[.N12]/1000" office:value-type="float" office:value="0.247">
            <text:p>0.247</text:p>
          </table:table-cell>
          <table:table-cell table:formula="of:=[.O12]-[.C12]" office:value-type="float" office:value="-0.003">
            <text:p>-0.003</text:p>
          </table:table-cell>
          <table:table-cell table:formula="of:=100*[.P12]/[.C12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V5_VCCO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3]*[.I13]*[.H13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3]/2^12)/([.H13]*[.I13])" office:value-type="float" office:value="0.00100884555785124">
            <text:p>0.0010088456</text:p>
          </table:table-cell>
          <table:table-cell table:formula="of:=INT([.C13]/[.L13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3]*[.N13]/1000" office:value-type="float" office:value="0.247">
            <text:p>0.247</text:p>
          </table:table-cell>
          <table:table-cell table:formula="of:=[.O13]-[.C13]" office:value-type="float" office:value="-0.003">
            <text:p>-0.003</text:p>
          </table:table-cell>
          <table:table-cell table:formula="of:=100*[.P13]/[.C13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V8_PLL_PAUX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4]*[.I14]*[.H14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4]/2^12)/([.H14]*[.I14])" office:value-type="float" office:value="0.00100884555785124">
            <text:p>0.0010088456</text:p>
          </table:table-cell>
          <table:table-cell table:formula="of:=INT([.C14]/[.L14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4]*[.N14]/1000" office:value-type="float" office:value="0.247">
            <text:p>0.247</text:p>
          </table:table-cell>
          <table:table-cell table:formula="of:=[.O14]-[.C14]" office:value-type="float" office:value="-0.003">
            <text:p>-0.003</text:p>
          </table:table-cell>
          <table:table-cell table:formula="of:=100*[.P14]/[.C14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V0_BRAM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5]*[.I15]*[.H15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5]/2^12)/([.H15]*[.I15])" office:value-type="float" office:value="0.00100884555785124">
            <text:p>0.0010088456</text:p>
          </table:table-cell>
          <table:table-cell table:formula="of:=INT([.C15]/[.L15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5]*[.N15]/1000" office:value-type="float" office:value="0.247">
            <text:p>0.247</text:p>
          </table:table-cell>
          <table:table-cell table:formula="of:=[.O15]-[.C15]" office:value-type="float" office:value="-0.003">
            <text:p>-0.003</text:p>
          </table:table-cell>
          <table:table-cell table:formula="of:=100*[.P15]/[.C15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V8_AUX_VIMON+</text:p>
          </table:table-cell>
          <table:table-cell table:style-name="ce2" office:value-type="float" office:value="0.25">
            <text:p>0.25</text:p>
          </table:table-cell>
          <table:table-cell table:number-columns-repeated="2"/>
          <table:table-cell office:value-type="float" office:value="0.5">
            <text:p>0.5</text:p>
          </table:table-cell>
          <table:table-cell/>
          <table:table-cell table:style-name="ce5" office:value-type="float" office:value="121">
            <text:p>121</text:p>
          </table:table-cell>
          <table:table-cell table:formula="of:=1/500" office:value-type="float" office:value="0.002">
            <text:p>0.002</text:p>
          </table:table-cell>
          <table:table-cell table:formula="of:=[.C16]*[.I16]*[.H16]" office:value-type="float" office:value="0.0605">
            <text:p>0.061</text:p>
          </table:table-cell>
          <table:table-cell office:value-type="float" office:value="1">
            <text:p>1.000</text:p>
          </table:table-cell>
          <table:table-cell table:formula="of:=([.K16]/2^12)/([.H16]*[.I16])" office:value-type="float" office:value="0.00100884555785124">
            <text:p>0.0010088456</text:p>
          </table:table-cell>
          <table:table-cell table:formula="of:=INT([.C16]/[.L16])" office:value-type="float" office:value="247">
            <text:p>247</text:p>
          </table:table-cell>
          <table:table-cell office:value-type="float" office:value="1">
            <text:p>1</text:p>
          </table:table-cell>
          <table:table-cell table:style-name="ce8" table:formula="of:=[.M16]*[.N16]/1000" office:value-type="float" office:value="0.247">
            <text:p>0.247</text:p>
          </table:table-cell>
          <table:table-cell table:formula="of:=[.O16]-[.C16]" office:value-type="float" office:value="-0.003">
            <text:p>-0.003</text:p>
          </table:table-cell>
          <table:table-cell table:formula="of:=100*[.P16]/[.C16]" office:value-type="float" office:value="-1.2">
            <text:p>-1.20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V0_INT_VIMON+</text:p>
          </table:table-cell>
          <table:table-cell table:style-name="ce2" office:value-type="float" office:value="1">
            <text:p>1</text:p>
          </table:table-cell>
          <table:table-cell table:number-columns-repeated="2"/>
          <table:table-cell table:style-name="ce4" office:value-type="float" office:value="2.1">
            <text:p>2.1</text:p>
          </table:table-cell>
          <table:table-cell/>
          <table:table-cell office:value-type="float" office:value="240">
            <text:p>240</text:p>
          </table:table-cell>
          <table:table-cell table:formula="of:=1/1000" office:value-type="float" office:value="0.001">
            <text:p>0.001</text:p>
          </table:table-cell>
          <table:table-cell table:formula="of:=[.C17]*[.I17]*[.H17]" office:value-type="float" office:value="0.24">
            <text:p>0.240</text:p>
          </table:table-cell>
          <table:table-cell office:value-type="float" office:value="1">
            <text:p>1.000</text:p>
          </table:table-cell>
          <table:table-cell table:formula="of:=([.K17]/2^12)/([.H17]*[.I17])" office:value-type="float" office:value="0.00101725260416667">
            <text:p>0.0010172526</text:p>
          </table:table-cell>
          <table:table-cell table:formula="of:=INT([.C17]/[.L17])" office:value-type="float" office:value="983">
            <text:p>983</text:p>
          </table:table-cell>
          <table:table-cell office:value-type="float" office:value="1">
            <text:p>1</text:p>
          </table:table-cell>
          <table:table-cell table:style-name="ce8" table:formula="of:=[.M17]*[.N17]/1000" office:value-type="float" office:value="0.983">
            <text:p>0.983</text:p>
          </table:table-cell>
          <table:table-cell table:formula="of:=[.O17]-[.C17]" office:value-type="float" office:value="-0.017">
            <text:p>-0.017</text:p>
          </table:table-cell>
          <table:table-cell table:formula="of:=100*[.P17]/[.C17]" office:value-type="float" office:value="-1.7">
            <text:p>-1.700</text:p>
          </table:table-cell>
          <table:table-cell table:formula="of:=2*122.0703125" office:value-type="float" office:value="244.140625">
            <text:p>244.14062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V2_DDR_VIMON+</text:p>
          </table:table-cell>
          <table:table-cell table:style-name="ce2" table:formula="of:=0.524+0.25" office:value-type="float" office:value="0.774">
            <text:p>0.774</text:p>
          </table:table-cell>
          <table:table-cell table:number-columns-repeated="2"/>
          <table:table-cell table:style-name="ce4" office:value-type="float" office:value="2.1">
            <text:p>2.1</text:p>
          </table:table-cell>
          <table:table-cell/>
          <table:table-cell office:value-type="float" office:value="240">
            <text:p>240</text:p>
          </table:table-cell>
          <table:table-cell table:formula="of:=1/1000" office:value-type="float" office:value="0.001">
            <text:p>0.001</text:p>
          </table:table-cell>
          <table:table-cell table:formula="of:=[.C18]*[.I18]*[.H18]" office:value-type="float" office:value="0.18576">
            <text:p>0.186</text:p>
          </table:table-cell>
          <table:table-cell office:value-type="float" office:value="1">
            <text:p>1.000</text:p>
          </table:table-cell>
          <table:table-cell table:formula="of:=([.K18]/2^12)/([.H18]*[.I18])" office:value-type="float" office:value="0.00101725260416667">
            <text:p>0.0010172526</text:p>
          </table:table-cell>
          <table:table-cell table:formula="of:=INT([.C18]/[.L18])" office:value-type="float" office:value="760">
            <text:p>760</text:p>
          </table:table-cell>
          <table:table-cell office:value-type="float" office:value="1">
            <text:p>1</text:p>
          </table:table-cell>
          <table:table-cell table:style-name="ce8" table:formula="of:=[.M18]*[.N18]/1000" office:value-type="float" office:value="0.76">
            <text:p>0.760</text:p>
          </table:table-cell>
          <table:table-cell table:formula="of:=[.O18]-[.C18]" office:value-type="float" office:value="-0.014">
            <text:p>-0.014</text:p>
          </table:table-cell>
          <table:table-cell table:formula="of:=100*[.P18]/[.C18]" office:value-type="float" office:value="-1.80878552971576">
            <text:p>-1.809</text:p>
          </table:table-cell>
          <table:table-cell/>
        </table:table-row>
        <table:table-row table:style-name="ro1">
          <table:table-cell office:value-type="string">
            <text:p>un-multiplexed VP/VN</text:p>
          </table:table-cell>
          <table:table-cell office:value-type="string">
            <text:p>3V3_VIMON+</text:p>
          </table:table-cell>
          <table:table-cell table:style-name="ce2" office:value-type="float" office:value="0.6">
            <text:p>0.6</text:p>
          </table:table-cell>
          <table:table-cell table:number-columns-repeated="2"/>
          <table:table-cell table:style-name="ce4" office:value-type="float" office:value="2.1">
            <text:p>2.1</text:p>
          </table:table-cell>
          <table:table-cell/>
          <table:table-cell office:value-type="float" office:value="240">
            <text:p>240</text:p>
          </table:table-cell>
          <table:table-cell office:value-type="float" office:value="0.001">
            <text:p>0.001</text:p>
          </table:table-cell>
          <table:table-cell table:formula="of:=[.C19]*[.I19]*[.H19]" office:value-type="float" office:value="0.144">
            <text:p>0.144</text:p>
          </table:table-cell>
          <table:table-cell office:value-type="float" office:value="1">
            <text:p>1.000</text:p>
          </table:table-cell>
          <table:table-cell table:formula="of:=([.K19]/2^12)/([.H19]*[.I19])" office:value-type="float" office:value="0.00101725260416667">
            <text:p>0.0010172526</text:p>
          </table:table-cell>
          <table:table-cell table:formula="of:=INT([.C19]/[.L19])" office:value-type="float" office:value="589">
            <text:p>589</text:p>
          </table:table-cell>
          <table:table-cell office:value-type="float" office:value="1">
            <text:p>1</text:p>
          </table:table-cell>
          <table:table-cell table:style-name="ce8" table:formula="of:=[.M19]*[.N19]/1000" office:value-type="float" office:value="0.589">
            <text:p>0.589</text:p>
          </table:table-cell>
          <table:table-cell table:formula="of:=[.O19]-[.C19]" office:value-type="float" office:value="-0.0110000000000001">
            <text:p>-0.011</text:p>
          </table:table-cell>
          <table:table-cell table:formula="of:=100*[.P19]/[.C19]" office:value-type="float" office:value="-1.83333333333335">
            <text:p>-1.833</text:p>
          </table:table-cell>
          <table:table-cell/>
        </table:table-row>
        <table:table-row table:style-name="ro1">
          <table:table-cell office:value-type="string">
            <text:p>wired internally</text:p>
          </table:table-cell>
          <table:table-cell office:value-type="string">
            <text:p>PINT</text:p>
          </table:table-cell>
          <table:table-cell table:number-columns-repeated="16"/>
        </table:table-row>
        <table:table-row table:style-name="ro1">
          <table:table-cell office:value-type="string">
            <text:p>wired internally</text:p>
          </table:table-cell>
          <table:table-cell office:value-type="string">
            <text:p>PAUX</text:p>
          </table:table-cell>
          <table:table-cell table:number-columns-repeated="16"/>
        </table:table-row>
        <table:table-row table:style-name="ro1">
          <table:table-cell office:value-type="string">
            <text:p>wired internally</text:p>
          </table:table-cell>
          <table:table-cell office:value-type="string">
            <text:p>VCCO_DDR</text:p>
          </table:table-cell>
          <table:table-cell table:number-columns-repeated="16"/>
        </table:table-row>
        <table:table-row table:style-name="ro1">
          <table:table-cell office:value-type="string">
            <text:p>wired internally</text:p>
          </table:table-cell>
          <table:table-cell office:value-type="string">
            <text:p>INT</text:p>
          </table:table-cell>
          <table:table-cell table:number-columns-repeated="16"/>
        </table:table-row>
        <table:table-row table:style-name="ro1">
          <table:table-cell office:value-type="string">
            <text:p>wired internally</text:p>
          </table:table-cell>
          <table:table-cell office:value-type="string">
            <text:p>AUX</text:p>
          </table:table-cell>
          <table:table-cell table:number-columns-repeated="16"/>
        </table:table-row>
        <table:table-row table:style-name="ro1">
          <table:table-cell office:value-type="string">
            <text:p>wired internally</text:p>
          </table:table-cell>
          <table:table-cell office:value-type="string">
            <text:p>BRAM</text:p>
          </table:table-cell>
          <table:table-cell table:number-columns-repeated="16"/>
        </table:table-row>
        <table:table-row table:style-name="ro2">
          <table:table-cell office:value-type="string">
            <text:p>external ADC0 input #</text:p>
          </table:table-cell>
          <table:table-cell office:value-type="string">
            <text:p>thing to be measured</text:p>
          </table:table-cell>
          <table:table-cell office:value-type="string">
            <text:p>nominal voltage</text:p>
          </table:table-cell>
          <table:table-cell office:value-type="string">
            <text:p>ratio to get to 1V</text:p>
          </table:table-cell>
          <table:table-cell office:value-type="string">
            <text:p>top resistor value</text:p>
            <text:p>on top of 1k bottom</text:p>
          </table:table-cell>
          <table:table-cell office:value-type="string">
            <text:p>maximum voltage</text:p>
          </table:table-cell>
          <table:table-cell/>
          <table:table-cell office:value-type="string">
            <text:p>resistance to use</text:p>
            <text:p>for top of divider</text:p>
          </table:table-cell>
          <table:table-cell office:value-type="string">
            <text:p>resistance to use</text:p>
            <text:p>on bottom of divider</text:p>
          </table:table-cell>
          <table:table-cell office:value-type="string">
            <text:p>nominal voltage</text:p>
            <text:p>at ADC input</text:p>
          </table:table-cell>
          <table:table-cell office:value-type="string">
            <text:p>ADC reference</text:p>
          </table:table-cell>
          <table:table-cell office:value-type="string">
            <text:p>V/ADC count</text:p>
          </table:table-cell>
          <table:table-cell office:value-type="string">
            <text:p>ADC count for</text:p>
            <text:p>nominal voltage</text:p>
          </table:table-cell>
          <table:table-cell office:value-type="string">
            <text:p>approximate</text:p>
            <text:p>mV/ADC</text:p>
          </table:table-cell>
          <table:table-cell office:value-type="string">
            <text:p>calculated</text:p>
            <text:p>voltage</text:p>
          </table:table-cell>
          <table:table-cell office:value-type="string">
            <text:p>voltage error</text:p>
          </table:table-cell>
          <table:table-cell office:value-type="string">
            <text:p>%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2.5V</text:p>
          </table:table-cell>
          <table:table-cell table:style-name="ce2" office:value-type="float" office:value="2.5">
            <text:p>2.5</text:p>
          </table:table-cell>
          <table:table-cell table:formula="of:=1/[.C27]" office:value-type="float" office:value="0.4">
            <text:p>0.400</text:p>
          </table:table-cell>
          <table:table-cell table:formula="of:=([.C27]-1)*1000" office:value-type="float" office:value="1500">
            <text:p>1500</text:p>
          </table:table-cell>
          <table:table-cell office:value-type="float" office:value="2.6">
            <text:p>2.6</text:p>
          </table:table-cell>
          <table:table-cell/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27]*([.I27]/([.H27]+[.I27]))" office:value-type="float" office:value="1.53688524590164">
            <text:p>1.537</text:p>
          </table:table-cell>
          <table:table-cell office:value-type="float" office:value="2.5">
            <text:p>2.500</text:p>
          </table:table-cell>
          <table:table-cell table:formula="of:=([.K27]/2^12)*(([.H27]+[.I27])/[.I27])" office:value-type="float" office:value="0.000992838541666667">
            <text:p>0.0009928385</text:p>
          </table:table-cell>
          <table:table-cell table:formula="of:=INT([.C27]/[.L27])" office:value-type="float" office:value="2518">
            <text:p>2518</text:p>
          </table:table-cell>
          <table:table-cell office:value-type="float" office:value="1">
            <text:p>1</text:p>
          </table:table-cell>
          <table:table-cell table:style-name="ce8" table:formula="of:=[.M27]*[.N27]/1000" office:value-type="float" office:value="2.518">
            <text:p>2.518</text:p>
          </table:table-cell>
          <table:table-cell table:formula="of:=[.O27]-[.C27]" office:value-type="float" office:value="0.0179999999999998">
            <text:p>0.018</text:p>
          </table:table-cell>
          <table:table-cell table:formula="of:=100*[.P27]/[.C27]" office:value-type="float" office:value="0.719999999999992">
            <text:p>0.72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3.3V</text:p>
          </table:table-cell>
          <table:table-cell table:style-name="ce2" office:value-type="float" office:value="3.3">
            <text:p>3.3</text:p>
          </table:table-cell>
          <table:table-cell table:formula="of:=1/[.C28]" office:value-type="float" office:value="0.303030303030303">
            <text:p>0.303</text:p>
          </table:table-cell>
          <table:table-cell table:formula="of:=([.C28]-1)*1000" office:value-type="float" office:value="2300">
            <text:p>2300</text:p>
          </table:table-cell>
          <table:table-cell office:value-type="float" office:value="3.4">
            <text:p>3.4</text:p>
          </table:table-cell>
          <table:table-cell/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28]*([.I28]/([.H28]+[.I28]))" office:value-type="float" office:value="2.02868852459016">
            <text:p>2.029</text:p>
          </table:table-cell>
          <table:table-cell office:value-type="float" office:value="2.5">
            <text:p>2.500</text:p>
          </table:table-cell>
          <table:table-cell table:formula="of:=([.K28]/2^12)*(([.H28]+[.I28])/[.I28])" office:value-type="float" office:value="0.000992838541666667">
            <text:p>0.0009928385</text:p>
          </table:table-cell>
          <table:table-cell table:formula="of:=INT([.C28]/[.L28])" office:value-type="float" office:value="3323">
            <text:p>3323</text:p>
          </table:table-cell>
          <table:table-cell office:value-type="float" office:value="1">
            <text:p>1</text:p>
          </table:table-cell>
          <table:table-cell table:style-name="ce8" table:formula="of:=[.M28]*[.N28]/1000" office:value-type="float" office:value="3.323">
            <text:p>3.323</text:p>
          </table:table-cell>
          <table:table-cell table:formula="of:=[.O28]-[.C28]" office:value-type="float" office:value="0.0230000000000001">
            <text:p>0.023</text:p>
          </table:table-cell>
          <table:table-cell table:formula="of:=100*[.P28]/[.C28]" office:value-type="float" office:value="0.696969696969701">
            <text:p>0.697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V5_MIO</text:p>
          </table:table-cell>
          <table:table-cell table:style-name="ce2" office:value-type="float" office:value="2.5">
            <text:p>2.5</text:p>
          </table:table-cell>
          <table:table-cell table:formula="of:=1/[.C29]" office:value-type="float" office:value="0.4">
            <text:p>0.400</text:p>
          </table:table-cell>
          <table:table-cell table:formula="of:=([.C29]-1)*1000" office:value-type="float" office:value="1500">
            <text:p>1500</text:p>
          </table:table-cell>
          <table:table-cell office:value-type="float" office:value="2.6">
            <text:p>2.6</text:p>
          </table:table-cell>
          <table:table-cell table:formula="of:=([.F29]-1)*1000" office:value-type="float" office:value="1600">
            <text:p>1600</text:p>
          </table:table-cell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29]*([.I29]/([.H29]+[.I29]))" office:value-type="float" office:value="1.53688524590164">
            <text:p>1.537</text:p>
          </table:table-cell>
          <table:table-cell office:value-type="float" office:value="2.5">
            <text:p>2.500</text:p>
          </table:table-cell>
          <table:table-cell table:formula="of:=([.K29]/2^12)*(([.H29]+[.I29])/[.I29])" office:value-type="float" office:value="0.000992838541666667">
            <text:p>0.0009928385</text:p>
          </table:table-cell>
          <table:table-cell table:formula="of:=INT([.C29]/[.L29])" office:value-type="float" office:value="2518">
            <text:p>2518</text:p>
          </table:table-cell>
          <table:table-cell office:value-type="float" office:value="1">
            <text:p>1</text:p>
          </table:table-cell>
          <table:table-cell table:style-name="ce8" table:formula="of:=[.M29]*[.N29]/1000" office:value-type="float" office:value="2.518">
            <text:p>2.518</text:p>
          </table:table-cell>
          <table:table-cell table:formula="of:=[.O29]-[.C29]" office:value-type="float" office:value="0.0179999999999998">
            <text:p>0.018</text:p>
          </table:table-cell>
          <table:table-cell table:formula="of:=100*[.P29]/[.C29]" office:value-type="float" office:value="0.719999999999992">
            <text:p>0.72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V8_AUXIO</text:p>
          </table:table-cell>
          <table:table-cell table:style-name="ce2" office:value-type="float" office:value="1.8">
            <text:p>1.8</text:p>
          </table:table-cell>
          <table:table-cell table:formula="of:=1/[.C30]" office:value-type="float" office:value="0.555555555555556">
            <text:p>0.556</text:p>
          </table:table-cell>
          <table:table-cell table:formula="of:=([.C30]-1)*1000" office:value-type="float" office:value="800">
            <text:p>800</text:p>
          </table:table-cell>
          <table:table-cell office:value-type="float" office:value="1.9">
            <text:p>1.9</text:p>
          </table:table-cell>
          <table:table-cell table:formula="of:=([.F30]-1)*1000" office:value-type="float" office:value="900">
            <text:p>900</text:p>
          </table:table-cell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30]*([.I30]/([.H30]+[.I30]))" office:value-type="float" office:value="1.10655737704918">
            <text:p>1.107</text:p>
          </table:table-cell>
          <table:table-cell office:value-type="float" office:value="2.5">
            <text:p>2.500</text:p>
          </table:table-cell>
          <table:table-cell table:formula="of:=([.K30]/2^12)*(([.H30]+[.I30])/[.I30])" office:value-type="float" office:value="0.000992838541666667">
            <text:p>0.0009928385</text:p>
          </table:table-cell>
          <table:table-cell table:formula="of:=INT([.C30]/[.L30])" office:value-type="float" office:value="1812">
            <text:p>1812</text:p>
          </table:table-cell>
          <table:table-cell office:value-type="float" office:value="1">
            <text:p>1</text:p>
          </table:table-cell>
          <table:table-cell table:style-name="ce8" table:formula="of:=[.M30]*[.N30]/1000" office:value-type="float" office:value="1.812">
            <text:p>1.812</text:p>
          </table:table-cell>
          <table:table-cell table:formula="of:=[.O30]-[.C30]" office:value-type="float" office:value="0.012">
            <text:p>0.012</text:p>
          </table:table-cell>
          <table:table-cell table:formula="of:=100*[.P30]/[.C30]" office:value-type="float" office:value="0.666666666666667">
            <text:p>0.667</text:p>
          </table:table-cell>
          <table:table-cell/>
        </table:table-row>
        <table:table-row table:style-name="ro2">
          <table:table-cell office:value-type="string">
            <text:p>external ADC1 input #</text:p>
          </table:table-cell>
          <table:table-cell office:value-type="string">
            <text:p>thing to be measured</text:p>
          </table:table-cell>
          <table:table-cell office:value-type="string">
            <text:p>nominal voltage</text:p>
          </table:table-cell>
          <table:table-cell office:value-type="string">
            <text:p>ratio to get to 1V</text:p>
          </table:table-cell>
          <table:table-cell office:value-type="string">
            <text:p>top resistor value</text:p>
            <text:p>on top of 1k bottom</text:p>
          </table:table-cell>
          <table:table-cell office:value-type="string">
            <text:p>maximum voltage</text:p>
          </table:table-cell>
          <table:table-cell/>
          <table:table-cell office:value-type="string">
            <text:p>resistance to use</text:p>
            <text:p>for top of divider</text:p>
          </table:table-cell>
          <table:table-cell office:value-type="string">
            <text:p>resistance to use</text:p>
            <text:p>on bottom of divider</text:p>
          </table:table-cell>
          <table:table-cell office:value-type="string">
            <text:p>nominal voltage</text:p>
            <text:p>at ADC input</text:p>
          </table:table-cell>
          <table:table-cell office:value-type="string">
            <text:p>ADC reference</text:p>
          </table:table-cell>
          <table:table-cell office:value-type="string">
            <text:p>V/ADC count</text:p>
          </table:table-cell>
          <table:table-cell office:value-type="string">
            <text:p>ADC count for</text:p>
            <text:p>nominal voltage</text:p>
          </table:table-cell>
          <table:table-cell office:value-type="string">
            <text:p>approximate</text:p>
            <text:p>mV/ADC</text:p>
          </table:table-cell>
          <table:table-cell office:value-type="string">
            <text:p>calculated</text:p>
            <text:p>voltage</text:p>
          </table:table-cell>
          <table:table-cell office:value-type="string">
            <text:p>voltage error</text:p>
          </table:table-cell>
          <table:table-cell office:value-type="string">
            <text:p>%error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1V8_VCCO</text:p>
          </table:table-cell>
          <table:table-cell table:style-name="ce2" office:value-type="float" office:value="1.8">
            <text:p>1.8</text:p>
          </table:table-cell>
          <table:table-cell table:formula="of:=1/[.C32]" office:value-type="float" office:value="0.555555555555556">
            <text:p>0.556</text:p>
          </table:table-cell>
          <table:table-cell table:formula="of:=([.C32]-1)*1000" office:value-type="float" office:value="800">
            <text:p>800</text:p>
          </table:table-cell>
          <table:table-cell office:value-type="float" office:value="1.9">
            <text:p>1.9</text:p>
          </table:table-cell>
          <table:table-cell table:formula="of:=([.F32]-1)*1000" office:value-type="float" office:value="900">
            <text:p>900</text:p>
          </table:table-cell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32]*([.I32]/([.H32]+[.I32]))" office:value-type="float" office:value="1.10655737704918">
            <text:p>1.107</text:p>
          </table:table-cell>
          <table:table-cell office:value-type="float" office:value="2.5">
            <text:p>2.500</text:p>
          </table:table-cell>
          <table:table-cell table:formula="of:=([.K32]/2^12)*(([.H32]+[.I32])/[.I32])" office:value-type="float" office:value="0.000992838541666667">
            <text:p>0.0009928385</text:p>
          </table:table-cell>
          <table:table-cell table:formula="of:=INT([.C32]/[.L32])" office:value-type="float" office:value="1812">
            <text:p>1812</text:p>
          </table:table-cell>
          <table:table-cell office:value-type="float" office:value="1">
            <text:p>1</text:p>
          </table:table-cell>
          <table:table-cell table:style-name="ce8" table:formula="of:=[.M32]*[.N32]/1000" office:value-type="float" office:value="1.812">
            <text:p>1.812</text:p>
          </table:table-cell>
          <table:table-cell table:formula="of:=[.O32]-[.C32]" office:value-type="float" office:value="0.012">
            <text:p>0.012</text:p>
          </table:table-cell>
          <table:table-cell table:formula="of:=100*[.P32]/[.C32]" office:value-type="float" office:value="0.666666666666667">
            <text:p>0.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V5_VCCO</text:p>
          </table:table-cell>
          <table:table-cell table:style-name="ce2" office:value-type="float" office:value="2.5">
            <text:p>2.5</text:p>
          </table:table-cell>
          <table:table-cell table:formula="of:=1/[.C33]" office:value-type="float" office:value="0.4">
            <text:p>0.400</text:p>
          </table:table-cell>
          <table:table-cell table:formula="of:=([.C33]-1)*1000" office:value-type="float" office:value="1500">
            <text:p>1500</text:p>
          </table:table-cell>
          <table:table-cell office:value-type="float" office:value="2.6">
            <text:p>2.6</text:p>
          </table:table-cell>
          <table:table-cell table:formula="of:=([.F33]-1)*1000" office:value-type="float" office:value="1600">
            <text:p>1600</text:p>
          </table:table-cell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33]*([.I33]/([.H33]+[.I33]))" office:value-type="float" office:value="1.53688524590164">
            <text:p>1.537</text:p>
          </table:table-cell>
          <table:table-cell office:value-type="float" office:value="2.5">
            <text:p>2.500</text:p>
          </table:table-cell>
          <table:table-cell table:formula="of:=([.K33]/2^12)*(([.H33]+[.I33])/[.I33])" office:value-type="float" office:value="0.000992838541666667">
            <text:p>0.0009928385</text:p>
          </table:table-cell>
          <table:table-cell table:formula="of:=INT([.C33]/[.L33])" office:value-type="float" office:value="2518">
            <text:p>2518</text:p>
          </table:table-cell>
          <table:table-cell office:value-type="float" office:value="1">
            <text:p>1</text:p>
          </table:table-cell>
          <table:table-cell table:style-name="ce8" table:formula="of:=[.M33]*[.N33]/1000" office:value-type="float" office:value="2.518">
            <text:p>2.518</text:p>
          </table:table-cell>
          <table:table-cell table:formula="of:=[.O33]-[.C33]" office:value-type="float" office:value="0.0179999999999998">
            <text:p>0.018</text:p>
          </table:table-cell>
          <table:table-cell table:formula="of:=100*[.P33]/[.C33]" office:value-type="float" office:value="0.719999999999992">
            <text:p>0.72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V0_GTX</text:p>
          </table:table-cell>
          <table:table-cell table:style-name="ce2" office:value-type="float" office:value="1">
            <text:p>1</text:p>
          </table:table-cell>
          <table:table-cell table:formula="of:=1/[.C34]" office:value-type="float" office:value="1">
            <text:p>1.000</text:p>
          </table:table-cell>
          <table:table-cell table:formula="of:=([.C34]-1)*1000" office:value-type="float" office:value="0">
            <text:p>0</text:p>
          </table:table-cell>
          <table:table-cell office:value-type="float" office:value="1.1">
            <text:p>1.1</text:p>
          </table:table-cell>
          <table:table-cell table:formula="of:=([.F34]-1)*1000" office:value-type="float" office:value="100">
            <text:p>100</text:p>
          </table:table-cell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34]*([.I34]/([.H34]+[.I34]))" office:value-type="float" office:value="0.614754098360656">
            <text:p>0.615</text:p>
          </table:table-cell>
          <table:table-cell office:value-type="float" office:value="2.5">
            <text:p>2.500</text:p>
          </table:table-cell>
          <table:table-cell table:formula="of:=([.K34]/2^12)*(([.H34]+[.I34])/[.I34])" office:value-type="float" office:value="0.000992838541666667">
            <text:p>0.0009928385</text:p>
          </table:table-cell>
          <table:table-cell table:formula="of:=INT([.C34]/[.L34])" office:value-type="float" office:value="1007">
            <text:p>1007</text:p>
          </table:table-cell>
          <table:table-cell office:value-type="float" office:value="1">
            <text:p>1</text:p>
          </table:table-cell>
          <table:table-cell table:style-name="ce8" table:formula="of:=[.M34]*[.N34]/1000" office:value-type="float" office:value="1.007">
            <text:p>1.007</text:p>
          </table:table-cell>
          <table:table-cell table:formula="of:=[.O34]-[.C34]" office:value-type="float" office:value="0.0069999999999999">
            <text:p>0.007</text:p>
          </table:table-cell>
          <table:table-cell table:formula="of:=100*[.P34]/[.C34]" office:value-type="float" office:value="0.69999999999999">
            <text:p>0.7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V2_GTX</text:p>
          </table:table-cell>
          <table:table-cell table:style-name="ce2" office:value-type="float" office:value="1.2">
            <text:p>1.2</text:p>
          </table:table-cell>
          <table:table-cell table:formula="of:=1/[.C35]" office:value-type="float" office:value="0.833333333333333">
            <text:p>0.833</text:p>
          </table:table-cell>
          <table:table-cell table:formula="of:=([.C35]-1)*1000" office:value-type="float" office:value="200">
            <text:p>200</text:p>
          </table:table-cell>
          <table:table-cell office:value-type="float" office:value="1.3">
            <text:p>1.3</text:p>
          </table:table-cell>
          <table:table-cell table:formula="of:=([.F35]-1)*1000" office:value-type="float" office:value="300">
            <text:p>300</text:p>
          </table:table-cell>
          <table:table-cell office:value-type="float" office:value="4700">
            <text:p>4700</text:p>
          </table:table-cell>
          <table:table-cell office:value-type="float" office:value="7500">
            <text:p>7500</text:p>
          </table:table-cell>
          <table:table-cell table:formula="of:=[.C35]*([.I35]/([.H35]+[.I35]))" office:value-type="float" office:value="0.737704918032787">
            <text:p>0.738</text:p>
          </table:table-cell>
          <table:table-cell office:value-type="float" office:value="2.5">
            <text:p>2.500</text:p>
          </table:table-cell>
          <table:table-cell table:formula="of:=([.K35]/2^12)*(([.H35]+[.I35])/[.I35])" office:value-type="float" office:value="0.000992838541666667">
            <text:p>0.0009928385</text:p>
          </table:table-cell>
          <table:table-cell table:formula="of:=INT([.C35]/[.L35])" office:value-type="float" office:value="1208">
            <text:p>1208</text:p>
          </table:table-cell>
          <table:table-cell office:value-type="float" office:value="1">
            <text:p>1</text:p>
          </table:table-cell>
          <table:table-cell table:style-name="ce8" table:formula="of:=[.M35]*[.N35]/1000" office:value-type="float" office:value="1.208">
            <text:p>1.208</text:p>
          </table:table-cell>
          <table:table-cell table:formula="of:=[.O35]-[.C35]" office:value-type="float" office:value="0.00800000000000001">
            <text:p>0.008</text:p>
          </table:table-cell>
          <table:table-cell table:formula="of:=100*[.P35]/[.C35]" office:value-type="float" office:value="0.666666666666667">
            <text:p>0.66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4/11/2014</text:date>, <text:time>12:5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1T09:46:19.21</meta:creation-date>
    <dc:date>2014-04-11T12:50:09</dc:date>
    <meta:editing-duration>P2DT21H21M54S</meta:editing-duration>
    <meta:editing-cycles>47</meta:editing-cycles>
    <meta:generator>OpenOffice/4.0.1$Win32 OpenOffice.org_project/401m5$Build-9714</meta:generator>
    <meta:document-statistic meta:table-count="3" meta:cell-count="15832" meta:object-count="0"/>
  </office:meta>
</office:document-meta>
</file>